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SalesJan20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ransaction_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ccount_Created</text:p>
          </table:table-cell>
          <table:table-cell office:value-type="string" calcext:value-type="string">
            <text:p>Last_Logi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style-name="ce1" office:value-type="string" calcext:value-type="string">
            <text:p>1/2/09 6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/09 6:00</text:p>
          </table:table-cell>
          <table:table-cell table:style-name="ce1" office:value-type="string" calcext:value-type="string">
            <text:p>1/2/09 6:08</text:p>
          </table:table-cell>
          <table:table-cell office:value-type="float" office:value="51.5" calcext:value-type="float">
            <text:p>51.5</text:p>
          </table:table-cell>
          <table:table-cell office:value-type="float" office:value="-1.1166667" calcext:value-type="float">
            <text:p>-1.1166667</text:p>
          </table:table-cell>
        </table:table-row>
        <table:table-row table:style-name="ro1">
          <table:table-cell table:style-name="ce1" office:value-type="string" calcext:value-type="string">
            <text:p>1/2/09 4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tina</text:p>
          </table:table-cell>
          <table:table-cell office:value-type="string" calcext:value-type="string">
            <text:p>Parkville <text:s text:c="18"/>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4:42</text:p>
          </table:table-cell>
          <table:table-cell table:style-name="ce1" office:value-type="string" calcext:value-type="string">
            <text:p>1/2/09 7:49</text:p>
          </table:table-cell>
          <table:table-cell office:value-type="float" office:value="39.195" calcext:value-type="float">
            <text:p>39.195</text:p>
          </table:table-cell>
          <table:table-cell office:value-type="float" office:value="-94.68194" calcext:value-type="float">
            <text:p>-94.68194</text:p>
          </table:table-cell>
        </table:table-row>
        <table:table-row table:style-name="ro1">
          <table:table-cell table:style-name="ce1" office:value-type="string" calcext:value-type="string">
            <text:p>1/2/09 13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ederica e Andrea</text:p>
          </table:table-cell>
          <table:table-cell office:value-type="string" calcext:value-type="string">
            <text:p>Astoria <text:s text:c="20"/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16:21</text:p>
          </table:table-cell>
          <table:table-cell table:style-name="ce1" office:value-type="string" calcext:value-type="string">
            <text:p>1/3/09 12:32</text:p>
          </table:table-cell>
          <table:table-cell office:value-type="float" office:value="46.18806" calcext:value-type="float">
            <text:p>46.18806</text:p>
          </table:table-cell>
          <table:table-cell office:value-type="float" office:value="-123.83" calcext:value-type="float">
            <text:p>-123.83</text:p>
          </table:table-cell>
        </table:table-row>
        <table:table-row table:style-name="ro1">
          <table:table-cell table:style-name="ce1" office:value-type="string" calcext:value-type="string">
            <text:p>1/3/09 14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ouya</text:p>
          </table:table-cell>
          <table:table-cell office:value-type="string" calcext:value-type="string">
            <text:p>Echuc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9/25/05 21:13</text:p>
          </table:table-cell>
          <table:table-cell table:style-name="ce1" office:value-type="string" calcext:value-type="string">
            <text:p>1/3/09 14:22</text:p>
          </table:table-cell>
          <table:table-cell office:value-type="float" office:value="-36.1333333" calcext:value-type="float">
            <text:p>-36.1333333</text:p>
          </table:table-cell>
          <table:table-cell office:value-type="float" office:value="144.75" calcext:value-type="float">
            <text:p>144.75</text:p>
          </table:table-cell>
        </table:table-row>
        <table:table-row table:style-name="ro1">
          <table:table-cell table:style-name="ce1" office:value-type="string" calcext:value-type="string">
            <text:p>1/4/09 12:5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rd W </text:p>
          </table:table-cell>
          <table:table-cell office:value-type="string" calcext:value-type="string">
            <text:p>Cahaba Heights <text:s text:c="13"/>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5/08 15:47</text:p>
          </table:table-cell>
          <table:table-cell table:style-name="ce1" office:value-type="string" calcext:value-type="string">
            <text:p>1/4/09 12:45</text:p>
          </table:table-cell>
          <table:table-cell office:value-type="float" office:value="33.52056" calcext:value-type="float">
            <text:p>33.52056</text:p>
          </table:table-cell>
          <table:table-cell office:value-type="float" office:value="-86.8025" calcext:value-type="float">
            <text:p>-86.8025</text:p>
          </table:table-cell>
        </table:table-row>
        <table:table-row table:style-name="ro1">
          <table:table-cell table:style-name="ce1" office:value-type="string" calcext:value-type="string">
            <text:p>1/4/09 13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Mickleton <text:s text:c="18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4/08 15:19</text:p>
          </table:table-cell>
          <table:table-cell table:style-name="ce1" office:value-type="string" calcext:value-type="string">
            <text:p>1/4/09 13:04</text:p>
          </table:table-cell>
          <table:table-cell office:value-type="float" office:value="39.79" calcext:value-type="float">
            <text:p>39.79</text:p>
          </table:table-cell>
          <table:table-cell office:value-type="float" office:value="-75.23806" calcext:value-type="float">
            <text:p>-75.23806</text:p>
          </table:table-cell>
        </table:table-row>
        <table:table-row table:style-name="ro1">
          <table:table-cell table:style-name="ce1" office:value-type="string" calcext:value-type="string">
            <text:p>1/4/09 20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Peoria <text:s text:c="21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9:38</text:p>
          </table:table-cell>
          <table:table-cell table:style-name="ce1" office:value-type="string" calcext:value-type="string">
            <text:p>1/4/09 19:45</text:p>
          </table:table-cell>
          <table:table-cell office:value-type="float" office:value="40.69361" calcext:value-type="float">
            <text:p>40.69361</text:p>
          </table:table-cell>
          <table:table-cell office:value-type="float" office:value="-89.58889" calcext:value-type="float">
            <text:p>-89.58889</text:p>
          </table:table-cell>
        </table:table-row>
        <table:table-row table:style-name="ro1">
          <table:table-cell table:style-name="ce1" office:value-type="string" calcext:value-type="string">
            <text:p>1/2/09 20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 <text:s text:c="21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17:43</text:p>
          </table:table-cell>
          <table:table-cell table:style-name="ce1" office:value-type="string" calcext:value-type="string">
            <text:p>1/4/09 20:01</text:p>
          </table:table-cell>
          <table:table-cell office:value-type="float" office:value="36.34333" calcext:value-type="float">
            <text:p>36.34333</text:p>
          </table:table-cell>
          <table:table-cell office:value-type="float" office:value="-88.85028" calcext:value-type="float">
            <text:p>-88.85028</text:p>
          </table:table-cell>
        </table:table-row>
        <table:table-row table:style-name="ro1">
          <table:table-cell table:style-name="ce1" office:value-type="string" calcext:value-type="string">
            <text:p>1/4/09 13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nee Elisabeth</text:p>
          </table:table-cell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table:style-name="ce1" office:value-type="string" calcext:value-type="string">
            <text:p>1/4/09 13:03</text:p>
          </table:table-cell>
          <table:table-cell table:style-name="ce1" office:value-type="string" calcext:value-type="string">
            <text:p>1/4/09 22:10</text:p>
          </table:table-cell>
          <table:table-cell office:value-type="float" office:value="32.0666667" calcext:value-type="float">
            <text:p>32.0666667</text:p>
          </table:table-cell>
          <table:table-cell office:value-type="float" office:value="34.7666667" calcext:value-type="float">
            <text:p>34.7666667</text:p>
          </table:table-cell>
        </table:table-row>
        <table:table-row table:style-name="ro1">
          <table:table-cell table:style-name="ce1" office:value-type="string" calcext:value-type="string">
            <text:p>1/4/09 14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6/3/08 4:22</text:p>
          </table:table-cell>
          <table:table-cell table:style-name="ce1" office:value-type="string" calcext:value-type="string">
            <text:p>1/5/09 1:17</text:p>
          </table:table-cell>
          <table:table-cell office:value-type="float" office:value="48.8833333" calcext:value-type="float">
            <text:p>48.883333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table:style-name="ce1" office:value-type="string" calcext:value-type="string">
            <text:p>1/5/09 2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2:23</text:p>
          </table:table-cell>
          <table:table-cell table:style-name="ce1" office:value-type="string" calcext:value-type="string">
            <text:p>1/5/09 4:59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5/09 5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5/09 4:55</text:p>
          </table:table-cell>
          <table:table-cell table:style-name="ce1" office:value-type="string" calcext:value-type="string">
            <text:p>1/5/09 8:15</text:p>
          </table:table-cell>
          <table:table-cell office:value-type="float" office:value="51.45" calcext:value-type="float">
            <text:p>51.45</text:p>
          </table:table-cell>
          <table:table-cell office:value-type="float" office:value="5.4666667" calcext:value-type="float">
            <text:p>5.4666667</text:p>
          </table:table-cell>
        </table:table-row>
        <table:table-row table:style-name="ro1">
          <table:table-cell table:style-name="ce1" office:value-type="string" calcext:value-type="string">
            <text:p>1/2/09 9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ean </text:p>
          </table:table-cell>
          <table:table-cell office:value-type="string" calcext:value-type="string">
            <text:p>Shavano Park <text:s text:c="15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8:32</text:p>
          </table:table-cell>
          <table:table-cell table:style-name="ce1" office:value-type="string" calcext:value-type="string">
            <text:p>1/5/09 9:05</text:p>
          </table:table-cell>
          <table:table-cell office:value-type="float" office:value="29.42389" calcext:value-type="float">
            <text:p>29.42389</text:p>
          </table:table-cell>
          <table:table-cell office:value-type="float" office:value="-98.49333" calcext:value-type="float">
            <text:p>-98.49333</text:p>
          </table:table-cell>
        </table:table-row>
        <table:table-row table:style-name="ro1">
          <table:table-cell table:style-name="ce1" office:value-type="string" calcext:value-type="string">
            <text:p>1/5/09 10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Eagle <text:s text:c="22"/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1/08 15:53</text:p>
          </table:table-cell>
          <table:table-cell table:style-name="ce1" office:value-type="string" calcext:value-type="string">
            <text:p>1/5/09 10:05</text:p>
          </table:table-cell>
          <table:table-cell office:value-type="float" office:value="43.69556" calcext:value-type="float">
            <text:p>43.69556</text:p>
          </table:table-cell>
          <table:table-cell office:value-type="float" office:value="-116.35306" calcext:value-type="float">
            <text:p>-116.35306</text:p>
          </table:table-cell>
        </table:table-row>
        <table:table-row table:style-name="ro1">
          <table:table-cell table:style-name="ce1" office:value-type="string" calcext:value-type="string">
            <text:p>1/2/09 14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verside <text:s text:c="18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9/08 12:07</text:p>
          </table:table-cell>
          <table:table-cell table:style-name="ce1" office:value-type="string" calcext:value-type="string">
            <text:p>1/5/09 11:01</text:p>
          </table:table-cell>
          <table:table-cell office:value-type="float" office:value="40.03222" calcext:value-type="float">
            <text:p>40.03222</text:p>
          </table:table-cell>
          <table:table-cell office:value-type="float" office:value="-74.95778" calcext:value-type="float">
            <text:p>-74.95778</text:p>
          </table:table-cell>
        </table:table-row>
        <table:table-row table:style-name="ro1">
          <table:table-cell table:style-name="ce1" office:value-type="string" calcext:value-type="string">
            <text:p>1/4/09 1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Julianstown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4/09 0:00</text:p>
          </table:table-cell>
          <table:table-cell table:style-name="ce1" office:value-type="string" calcext:value-type="string">
            <text:p>1/5/09 13:36</text:p>
          </table:table-cell>
          <table:table-cell office:value-type="float" office:value="53.6772222" calcext:value-type="float">
            <text:p>53.6772222</text:p>
          </table:table-cell>
          <table:table-cell office:value-type="float" office:value="-6.3191667" calcext:value-type="float">
            <text:p>-6.3191667</text:p>
          </table:table-cell>
        </table:table-row>
        <table:table-row table:style-name="ro1">
          <table:table-cell table:style-name="ce1" office:value-type="string" calcext:value-type="string">
            <text:p>1/5/09 11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5/09 9:35</text:p>
          </table:table-cell>
          <table:table-cell table:style-name="ce1" office:value-type="string" calcext:value-type="string">
            <text:p>1/5/09 19:24</text:p>
          </table:table-cell>
          <table:table-cell office:value-type="float" office:value="45.4166667" calcext:value-type="float">
            <text:p>45.4166667</text:p>
          </table:table-cell>
          <table:table-cell office:value-type="float" office:value="-75.7" calcext:value-type="float">
            <text:p>-75.7</text:p>
          </table:table-cell>
        </table:table-row>
        <table:table-row table:style-name="ro1">
          <table:table-cell table:style-name="ce1" office:value-type="string" calcext:value-type="string">
            <text:p>1/6/09 5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ndia</text:p>
          </table:table-cell>
          <table:table-cell table:style-name="ce1" office:value-type="string" calcext:value-type="string">
            <text:p>1/6/09 2:41</text:p>
          </table:table-cell>
          <table:table-cell table:style-name="ce1" office:value-type="string" calcext:value-type="string">
            <text:p>1/6/09 7:52</text:p>
          </table:table-cell>
          <table:table-cell office:value-type="float" office:value="17.3833333" calcext:value-type="float">
            <text:p>17.3833333</text:p>
          </table:table-cell>
          <table:table-cell office:value-type="float" office:value="78.4666667" calcext:value-type="float">
            <text:p>78.4666667</text:p>
          </table:table-cell>
        </table:table-row>
        <table:table-row table:style-name="ro1">
          <table:table-cell table:style-name="ce1" office:value-type="string" calcext:value-type="string">
            <text:p>1/6/09 7:4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6/09 7:00</text:p>
          </table:table-cell>
          <table:table-cell table:style-name="ce1" office:value-type="string" calcext:value-type="string">
            <text:p>1/6/09 9:17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2/09 7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Salt Lake City <text:s text:c="13"/>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0/08 5:44</text:p>
          </table:table-cell>
          <table:table-cell table:style-name="ce1" office:value-type="string" calcext:value-type="string">
            <text:p>1/6/09 10:52</text:p>
          </table:table-cell>
          <table:table-cell office:value-type="float" office:value="40.76083" calcext:value-type="float">
            <text:p>40.76083</text:p>
          </table:table-cell>
          <table:table-cell office:value-type="float" office:value="-111.89028" calcext:value-type="float">
            <text:p>-111.89028</text:p>
          </table:table-cell>
        </table:table-row>
        <table:table-row table:style-name="ro1">
          <table:table-cell table:style-name="ce1" office:value-type="string" calcext:value-type="string">
            <text:p>1/6/09 12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6/09 10:58</text:p>
          </table:table-cell>
          <table:table-cell table:style-name="ce1" office:value-type="string" calcext:value-type="string">
            <text:p>1/6/09 13:31</text:p>
          </table:table-cell>
          <table:table-cell office:value-type="float" office:value="53.5" calcext:value-type="float">
            <text:p>53.5</text:p>
          </table:table-cell>
          <table:table-cell office:value-type="float" office:value="-2.2166667" calcext:value-type="float">
            <text:p>-2.2166667</text:p>
          </table:table-cell>
        </table:table-row>
        <table:table-row table:style-name="ro1">
          <table:table-cell table:style-name="ce1" office:value-type="string" calcext:value-type="string">
            <text:p>1/1/09 11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Ballynora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2/10/07 12:37</text:p>
          </table:table-cell>
          <table:table-cell table:style-name="ce1" office:value-type="string" calcext:value-type="string">
            <text:p>1/7/09 1:52</text:p>
          </table:table-cell>
          <table:table-cell office:value-type="float" office:value="51.8630556" calcext:value-type="float">
            <text:p>51.8630556</text:p>
          </table:table-cell>
          <table:table-cell office:value-type="float" office:value="-8.58" calcext:value-type="float">
            <text:p>-8.58</text:p>
          </table:table-cell>
        </table:table-row>
        <table:table-row table:style-name="ro1">
          <table:table-cell table:style-name="ce1" office:value-type="string" calcext:value-type="string">
            <text:p>1/5/09 4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Roodepoort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South Africa</text:p>
          </table:table-cell>
          <table:table-cell table:style-name="ce1" office:value-type="string" calcext:value-type="string">
            <text:p>1/5/09 2:33</text:p>
          </table:table-cell>
          <table:table-cell table:style-name="ce1" office:value-type="string" calcext:value-type="string">
            <text:p>1/7/09 5:13</text:p>
          </table:table-cell>
          <table:table-cell office:value-type="float" office:value="-26.1666667" calcext:value-type="float">
            <text:p>-26.1666667</text:p>
          </table:table-cell>
          <table:table-cell office:value-type="float" office:value="27.8666667" calcext:value-type="float">
            <text:p>27.8666667</text:p>
          </table:table-cell>
        </table:table-row>
        <table:table-row table:style-name="ro1">
          <table:table-cell table:style-name="ce1" office:value-type="string" calcext:value-type="string">
            <text:p>1/6/09 7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suman</text:p>
          </table:table-cell>
          <table:table-cell office:value-type="string" calcext:value-type="string">
            <text:p>Chula Vista <text:s text:c="16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7:07</text:p>
          </table:table-cell>
          <table:table-cell table:style-name="ce1" office:value-type="string" calcext:value-type="string">
            <text:p>1/7/09 7:08</text:p>
          </table:table-cell>
          <table:table-cell office:value-type="float" office:value="32.64" calcext:value-type="float">
            <text:p>32.64</text:p>
          </table:table-cell>
          <table:table-cell office:value-type="float" office:value="-117.08333" calcext:value-type="float">
            <text:p>-117.08333</text:p>
          </table:table-cell>
        </table:table-row>
        <table:table-row table:style-name="ro1">
          <table:table-cell table:style-name="ce1" office:value-type="string" calcext:value-type="string">
            <text:p>1/2/09 1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Kuopio</text:p>
          </table:table-cell>
          <table:table-cell office:value-type="string" calcext:value-type="string">
            <text:p>Ita-Suomen Laani</text:p>
          </table:table-cell>
          <table:table-cell office:value-type="string" calcext:value-type="string">
            <text:p>Finland</text:p>
          </table:table-cell>
          <table:table-cell table:style-name="ce1" office:value-type="string" calcext:value-type="string">
            <text:p>12/31/08 2:48</text:p>
          </table:table-cell>
          <table:table-cell table:style-name="ce1" office:value-type="string" calcext:value-type="string">
            <text:p>1/7/09 10:20</text:p>
          </table:table-cell>
          <table:table-cell office:value-type="float" office:value="62.9" calcext:value-type="float">
            <text:p>62.9</text:p>
          </table:table-cell>
          <table:table-cell office:value-type="float" office:value="27.6833333" calcext:value-type="float">
            <text:p>27.6833333</text:p>
          </table:table-cell>
        </table:table-row>
        <table:table-row table:style-name="ro1">
          <table:table-cell table:style-name="ce1" office:value-type="string" calcext:value-type="string">
            <text:p>1/1/09 2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ugar Land <text:s text:c="17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1:56</text:p>
          </table:table-cell>
          <table:table-cell table:style-name="ce1" office:value-type="string" calcext:value-type="string">
            <text:p>1/7/09 10:52</text:p>
          </table:table-cell>
          <table:table-cell office:value-type="float" office:value="29.61944" calcext:value-type="float">
            <text:p>29.61944</text:p>
          </table:table-cell>
          <table:table-cell office:value-type="float" office:value="-95.63472" calcext:value-type="float">
            <text:p>-95.63472</text:p>
          </table:table-cell>
        </table:table-row>
        <table:table-row table:style-name="ro1">
          <table:table-cell table:style-name="ce1" office:value-type="string" calcext:value-type="string">
            <text:p>1/7/09 8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ryan Kerrene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7:39</text:p>
          </table:table-cell>
          <table:table-cell table:style-name="ce1" office:value-type="string" calcext:value-type="string">
            <text:p>1/7/09 12:38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2/09 2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3/08 7:23</text:p>
          </table:table-cell>
          <table:table-cell table:style-name="ce1" office:value-type="string" calcext:value-type="string">
            <text:p>1/7/09 13:14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1/09 20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xine</text:p>
          </table:table-cell>
          <table:table-cell office:value-type="string" calcext:value-type="string">
            <text:p>Morton <text:s text:c="21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4/08 6:48</text:p>
          </table:table-cell>
          <table:table-cell table:style-name="ce1" office:value-type="string" calcext:value-type="string">
            <text:p>1/7/09 20:49</text:p>
          </table:table-cell>
          <table:table-cell office:value-type="float" office:value="40.61278" calcext:value-type="float">
            <text:p>40.61278</text:p>
          </table:table-cell>
          <table:table-cell office:value-type="float" office:value="-89.45917" calcext:value-type="float">
            <text:p>-89.45917</text:p>
          </table:table-cell>
        </table:table-row>
        <table:table-row table:style-name="ro1">
          <table:table-cell table:style-name="ce1" office:value-type="string" calcext:value-type="string">
            <text:p>1/8/09 0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os Gatos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0:28</text:p>
          </table:table-cell>
          <table:table-cell table:style-name="ce1" office:value-type="string" calcext:value-type="string">
            <text:p>1/8/09 3:39</text:p>
          </table:table-cell>
          <table:table-cell office:value-type="float" office:value="37.22667" calcext:value-type="float">
            <text:p>37.22667</text:p>
          </table:table-cell>
          <table:table-cell office:value-type="float" office:value="-121.97361" calcext:value-type="float">
            <text:p>-121.97361</text:p>
          </table:table-cell>
        </table:table-row>
        <table:table-row table:style-name="ro1">
          <table:table-cell table:style-name="ce1" office:value-type="string" calcext:value-type="string">
            <text:p>1/8/09 3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3:33</text:p>
          </table:table-cell>
          <table:table-cell table:style-name="ce1" office:value-type="string" calcext:value-type="string">
            <text:p>1/8/09 6:19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8/09 3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Miami <text:s text:c="22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3:06</text:p>
          </table:table-cell>
          <table:table-cell table:style-name="ce1" office:value-type="string" calcext:value-type="string">
            <text:p>1/8/09 6:34</text:p>
          </table:table-cell>
          <table:table-cell office:value-type="float" office:value="25.77389" calcext:value-type="float">
            <text:p>25.77389</text:p>
          </table:table-cell>
          <table:table-cell office:value-type="float" office:value="-80.19389" calcext:value-type="float">
            <text:p>-80.19389</text:p>
          </table:table-cell>
        </table:table-row>
        <table:table-row table:style-name="ro1">
          <table:table-cell table:style-name="ce1" office:value-type="string" calcext:value-type="string">
            <text:p>1/8/09 1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Vesenaz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1/28/07 11:56</text:p>
          </table:table-cell>
          <table:table-cell table:style-name="ce1" office:value-type="string" calcext:value-type="string">
            <text:p>1/8/09 7:20</text:p>
          </table:table-cell>
          <table:table-cell office:value-type="float" office:value="46.2333333" calcext:value-type="float">
            <text:p>46.233333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string" calcext:value-type="string">
            <text:p>1/3/09 9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Brooklyn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8:47</text:p>
          </table:table-cell>
          <table:table-cell table:style-name="ce1" office:value-type="string" calcext:value-type="string">
            <text:p>1/8/09 10:38</text:p>
          </table:table-cell>
          <table:table-cell office:value-type="float" office:value="40.65" calcext:value-type="float">
            <text:p>40.65</text:p>
          </table:table-cell>
          <table:table-cell office:value-type="float" office:value="-73.95" calcext:value-type="float">
            <text:p>-73.95</text:p>
          </table:table-cell>
        </table:table-row>
        <table:table-row table:style-name="ro1">
          <table:table-cell table:style-name="ce1" office:value-type="string" calcext:value-type="string">
            <text:p>1/5/09 13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Badhoevedorp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5/09 12:45</text:p>
          </table:table-cell>
          <table:table-cell table:style-name="ce1" office:value-type="string" calcext:value-type="string">
            <text:p>1/8/09 11:45</text:p>
          </table:table-cell>
          <table:table-cell office:value-type="float" office:value="52.3333333" calcext:value-type="float">
            <text:p>52.3333333</text:p>
          </table:table-cell>
          <table:table-cell office:value-type="float" office:value="4.7833333" calcext:value-type="float">
            <text:p>4.7833333</text:p>
          </table:table-cell>
        </table:table-row>
        <table:table-row table:style-name="ro1">
          <table:table-cell table:style-name="ce1" office:value-type="string" calcext:value-type="string">
            <text:p>1/6/09 7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Reston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7:30</text:p>
          </table:table-cell>
          <table:table-cell table:style-name="ce1" office:value-type="string" calcext:value-type="string">
            <text:p>1/8/09 12:40</text:p>
          </table:table-cell>
          <table:table-cell office:value-type="float" office:value="38.96861" calcext:value-type="float">
            <text:p>38.96861</text:p>
          </table:table-cell>
          <table:table-cell office:value-type="float" office:value="-77.34139" calcext:value-type="float">
            <text:p>-77.34139</text:p>
          </table:table-cell>
        </table:table-row>
        <table:table-row table:style-name="ro1">
          <table:table-cell table:style-name="ce1" office:value-type="string" calcext:value-type="string">
            <text:p>1/5/09 20:0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urpengary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10/08 19:53</text:p>
          </table:table-cell>
          <table:table-cell table:style-name="ce1" office:value-type="string" calcext:value-type="string">
            <text:p>1/8/09 17:58</text:p>
          </table:table-cell>
          <table:table-cell office:value-type="float" office:value="-27.1666667" calcext:value-type="float">
            <text:p>-27.1666667</text:p>
          </table:table-cell>
          <table:table-cell office:value-type="float" office:value="152.95" calcext:value-type="float">
            <text:p>152.95</text:p>
          </table:table-cell>
        </table:table-row>
        <table:table-row table:style-name="ro1">
          <table:table-cell table:style-name="ce1" office:value-type="string" calcext:value-type="string">
            <text:p>1/8/09 16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hoenix <text:s text:c="20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5:57</text:p>
          </table:table-cell>
          <table:table-cell table:style-name="ce1" office:value-type="string" calcext:value-type="string">
            <text:p>1/8/09 18:30</text:p>
          </table:table-cell>
          <table:table-cell office:value-type="float" office:value="33.44833" calcext:value-type="float">
            <text:p>33.44833</text:p>
          </table:table-cell>
          <table:table-cell office:value-type="float" office:value="-112.07333" calcext:value-type="float">
            <text:p>-112.07333</text:p>
          </table:table-cell>
        </table:table-row>
        <table:table-row table:style-name="ro1">
          <table:table-cell table:style-name="ce1" office:value-type="string" calcext:value-type="string">
            <text:p>1/9/09 6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neli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5:09</text:p>
          </table:table-cell>
          <table:table-cell table:style-name="ce1" office:value-type="string" calcext:value-type="string">
            <text:p>1/9/09 7:11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6/09 22:1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itz</text:p>
          </table:table-cell>
          <table:table-cell office:value-type="string" calcext:value-type="string">
            <text:p>Pittsfield <text:s text:c="17"/>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2:00</text:p>
          </table:table-cell>
          <table:table-cell table:style-name="ce1" office:value-type="string" calcext:value-type="string">
            <text:p>1/9/09 10:05</text:p>
          </table:table-cell>
          <table:table-cell office:value-type="float" office:value="43.77222" calcext:value-type="float">
            <text:p>43.77222</text:p>
          </table:table-cell>
          <table:table-cell office:value-type="float" office:value="-72.81333" calcext:value-type="float">
            <text:p>-72.81333</text:p>
          </table:table-cell>
        </table:table-row>
        <table:table-row table:style-name="ro1">
          <table:table-cell table:style-name="ce1" office:value-type="string" calcext:value-type="string">
            <text:p>1/6/09 23:0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Pittsfield <text:s text:c="17"/>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2:00</text:p>
          </table:table-cell>
          <table:table-cell table:style-name="ce1" office:value-type="string" calcext:value-type="string">
            <text:p>1/9/09 10:05</text:p>
          </table:table-cell>
          <table:table-cell office:value-type="float" office:value="43.77222" calcext:value-type="float">
            <text:p>43.77222</text:p>
          </table:table-cell>
          <table:table-cell office:value-type="float" office:value="-72.81333" calcext:value-type="float">
            <text:p>-72.81333</text:p>
          </table:table-cell>
        </table:table-row>
        <table:table-row table:style-name="ro1">
          <table:table-cell table:style-name="ce1" office:value-type="string" calcext:value-type="string">
            <text:p>1/7/09 7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Ball Ground <text:s text:c="16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5:35</text:p>
          </table:table-cell>
          <table:table-cell table:style-name="ce1" office:value-type="string" calcext:value-type="string">
            <text:p>1/9/09 10:52</text:p>
          </table:table-cell>
          <table:table-cell office:value-type="float" office:value="34.33806" calcext:value-type="float">
            <text:p>34.33806</text:p>
          </table:table-cell>
          <table:table-cell office:value-type="float" office:value="-84.37667" calcext:value-type="float">
            <text:p>-84.37667</text:p>
          </table:table-cell>
        </table:table-row>
        <table:table-row table:style-name="ro1">
          <table:table-cell table:style-name="ce1" office:value-type="string" calcext:value-type="string">
            <text:p>1/3/09 13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ehmet Fatih</text:p>
          </table:table-cell>
          <table:table-cell office:value-type="string" calcext:value-type="string">
            <text:p>Helsingor</text:p>
          </table:table-cell>
          <table:table-cell office:value-type="string" calcext:value-type="string">
            <text:p>Frederiksborg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/3/09 12:47</text:p>
          </table:table-cell>
          <table:table-cell table:style-name="ce1" office:value-type="string" calcext:value-type="string">
            <text:p>1/9/09 11:14</text:p>
          </table:table-cell>
          <table:table-cell office:value-type="float" office:value="56.0333333" calcext:value-type="float">
            <text:p>56.0333333</text:p>
          </table:table-cell>
          <table:table-cell office:value-type="float" office:value="12.6166667" calcext:value-type="float">
            <text:p>12.6166667</text:p>
          </table:table-cell>
        </table:table-row>
        <table:table-row table:style-name="ro1">
          <table:table-cell table:style-name="ce1" office:value-type="string" calcext:value-type="string">
            <text:p>1/7/09 15:1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abela</text:p>
          </table:table-cell>
          <table:table-cell office:value-type="string" calcext:value-type="string">
            <text:p>Flossmoor <text:s text:c="18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9:55</text:p>
          </table:table-cell>
          <table:table-cell table:style-name="ce1" office:value-type="string" calcext:value-type="string">
            <text:p>1/9/09 16:03</text:p>
          </table:table-cell>
          <table:table-cell office:value-type="float" office:value="41.54278" calcext:value-type="float">
            <text:p>41.54278</text:p>
          </table:table-cell>
          <table:table-cell office:value-type="float" office:value="-87.68472" calcext:value-type="float">
            <text:p>-87.68472</text:p>
          </table:table-cell>
        </table:table-row>
        <table:table-row table:style-name="ro1">
          <table:table-cell table:style-name="ce1" office:value-type="string" calcext:value-type="string">
            <text:p>1/7/09 20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17:17</text:p>
          </table:table-cell>
          <table:table-cell table:style-name="ce1" office:value-type="string" calcext:value-type="string">
            <text:p>1/9/09 20:02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3/09 10:1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iane </text:p>
          </table:table-cell>
          <table:table-cell office:value-type="string" calcext:value-type="string">
            <text:p>Delray Beach <text:s text:c="15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9:27</text:p>
          </table:table-cell>
          <table:table-cell table:style-name="ce1" office:value-type="string" calcext:value-type="string">
            <text:p>1/10/09 9:46</text:p>
          </table:table-cell>
          <table:table-cell office:value-type="float" office:value="26.46111" calcext:value-type="float">
            <text:p>26.46111</text:p>
          </table:table-cell>
          <table:table-cell office:value-type="float" office:value="-80.07306" calcext:value-type="float">
            <text:p>-80.07306</text:p>
          </table:table-cell>
        </table:table-row>
        <table:table-row table:style-name="ro1">
          <table:table-cell table:style-name="ce1" office:value-type="string" calcext:value-type="string">
            <text:p>1/9/09 15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Newbur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9/09 14:53</text:p>
          </table:table-cell>
          <table:table-cell table:style-name="ce1" office:value-type="string" calcext:value-type="string">
            <text:p>1/10/09 13:16</text:p>
          </table:table-cell>
          <table:table-cell office:value-type="float" office:value="51.4" calcext:value-type="float">
            <text:p>51.4</text:p>
          </table:table-cell>
          <table:table-cell office:value-type="float" office:value="-1.3166667" calcext:value-type="float">
            <text:p>-1.3166667</text:p>
          </table:table-cell>
        </table:table-row>
        <table:table-row table:style-name="ro1">
          <table:table-cell table:style-name="ce1" office:value-type="string" calcext:value-type="string">
            <text:p>1/3/09 13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imone</text:p>
          </table:table-cell>
          <table:table-cell table:number-columns-repeated="2"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0/31/08 0:31</text:p>
          </table:table-cell>
          <table:table-cell table:style-name="ce1" office:value-type="string" calcext:value-type="string">
            <text:p>1/10/09 13:24</text:p>
          </table:table-cell>
          <table:table-cell office:value-type="float" office:value="55.6666667" calcext:value-type="float">
            <text:p>55.6666667</text:p>
          </table:table-cell>
          <table:table-cell office:value-type="float" office:value="12.5833333" calcext:value-type="float">
            <text:p>12.5833333</text:p>
          </table:table-cell>
        </table:table-row>
        <table:table-row table:style-name="ro1">
          <table:table-cell table:style-name="ce1" office:value-type="string" calcext:value-type="string">
            <text:p>1/10/09 12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Sandy Springs <text:s text:c="14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7/07 20:16</text:p>
          </table:table-cell>
          <table:table-cell table:style-name="ce1" office:value-type="string" calcext:value-type="string">
            <text:p>1/10/09 14:09</text:p>
          </table:table-cell>
          <table:table-cell office:value-type="float" office:value="33.92417" calcext:value-type="float">
            <text:p>33.92417</text:p>
          </table:table-cell>
          <table:table-cell office:value-type="float" office:value="-84.37861" calcext:value-type="float">
            <text:p>-84.37861</text:p>
          </table:table-cell>
        </table:table-row>
        <table:table-row table:style-name="ro1">
          <table:table-cell table:style-name="ce1" office:value-type="string" calcext:value-type="string">
            <text:p>1/10/09 14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nupam</text:p>
          </table:table-cell>
          <table:table-cell office:value-type="string" calcext:value-type="string">
            <text:p>Kinsaley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9/09 11:38</text:p>
          </table:table-cell>
          <table:table-cell table:style-name="ce1" office:value-type="string" calcext:value-type="string">
            <text:p>1/10/09 14:37</text:p>
          </table:table-cell>
          <table:table-cell office:value-type="float" office:value="53.4247222" calcext:value-type="float">
            <text:p>53.4247222</text:p>
          </table:table-cell>
          <table:table-cell office:value-type="float" office:value="-6.1758333" calcext:value-type="float">
            <text:p>-6.1758333</text:p>
          </table:table-cell>
        </table:table-row>
        <table:table-row table:style-name="ro1">
          <table:table-cell table:style-name="ce1" office:value-type="string" calcext:value-type="string">
            <text:p>1/10/09 12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Fort Lauderdale <text:s text:c="12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1/08 12:53</text:p>
          </table:table-cell>
          <table:table-cell table:style-name="ce1" office:value-type="string" calcext:value-type="string">
            <text:p>1/10/09 16:33</text:p>
          </table:table-cell>
          <table:table-cell office:value-type="float" office:value="26.12194" calcext:value-type="float">
            <text:p>26.12194</text:p>
          </table:table-cell>
          <table:table-cell office:value-type="float" office:value="-80.14361" calcext:value-type="float">
            <text:p>-80.14361</text:p>
          </table:table-cell>
        </table:table-row>
        <table:table-row table:style-name="ro1">
          <table:table-cell table:style-name="ce1" office:value-type="string" calcext:value-type="string">
            <text:p>1/6/09 1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2/09 17:51</text:p>
          </table:table-cell>
          <table:table-cell table:style-name="ce1" office:value-type="string" calcext:value-type="string">
            <text:p>1/10/09 18:27</text:p>
          </table:table-cell>
          <table:table-cell office:value-type="float" office:value="-37.8166667" calcext:value-type="float">
            <text:p>-37.8166667</text:p>
          </table:table-cell>
          <table:table-cell office:value-type="float" office:value="144.9666667" calcext:value-type="float">
            <text:p>144.9666667</text:p>
          </table:table-cell>
        </table:table-row>
        <table:table-row table:style-name="ro1">
          <table:table-cell table:style-name="ce1" office:value-type="string" calcext:value-type="string">
            <text:p>1/10/09 14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Ankeny <text:s text:c="21"/>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3:06</text:p>
          </table:table-cell>
          <table:table-cell table:style-name="ce1" office:value-type="string" calcext:value-type="string">
            <text:p>1/10/09 19:41</text:p>
          </table:table-cell>
          <table:table-cell office:value-type="float" office:value="41.72972" calcext:value-type="float">
            <text:p>41.72972</text:p>
          </table:table-cell>
          <table:table-cell office:value-type="float" office:value="-93.60556" calcext:value-type="float">
            <text:p>-93.60556</text:p>
          </table:table-cell>
        </table:table-row>
        <table:table-row table:style-name="ro1">
          <table:table-cell table:style-name="ce1" office:value-type="string" calcext:value-type="string">
            <text:p>1/7/09 10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Pittsboro <text:s text:c="18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9:04</text:p>
          </table:table-cell>
          <table:table-cell table:style-name="ce1" office:value-type="string" calcext:value-type="string">
            <text:p>1/10/09 20:02</text:p>
          </table:table-cell>
          <table:table-cell office:value-type="float" office:value="35.72" calcext:value-type="float">
            <text:p>35.72</text:p>
          </table:table-cell>
          <table:table-cell office:value-type="float" office:value="-79.1775" calcext:value-type="float">
            <text:p>-79.1775</text:p>
          </table:table-cell>
        </table:table-row>
        <table:table-row table:style-name="ro1">
          <table:table-cell table:style-name="ce1" office:value-type="string" calcext:value-type="string">
            <text:p>1/1/09 1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New Rochelle <text:s text:c="15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0:58</text:p>
          </table:table-cell>
          <table:table-cell table:style-name="ce1" office:value-type="string" calcext:value-type="string">
            <text:p>1/10/09 21:31</text:p>
          </table:table-cell>
          <table:table-cell office:value-type="float" office:value="40.91139" calcext:value-type="float">
            <text:p>40.91139</text:p>
          </table:table-cell>
          <table:table-cell office:value-type="float" office:value="-73.78278" calcext:value-type="float">
            <text:p>-73.78278</text:p>
          </table:table-cell>
        </table:table-row>
        <table:table-row table:style-name="ro1">
          <table:table-cell table:style-name="ce1" office:value-type="string" calcext:value-type="string">
            <text:p>1/11/09 2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11/09 0:33</text:p>
          </table:table-cell>
          <table:table-cell table:style-name="ce1" office:value-type="string" calcext:value-type="string">
            <text:p>1/11/09 2:11</text:p>
          </table:table-cell>
          <table:table-cell office:value-type="float" office:value="-28" calcext:value-type="float">
            <text:p>-28</text:p>
          </table:table-cell>
          <table:table-cell office:value-type="float" office:value="153.4333333" calcext:value-type="float">
            <text:p>153.4333333</text:p>
          </table:table-cell>
        </table:table-row>
        <table:table-row table:style-name="ro1">
          <table:table-cell table:style-name="ce1" office:value-type="string" calcext:value-type="string">
            <text:p>1/11/09 14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russels (Bruxelles)</text:p>
          </table:table-cell>
          <table:table-cell office:value-type="string" calcext:value-type="string">
            <text:p>Belgium</text:p>
          </table:table-cell>
          <table:table-cell table:number-columns-repeated="2" table:style-name="ce1" office:value-type="string" calcext:value-type="string">
            <text:p>1/11/09 13:39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4.3333333" calcext:value-type="float">
            <text:p>4.3333333</text:p>
          </table:table-cell>
        </table:table-row>
        <table:table-row table:style-name="ro1">
          <table:table-cell table:style-name="ce1" office:value-type="string" calcext:value-type="string">
            <text:p>1/10/09 21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ushka</text:p>
          </table:table-cell>
          <table:table-cell office:value-type="string" calcext:value-type="string">
            <text:p>Maple Ridge District Municipality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0/09 21:17</text:p>
          </table:table-cell>
          <table:table-cell table:style-name="ce1" office:value-type="string" calcext:value-type="string">
            <text:p>1/11/09 19:32</text:p>
          </table:table-cell>
          <table:table-cell office:value-type="float" office:value="49.25" calcext:value-type="float">
            <text:p>49.25</text:p>
          </table:table-cell>
          <table:table-cell office:value-type="float" office:value="-122.5" calcext:value-type="float">
            <text:p>-122.5</text:p>
          </table:table-cell>
        </table:table-row>
        <table:table-row table:style-name="ro1">
          <table:table-cell table:style-name="ce1" office:value-type="string" calcext:value-type="string">
            <text:p>1/7/09 6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une </text:p>
          </table:table-cell>
          <table:table-cell office:value-type="string" calcext:value-type="string">
            <text:p>Beachwood <text:s text:c="18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3/06 11:56</text:p>
          </table:table-cell>
          <table:table-cell table:style-name="ce1" office:value-type="string" calcext:value-type="string">
            <text:p>1/11/09 19:35</text:p>
          </table:table-cell>
          <table:table-cell office:value-type="float" office:value="41.46444" calcext:value-type="float">
            <text:p>41.46444</text:p>
          </table:table-cell>
          <table:table-cell office:value-type="float" office:value="-81.50889" calcext:value-type="float">
            <text:p>-81.50889</text:p>
          </table:table-cell>
        </table:table-row>
        <table:table-row table:style-name="ro1">
          <table:table-cell table:style-name="ce1" office:value-type="string" calcext:value-type="string">
            <text:p>1/4/09 8:3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aybars</text:p>
          </table:table-cell>
          <table:table-cell office:value-type="string" calcext:value-type="string">
            <text:p>Prince Albert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3/09 17:17</text:p>
          </table:table-cell>
          <table:table-cell table:style-name="ce1" office:value-type="string" calcext:value-type="string">
            <text:p>1/11/09 21:05</text:p>
          </table:table-cell>
          <table:table-cell office:value-type="float" office:value="53.2" calcext:value-type="float">
            <text:p>53.2</text:p>
          </table:table-cell>
          <table:table-cell office:value-type="float" office:value="-105.75" calcext:value-type="float">
            <text:p>-105.75</text:p>
          </table:table-cell>
        </table:table-row>
        <table:table-row table:style-name="ro1">
          <table:table-cell table:style-name="ce1" office:value-type="string" calcext:value-type="string">
            <text:p>1/5/09 0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Saltsjoba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/4/09 23:45</text:p>
          </table:table-cell>
          <table:table-cell table:style-name="ce1" office:value-type="string" calcext:value-type="string">
            <text:p>1/12/09 0:37</text:p>
          </table:table-cell>
          <table:table-cell office:value-type="float" office:value="59.2833333" calcext:value-type="float">
            <text:p>59.2833333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table:style-name="ce1" office:value-type="string" calcext:value-type="string">
            <text:p>1/2/09 6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indy </text:p>
          </table:table-cell>
          <table:table-cell office:value-type="string" calcext:value-type="string">
            <text:p>Kembl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30/08 10:21</text:p>
          </table:table-cell>
          <table:table-cell table:style-name="ce1" office:value-type="string" calcext:value-type="string">
            <text:p>1/12/09 2:24</text:p>
          </table:table-cell>
          <table:table-cell office:value-type="float" office:value="51.6766667" calcext:value-type="float">
            <text:p>51.6766667</text:p>
          </table:table-cell>
          <table:table-cell office:value-type="float" office:value="-2.0180556" calcext:value-type="float">
            <text:p>-2.0180556</text:p>
          </table:table-cell>
        </table:table-row>
        <table:table-row table:style-name="ro1">
          <table:table-cell table:style-name="ce1" office:value-type="string" calcext:value-type="string">
            <text:p>1/12/09 3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rissy</text:p>
          </table:table-cell>
          <table:table-cell office:value-type="string" calcext:value-type="string">
            <text:p>W Lebanon <text:s text:c="18"/>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3:12</text:p>
          </table:table-cell>
          <table:table-cell table:style-name="ce1" office:value-type="string" calcext:value-type="string">
            <text:p>1/12/09 3:22</text:p>
          </table:table-cell>
          <table:table-cell office:value-type="float" office:value="43.64917" calcext:value-type="float">
            <text:p>43.64917</text:p>
          </table:table-cell>
          <table:table-cell office:value-type="float" office:value="-72.31083" calcext:value-type="float">
            <text:p>-72.31083</text:p>
          </table:table-cell>
        </table:table-row>
        <table:table-row table:style-name="ro1">
          <table:table-cell table:style-name="ce1" office:value-type="string" calcext:value-type="string">
            <text:p>1/4/09 13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Headle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29/07 9:23</text:p>
          </table:table-cell>
          <table:table-cell table:style-name="ce1" office:value-type="string" calcext:value-type="string">
            <text:p>1/12/09 5:38</text:p>
          </table:table-cell>
          <table:table-cell office:value-type="float" office:value="51.1166667" calcext:value-type="float">
            <text:p>51.1166667</text:p>
          </table:table-cell>
          <table:table-cell office:value-type="float" office:value="-0.8166667" calcext:value-type="float">
            <text:p>-0.8166667</text:p>
          </table:table-cell>
        </table:table-row>
        <table:table-row table:style-name="ro1">
          <table:table-cell table:style-name="ce1" office:value-type="string" calcext:value-type="string">
            <text:p>1/7/09 0:1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eirdre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2/1/08 6:25</text:p>
          </table:table-cell>
          <table:table-cell table:style-name="ce1" office:value-type="string" calcext:value-type="string">
            <text:p>1/12/09 6:55</text:p>
          </table:table-cell>
          <table:table-cell office:value-type="float" office:value="46.5333333" calcext:value-type="float">
            <text:p>46.5333333</text:p>
          </table:table-cell>
          <table:table-cell office:value-type="float" office:value="6.6666667" calcext:value-type="float">
            <text:p>6.6666667</text:p>
          </table:table-cell>
        </table:table-row>
        <table:table-row table:style-name="ro1">
          <table:table-cell table:style-name="ce1" office:value-type="string" calcext:value-type="string">
            <text:p>1/12/09 5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ernadett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2/09 4:45</text:p>
          </table:table-cell>
          <table:table-cell table:style-name="ce1" office:value-type="string" calcext:value-type="string">
            <text:p>1/12/09 8:08</text:p>
          </table:table-cell>
          <table:table-cell office:value-type="float" office:value="50.9" calcext:value-type="float">
            <text:p>50.9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table:style-name="ce1" office:value-type="string" calcext:value-type="string">
            <text:p>1/8/09 15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ottie</text:p>
          </table:table-cell>
          <table:table-cell office:value-type="string" calcext:value-type="string">
            <text:p>Woodsboro <text:s text:c="18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4:56</text:p>
          </table:table-cell>
          <table:table-cell table:style-name="ce1" office:value-type="string" calcext:value-type="string">
            <text:p>1/12/09 9:29</text:p>
          </table:table-cell>
          <table:table-cell office:value-type="float" office:value="39.53306" calcext:value-type="float">
            <text:p>39.53306</text:p>
          </table:table-cell>
          <table:table-cell office:value-type="float" office:value="-77.315" calcext:value-type="float">
            <text:p>-77.315</text:p>
          </table:table-cell>
        </table:table-row>
        <table:table-row table:style-name="ro1">
          <table:table-cell table:style-name="ce1" office:value-type="string" calcext:value-type="string">
            <text:p>1/11/09 11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tavanger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11/09 9:02</text:p>
          </table:table-cell>
          <table:table-cell table:style-name="ce1" office:value-type="string" calcext:value-type="string">
            <text:p>1/12/09 10:37</text:p>
          </table:table-cell>
          <table:table-cell office:value-type="float" office:value="58.9666667" calcext:value-type="float">
            <text:p>58.966666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table:style-name="ce1" office:value-type="string" calcext:value-type="string">
            <text:p>1/7/09 20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1/23/08 19:30</text:p>
          </table:table-cell>
          <table:table-cell table:style-name="ce1" office:value-type="string" calcext:value-type="string">
            <text:p>1/12/09 12:24</text:p>
          </table:table-cell>
          <table:table-cell office:value-type="float" office:value="52.2666667" calcext:value-type="float">
            <text:p>52.2666667</text:p>
          </table:table-cell>
          <table:table-cell office:value-type="float" office:value="-113.8" calcext:value-type="float">
            <text:p>-113.8</text:p>
          </table:table-cell>
        </table:table-row>
        <table:table-row table:style-name="ro1">
          <table:table-cell table:style-name="ce1" office:value-type="string" calcext:value-type="string">
            <text:p>1/2/09 22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Memphis <text:s text:c="20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21:04</text:p>
          </table:table-cell>
          <table:table-cell table:style-name="ce1" office:value-type="string" calcext:value-type="string">
            <text:p>1/12/09 13:18</text:p>
          </table:table-cell>
          <table:table-cell office:value-type="float" office:value="35.14944" calcext:value-type="float">
            <text:p>35.14944</text:p>
          </table:table-cell>
          <table:table-cell office:value-type="float" office:value="-90.04889" calcext:value-type="float">
            <text:p>-90.04889</text:p>
          </table:table-cell>
        </table:table-row>
        <table:table-row table:style-name="ro1">
          <table:table-cell table:style-name="ce1" office:value-type="string" calcext:value-type="string">
            <text:p>1/5/09 13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5/09 5:55</text:p>
          </table:table-cell>
          <table:table-cell table:style-name="ce1" office:value-type="string" calcext:value-type="string">
            <text:p>1/12/09 14:04</text:p>
          </table:table-cell>
          <table:table-cell office:value-type="float" office:value="46.5166667" calcext:value-type="float">
            <text:p>46.516666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style-name="ce1" office:value-type="string" calcext:value-type="string">
            <text:p>1/8/09 20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8/09 20:21</text:p>
          </table:table-cell>
          <table:table-cell table:style-name="ce1" office:value-type="string" calcext:value-type="string">
            <text:p>1/12/09 14:07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8/09 13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6/09 14:38</text:p>
          </table:table-cell>
          <table:table-cell table:style-name="ce1" office:value-type="string" calcext:value-type="string">
            <text:p>1/12/09 18:31</text:p>
          </table:table-cell>
          <table:table-cell office:value-type="float" office:value="44.1666667" calcext:value-type="float">
            <text:p>44.1666667</text:p>
          </table:table-cell>
          <table:table-cell office:value-type="float" office:value="-77.3833333" calcext:value-type="float">
            <text:p>-77.3833333</text:p>
          </table:table-cell>
        </table:table-row>
        <table:table-row table:style-name="ro1">
          <table:table-cell table:style-name="ce1" office:value-type="string" calcext:value-type="string">
            <text:p>1/11/09 13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sa Maria</text:p>
          </table:table-cell>
          <table:table-cell office:value-type="string" calcext:value-type="string">
            <text:p>Cincinnati <text:s text:c="17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2:38</text:p>
          </table:table-cell>
          <table:table-cell table:style-name="ce1" office:value-type="string" calcext:value-type="string">
            <text:p>1/12/09 18:44</text:p>
          </table:table-cell>
          <table:table-cell office:value-type="float" office:value="39.16194" calcext:value-type="float">
            <text:p>39.16194</text:p>
          </table:table-cell>
          <table:table-cell office:value-type="float" office:value="-84.45694" calcext:value-type="float">
            <text:p>-84.45694</text:p>
          </table:table-cell>
        </table:table-row>
        <table:table-row table:style-name="ro1">
          <table:table-cell table:style-name="ce1" office:value-type="string" calcext:value-type="string">
            <text:p>1/12/09 19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Comox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9/20/08 20:53</text:p>
          </table:table-cell>
          <table:table-cell table:style-name="ce1" office:value-type="string" calcext:value-type="string">
            <text:p>1/12/09 19:01</text:p>
          </table:table-cell>
          <table:table-cell office:value-type="float" office:value="49.6833333" calcext:value-type="float">
            <text:p>49.6833333</text:p>
          </table:table-cell>
          <table:table-cell office:value-type="float" office:value="-124.9333333" calcext:value-type="float">
            <text:p>-124.9333333</text:p>
          </table:table-cell>
        </table:table-row>
        <table:table-row table:style-name="ro1">
          <table:table-cell table:style-name="ce1" office:value-type="string" calcext:value-type="string">
            <text:p>1/12/09 13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Gasperich</text:p>
          </table:table-cell>
          <table:table-cell table:number-columns-repeated="2" office:value-type="string" calcext:value-type="string">
            <text:p>Luxembourg</text:p>
          </table:table-cell>
          <table:table-cell table:style-name="ce1" office:value-type="string" calcext:value-type="string">
            <text:p>1/12/09 13:16</text:p>
          </table:table-cell>
          <table:table-cell table:style-name="ce1" office:value-type="string" calcext:value-type="string">
            <text:p>1/13/09 1:03</text:p>
          </table:table-cell>
          <table:table-cell office:value-type="float" office:value="49.5855556" calcext:value-type="float">
            <text:p>49.5855556</text:p>
          </table:table-cell>
          <table:table-cell office:value-type="float" office:value="6.1230556" calcext:value-type="float">
            <text:p>6.1230556</text:p>
          </table:table-cell>
        </table:table-row>
        <table:table-row table:style-name="ro1">
          <table:table-cell table:style-name="ce1" office:value-type="string" calcext:value-type="string">
            <text:p>1/11/09 10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aPaula</text:p>
          </table:table-cell>
          <table:table-cell office:value-type="string" calcext:value-type="string">
            <text:p>Helens Ba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9/4/08 9:26</text:p>
          </table:table-cell>
          <table:table-cell table:style-name="ce1" office:value-type="string" calcext:value-type="string">
            <text:p>1/13/09 2:36</text:p>
          </table:table-cell>
          <table:table-cell office:value-type="float" office:value="54.65" calcext:value-type="float">
            <text:p>54.65</text:p>
          </table:table-cell>
          <table:table-cell office:value-type="float" office:value="-5.7333333" calcext:value-type="float">
            <text:p>-5.7333333</text:p>
          </table:table-cell>
        </table:table-row>
        <table:table-row table:style-name="ro1">
          <table:table-cell table:style-name="ce1" office:value-type="string" calcext:value-type="string">
            <text:p>1/13/09 5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Lombard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0/15/08 5:31</text:p>
          </table:table-cell>
          <table:table-cell table:style-name="ce1" office:value-type="string" calcext:value-type="string">
            <text:p>1/13/09 5:55</text:p>
          </table:table-cell>
          <table:table-cell office:value-type="float" office:value="45.4666667" calcext:value-type="float">
            <text:p>45.466666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string" calcext:value-type="string">
            <text:p>1/13/09 6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itte</text:p>
          </table:table-cell>
          <table:table-cell office:value-type="string" calcext:value-type="string">
            <text:p>Staten Island <text:s text:c="14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5:17</text:p>
          </table:table-cell>
          <table:table-cell table:style-name="ce1" office:value-type="string" calcext:value-type="string">
            <text:p>1/13/09 7:33</text:p>
          </table:table-cell>
          <table:table-cell office:value-type="float" office:value="40.63667" calcext:value-type="float">
            <text:p>40.63667</text:p>
          </table:table-cell>
          <table:table-cell office:value-type="float" office:value="-74.15917" calcext:value-type="float">
            <text:p>-74.15917</text:p>
          </table:table-cell>
        </table:table-row>
        <table:table-row table:style-name="ro1">
          <table:table-cell table:style-name="ce1" office:value-type="string" calcext:value-type="string">
            <text:p>1/8/09 13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r. Claudia</text:p>
          </table:table-cell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8/09 12:47</text:p>
          </table:table-cell>
          <table:table-cell table:style-name="ce1" office:value-type="string" calcext:value-type="string">
            <text:p>1/13/09 10:49</text:p>
          </table:table-cell>
          <table:table-cell office:value-type="float" office:value="59.9166667" calcext:value-type="float">
            <text:p>59.916666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table:style-name="ce1" office:value-type="string" calcext:value-type="string">
            <text:p>1/2/09 11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12:00</text:p>
          </table:table-cell>
          <table:table-cell table:style-name="ce1" office:value-type="string" calcext:value-type="string">
            <text:p>1/13/09 18:34</text:p>
          </table:table-cell>
          <table:table-cell office:value-type="float" office:value="42.46444" calcext:value-type="float">
            <text:p>42.46444</text:p>
          </table:table-cell>
          <table:table-cell office:value-type="float" office:value="-83.37639" calcext:value-type="float">
            <text:p>-83.37639</text:p>
          </table:table-cell>
        </table:table-row>
        <table:table-row table:style-name="ro1">
          <table:table-cell table:style-name="ce1" office:value-type="string" calcext:value-type="string">
            <text:p>1/7/09 19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Santa Monica <text:s text:c="15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12:04</text:p>
          </table:table-cell>
          <table:table-cell table:style-name="ce1" office:value-type="string" calcext:value-type="string">
            <text:p>1/13/09 20:17</text:p>
          </table:table-cell>
          <table:table-cell office:value-type="float" office:value="34.01944" calcext:value-type="float">
            <text:p>34.01944</text:p>
          </table:table-cell>
          <table:table-cell office:value-type="float" office:value="-118.49028" calcext:value-type="float">
            <text:p>-118.49028</text:p>
          </table:table-cell>
        </table:table-row>
        <table:table-row table:style-name="ro1">
          <table:table-cell table:style-name="ce1" office:value-type="string" calcext:value-type="string">
            <text:p>1/1/09 20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/09 20:11</text:p>
          </table:table-cell>
          <table:table-cell table:style-name="ce1" office:value-type="string" calcext:value-type="string">
            <text:p>1/13/09 21:11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3/09 15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2/20/08 22:45</text:p>
          </table:table-cell>
          <table:table-cell table:style-name="ce1" office:value-type="string" calcext:value-type="string">
            <text:p>1/13/09 23:02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12/09 3:0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Valda</text:p>
          </table:table-cell>
          <table:table-cell office:value-type="string" calcext:value-type="string">
            <text:p>Irvine <text:s text:c="21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2:48</text:p>
          </table:table-cell>
          <table:table-cell table:style-name="ce1" office:value-type="string" calcext:value-type="string">
            <text:p>1/14/09 1:07</text:p>
          </table:table-cell>
          <table:table-cell office:value-type="float" office:value="33.66944" calcext:value-type="float">
            <text:p>33.66944</text:p>
          </table:table-cell>
          <table:table-cell office:value-type="float" office:value="-117.82222" calcext:value-type="float">
            <text:p>-117.82222</text:p>
          </table:table-cell>
        </table:table-row>
        <table:table-row table:style-name="ro1">
          <table:table-cell table:style-name="ce1" office:value-type="string" calcext:value-type="string">
            <text:p>1/5/09 8:5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Telgt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9/1/08 3:39</text:p>
          </table:table-cell>
          <table:table-cell table:style-name="ce1" office:value-type="string" calcext:value-type="string">
            <text:p>1/14/09 2:07</text:p>
          </table:table-cell>
          <table:table-cell office:value-type="float" office:value="52.3333333" calcext:value-type="float">
            <text:p>52.333333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style-name="ce1" office:value-type="string" calcext:value-type="string">
            <text:p>1/10/09 14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3/13/06 4:56</text:p>
          </table:table-cell>
          <table:table-cell table:style-name="ce1" office:value-type="string" calcext:value-type="string">
            <text:p>1/14/09 2:22</text:p>
          </table:table-cell>
          <table:table-cell office:value-type="float" office:value="51.9" calcext:value-type="float">
            <text:p>51.9</text:p>
          </table:table-cell>
          <table:table-cell office:value-type="float" office:value="-2.0833333" calcext:value-type="float">
            <text:p>-2.0833333</text:p>
          </table:table-cell>
        </table:table-row>
        <table:table-row table:style-name="ro1">
          <table:table-cell table:style-name="ce1" office:value-type="string" calcext:value-type="string">
            <text:p>1/13/09 11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Keller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1:15</text:p>
          </table:table-cell>
          <table:table-cell table:style-name="ce1" office:value-type="string" calcext:value-type="string">
            <text:p>1/14/09 2:39</text:p>
          </table:table-cell>
          <table:table-cell office:value-type="float" office:value="37.61917" calcext:value-type="float">
            <text:p>37.61917</text:p>
          </table:table-cell>
          <table:table-cell office:value-type="float" office:value="-75.76417" calcext:value-type="float">
            <text:p>-75.76417</text:p>
          </table:table-cell>
        </table:table-row>
        <table:table-row table:style-name="ro1">
          <table:table-cell table:style-name="ce1" office:value-type="string" calcext:value-type="string">
            <text:p>1/2/09 12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Nakskov</text:p>
          </table:table-cell>
          <table:table-cell office:value-type="string" calcext:value-type="string">
            <text:p>Storstrom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2/5/07 11:37</text:p>
          </table:table-cell>
          <table:table-cell table:style-name="ce1" office:value-type="string" calcext:value-type="string">
            <text:p>1/14/09 4:05</text:p>
          </table:table-cell>
          <table:table-cell office:value-type="float" office:value="54.8333333" calcext:value-type="float">
            <text:p>54.8333333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table:style-name="ce1" office:value-type="string" calcext:value-type="string">
            <text:p>1/14/09 4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Honolulu <text:s text:c="19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4/09 4:34</text:p>
          </table:table-cell>
          <table:table-cell table:style-name="ce1" office:value-type="string" calcext:value-type="string">
            <text:p>1/14/09 4:43</text:p>
          </table:table-cell>
          <table:table-cell office:value-type="float" office:value="21.30694" calcext:value-type="float">
            <text:p>21.30694</text:p>
          </table:table-cell>
          <table:table-cell office:value-type="float" office:value="-157.85833" calcext:value-type="float">
            <text:p>-157.85833</text:p>
          </table:table-cell>
        </table:table-row>
        <table:table-row table:style-name="ro1">
          <table:table-cell table:style-name="ce1" office:value-type="string" calcext:value-type="string">
            <text:p>1/6/09 17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ubuieci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Moldova</text:p>
          </table:table-cell>
          <table:table-cell table:style-name="ce1" office:value-type="string" calcext:value-type="string">
            <text:p>12/24/08 17:31</text:p>
          </table:table-cell>
          <table:table-cell table:style-name="ce1" office:value-type="string" calcext:value-type="string">
            <text:p>1/14/09 10:27</text:p>
          </table:table-cell>
          <table:table-cell office:value-type="float" office:value="46.985" calcext:value-type="float">
            <text:p>46.985</text:p>
          </table:table-cell>
          <table:table-cell office:value-type="float" office:value="28.9425" calcext:value-type="float">
            <text:p>28.9425</text:p>
          </table:table-cell>
        </table:table-row>
        <table:table-row table:style-name="ro1">
          <table:table-cell table:style-name="ce1" office:value-type="string" calcext:value-type="string">
            <text:p>1/3/09 13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nnae</text:p>
          </table:table-cell>
          <table:table-cell office:value-type="string" calcext:value-type="string">
            <text:p>Amelia Island <text:s text:c="14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12:30</text:p>
          </table:table-cell>
          <table:table-cell table:style-name="ce1" office:value-type="string" calcext:value-type="string">
            <text:p>1/14/09 13:03</text:p>
          </table:table-cell>
          <table:table-cell office:value-type="float" office:value="30.66944" calcext:value-type="float">
            <text:p>30.66944</text:p>
          </table:table-cell>
          <table:table-cell office:value-type="float" office:value="-81.46278" calcext:value-type="float">
            <text:p>-81.46278</text:p>
          </table:table-cell>
        </table:table-row>
        <table:table-row table:style-name="ro1">
          <table:table-cell table:style-name="ce1" office:value-type="string" calcext:value-type="string">
            <text:p>1/4/09 7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rhard</text:p>
          </table:table-cell>
          <table:table-cell office:value-type="string" calcext:value-type="string">
            <text:p>Allisto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0/21/05 21:49</text:p>
          </table:table-cell>
          <table:table-cell table:style-name="ce1" office:value-type="string" calcext:value-type="string">
            <text:p>1/14/09 13:06</text:p>
          </table:table-cell>
          <table:table-cell office:value-type="float" office:value="44.15" calcext:value-type="float">
            <text:p>44.15</text:p>
          </table:table-cell>
          <table:table-cell office:value-type="float" office:value="-79.8666667" calcext:value-type="float">
            <text:p>-79.8666667</text:p>
          </table:table-cell>
        </table:table-row>
        <table:table-row table:style-name="ro1">
          <table:table-cell table:style-name="ce1" office:value-type="string" calcext:value-type="string">
            <text:p>1/12/09 7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La Alberc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12/10/08 16:41</text:p>
          </table:table-cell>
          <table:table-cell table:style-name="ce1" office:value-type="string" calcext:value-type="string">
            <text:p>1/14/09 13:44</text:p>
          </table:table-cell>
          <table:table-cell office:value-type="float" office:value="37.9333333" calcext:value-type="float">
            <text:p>37.9333333</text:p>
          </table:table-cell>
          <table:table-cell office:value-type="float" office:value="-1.1333333" calcext:value-type="float">
            <text:p>-1.1333333</text:p>
          </table:table-cell>
        </table:table-row>
        <table:table-row table:style-name="ro1">
          <table:table-cell table:style-name="ce1" office:value-type="string" calcext:value-type="string">
            <text:p>1/6/09 15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Rathgar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6/09 14:59</text:p>
          </table:table-cell>
          <table:table-cell table:style-name="ce1" office:value-type="string" calcext:value-type="string">
            <text:p>1/14/09 14:33</text:p>
          </table:table-cell>
          <table:table-cell office:value-type="float" office:value="53.3122222" calcext:value-type="float">
            <text:p>53.3122222</text:p>
          </table:table-cell>
          <table:table-cell office:value-type="float" office:value="-6.2683333" calcext:value-type="float">
            <text:p>-6.2683333</text:p>
          </table:table-cell>
        </table:table-row>
        <table:table-row table:style-name="ro1">
          <table:table-cell table:style-name="ce1" office:value-type="string" calcext:value-type="string">
            <text:p>1/13/09 23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Coral Gables <text:s text:c="15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23:13</text:p>
          </table:table-cell>
          <table:table-cell table:style-name="ce1" office:value-type="string" calcext:value-type="string">
            <text:p>1/14/09 15:17</text:p>
          </table:table-cell>
          <table:table-cell office:value-type="float" office:value="25.72111" calcext:value-type="float">
            <text:p>25.72111</text:p>
          </table:table-cell>
          <table:table-cell office:value-type="float" office:value="-80.26861" calcext:value-type="float">
            <text:p>-80.26861</text:p>
          </table:table-cell>
        </table:table-row>
        <table:table-row table:style-name="ro1">
          <table:table-cell table:style-name="ce1" office:value-type="string" calcext:value-type="string">
            <text:p>1/14/09 19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naina</text:p>
          </table:table-cell>
          <table:table-cell office:value-type="string" calcext:value-type="string">
            <text:p>Miami <text:s text:c="22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6/08 22:19</text:p>
          </table:table-cell>
          <table:table-cell table:style-name="ce1" office:value-type="string" calcext:value-type="string">
            <text:p>1/14/09 19:28</text:p>
          </table:table-cell>
          <table:table-cell office:value-type="float" office:value="25.77389" calcext:value-type="float">
            <text:p>25.77389</text:p>
          </table:table-cell>
          <table:table-cell office:value-type="float" office:value="-80.19389" calcext:value-type="float">
            <text:p>-80.19389</text:p>
          </table:table-cell>
        </table:table-row>
        <table:table-row table:style-name="ro1">
          <table:table-cell table:style-name="ce1" office:value-type="string" calcext:value-type="string">
            <text:p>1/6/09 21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ofi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7/08 21:16</text:p>
          </table:table-cell>
          <table:table-cell table:style-name="ce1" office:value-type="string" calcext:value-type="string">
            <text:p>1/14/09 20:50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14/09 11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Jumeira</text:p>
          </table:table-cell>
          <table:table-cell office:value-type="string" calcext:value-type="string">
            <text:p>Dubayy</text:p>
          </table:table-cell>
          <table:table-cell office:value-type="string" calcext:value-type="string">
            <text:p>United Arab Emirates</text:p>
          </table:table-cell>
          <table:table-cell table:style-name="ce1" office:value-type="string" calcext:value-type="string">
            <text:p>1/14/09 10:44</text:p>
          </table:table-cell>
          <table:table-cell table:style-name="ce1" office:value-type="string" calcext:value-type="string">
            <text:p>1/14/09 21:26</text:p>
          </table:table-cell>
          <table:table-cell office:value-type="float" office:value="25.2097222" calcext:value-type="float">
            <text:p>25.2097222</text:p>
          </table:table-cell>
          <table:table-cell office:value-type="float" office:value="55.2477778" calcext:value-type="float">
            <text:p>55.2477778</text:p>
          </table:table-cell>
        </table:table-row>
        <table:table-row table:style-name="ro1">
          <table:table-cell table:style-name="ce1" office:value-type="string" calcext:value-type="string">
            <text:p>1/13/09 19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lene </text:p>
          </table:table-cell>
          <table:table-cell office:value-type="string" calcext:value-type="string">
            <text:p>Englewood <text:s text:c="18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22:00</text:p>
          </table:table-cell>
          <table:table-cell table:style-name="ce1" office:value-type="string" calcext:value-type="string">
            <text:p>1/14/09 22:02</text:p>
          </table:table-cell>
          <table:table-cell office:value-type="float" office:value="39.64778" calcext:value-type="float">
            <text:p>39.64778</text:p>
          </table:table-cell>
          <table:table-cell office:value-type="float" office:value="-104.98722" calcext:value-type="float">
            <text:p>-104.98722</text:p>
          </table:table-cell>
        </table:table-row>
        <table:table-row table:style-name="ro1">
          <table:table-cell table:style-name="ce1" office:value-type="string" calcext:value-type="string">
            <text:p>1/8/09 7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5/08 15:46</text:p>
          </table:table-cell>
          <table:table-cell table:style-name="ce1" office:value-type="string" calcext:value-type="string">
            <text:p>1/15/09 1:36</text:p>
          </table:table-cell>
          <table:table-cell office:value-type="float" office:value="50.7166667" calcext:value-type="float">
            <text:p>50.7166667</text:p>
          </table:table-cell>
          <table:table-cell office:value-type="float" office:value="-1.8833333" calcext:value-type="float">
            <text:p>-1.8833333</text:p>
          </table:table-cell>
        </table:table-row>
        <table:table-row table:style-name="ro1">
          <table:table-cell table:style-name="ce1" office:value-type="string" calcext:value-type="string">
            <text:p>1/15/09 2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enoa <text:s text:c="22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15/09 2:04</text:p>
          </table:table-cell>
          <table:table-cell office:value-type="float" office:value="42.09722" calcext:value-type="float">
            <text:p>42.09722</text:p>
          </table:table-cell>
          <table:table-cell office:value-type="float" office:value="-88.69278" calcext:value-type="float">
            <text:p>-88.69278</text:p>
          </table:table-cell>
        </table:table-row>
        <table:table-row table:style-name="ro1">
          <table:table-cell table:style-name="ce1" office:value-type="string" calcext:value-type="string">
            <text:p>1/12/09 6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Al 'Adliyah</text:p>
          </table:table-cell>
          <table:table-cell office:value-type="string" calcext:value-type="string">
            <text:p>Al Manamah</text:p>
          </table:table-cell>
          <table:table-cell office:value-type="string" calcext:value-type="string">
            <text:p>Bahrain</text:p>
          </table:table-cell>
          <table:table-cell table:style-name="ce1" office:value-type="string" calcext:value-type="string">
            <text:p>1/10/09 12:50</text:p>
          </table:table-cell>
          <table:table-cell table:style-name="ce1" office:value-type="string" calcext:value-type="string">
            <text:p>1/15/09 4:46</text:p>
          </table:table-cell>
          <table:table-cell office:value-type="float" office:value="26.2172222" calcext:value-type="float">
            <text:p>26.2172222</text:p>
          </table:table-cell>
          <table:table-cell office:value-type="float" office:value="50.5405556" calcext:value-type="float">
            <text:p>50.5405556</text:p>
          </table:table-cell>
        </table:table-row>
        <table:table-row table:style-name="ro1">
          <table:table-cell table:style-name="ce1" office:value-type="string" calcext:value-type="string">
            <text:p>1/15/09 3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Upper Normandy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2/26/08 9:01</text:p>
          </table:table-cell>
          <table:table-cell table:style-name="ce1" office:value-type="string" calcext:value-type="string">
            <text:p>1/15/09 5:39</text:p>
          </table:table-cell>
          <table:table-cell office:value-type="float" office:value="49.4333333" calcext:value-type="float">
            <text:p>49.4333333</text:p>
          </table:table-cell>
          <table:table-cell office:value-type="float" office:value="1.0833333" calcext:value-type="float">
            <text:p>1.0833333</text:p>
          </table:table-cell>
        </table:table-row>
        <table:table-row table:style-name="ro1">
          <table:table-cell table:style-name="ce1" office:value-type="string" calcext:value-type="string">
            <text:p>1/5/09 15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Parkland <text:s text:c="19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0/08 9:14</text:p>
          </table:table-cell>
          <table:table-cell table:style-name="ce1" office:value-type="string" calcext:value-type="string">
            <text:p>1/15/09 6:01</text:p>
          </table:table-cell>
          <table:table-cell office:value-type="float" office:value="26.30972" calcext:value-type="float">
            <text:p>26.30972</text:p>
          </table:table-cell>
          <table:table-cell office:value-type="float" office:value="-80.2375" calcext:value-type="float">
            <text:p>-80.2375</text:p>
          </table:table-cell>
        </table:table-row>
        <table:table-row table:style-name="ro1">
          <table:table-cell table:style-name="ce1" office:value-type="string" calcext:value-type="string">
            <text:p>1/10/09 5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San Francisco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0/09 0:07</text:p>
          </table:table-cell>
          <table:table-cell table:style-name="ce1" office:value-type="string" calcext:value-type="string">
            <text:p>1/15/09 6:25</text:p>
          </table:table-cell>
          <table:table-cell office:value-type="float" office:value="37.775" calcext:value-type="float">
            <text:p>37.775</text:p>
          </table:table-cell>
          <table:table-cell office:value-type="float" office:value="-122.41833" calcext:value-type="float">
            <text:p>-122.41833</text:p>
          </table:table-cell>
        </table:table-row>
        <table:table-row table:style-name="ro1">
          <table:table-cell table:style-name="ce1" office:value-type="string" calcext:value-type="string">
            <text:p>1/15/09 4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Keller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4:02</text:p>
          </table:table-cell>
          <table:table-cell table:style-name="ce1" office:value-type="string" calcext:value-type="string">
            <text:p>1/15/09 6:59</text:p>
          </table:table-cell>
          <table:table-cell office:value-type="float" office:value="37.61917" calcext:value-type="float">
            <text:p>37.61917</text:p>
          </table:table-cell>
          <table:table-cell office:value-type="float" office:value="-75.76417" calcext:value-type="float">
            <text:p>-75.76417</text:p>
          </table:table-cell>
        </table:table-row>
        <table:table-row table:style-name="ro1">
          <table:table-cell table:style-name="ce1" office:value-type="string" calcext:value-type="string">
            <text:p>1/12/09 11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eronique </text:p>
          </table:table-cell>
          <table:table-cell office:value-type="string" calcext:value-type="string">
            <text:p>Tsawwassen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7/24/08 15:48</text:p>
          </table:table-cell>
          <table:table-cell table:style-name="ce1" office:value-type="string" calcext:value-type="string">
            <text:p>1/15/09 8:56</text:p>
          </table:table-cell>
          <table:table-cell office:value-type="float" office:value="49.0166667" calcext:value-type="float">
            <text:p>49.0166667</text:p>
          </table:table-cell>
          <table:table-cell office:value-type="float" office:value="-123.0833333" calcext:value-type="float">
            <text:p>-123.0833333</text:p>
          </table:table-cell>
        </table:table-row>
        <table:table-row table:style-name="ro1">
          <table:table-cell table:style-name="ce1" office:value-type="string" calcext:value-type="string">
            <text:p>1/6/09 10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ruce and Camille</text:p>
          </table:table-cell>
          <table:table-cell office:value-type="string" calcext:value-type="string">
            <text:p>Clinton <text:s text:c="20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21/07 21:19</text:p>
          </table:table-cell>
          <table:table-cell table:style-name="ce1" office:value-type="string" calcext:value-type="string">
            <text:p>1/15/09 9:32</text:p>
          </table:table-cell>
          <table:table-cell office:value-type="float" office:value="40.63667" calcext:value-type="float">
            <text:p>40.63667</text:p>
          </table:table-cell>
          <table:table-cell office:value-type="float" office:value="-74.91028" calcext:value-type="float">
            <text:p>-74.91028</text:p>
          </table:table-cell>
        </table:table-row>
        <table:table-row table:style-name="ro1">
          <table:table-cell table:style-name="ce1" office:value-type="string" calcext:value-type="string">
            <text:p>1/14/09 9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Owensboro <text:s text:c="18"/>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4/09 8:25</text:p>
          </table:table-cell>
          <table:table-cell table:style-name="ce1" office:value-type="string" calcext:value-type="string">
            <text:p>1/15/09 9:40</text:p>
          </table:table-cell>
          <table:table-cell office:value-type="float" office:value="37.77417" calcext:value-type="float">
            <text:p>37.77417</text:p>
          </table:table-cell>
          <table:table-cell office:value-type="float" office:value="-87.11333" calcext:value-type="float">
            <text:p>-87.11333</text:p>
          </table:table-cell>
        </table:table-row>
        <table:table-row table:style-name="ro1">
          <table:table-cell table:style-name="ce1" office:value-type="string" calcext:value-type="string">
            <text:p>1/14/09 22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Lakewood Village <text:s text:c="1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4/09 22:21</text:p>
          </table:table-cell>
          <table:table-cell table:style-name="ce1" office:value-type="string" calcext:value-type="string">
            <text:p>1/15/09 9:50</text:p>
          </table:table-cell>
          <table:table-cell office:value-type="float" office:value="33.1425" calcext:value-type="float">
            <text:p>33.1425</text:p>
          </table:table-cell>
          <table:table-cell office:value-type="float" office:value="-96.96917" calcext:value-type="float">
            <text:p>-96.96917</text:p>
          </table:table-cell>
        </table:table-row>
        <table:table-row table:style-name="ro1">
          <table:table-cell table:style-name="ce1" office:value-type="string" calcext:value-type="string">
            <text:p>1/6/09 7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kotoks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7/21/08 12:03</text:p>
          </table:table-cell>
          <table:table-cell table:style-name="ce1" office:value-type="string" calcext:value-type="string">
            <text:p>1/15/09 10:00</text:p>
          </table:table-cell>
          <table:table-cell office:value-type="float" office:value="50.7166667" calcext:value-type="float">
            <text:p>50.7166667</text:p>
          </table:table-cell>
          <table:table-cell office:value-type="float" office:value="-113.9666667" calcext:value-type="float">
            <text:p>-113.9666667</text:p>
          </table:table-cell>
        </table:table-row>
        <table:table-row table:style-name="ro1">
          <table:table-cell table:style-name="ce1" office:value-type="string" calcext:value-type="string">
            <text:p>1/1/09 5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limmen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2/16/02 4:09</text:p>
          </table:table-cell>
          <table:table-cell table:style-name="ce1" office:value-type="string" calcext:value-type="string">
            <text:p>1/15/09 10:50</text:p>
          </table:table-cell>
          <table:table-cell office:value-type="float" office:value="53.1333333" calcext:value-type="float">
            <text:p>53.1333333</text:p>
          </table:table-cell>
          <table:table-cell office:value-type="float" office:value="6.6333333" calcext:value-type="float">
            <text:p>6.6333333</text:p>
          </table:table-cell>
        </table:table-row>
        <table:table-row table:style-name="ro1">
          <table:table-cell table:style-name="ce1" office:value-type="string" calcext:value-type="string">
            <text:p>1/15/09 11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4/09 9:16</text:p>
          </table:table-cell>
          <table:table-cell table:style-name="ce1" office:value-type="string" calcext:value-type="string">
            <text:p>1/15/09 11:39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15/09 11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4/09 5:59</text:p>
          </table:table-cell>
          <table:table-cell table:style-name="ce1" office:value-type="string" calcext:value-type="string">
            <text:p>1/15/09 11:49</text:p>
          </table:table-cell>
          <table:table-cell office:value-type="float" office:value="45.3333333" calcext:value-type="float">
            <text:p>45.3333333</text:p>
          </table:table-cell>
          <table:table-cell office:value-type="float" office:value="-75.9" calcext:value-type="float">
            <text:p>-75.9</text:p>
          </table:table-cell>
        </table:table-row>
        <table:table-row table:style-name="ro1">
          <table:table-cell table:style-name="ce1" office:value-type="string" calcext:value-type="string">
            <text:p>1/12/09 9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7/09 8:39</text:p>
          </table:table-cell>
          <table:table-cell table:style-name="ce1" office:value-type="string" calcext:value-type="string">
            <text:p>1/15/09 12:14</text:p>
          </table:table-cell>
          <table:table-cell office:value-type="float" office:value="51.7166667" calcext:value-type="float">
            <text:p>51.716666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style-name="ce1" office:value-type="string" calcext:value-type="string">
            <text:p>1/15/09 12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ollege Park <text:s text:c="15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12:19</text:p>
          </table:table-cell>
          <table:table-cell table:style-name="ce1" office:value-type="string" calcext:value-type="string">
            <text:p>1/15/09 13:28</text:p>
          </table:table-cell>
          <table:table-cell office:value-type="float" office:value="38.98056" calcext:value-type="float">
            <text:p>38.98056</text:p>
          </table:table-cell>
          <table:table-cell office:value-type="float" office:value="-76.93722" calcext:value-type="float">
            <text:p>-76.93722</text:p>
          </table:table-cell>
        </table:table-row>
        <table:table-row table:style-name="ro1">
          <table:table-cell table:style-name="ce1" office:value-type="string" calcext:value-type="string">
            <text:p>1/14/09 11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Kailua Kona <text:s text:c="16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7:42</text:p>
          </table:table-cell>
          <table:table-cell table:style-name="ce1" office:value-type="string" calcext:value-type="string">
            <text:p>1/15/09 15:31</text:p>
          </table:table-cell>
          <table:table-cell office:value-type="float" office:value="19.7349" calcext:value-type="float">
            <text:p>19.7349</text:p>
          </table:table-cell>
          <table:table-cell office:value-type="float" office:value="-155.9003" calcext:value-type="float">
            <text:p>-155.9003</text:p>
          </table:table-cell>
        </table:table-row>
        <table:table-row table:style-name="ro1">
          <table:table-cell table:style-name="ce1" office:value-type="string" calcext:value-type="string">
            <text:p>1/14/09 15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yse</text:p>
          </table:table-cell>
          <table:table-cell office:value-type="string" calcext:value-type="string">
            <text:p>Redondo Beach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9:37</text:p>
          </table:table-cell>
          <table:table-cell table:style-name="ce1" office:value-type="string" calcext:value-type="string">
            <text:p>1/15/09 15:45</text:p>
          </table:table-cell>
          <table:table-cell office:value-type="float" office:value="33.84917" calcext:value-type="float">
            <text:p>33.84917</text:p>
          </table:table-cell>
          <table:table-cell office:value-type="float" office:value="-118.3875" calcext:value-type="float">
            <text:p>-118.3875</text:p>
          </table:table-cell>
        </table:table-row>
        <table:table-row table:style-name="ro1">
          <table:table-cell table:style-name="ce1" office:value-type="string" calcext:value-type="string">
            <text:p>1/3/09 11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ria and Timothy</text:p>
          </table:table-cell>
          <table:table-cell office:value-type="string" calcext:value-type="string">
            <text:p>Fountain Hls <text:s text:c="15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5/06 22:42</text:p>
          </table:table-cell>
          <table:table-cell table:style-name="ce1" office:value-type="string" calcext:value-type="string">
            <text:p>1/15/09 16:37</text:p>
          </table:table-cell>
          <table:table-cell office:value-type="float" office:value="33.61167" calcext:value-type="float">
            <text:p>33.61167</text:p>
          </table:table-cell>
          <table:table-cell office:value-type="float" office:value="-111.71667" calcext:value-type="float">
            <text:p>-111.71667</text:p>
          </table:table-cell>
        </table:table-row>
        <table:table-row table:style-name="ro1">
          <table:table-cell table:style-name="ce1" office:value-type="string" calcext:value-type="string">
            <text:p>1/12/09 1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MAN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12/09 1:26</text:p>
          </table:table-cell>
          <table:table-cell table:style-name="ce1" office:value-type="string" calcext:value-type="string">
            <text:p>1/15/09 17:54</text:p>
          </table:table-cell>
          <table:table-cell office:value-type="float" office:value="-27.5" calcext:value-type="float">
            <text:p>-27.5</text:p>
          </table:table-cell>
          <table:table-cell office:value-type="float" office:value="153.0166667" calcext:value-type="float">
            <text:p>153.0166667</text:p>
          </table:table-cell>
        </table:table-row>
        <table:table-row table:style-name="ro1">
          <table:table-cell table:style-name="ce1" office:value-type="string" calcext:value-type="string">
            <text:p>1/16/09 7:21</text:p>
          </table:table-cell>
          <table:table-cell office:value-type="string" calcext:value-type="string">
            <text:p>Product1</text:p>
          </table:table-cell>
          <table:table-cell office:value-type="float" office:value="2100" calcext:value-type="float">
            <text:p>2,1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Mahopac <text:s text:c="20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3/08 14:28</text:p>
          </table:table-cell>
          <table:table-cell table:style-name="ce1" office:value-type="string" calcext:value-type="string">
            <text:p>1/16/09 6:08</text:p>
          </table:table-cell>
          <table:table-cell office:value-type="float" office:value="41.37222" calcext:value-type="float">
            <text:p>41.37222</text:p>
          </table:table-cell>
          <table:table-cell office:value-type="float" office:value="-73.73389" calcext:value-type="float">
            <text:p>-73.73389</text:p>
          </table:table-cell>
        </table:table-row>
        <table:table-row table:style-name="ro1">
          <table:table-cell table:style-name="ce1" office:value-type="string" calcext:value-type="string">
            <text:p>1/15/09 12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nelies</text:p>
          </table:table-cell>
          <table:table-cell office:value-type="string" calcext:value-type="string">
            <text:p>Ile-Perrot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5/09 12:22</text:p>
          </table:table-cell>
          <table:table-cell table:style-name="ce1" office:value-type="string" calcext:value-type="string">
            <text:p>1/16/09 7:53</text:p>
          </table:table-cell>
          <table:table-cell office:value-type="float" office:value="45.4" calcext:value-type="float">
            <text:p>45.4</text:p>
          </table:table-cell>
          <table:table-cell office:value-type="float" office:value="-73.9333333" calcext:value-type="float">
            <text:p>-73.9333333</text:p>
          </table:table-cell>
        </table:table-row>
        <table:table-row table:style-name="ro1">
          <table:table-cell table:style-name="ce1" office:value-type="string" calcext:value-type="string">
            <text:p>1/7/09 7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ocelyn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russels (Bruxelles)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6/30/08 9:33</text:p>
          </table:table-cell>
          <table:table-cell table:style-name="ce1" office:value-type="string" calcext:value-type="string">
            <text:p>1/16/09 8:54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4.3333333" calcext:value-type="float">
            <text:p>4.3333333</text:p>
          </table:table-cell>
        </table:table-row>
        <table:table-row table:style-name="ro1">
          <table:table-cell table:style-name="ce1" office:value-type="string" calcext:value-type="string">
            <text:p>1/3/09 9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Chicago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8 16:26</text:p>
          </table:table-cell>
          <table:table-cell table:style-name="ce1" office:value-type="string" calcext:value-type="string">
            <text:p>1/16/09 13:43</text:p>
          </table:table-cell>
          <table:table-cell office:value-type="float" office:value="41.85" calcext:value-type="float">
            <text:p>41.85</text:p>
          </table:table-cell>
          <table:table-cell office:value-type="float" office:value="-87.65" calcext:value-type="float">
            <text:p>-87.65</text:p>
          </table:table-cell>
        </table:table-row>
        <table:table-row table:style-name="ro1">
          <table:table-cell table:style-name="ce1" office:value-type="string" calcext:value-type="string">
            <text:p>1/16/09 17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rsi</text:p>
          </table:table-cell>
          <table:table-cell office:value-type="string" calcext:value-type="string">
            <text:p>Rayford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6/09 17:01</text:p>
          </table:table-cell>
          <table:table-cell table:style-name="ce1" office:value-type="string" calcext:value-type="string">
            <text:p>1/16/09 17:56</text:p>
          </table:table-cell>
          <table:table-cell office:value-type="float" office:value="30.07972" calcext:value-type="float">
            <text:p>30.07972</text:p>
          </table:table-cell>
          <table:table-cell office:value-type="float" office:value="-95.41694" calcext:value-type="float">
            <text:p>-95.41694</text:p>
          </table:table-cell>
        </table:table-row>
        <table:table-row table:style-name="ro1">
          <table:table-cell table:style-name="ce1" office:value-type="string" calcext:value-type="string">
            <text:p>1/5/09 5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scondido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3:19</text:p>
          </table:table-cell>
          <table:table-cell table:style-name="ce1" office:value-type="string" calcext:value-type="string">
            <text:p>1/17/09 0:35</text:p>
          </table:table-cell>
          <table:table-cell office:value-type="float" office:value="33.11917" calcext:value-type="float">
            <text:p>33.11917</text:p>
          </table:table-cell>
          <table:table-cell office:value-type="float" office:value="-117.08556" calcext:value-type="float">
            <text:p>-117.08556</text:p>
          </table:table-cell>
        </table:table-row>
        <table:table-row table:style-name="ro1">
          <table:table-cell table:style-name="ce1" office:value-type="string" calcext:value-type="string">
            <text:p>1/2/09 0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esvikiye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table:style-name="ce1" office:value-type="string" calcext:value-type="string">
            <text:p>1/2/09 0:10</text:p>
          </table:table-cell>
          <table:table-cell table:style-name="ce1" office:value-type="string" calcext:value-type="string">
            <text:p>1/17/09 1:57</text:p>
          </table:table-cell>
          <table:table-cell office:value-type="float" office:value="40.6166667" calcext:value-type="float">
            <text:p>40.6166667</text:p>
          </table:table-cell>
          <table:table-cell office:value-type="float" office:value="29.0666667" calcext:value-type="float">
            <text:p>29.0666667</text:p>
          </table:table-cell>
        </table:table-row>
        <table:table-row table:style-name="ro1">
          <table:table-cell table:style-name="ce1" office:value-type="string" calcext:value-type="string">
            <text:p>1/13/09 1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ilip and Teresa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South Africa</text:p>
          </table:table-cell>
          <table:table-cell table:style-name="ce1" office:value-type="string" calcext:value-type="string">
            <text:p>1/12/09 1:40</text:p>
          </table:table-cell>
          <table:table-cell table:style-name="ce1" office:value-type="string" calcext:value-type="string">
            <text:p>1/17/09 2:23</text:p>
          </table:table-cell>
          <table:table-cell office:value-type="float" office:value="-25.8744444" calcext:value-type="float">
            <text:p>-25.8744444</text:p>
          </table:table-cell>
          <table:table-cell office:value-type="float" office:value="28.1705556" calcext:value-type="float">
            <text:p>28.1705556</text:p>
          </table:table-cell>
        </table:table-row>
        <table:table-row table:style-name="ro1">
          <table:table-cell table:style-name="ce1" office:value-type="string" calcext:value-type="string">
            <text:p>1/15/09 10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race 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3/09 12:30</text:p>
          </table:table-cell>
          <table:table-cell table:style-name="ce1" office:value-type="string" calcext:value-type="string">
            <text:p>1/17/09 4:42</text:p>
          </table:table-cell>
          <table:table-cell office:value-type="float" office:value="53.9666667" calcext:value-type="float">
            <text:p>53.9666667</text:p>
          </table:table-cell>
          <table:table-cell office:value-type="float" office:value="-1.0833333" calcext:value-type="float">
            <text:p>-1.0833333</text:p>
          </table:table-cell>
        </table:table-row>
        <table:table-row table:style-name="ro1">
          <table:table-cell table:style-name="ce1" office:value-type="string" calcext:value-type="string">
            <text:p>1/11/09 8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elsey </text:p>
          </table:table-cell>
          <table:table-cell office:value-type="string" calcext:value-type="string">
            <text:p>Ashburn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9/08 5:53</text:p>
          </table:table-cell>
          <table:table-cell table:style-name="ce1" office:value-type="string" calcext:value-type="string">
            <text:p>1/17/09 8:54</text:p>
          </table:table-cell>
          <table:table-cell office:value-type="float" office:value="39.04361" calcext:value-type="float">
            <text:p>39.04361</text:p>
          </table:table-cell>
          <table:table-cell office:value-type="float" office:value="-77.48778" calcext:value-type="float">
            <text:p>-77.48778</text:p>
          </table:table-cell>
        </table:table-row>
        <table:table-row table:style-name="ro1">
          <table:table-cell table:style-name="ce1" office:value-type="string" calcext:value-type="string">
            <text:p>1/15/09 15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haris</text:p>
          </table:table-cell>
          <table:table-cell office:value-type="string" calcext:value-type="string">
            <text:p>Los Angeles <text:s text:c="16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1/05 11:49</text:p>
          </table:table-cell>
          <table:table-cell table:style-name="ce1" office:value-type="string" calcext:value-type="string">
            <text:p>1/17/09 10:54</text:p>
          </table:table-cell>
          <table:table-cell office:value-type="float" office:value="34.05222" calcext:value-type="float">
            <text:p>34.05222</text:p>
          </table:table-cell>
          <table:table-cell office:value-type="float" office:value="-118.24278" calcext:value-type="float">
            <text:p>-118.24278</text:p>
          </table:table-cell>
        </table:table-row>
        <table:table-row table:style-name="ro1">
          <table:table-cell table:style-name="ce1" office:value-type="string" calcext:value-type="string">
            <text:p>1/1/09 12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Edgewood <text:s text:c="19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6/06 14:45</text:p>
          </table:table-cell>
          <table:table-cell table:style-name="ce1" office:value-type="string" calcext:value-type="string">
            <text:p>1/17/09 11:38</text:p>
          </table:table-cell>
          <table:table-cell office:value-type="float" office:value="47.25028" calcext:value-type="float">
            <text:p>47.25028</text:p>
          </table:table-cell>
          <table:table-cell office:value-type="float" office:value="-122.2925" calcext:value-type="float">
            <text:p>-122.2925</text:p>
          </table:table-cell>
        </table:table-row>
        <table:table-row table:style-name="ro1">
          <table:table-cell table:style-name="ce1" office:value-type="string" calcext:value-type="string">
            <text:p>1/6/09 14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1/08 8:26</text:p>
          </table:table-cell>
          <table:table-cell table:style-name="ce1" office:value-type="string" calcext:value-type="string">
            <text:p>1/17/09 11:44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9/09 15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Nicole </text:p>
          </table:table-cell>
          <table:table-cell office:value-type="string" calcext:value-type="string">
            <text:p>Basingstok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7/09 12:31</text:p>
          </table:table-cell>
          <table:table-cell table:style-name="ce1" office:value-type="string" calcext:value-type="string">
            <text:p>1/17/09 12:03</text:p>
          </table:table-cell>
          <table:table-cell office:value-type="float" office:value="51.2666667" calcext:value-type="float">
            <text:p>51.2666667</text:p>
          </table:table-cell>
          <table:table-cell office:value-type="float" office:value="-1.0833333" calcext:value-type="float">
            <text:p>-1.0833333</text:p>
          </table:table-cell>
        </table:table-row>
        <table:table-row table:style-name="ro1">
          <table:table-cell table:style-name="ce1" office:value-type="string" calcext:value-type="string">
            <text:p>1/17/09 12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0/29/08 13:09</text:p>
          </table:table-cell>
          <table:table-cell table:style-name="ce1" office:value-type="string" calcext:value-type="string">
            <text:p>1/17/09 13:07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12/09 12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Marietta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13/07 14:20</text:p>
          </table:table-cell>
          <table:table-cell table:style-name="ce1" office:value-type="string" calcext:value-type="string">
            <text:p>1/17/09 16:17</text:p>
          </table:table-cell>
          <table:table-cell office:value-type="float" office:value="33.9525" calcext:value-type="float">
            <text:p>33.9525</text:p>
          </table:table-cell>
          <table:table-cell office:value-type="float" office:value="-84.55" calcext:value-type="float">
            <text:p>-84.55</text:p>
          </table:table-cell>
        </table:table-row>
        <table:table-row table:style-name="ro1">
          <table:table-cell table:style-name="ce1" office:value-type="string" calcext:value-type="string">
            <text:p>1/4/09 7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6:51</text:p>
          </table:table-cell>
          <table:table-cell table:style-name="ce1" office:value-type="string" calcext:value-type="string">
            <text:p>1/17/09 17:31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17/09 16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West Orange <text:s text:c="16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7/09 15:22</text:p>
          </table:table-cell>
          <table:table-cell table:style-name="ce1" office:value-type="string" calcext:value-type="string">
            <text:p>1/17/09 18:42</text:p>
          </table:table-cell>
          <table:table-cell office:value-type="float" office:value="40.79861" calcext:value-type="float">
            <text:p>40.79861</text:p>
          </table:table-cell>
          <table:table-cell office:value-type="float" office:value="-74.23944" calcext:value-type="float">
            <text:p>-74.23944</text:p>
          </table:table-cell>
        </table:table-row>
        <table:table-row table:style-name="ro1">
          <table:table-cell table:style-name="ce1" office:value-type="string" calcext:value-type="string">
            <text:p>1/1/09 3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9/14/05 22:53</text:p>
          </table:table-cell>
          <table:table-cell table:style-name="ce1" office:value-type="string" calcext:value-type="string">
            <text:p>1/17/09 22:34</text:p>
          </table:table-cell>
          <table:table-cell office:value-type="float" office:value="52.35" calcext:value-type="float">
            <text:p>52.35</text:p>
          </table:table-cell>
          <table:table-cell office:value-type="float" office:value="4.9166667" calcext:value-type="float">
            <text:p>4.9166667</text:p>
          </table:table-cell>
        </table:table-row>
        <table:table-row table:style-name="ro1">
          <table:table-cell table:style-name="ce1" office:value-type="string" calcext:value-type="string">
            <text:p>1/18/09 5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wney <text:s text:c="21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4:28</text:p>
          </table:table-cell>
          <table:table-cell table:style-name="ce1" office:value-type="string" calcext:value-type="string">
            <text:p>1/18/09 4:42</text:p>
          </table:table-cell>
          <table:table-cell office:value-type="float" office:value="33.94" calcext:value-type="float">
            <text:p>33.94</text:p>
          </table:table-cell>
          <table:table-cell office:value-type="float" office:value="-118.13167" calcext:value-type="float">
            <text:p>-118.13167</text:p>
          </table:table-cell>
        </table:table-row>
        <table:table-row table:style-name="ro1">
          <table:table-cell table:style-name="ce1" office:value-type="string" calcext:value-type="string">
            <text:p>1/18/09 5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rlingford</text:p>
          </table:table-cell>
          <table:table-cell office:value-type="string" calcext:value-type="string">
            <text:p>Kilkenny</text:p>
          </table:table-cell>
          <table:table-cell office:value-type="string" calcext:value-type="string">
            <text:p>Ireland</text:p>
          </table:table-cell>
          <table:table-cell table:number-columns-repeated="2" table:style-name="ce1" office:value-type="string" calcext:value-type="string">
            <text:p>1/18/09 4:44</text:p>
          </table:table-cell>
          <table:table-cell office:value-type="float" office:value="52.7205556" calcext:value-type="float">
            <text:p>52.7205556</text:p>
          </table:table-cell>
          <table:table-cell office:value-type="float" office:value="-7.5825" calcext:value-type="float">
            <text:p>-7.5825</text:p>
          </table:table-cell>
        </table:table-row>
        <table:table-row table:style-name="ro1">
          <table:table-cell table:style-name="ce1" office:value-type="string" calcext:value-type="string">
            <text:p>1/1/09 1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olte</text:p>
          </table:table-cell>
          <table:table-cell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2/14/05 15:46</text:p>
          </table:table-cell>
          <table:table-cell table:style-name="ce1" office:value-type="string" calcext:value-type="string">
            <text:p>1/18/09 4:44</text:p>
          </table:table-cell>
          <table:table-cell office:value-type="float" office:value="55.8166667" calcext:value-type="float">
            <text:p>55.8166667</text:p>
          </table:table-cell>
          <table:table-cell office:value-type="float" office:value="12.4666667" calcext:value-type="float">
            <text:p>12.4666667</text:p>
          </table:table-cell>
        </table:table-row>
        <table:table-row table:style-name="ro1">
          <table:table-cell table:style-name="ce1" office:value-type="string" calcext:value-type="string">
            <text:p>1/18/09 6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Freienbac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6/22/08 14:10</text:p>
          </table:table-cell>
          <table:table-cell table:style-name="ce1" office:value-type="string" calcext:value-type="string">
            <text:p>1/18/09 6:21</text:p>
          </table:table-cell>
          <table:table-cell office:value-type="float" office:value="47.2" calcext:value-type="float">
            <text:p>47.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style-name="ce1" office:value-type="string" calcext:value-type="string">
            <text:p>1/11/09 10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Hofheim am Taunu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2/6/08 1:34</text:p>
          </table:table-cell>
          <table:table-cell table:style-name="ce1" office:value-type="string" calcext:value-type="string">
            <text:p>1/18/09 7:17</text:p>
          </table:table-cell>
          <table:table-cell office:value-type="float" office:value="50.0833333" calcext:value-type="float">
            <text:p>50.0833333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table:style-name="ce1" office:value-type="string" calcext:value-type="string">
            <text:p>1/4/09 17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Lafayette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5 0:55</text:p>
          </table:table-cell>
          <table:table-cell table:style-name="ce1" office:value-type="string" calcext:value-type="string">
            <text:p>1/18/09 8:43</text:p>
          </table:table-cell>
          <table:table-cell office:value-type="float" office:value="37.88583" calcext:value-type="float">
            <text:p>37.88583</text:p>
          </table:table-cell>
          <table:table-cell office:value-type="float" office:value="-122.11694" calcext:value-type="float">
            <text:p>-122.11694</text:p>
          </table:table-cell>
        </table:table-row>
        <table:table-row table:style-name="ro1">
          <table:table-cell table:style-name="ce1" office:value-type="string" calcext:value-type="string">
            <text:p>1/17/09 1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Mushrif</text:p>
          </table:table-cell>
          <table:table-cell/>
          <table:table-cell office:value-type="string" calcext:value-type="string">
            <text:p>Kuwait</text:p>
          </table:table-cell>
          <table:table-cell table:style-name="ce1" office:value-type="string" calcext:value-type="string">
            <text:p>1/16/09 14:26</text:p>
          </table:table-cell>
          <table:table-cell table:style-name="ce1" office:value-type="string" calcext:value-type="string">
            <text:p>1/18/09 9:08</text:p>
          </table:table-cell>
          <table:table-cell office:value-type="float" office:value="29.2891667" calcext:value-type="float">
            <text:p>29.2891667</text:p>
          </table:table-cell>
          <table:table-cell office:value-type="float" office:value="48.05" calcext:value-type="float">
            <text:p>48.05</text:p>
          </table:table-cell>
        </table:table-row>
        <table:table-row table:style-name="ro1">
          <table:table-cell table:style-name="ce1" office:value-type="string" calcext:value-type="string">
            <text:p>1/18/09 2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Nashville <text:s text:c="18"/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6/09 19:32</text:p>
          </table:table-cell>
          <table:table-cell table:style-name="ce1" office:value-type="string" calcext:value-type="string">
            <text:p>1/18/09 9:13</text:p>
          </table:table-cell>
          <table:table-cell office:value-type="float" office:value="33.94556" calcext:value-type="float">
            <text:p>33.94556</text:p>
          </table:table-cell>
          <table:table-cell office:value-type="float" office:value="-93.84694" calcext:value-type="float">
            <text:p>-93.84694</text:p>
          </table:table-cell>
        </table:table-row>
        <table:table-row table:style-name="ro1">
          <table:table-cell table:style-name="ce1" office:value-type="string" calcext:value-type="string">
            <text:p>1/18/09 11:3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New Malde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0/28/05 14:57</text:p>
          </table:table-cell>
          <table:table-cell table:style-name="ce1" office:value-type="string" calcext:value-type="string">
            <text:p>1/18/09 10:27</text:p>
          </table:table-cell>
          <table:table-cell office:value-type="float" office:value="51.4166667" calcext:value-type="float">
            <text:p>51.41666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table:style-name="ce1" office:value-type="string" calcext:value-type="string">
            <text:p>1/18/09 4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28/07 13:39</text:p>
          </table:table-cell>
          <table:table-cell table:style-name="ce1" office:value-type="string" calcext:value-type="string">
            <text:p>1/18/09 11:58</text:p>
          </table:table-cell>
          <table:table-cell office:value-type="float" office:value="54.65" calcext:value-type="float">
            <text:p>54.65</text:p>
          </table:table-cell>
          <table:table-cell office:value-type="float" office:value="-1.6666667" calcext:value-type="float">
            <text:p>-1.6666667</text:p>
          </table:table-cell>
        </table:table-row>
        <table:table-row table:style-name="ro1">
          <table:table-cell table:style-name="ce1" office:value-type="string" calcext:value-type="string">
            <text:p>1/18/09 13:26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Navan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Ireland</text:p>
          </table:table-cell>
          <table:table-cell table:number-columns-repeated="2" table:style-name="ce1" office:value-type="string" calcext:value-type="string">
            <text:p>1/18/09 12:20</text:p>
          </table:table-cell>
          <table:table-cell office:value-type="float" office:value="53.6527778" calcext:value-type="float">
            <text:p>53.6527778</text:p>
          </table:table-cell>
          <table:table-cell office:value-type="float" office:value="-6.6813889" calcext:value-type="float">
            <text:p>-6.6813889</text:p>
          </table:table-cell>
        </table:table-row>
        <table:table-row table:style-name="ro1">
          <table:table-cell table:style-name="ce1" office:value-type="string" calcext:value-type="string">
            <text:p>1/18/09 11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hailesh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0:00</text:p>
          </table:table-cell>
          <table:table-cell table:style-name="ce1" office:value-type="string" calcext:value-type="string">
            <text:p>1/18/09 12:23</text:p>
          </table:table-cell>
          <table:table-cell office:value-type="float" office:value="39.43361" calcext:value-type="float">
            <text:p>39.43361</text:p>
          </table:table-cell>
          <table:table-cell office:value-type="float" office:value="-76.35806" calcext:value-type="float">
            <text:p>-76.35806</text:p>
          </table:table-cell>
        </table:table-row>
        <table:table-row table:style-name="ro1">
          <table:table-cell table:style-name="ce1" office:value-type="string" calcext:value-type="string">
            <text:p>1/18/09 12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0:00</text:p>
          </table:table-cell>
          <table:table-cell table:style-name="ce1" office:value-type="string" calcext:value-type="string">
            <text:p>1/18/09 12:23</text:p>
          </table:table-cell>
          <table:table-cell office:value-type="float" office:value="39.43361" calcext:value-type="float">
            <text:p>39.43361</text:p>
          </table:table-cell>
          <table:table-cell office:value-type="float" office:value="-76.35806" calcext:value-type="float">
            <text:p>-76.35806</text:p>
          </table:table-cell>
        </table:table-row>
        <table:table-row table:style-name="ro1">
          <table:table-cell table:style-name="ce1" office:value-type="string" calcext:value-type="string">
            <text:p>1/13/09 19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Hampton <text:s text:c="20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6 6:09</text:p>
          </table:table-cell>
          <table:table-cell table:style-name="ce1" office:value-type="string" calcext:value-type="string">
            <text:p>1/18/09 12:51</text:p>
          </table:table-cell>
          <table:table-cell office:value-type="float" office:value="40.70694" calcext:value-type="float">
            <text:p>40.70694</text:p>
          </table:table-cell>
          <table:table-cell office:value-type="float" office:value="-74.95639" calcext:value-type="float">
            <text:p>-74.95639</text:p>
          </table:table-cell>
        </table:table-row>
        <table:table-row table:style-name="ro1">
          <table:table-cell table:style-name="ce1" office:value-type="string" calcext:value-type="string">
            <text:p>1/5/09 21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Louisville <text:s text:c="17"/>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6:27</text:p>
          </table:table-cell>
          <table:table-cell table:style-name="ce1" office:value-type="string" calcext:value-type="string">
            <text:p>1/18/09 13:58</text:p>
          </table:table-cell>
          <table:table-cell office:value-type="float" office:value="38.25417" calcext:value-type="float">
            <text:p>38.25417</text:p>
          </table:table-cell>
          <table:table-cell office:value-type="float" office:value="-85.75944" calcext:value-type="float">
            <text:p>-85.75944</text:p>
          </table:table-cell>
        </table:table-row>
        <table:table-row table:style-name="ro1">
          <table:table-cell table:style-name="ce1" office:value-type="string" calcext:value-type="string">
            <text:p>1/14/09 6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Broadlands <text:s text:c="17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12/06 6:14</text:p>
          </table:table-cell>
          <table:table-cell table:style-name="ce1" office:value-type="string" calcext:value-type="string">
            <text:p>1/18/09 14:04</text:p>
          </table:table-cell>
          <table:table-cell office:value-type="float" office:value="39.04361" calcext:value-type="float">
            <text:p>39.04361</text:p>
          </table:table-cell>
          <table:table-cell office:value-type="float" office:value="-77.48778" calcext:value-type="float">
            <text:p>-77.48778</text:p>
          </table:table-cell>
        </table:table-row>
        <table:table-row table:style-name="ro1">
          <table:table-cell table:style-name="ce1" office:value-type="string" calcext:value-type="string">
            <text:p>1/4/09 23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arka</text:p>
          </table:table-cell>
          <table:table-cell office:value-type="string" calcext:value-type="string">
            <text:p>Yellowknife</text:p>
          </table:table-cell>
          <table:table-cell office:value-type="string" calcext:value-type="string">
            <text:p>Northwest Territories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4/09 22:41</text:p>
          </table:table-cell>
          <table:table-cell table:style-name="ce1" office:value-type="string" calcext:value-type="string">
            <text:p>1/18/09 16:17</text:p>
          </table:table-cell>
          <table:table-cell office:value-type="float" office:value="62.45" calcext:value-type="float">
            <text:p>62.45</text:p>
          </table:table-cell>
          <table:table-cell office:value-type="float" office:value="-114.35" calcext:value-type="float">
            <text:p>-114.35</text:p>
          </table:table-cell>
        </table:table-row>
        <table:table-row table:style-name="ro1">
          <table:table-cell table:style-name="ce1" office:value-type="string" calcext:value-type="string">
            <text:p>1/18/09 16:3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Los Angeles <text:s text:c="16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16:23</text:p>
          </table:table-cell>
          <table:table-cell table:style-name="ce1" office:value-type="string" calcext:value-type="string">
            <text:p>1/18/09 16:54</text:p>
          </table:table-cell>
          <table:table-cell office:value-type="float" office:value="34.05222" calcext:value-type="float">
            <text:p>34.05222</text:p>
          </table:table-cell>
          <table:table-cell office:value-type="float" office:value="-118.24278" calcext:value-type="float">
            <text:p>-118.24278</text:p>
          </table:table-cell>
        </table:table-row>
        <table:table-row table:style-name="ro1">
          <table:table-cell table:style-name="ce1" office:value-type="string" calcext:value-type="string">
            <text:p>1/18/09 17:0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bdul-L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18/09 16:58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18/09 17:2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Saint Paul <text:s text:c="17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18/09 17:16</text:p>
          </table:table-cell>
          <table:table-cell office:value-type="float" office:value="44.94444" calcext:value-type="float">
            <text:p>44.94444</text:p>
          </table:table-cell>
          <table:table-cell office:value-type="float" office:value="-93.09306" calcext:value-type="float">
            <text:p>-93.09306</text:p>
          </table:table-cell>
        </table:table-row>
        <table:table-row table:style-name="ro1">
          <table:table-cell table:style-name="ce1" office:value-type="string" calcext:value-type="string">
            <text:p>1/18/09 17:3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iyoung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18/09 17:34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11/09 11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pring Lake Park <text:s text:c="11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8 19:48</text:p>
          </table:table-cell>
          <table:table-cell table:style-name="ce1" office:value-type="string" calcext:value-type="string">
            <text:p>1/18/09 17:43</text:p>
          </table:table-cell>
          <table:table-cell office:value-type="float" office:value="45.10778" calcext:value-type="float">
            <text:p>45.10778</text:p>
          </table:table-cell>
          <table:table-cell office:value-type="float" office:value="-93.23778" calcext:value-type="float">
            <text:p>-93.23778</text:p>
          </table:table-cell>
        </table:table-row>
        <table:table-row table:style-name="ro1">
          <table:table-cell table:style-name="ce1" office:value-type="string" calcext:value-type="string">
            <text:p>1/13/09 20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3/09 16:44</text:p>
          </table:table-cell>
          <table:table-cell table:style-name="ce1" office:value-type="string" calcext:value-type="string">
            <text:p>1/18/09 19:17</text:p>
          </table:table-cell>
          <table:table-cell office:value-type="float" office:value="49.8833333" calcext:value-type="float">
            <text:p>49.8833333</text:p>
          </table:table-cell>
          <table:table-cell office:value-type="float" office:value="-97.1666667" calcext:value-type="float">
            <text:p>-97.1666667</text:p>
          </table:table-cell>
        </table:table-row>
        <table:table-row table:style-name="ro1">
          <table:table-cell table:style-name="ce1" office:value-type="string" calcext:value-type="string">
            <text:p>1/12/09 16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icki and Bill</text:p>
          </table:table-cell>
          <table:table-cell office:value-type="string" calcext:value-type="string">
            <text:p>Seattl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21:33</text:p>
          </table:table-cell>
          <table:table-cell table:style-name="ce1" office:value-type="string" calcext:value-type="string">
            <text:p>1/19/09 1:22</text:p>
          </table:table-cell>
          <table:table-cell office:value-type="float" office:value="47.60639" calcext:value-type="float">
            <text:p>47.60639</text:p>
          </table:table-cell>
          <table:table-cell office:value-type="float" office:value="-122.33083" calcext:value-type="float">
            <text:p>-122.33083</text:p>
          </table:table-cell>
        </table:table-row>
        <table:table-row table:style-name="ro1">
          <table:table-cell table:style-name="ce1" office:value-type="string" calcext:value-type="string">
            <text:p>1/12/09 15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ptford <text:s text:c="19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14:07</text:p>
          </table:table-cell>
          <table:table-cell table:style-name="ce1" office:value-type="string" calcext:value-type="string">
            <text:p>1/19/09 3:47</text:p>
          </table:table-cell>
          <table:table-cell office:value-type="float" office:value="39.83806" calcext:value-type="float">
            <text:p>39.83806</text:p>
          </table:table-cell>
          <table:table-cell office:value-type="float" office:value="-75.15306" calcext:value-type="float">
            <text:p>-75.15306</text:p>
          </table:table-cell>
        </table:table-row>
        <table:table-row table:style-name="ro1">
          <table:table-cell table:style-name="ce1" office:value-type="string" calcext:value-type="string">
            <text:p>1/6/09 12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tonella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6/09 12:04</text:p>
          </table:table-cell>
          <table:table-cell table:style-name="ce1" office:value-type="string" calcext:value-type="string">
            <text:p>1/19/09 4:59</text:p>
          </table:table-cell>
          <table:table-cell office:value-type="float" office:value="52.35" calcext:value-type="float">
            <text:p>52.35</text:p>
          </table:table-cell>
          <table:table-cell office:value-type="float" office:value="4.9166667" calcext:value-type="float">
            <text:p>4.9166667</text:p>
          </table:table-cell>
        </table:table-row>
        <table:table-row table:style-name="ro1">
          <table:table-cell table:style-name="ce1" office:value-type="string" calcext:value-type="string">
            <text:p>1/9/09 18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lpharetta <text:s text:c="17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5/08 7:56</text:p>
          </table:table-cell>
          <table:table-cell table:style-name="ce1" office:value-type="string" calcext:value-type="string">
            <text:p>1/19/09 6:12</text:p>
          </table:table-cell>
          <table:table-cell office:value-type="float" office:value="34.07528" calcext:value-type="float">
            <text:p>34.07528</text:p>
          </table:table-cell>
          <table:table-cell office:value-type="float" office:value="-84.29417" calcext:value-type="float">
            <text:p>-84.29417</text:p>
          </table:table-cell>
        </table:table-row>
        <table:table-row table:style-name="ro1">
          <table:table-cell table:style-name="ce1" office:value-type="string" calcext:value-type="string">
            <text:p>1/18/09 23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Washington <text:s text:c="17"/>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15:18</text:p>
          </table:table-cell>
          <table:table-cell table:style-name="ce1" office:value-type="string" calcext:value-type="string">
            <text:p>1/19/09 6:13</text:p>
          </table:table-cell>
          <table:table-cell office:value-type="float" office:value="38.895" calcext:value-type="float">
            <text:p>38.895</text:p>
          </table:table-cell>
          <table:table-cell office:value-type="float" office:value="-77.03667" calcext:value-type="float">
            <text:p>-77.03667</text:p>
          </table:table-cell>
        </table:table-row>
        <table:table-row table:style-name="ro1">
          <table:table-cell table:style-name="ce1" office:value-type="string" calcext:value-type="string">
            <text:p>1/7/09 8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nnik </text:p>
          </table:table-cell>
          <table:table-cell office:value-type="string" calcext:value-type="string">
            <text:p>Holmenkollen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3/09 11:06</text:p>
          </table:table-cell>
          <table:table-cell table:style-name="ce1" office:value-type="string" calcext:value-type="string">
            <text:p>1/19/09 6:54</text:p>
          </table:table-cell>
          <table:table-cell office:value-type="float" office:value="59.9666667" calcext:value-type="float">
            <text:p>59.9666667</text:p>
          </table:table-cell>
          <table:table-cell office:value-type="float" office:value="10.6666667" calcext:value-type="float">
            <text:p>10.6666667</text:p>
          </table:table-cell>
        </table:table-row>
        <table:table-row table:style-name="ro1">
          <table:table-cell table:style-name="ce1" office:value-type="string" calcext:value-type="string">
            <text:p>1/3/09 9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Zekeriyakoy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table:style-name="ce1" office:value-type="string" calcext:value-type="string">
            <text:p>12/29/08 10:38</text:p>
          </table:table-cell>
          <table:table-cell table:style-name="ce1" office:value-type="string" calcext:value-type="string">
            <text:p>1/19/09 7:37</text:p>
          </table:table-cell>
          <table:table-cell office:value-type="float" office:value="41.1980556" calcext:value-type="float">
            <text:p>41.1980556</text:p>
          </table:table-cell>
          <table:table-cell office:value-type="float" office:value="29.0302778" calcext:value-type="float">
            <text:p>29.0302778</text:p>
          </table:table-cell>
        </table:table-row>
        <table:table-row table:style-name="ro1">
          <table:table-cell table:style-name="ce1" office:value-type="string" calcext:value-type="string">
            <text:p>1/5/09 19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Washington <text:s text:c="17"/>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7/07 9:49</text:p>
          </table:table-cell>
          <table:table-cell table:style-name="ce1" office:value-type="string" calcext:value-type="string">
            <text:p>1/19/09 7:42</text:p>
          </table:table-cell>
          <table:table-cell office:value-type="float" office:value="38.895" calcext:value-type="float">
            <text:p>38.895</text:p>
          </table:table-cell>
          <table:table-cell office:value-type="float" office:value="-77.03667" calcext:value-type="float">
            <text:p>-77.03667</text:p>
          </table:table-cell>
        </table:table-row>
        <table:table-row table:style-name="ro1">
          <table:table-cell table:style-name="ce1" office:value-type="string" calcext:value-type="string">
            <text:p>1/4/09 12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5/25/07 10:58</text:p>
          </table:table-cell>
          <table:table-cell table:style-name="ce1" office:value-type="string" calcext:value-type="string">
            <text:p>1/19/09 7:58</text:p>
          </table:table-cell>
          <table:table-cell office:value-type="float" office:value="45.5" calcext:value-type="float">
            <text:p>45.5</text:p>
          </table:table-cell>
          <table:table-cell office:value-type="float" office:value="-73.5833333" calcext:value-type="float">
            <text:p>-73.5833333</text:p>
          </table:table-cell>
        </table:table-row>
        <table:table-row table:style-name="ro1">
          <table:table-cell table:style-name="ce1" office:value-type="string" calcext:value-type="string">
            <text:p>1/8/09 11:5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en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Lower Saxony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3/09 12:39</text:p>
          </table:table-cell>
          <table:table-cell table:style-name="ce1" office:value-type="string" calcext:value-type="string">
            <text:p>1/19/09 8:31</text:p>
          </table:table-cell>
          <table:table-cell office:value-type="float" office:value="52.2666667" calcext:value-type="float">
            <text:p>52.2666667</text:p>
          </table:table-cell>
          <table:table-cell office:value-type="float" office:value="10.5333333" calcext:value-type="float">
            <text:p>10.5333333</text:p>
          </table:table-cell>
        </table:table-row>
        <table:table-row table:style-name="ro1">
          <table:table-cell table:style-name="ce1" office:value-type="string" calcext:value-type="string">
            <text:p>1/14/09 18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Athens <text:s text:c="21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5/05 6:25</text:p>
          </table:table-cell>
          <table:table-cell table:style-name="ce1" office:value-type="string" calcext:value-type="string">
            <text:p>1/19/09 11:21</text:p>
          </table:table-cell>
          <table:table-cell office:value-type="float" office:value="33.96083" calcext:value-type="float">
            <text:p>33.96083</text:p>
          </table:table-cell>
          <table:table-cell office:value-type="float" office:value="-83.37806" calcext:value-type="float">
            <text:p>-83.37806</text:p>
          </table:table-cell>
        </table:table-row>
        <table:table-row table:style-name="ro1">
          <table:table-cell table:style-name="ce1" office:value-type="string" calcext:value-type="string">
            <text:p>1/11/09 19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Hoschton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8:17</text:p>
          </table:table-cell>
          <table:table-cell table:style-name="ce1" office:value-type="string" calcext:value-type="string">
            <text:p>1/19/09 12:47</text:p>
          </table:table-cell>
          <table:table-cell office:value-type="float" office:value="34.09639" calcext:value-type="float">
            <text:p>34.09639</text:p>
          </table:table-cell>
          <table:table-cell office:value-type="float" office:value="-83.76139" calcext:value-type="float">
            <text:p>-83.76139</text:p>
          </table:table-cell>
        </table:table-row>
        <table:table-row table:style-name="ro1">
          <table:table-cell table:style-name="ce1" office:value-type="string" calcext:value-type="string">
            <text:p>1/14/09 5:2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Binningen</text:p>
          </table:table-cell>
          <table:table-cell office:value-type="string" calcext:value-type="string">
            <text:p>Basel-Country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12/09 13:31</text:p>
          </table:table-cell>
          <table:table-cell table:style-name="ce1" office:value-type="string" calcext:value-type="string">
            <text:p>1/19/09 13:07</text:p>
          </table:table-cell>
          <table:table-cell office:value-type="float" office:value="47.5333333" calcext:value-type="float">
            <text:p>47.5333333</text:p>
          </table:table-cell>
          <table:table-cell office:value-type="float" office:value="7.5666667" calcext:value-type="float">
            <text:p>7.5666667</text:p>
          </table:table-cell>
        </table:table-row>
        <table:table-row table:style-name="ro1">
          <table:table-cell table:style-name="ce1" office:value-type="string" calcext:value-type="string">
            <text:p>1/15/09 8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irstie</text:p>
          </table:table-cell>
          <table:table-cell office:value-type="string" calcext:value-type="string">
            <text:p>Royal Oak <text:s text:c="18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3/08 19:35</text:p>
          </table:table-cell>
          <table:table-cell table:style-name="ce1" office:value-type="string" calcext:value-type="string">
            <text:p>1/19/09 14:59</text:p>
          </table:table-cell>
          <table:table-cell office:value-type="float" office:value="42.48944" calcext:value-type="float">
            <text:p>42.48944</text:p>
          </table:table-cell>
          <table:table-cell office:value-type="float" office:value="-83.14472" calcext:value-type="float">
            <text:p>-83.14472</text:p>
          </table:table-cell>
        </table:table-row>
        <table:table-row table:style-name="ro1">
          <table:table-cell table:style-name="ce1" office:value-type="string" calcext:value-type="string">
            <text:p>1/15/09 8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cott </text:p>
          </table:table-cell>
          <table:table-cell office:value-type="string" calcext:value-type="string">
            <text:p>Royal Oak <text:s text:c="18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3/08 19:35</text:p>
          </table:table-cell>
          <table:table-cell table:style-name="ce1" office:value-type="string" calcext:value-type="string">
            <text:p>1/19/09 14:59</text:p>
          </table:table-cell>
          <table:table-cell office:value-type="float" office:value="42.48944" calcext:value-type="float">
            <text:p>42.48944</text:p>
          </table:table-cell>
          <table:table-cell office:value-type="float" office:value="-83.14472" calcext:value-type="float">
            <text:p>-83.14472</text:p>
          </table:table-cell>
        </table:table-row>
        <table:table-row table:style-name="ro1">
          <table:table-cell table:style-name="ce1" office:value-type="string" calcext:value-type="string">
            <text:p>1/2/09 17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mmie</text:p>
          </table:table-cell>
          <table:table-cell office:value-type="string" calcext:value-type="string">
            <text:p>Belmont <text:s text:c="20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9/05 17:19</text:p>
          </table:table-cell>
          <table:table-cell table:style-name="ce1" office:value-type="string" calcext:value-type="string">
            <text:p>1/19/09 15:36</text:p>
          </table:table-cell>
          <table:table-cell office:value-type="float" office:value="42.39583" calcext:value-type="float">
            <text:p>42.39583</text:p>
          </table:table-cell>
          <table:table-cell office:value-type="float" office:value="-71.17917" calcext:value-type="float">
            <text:p>-71.17917</text:p>
          </table:table-cell>
        </table:table-row>
        <table:table-row table:style-name="ro1">
          <table:table-cell table:style-name="ce1" office:value-type="string" calcext:value-type="string">
            <text:p>1/19/09 16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Old Greenwich <text:s text:c="14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5:31</text:p>
          </table:table-cell>
          <table:table-cell table:style-name="ce1" office:value-type="string" calcext:value-type="string">
            <text:p>1/19/09 16:00</text:p>
          </table:table-cell>
          <table:table-cell office:value-type="float" office:value="41.02278" calcext:value-type="float">
            <text:p>41.02278</text:p>
          </table:table-cell>
          <table:table-cell office:value-type="float" office:value="-73.56528" calcext:value-type="float">
            <text:p>-73.56528</text:p>
          </table:table-cell>
        </table:table-row>
        <table:table-row table:style-name="ro1">
          <table:table-cell table:style-name="ce1" office:value-type="string" calcext:value-type="string">
            <text:p>1/19/09 16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oconut Grove <text:s text:c="14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19/09 16:18</text:p>
          </table:table-cell>
          <table:table-cell office:value-type="float" office:value="25.71222" calcext:value-type="float">
            <text:p>25.71222</text:p>
          </table:table-cell>
          <table:table-cell office:value-type="float" office:value="-80.25722" calcext:value-type="float">
            <text:p>-80.25722</text:p>
          </table:table-cell>
        </table:table-row>
        <table:table-row table:style-name="ro1">
          <table:table-cell table:style-name="ce1" office:value-type="string" calcext:value-type="string">
            <text:p>1/10/09 17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iri</text:p>
          </table:table-cell>
          <table:table-cell office:value-type="string" calcext:value-type="string">
            <text:p>Vienna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0/09 16:32</text:p>
          </table:table-cell>
          <table:table-cell table:style-name="ce1" office:value-type="string" calcext:value-type="string">
            <text:p>1/19/09 17:52</text:p>
          </table:table-cell>
          <table:table-cell office:value-type="float" office:value="38.90111" calcext:value-type="float">
            <text:p>38.90111</text:p>
          </table:table-cell>
          <table:table-cell office:value-type="float" office:value="-77.26556" calcext:value-type="float">
            <text:p>-77.26556</text:p>
          </table:table-cell>
        </table:table-row>
        <table:table-row table:style-name="ro1">
          <table:table-cell table:style-name="ce1" office:value-type="string" calcext:value-type="string">
            <text:p>1/18/09 13:4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San Ramon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2:00</text:p>
          </table:table-cell>
          <table:table-cell table:style-name="ce1" office:value-type="string" calcext:value-type="string">
            <text:p>1/19/09 18:07</text:p>
          </table:table-cell>
          <table:table-cell office:value-type="float" office:value="37.78" calcext:value-type="float">
            <text:p>37.78</text:p>
          </table:table-cell>
          <table:table-cell office:value-type="float" office:value="-121.97694" calcext:value-type="float">
            <text:p>-121.97694</text:p>
          </table:table-cell>
        </table:table-row>
        <table:table-row table:style-name="ro1">
          <table:table-cell table:style-name="ce1" office:value-type="string" calcext:value-type="string">
            <text:p>1/15/09 5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ve and Amy</text:p>
          </table:table-cell>
          <table:table-cell office:value-type="string" calcext:value-type="string">
            <text:p>Norfolk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0:21</text:p>
          </table:table-cell>
          <table:table-cell table:style-name="ce1" office:value-type="string" calcext:value-type="string">
            <text:p>1/19/09 22:48</text:p>
          </table:table-cell>
          <table:table-cell office:value-type="float" office:value="36.84667" calcext:value-type="float">
            <text:p>36.84667</text:p>
          </table:table-cell>
          <table:table-cell office:value-type="float" office:value="-76.28556" calcext:value-type="float">
            <text:p>-76.28556</text:p>
          </table:table-cell>
        </table:table-row>
        <table:table-row table:style-name="ro1">
          <table:table-cell table:style-name="ce1" office:value-type="string" calcext:value-type="string">
            <text:p>1/19/09 23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Norfolk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19/09 22:53</text:p>
          </table:table-cell>
          <table:table-cell office:value-type="float" office:value="36.84667" calcext:value-type="float">
            <text:p>36.84667</text:p>
          </table:table-cell>
          <table:table-cell office:value-type="float" office:value="-76.28556" calcext:value-type="float">
            <text:p>-76.28556</text:p>
          </table:table-cell>
        </table:table-row>
        <table:table-row table:style-name="ro1">
          <table:table-cell table:style-name="ce1" office:value-type="string" calcext:value-type="string">
            <text:p>1/19/09 11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8/27/08 8:22</text:p>
          </table:table-cell>
          <table:table-cell table:style-name="ce1" office:value-type="string" calcext:value-type="string">
            <text:p>1/20/09 0:35</text:p>
          </table:table-cell>
          <table:table-cell office:value-type="float" office:value="57.1333333" calcext:value-type="float">
            <text:p>57.1333333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table:style-name="ce1" office:value-type="string" calcext:value-type="string">
            <text:p>1/4/09 1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Charlestown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7/15/08 21:04</text:p>
          </table:table-cell>
          <table:table-cell table:style-name="ce1" office:value-type="string" calcext:value-type="string">
            <text:p>1/20/09 1:08</text:p>
          </table:table-cell>
          <table:table-cell office:value-type="float" office:value="-32.95" calcext:value-type="float">
            <text:p>-32.95</text:p>
          </table:table-cell>
          <table:table-cell office:value-type="float" office:value="151.6666667" calcext:value-type="float">
            <text:p>151.6666667</text:p>
          </table:table-cell>
        </table:table-row>
        <table:table-row table:style-name="ro1">
          <table:table-cell table:style-name="ce1" office:value-type="string" calcext:value-type="string">
            <text:p>1/20/09 3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0/09 3:02</text:p>
          </table:table-cell>
          <table:table-cell table:style-name="ce1" office:value-type="string" calcext:value-type="string">
            <text:p>1/20/09 3:06</text:p>
          </table:table-cell>
          <table:table-cell office:value-type="float" office:value="53.5333333" calcext:value-type="float">
            <text:p>53.5333333</text:p>
          </table:table-cell>
          <table:table-cell office:value-type="float" office:value="-2.6166667" calcext:value-type="float">
            <text:p>-2.6166667</text:p>
          </table:table-cell>
        </table:table-row>
        <table:table-row table:style-name="ro1">
          <table:table-cell table:style-name="ce1" office:value-type="string" calcext:value-type="string">
            <text:p>1/3/09 10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jeiny</text:p>
          </table:table-cell>
          <table:table-cell office:value-type="string" calcext:value-type="string">
            <text:p>Rockville <text:s text:c="18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18/05 9:27</text:p>
          </table:table-cell>
          <table:table-cell table:style-name="ce1" office:value-type="string" calcext:value-type="string">
            <text:p>1/20/09 6:47</text:p>
          </table:table-cell>
          <table:table-cell office:value-type="float" office:value="39.01806" calcext:value-type="float">
            <text:p>39.01806</text:p>
          </table:table-cell>
          <table:table-cell office:value-type="float" office:value="-77.20889" calcext:value-type="float">
            <text:p>-77.20889</text:p>
          </table:table-cell>
        </table:table-row>
        <table:table-row table:style-name="ro1">
          <table:table-cell table:style-name="ce1" office:value-type="string" calcext:value-type="string">
            <text:p>1/20/09 5:24</text:p>
          </table:table-cell>
          <table:table-cell office:value-type="string" calcext:value-type="string">
            <text:p>Product3 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hreveport <text:s text:c="17"/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0/09 5:13</text:p>
          </table:table-cell>
          <table:table-cell table:style-name="ce1" office:value-type="string" calcext:value-type="string">
            <text:p>1/20/09 7:15</text:p>
          </table:table-cell>
          <table:table-cell office:value-type="float" office:value="32.525" calcext:value-type="float">
            <text:p>32.525</text:p>
          </table:table-cell>
          <table:table-cell office:value-type="float" office:value="-93.75" calcext:value-type="float">
            <text:p>-93.75</text:p>
          </table:table-cell>
        </table:table-row>
        <table:table-row table:style-name="ro1">
          <table:table-cell table:style-name="ce1" office:value-type="string" calcext:value-type="string">
            <text:p>1/20/09 6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Shreveport <text:s text:c="17"/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0/09 5:13</text:p>
          </table:table-cell>
          <table:table-cell table:style-name="ce1" office:value-type="string" calcext:value-type="string">
            <text:p>1/20/09 7:15</text:p>
          </table:table-cell>
          <table:table-cell office:value-type="float" office:value="32.525" calcext:value-type="float">
            <text:p>32.525</text:p>
          </table:table-cell>
          <table:table-cell office:value-type="float" office:value="-93.75" calcext:value-type="float">
            <text:p>-93.75</text:p>
          </table:table-cell>
        </table:table-row>
        <table:table-row table:style-name="ro1">
          <table:table-cell table:style-name="ce1" office:value-type="string" calcext:value-type="string">
            <text:p>1/10/09 11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ittle Silver <text:s text:c="14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8/08 20:10</text:p>
          </table:table-cell>
          <table:table-cell table:style-name="ce1" office:value-type="string" calcext:value-type="string">
            <text:p>1/20/09 7:42</text:p>
          </table:table-cell>
          <table:table-cell office:value-type="float" office:value="40.33667" calcext:value-type="float">
            <text:p>40.33667</text:p>
          </table:table-cell>
          <table:table-cell office:value-type="float" office:value="-74.0475" calcext:value-type="float">
            <text:p>-74.0475</text:p>
          </table:table-cell>
        </table:table-row>
        <table:table-row table:style-name="ro1">
          <table:table-cell table:style-name="ce1" office:value-type="string" calcext:value-type="string">
            <text:p>1/20/09 5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bbey Tow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0/09 4:23</text:p>
          </table:table-cell>
          <table:table-cell table:style-name="ce1" office:value-type="string" calcext:value-type="string">
            <text:p>1/20/09 7:46</text:p>
          </table:table-cell>
          <table:table-cell office:value-type="float" office:value="54.8333333" calcext:value-type="float">
            <text:p>54.8333333</text:p>
          </table:table-cell>
          <table:table-cell office:value-type="float" office:value="-3.2833333" calcext:value-type="float">
            <text:p>-3.2833333</text:p>
          </table:table-cell>
        </table:table-row>
        <table:table-row table:style-name="ro1">
          <table:table-cell table:style-name="ce1" office:value-type="string" calcext:value-type="string">
            <text:p>1/19/09 16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Mid City West <text:s text:c="14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0:24</text:p>
          </table:table-cell>
          <table:table-cell table:style-name="ce1" office:value-type="string" calcext:value-type="string">
            <text:p>1/20/09 10:09</text:p>
          </table:table-cell>
          <table:table-cell office:value-type="float" office:value="39.95222" calcext:value-type="float">
            <text:p>39.95222</text:p>
          </table:table-cell>
          <table:table-cell office:value-type="float" office:value="-75.16417" calcext:value-type="float">
            <text:p>-75.16417</text:p>
          </table:table-cell>
        </table:table-row>
        <table:table-row table:style-name="ro1">
          <table:table-cell table:style-name="ce1" office:value-type="string" calcext:value-type="string">
            <text:p>1/18/09 10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0:00</text:p>
          </table:table-cell>
          <table:table-cell table:style-name="ce1" office:value-type="string" calcext:value-type="string">
            <text:p>1/20/09 11:09</text:p>
          </table:table-cell>
          <table:table-cell office:value-type="float" office:value="33.74889" calcext:value-type="float">
            <text:p>33.74889</text:p>
          </table:table-cell>
          <table:table-cell office:value-type="float" office:value="-84.38806" calcext:value-type="float">
            <text:p>-84.38806</text:p>
          </table:table-cell>
        </table:table-row>
        <table:table-row table:style-name="ro1">
          <table:table-cell table:style-name="ce1" office:value-type="string" calcext:value-type="string">
            <text:p>1/7/09 6:1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iffany 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7/09 5:30</text:p>
          </table:table-cell>
          <table:table-cell table:style-name="ce1" office:value-type="string" calcext:value-type="string">
            <text:p>1/20/09 11:22</text:p>
          </table:table-cell>
          <table:table-cell office:value-type="float" office:value="48.8666667" calcext:value-type="float">
            <text:p>48.8666667</text:p>
          </table:table-cell>
          <table:table-cell office:value-type="float" office:value="2.3333333" calcext:value-type="float">
            <text:p>2.3333333</text:p>
          </table:table-cell>
        </table:table-row>
        <table:table-row table:style-name="ro1">
          <table:table-cell table:style-name="ce1" office:value-type="string" calcext:value-type="string">
            <text:p>1/3/09 8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0/10/08 1:26</text:p>
          </table:table-cell>
          <table:table-cell table:style-name="ce1" office:value-type="string" calcext:value-type="string">
            <text:p>1/20/09 11:31</text:p>
          </table:table-cell>
          <table:table-cell office:value-type="float" office:value="52.0333333" calcext:value-type="float">
            <text:p>52.0333333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table:style-name="ce1" office:value-type="string" calcext:value-type="string">
            <text:p>1/1/09 2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ay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3/12/06 11:31</text:p>
          </table:table-cell>
          <table:table-cell table:style-name="ce1" office:value-type="string" calcext:value-type="string">
            <text:p>1/20/09 11:56</text:p>
          </table:table-cell>
          <table:table-cell office:value-type="float" office:value="51.05" calcext:value-type="float">
            <text:p>51.05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table:style-name="ce1" office:value-type="string" calcext:value-type="string">
            <text:p>1/20/09 12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NYC <text:s text:c="24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0/09 12:17</text:p>
          </table:table-cell>
          <table:table-cell table:style-name="ce1" office:value-type="string" calcext:value-type="string">
            <text:p>1/20/09 12:55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20/09 3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he Grange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1/12/08 3:34</text:p>
          </table:table-cell>
          <table:table-cell table:style-name="ce1" office:value-type="string" calcext:value-type="string">
            <text:p>1/20/09 13:11</text:p>
          </table:table-cell>
          <table:table-cell office:value-type="float" office:value="-24.8166667" calcext:value-type="float">
            <text:p>-24.8166667</text:p>
          </table:table-cell>
          <table:table-cell office:value-type="float" office:value="152.4166667" calcext:value-type="float">
            <text:p>152.4166667</text:p>
          </table:table-cell>
        </table:table-row>
        <table:table-row table:style-name="ro1">
          <table:table-cell table:style-name="ce1" office:value-type="string" calcext:value-type="string">
            <text:p>1/15/09 11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Brookline <text:s text:c="18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11/07 11:18</text:p>
          </table:table-cell>
          <table:table-cell table:style-name="ce1" office:value-type="string" calcext:value-type="string">
            <text:p>1/20/09 14:01</text:p>
          </table:table-cell>
          <table:table-cell office:value-type="float" office:value="42.33167" calcext:value-type="float">
            <text:p>42.33167</text:p>
          </table:table-cell>
          <table:table-cell office:value-type="float" office:value="-71.12167" calcext:value-type="float">
            <text:p>-71.12167</text:p>
          </table:table-cell>
        </table:table-row>
        <table:table-row table:style-name="ro1">
          <table:table-cell table:style-name="ce1" office:value-type="string" calcext:value-type="string">
            <text:p>1/5/09 16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Montreal-Nord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9/29/03 17:08</text:p>
          </table:table-cell>
          <table:table-cell table:style-name="ce1" office:value-type="string" calcext:value-type="string">
            <text:p>1/20/09 14:38</text:p>
          </table:table-cell>
          <table:table-cell office:value-type="float" office:value="45.6" calcext:value-type="float">
            <text:p>45.6</text:p>
          </table:table-cell>
          <table:table-cell office:value-type="float" office:value="-73.6166667" calcext:value-type="float">
            <text:p>-73.6166667</text:p>
          </table:table-cell>
        </table:table-row>
        <table:table-row table:style-name="ro1">
          <table:table-cell table:style-name="ce1" office:value-type="string" calcext:value-type="string">
            <text:p>1/12/09 19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lanca Gabriela </text:p>
          </table:table-cell>
          <table:table-cell office:value-type="string" calcext:value-type="string">
            <text:p>Irving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0/08 21:49</text:p>
          </table:table-cell>
          <table:table-cell table:style-name="ce1" office:value-type="string" calcext:value-type="string">
            <text:p>1/20/09 18:02</text:p>
          </table:table-cell>
          <table:table-cell office:value-type="float" office:value="32.81389" calcext:value-type="float">
            <text:p>32.81389</text:p>
          </table:table-cell>
          <table:table-cell office:value-type="float" office:value="-96.94861" calcext:value-type="float">
            <text:p>-96.94861</text:p>
          </table:table-cell>
        </table:table-row>
        <table:table-row table:style-name="ro1">
          <table:table-cell table:style-name="ce1" office:value-type="string" calcext:value-type="string">
            <text:p>1/4/09 19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Ottawa Hills <text:s text:c="15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18:38</text:p>
          </table:table-cell>
          <table:table-cell table:style-name="ce1" office:value-type="string" calcext:value-type="string">
            <text:p>1/20/09 18:03</text:p>
          </table:table-cell>
          <table:table-cell office:value-type="float" office:value="41.66417" calcext:value-type="float">
            <text:p>41.66417</text:p>
          </table:table-cell>
          <table:table-cell office:value-type="float" office:value="-83.64333" calcext:value-type="float">
            <text:p>-83.64333</text:p>
          </table:table-cell>
        </table:table-row>
        <table:table-row table:style-name="ro1">
          <table:table-cell table:style-name="ce1" office:value-type="string" calcext:value-type="string">
            <text:p>1/10/09 8:3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atricia </text:p>
          </table:table-cell>
          <table:table-cell office:value-type="string" calcext:value-type="string">
            <text:p>Portola Valley <text:s text:c="13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4/07 10:09</text:p>
          </table:table-cell>
          <table:table-cell table:style-name="ce1" office:value-type="string" calcext:value-type="string">
            <text:p>1/20/09 22:06</text:p>
          </table:table-cell>
          <table:table-cell office:value-type="float" office:value="37.38417" calcext:value-type="float">
            <text:p>37.38417</text:p>
          </table:table-cell>
          <table:table-cell office:value-type="float" office:value="-122.23417" calcext:value-type="float">
            <text:p>-122.23417</text:p>
          </table:table-cell>
        </table:table-row>
        <table:table-row table:style-name="ro1">
          <table:table-cell table:style-name="ce1" office:value-type="string" calcext:value-type="string">
            <text:p>1/9/09 14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7/09 18:15</text:p>
          </table:table-cell>
          <table:table-cell table:style-name="ce1" office:value-type="string" calcext:value-type="string">
            <text:p>1/21/09 0:29</text:p>
          </table:table-cell>
          <table:table-cell office:value-type="float" office:value="-33.8833333" calcext:value-type="float">
            <text:p>-33.8833333</text:p>
          </table:table-cell>
          <table:table-cell office:value-type="float" office:value="151.2166667" calcext:value-type="float">
            <text:p>151.2166667</text:p>
          </table:table-cell>
        </table:table-row>
        <table:table-row table:style-name="ro1">
          <table:table-cell table:style-name="ce1" office:value-type="string" calcext:value-type="string">
            <text:p>1/16/09 2:41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istyn</text:p>
          </table:table-cell>
          <table:table-cell office:value-type="string" calcext:value-type="string">
            <text:p>Kearns <text:s text:c="21"/>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18:01</text:p>
          </table:table-cell>
          <table:table-cell table:style-name="ce1" office:value-type="string" calcext:value-type="string">
            <text:p>1/21/09 1:02</text:p>
          </table:table-cell>
          <table:table-cell office:value-type="float" office:value="40.66" calcext:value-type="float">
            <text:p>40.66</text:p>
          </table:table-cell>
          <table:table-cell office:value-type="float" office:value="-111.99556" calcext:value-type="float">
            <text:p>-111.99556</text:p>
          </table:table-cell>
        </table:table-row>
        <table:table-row table:style-name="ro1">
          <table:table-cell table:style-name="ce1" office:value-type="string" calcext:value-type="string">
            <text:p>1/16/09 18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Wollongong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1/1/08 16:32</text:p>
          </table:table-cell>
          <table:table-cell table:style-name="ce1" office:value-type="string" calcext:value-type="string">
            <text:p>1/21/09 1:49</text:p>
          </table:table-cell>
          <table:table-cell office:value-type="float" office:value="-34.4333333" calcext:value-type="float">
            <text:p>-34.4333333</text:p>
          </table:table-cell>
          <table:table-cell office:value-type="float" office:value="150.8833333" calcext:value-type="float">
            <text:p>150.8833333</text:p>
          </table:table-cell>
        </table:table-row>
        <table:table-row table:style-name="ro1">
          <table:table-cell table:style-name="ce1" office:value-type="string" calcext:value-type="string">
            <text:p>1/20/09 8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Brooklyn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5/07 18:52</text:p>
          </table:table-cell>
          <table:table-cell table:style-name="ce1" office:value-type="string" calcext:value-type="string">
            <text:p>1/21/09 5:16</text:p>
          </table:table-cell>
          <table:table-cell office:value-type="float" office:value="40.65" calcext:value-type="float">
            <text:p>40.65</text:p>
          </table:table-cell>
          <table:table-cell office:value-type="float" office:value="-73.95" calcext:value-type="float">
            <text:p>-73.95</text:p>
          </table:table-cell>
        </table:table-row>
        <table:table-row table:style-name="ro1">
          <table:table-cell table:style-name="ce1" office:value-type="string" calcext:value-type="string">
            <text:p>1/6/09 12:4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aylee</text:p>
          </table:table-cell>
          <table:table-cell office:value-type="string" calcext:value-type="string">
            <text:p>Penngrove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4:06</text:p>
          </table:table-cell>
          <table:table-cell table:style-name="ce1" office:value-type="string" calcext:value-type="string">
            <text:p>1/21/09 11:18</text:p>
          </table:table-cell>
          <table:table-cell office:value-type="float" office:value="38.29972" calcext:value-type="float">
            <text:p>38.29972</text:p>
          </table:table-cell>
          <table:table-cell office:value-type="float" office:value="-122.66556" calcext:value-type="float">
            <text:p>-122.66556</text:p>
          </table:table-cell>
        </table:table-row>
        <table:table-row table:style-name="ro1">
          <table:table-cell table:style-name="ce1" office:value-type="string" calcext:value-type="string">
            <text:p>1/10/09 8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Lemont <text:s text:c="21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19:15</text:p>
          </table:table-cell>
          <table:table-cell table:style-name="ce1" office:value-type="string" calcext:value-type="string">
            <text:p>1/21/09 11:35</text:p>
          </table:table-cell>
          <table:table-cell office:value-type="float" office:value="41.67361" calcext:value-type="float">
            <text:p>41.67361</text:p>
          </table:table-cell>
          <table:table-cell office:value-type="float" office:value="-88.00167" calcext:value-type="float">
            <text:p>-88.00167</text:p>
          </table:table-cell>
        </table:table-row>
        <table:table-row table:style-name="ro1">
          <table:table-cell table:style-name="ce1" office:value-type="string" calcext:value-type="string">
            <text:p>1/7/09 14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San Carlos <text:s text:c="17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5:42</text:p>
          </table:table-cell>
          <table:table-cell table:style-name="ce1" office:value-type="string" calcext:value-type="string">
            <text:p>1/21/09 12:00</text:p>
          </table:table-cell>
          <table:table-cell office:value-type="float" office:value="37.50722" calcext:value-type="float">
            <text:p>37.50722</text:p>
          </table:table-cell>
          <table:table-cell office:value-type="float" office:value="-122.25944" calcext:value-type="float">
            <text:p>-122.25944</text:p>
          </table:table-cell>
        </table:table-row>
        <table:table-row table:style-name="ro1">
          <table:table-cell table:style-name="ce1" office:value-type="string" calcext:value-type="string">
            <text:p>1/8/09 15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Chicago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22:22</text:p>
          </table:table-cell>
          <table:table-cell table:style-name="ce1" office:value-type="string" calcext:value-type="string">
            <text:p>1/21/09 13:28</text:p>
          </table:table-cell>
          <table:table-cell office:value-type="float" office:value="41.85" calcext:value-type="float">
            <text:p>41.85</text:p>
          </table:table-cell>
          <table:table-cell office:value-type="float" office:value="-87.65" calcext:value-type="float">
            <text:p>-87.65</text:p>
          </table:table-cell>
        </table:table-row>
        <table:table-row table:style-name="ro1">
          <table:table-cell table:style-name="ce1" office:value-type="string" calcext:value-type="string">
            <text:p>1/21/09 11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e</text:p>
          </table:table-cell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2/23/08 12:02</text:p>
          </table:table-cell>
          <table:table-cell table:style-name="ce1" office:value-type="string" calcext:value-type="string">
            <text:p>1/21/09 13:47</text:p>
          </table:table-cell>
          <table:table-cell office:value-type="float" office:value="59.9166667" calcext:value-type="float">
            <text:p>59.916666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table:style-name="ce1" office:value-type="string" calcext:value-type="string">
            <text:p>1/21/09 14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antag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9 12:00</text:p>
          </table:table-cell>
          <table:table-cell table:style-name="ce1" office:value-type="string" calcext:value-type="string">
            <text:p>1/21/09 14:06</text:p>
          </table:table-cell>
          <table:table-cell office:value-type="float" office:value="40.68361" calcext:value-type="float">
            <text:p>40.68361</text:p>
          </table:table-cell>
          <table:table-cell office:value-type="float" office:value="-73.51056" calcext:value-type="float">
            <text:p>-73.51056</text:p>
          </table:table-cell>
        </table:table-row>
        <table:table-row table:style-name="ro1">
          <table:table-cell table:style-name="ce1" office:value-type="string" calcext:value-type="string">
            <text:p>1/2/09 2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Coomer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5/3/08 4:14</text:p>
          </table:table-cell>
          <table:table-cell table:style-name="ce1" office:value-type="string" calcext:value-type="string">
            <text:p>1/21/09 16:37</text:p>
          </table:table-cell>
          <table:table-cell office:value-type="float" office:value="-27.8833333" calcext:value-type="float">
            <text:p>-27.8833333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table:style-name="ce1" office:value-type="string" calcext:value-type="string">
            <text:p>1/19/09 19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Fort Oglethorpe <text:s text:c="12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6:52</text:p>
          </table:table-cell>
          <table:table-cell table:style-name="ce1" office:value-type="string" calcext:value-type="string">
            <text:p>1/21/09 17:02</text:p>
          </table:table-cell>
          <table:table-cell office:value-type="float" office:value="34.94889" calcext:value-type="float">
            <text:p>34.94889</text:p>
          </table:table-cell>
          <table:table-cell office:value-type="float" office:value="-85.25694" calcext:value-type="float">
            <text:p>-85.25694</text:p>
          </table:table-cell>
        </table:table-row>
        <table:table-row table:style-name="ro1">
          <table:table-cell table:style-name="ce1" office:value-type="string" calcext:value-type="string">
            <text:p>1/18/09 6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Corbin City <text:s text:c="16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7/05 19:22</text:p>
          </table:table-cell>
          <table:table-cell table:style-name="ce1" office:value-type="string" calcext:value-type="string">
            <text:p>1/21/09 17:10</text:p>
          </table:table-cell>
          <table:table-cell office:value-type="float" office:value="39.24167" calcext:value-type="float">
            <text:p>39.24167</text:p>
          </table:table-cell>
          <table:table-cell office:value-type="float" office:value="-74.81556" calcext:value-type="float">
            <text:p>-74.81556</text:p>
          </table:table-cell>
        </table:table-row>
        <table:table-row table:style-name="ro1">
          <table:table-cell table:style-name="ce1" office:value-type="string" calcext:value-type="string">
            <text:p>1/20/09 11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Lakeside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/08 23:14</text:p>
          </table:table-cell>
          <table:table-cell table:style-name="ce1" office:value-type="string" calcext:value-type="string">
            <text:p>1/21/09 17:25</text:p>
          </table:table-cell>
          <table:table-cell office:value-type="float" office:value="32.85722" calcext:value-type="float">
            <text:p>32.85722</text:p>
          </table:table-cell>
          <table:table-cell office:value-type="float" office:value="-116.92139" calcext:value-type="float">
            <text:p>-116.92139</text:p>
          </table:table-cell>
        </table:table-row>
        <table:table-row table:style-name="ro1">
          <table:table-cell table:style-name="ce1" office:value-type="string" calcext:value-type="string">
            <text:p>1/20/09 16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ishpala</text:p>
          </table:table-cell>
          <table:table-cell office:value-type="string" calcext:value-type="string">
            <text:p>Margate <text:s text:c="20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8 9:52</text:p>
          </table:table-cell>
          <table:table-cell table:style-name="ce1" office:value-type="string" calcext:value-type="string">
            <text:p>1/21/09 19:05</text:p>
          </table:table-cell>
          <table:table-cell office:value-type="float" office:value="26.30972" calcext:value-type="float">
            <text:p>26.30972</text:p>
          </table:table-cell>
          <table:table-cell office:value-type="float" office:value="-80.2375" calcext:value-type="float">
            <text:p>-80.2375</text:p>
          </table:table-cell>
        </table:table-row>
        <table:table-row table:style-name="ro1">
          <table:table-cell table:style-name="ce1" office:value-type="string" calcext:value-type="string">
            <text:p>1/1/09 7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Emer</text:p>
          </table:table-cell>
          <table:table-cell office:value-type="string" calcext:value-type="string">
            <text:p>South Palm Beach <text:s text:c="11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8/05 5:40</text:p>
          </table:table-cell>
          <table:table-cell table:style-name="ce1" office:value-type="string" calcext:value-type="string">
            <text:p>1/21/09 19:14</text:p>
          </table:table-cell>
          <table:table-cell office:value-type="float" office:value="26.70528" calcext:value-type="float">
            <text:p>26.70528</text:p>
          </table:table-cell>
          <table:table-cell office:value-type="float" office:value="-80.03667" calcext:value-type="float">
            <text:p>-80.03667</text:p>
          </table:table-cell>
        </table:table-row>
        <table:table-row table:style-name="ro1">
          <table:table-cell table:style-name="ce1" office:value-type="string" calcext:value-type="string">
            <text:p>1/21/09 14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9 10:23</text:p>
          </table:table-cell>
          <table:table-cell table:style-name="ce1" office:value-type="string" calcext:value-type="string">
            <text:p>1/21/09 20:34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7/09 22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ailani</text:p>
          </table:table-cell>
          <table:table-cell office:value-type="string" calcext:value-type="string">
            <text:p>Anchorage <text:s text:c="18"/>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13:23</text:p>
          </table:table-cell>
          <table:table-cell table:style-name="ce1" office:value-type="string" calcext:value-type="string">
            <text:p>1/21/09 22:30</text:p>
          </table:table-cell>
          <table:table-cell office:value-type="float" office:value="61.21806" calcext:value-type="float">
            <text:p>61.21806</text:p>
          </table:table-cell>
          <table:table-cell office:value-type="float" office:value="-149.90028" calcext:value-type="float">
            <text:p>-149.90028</text:p>
          </table:table-cell>
        </table:table-row>
        <table:table-row table:style-name="ro1">
          <table:table-cell table:style-name="ce1" office:value-type="string" calcext:value-type="string">
            <text:p>1/11/09 22:2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Mona Vale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30/08 17:48</text:p>
          </table:table-cell>
          <table:table-cell table:style-name="ce1" office:value-type="string" calcext:value-type="string">
            <text:p>1/21/09 22:33</text:p>
          </table:table-cell>
          <table:table-cell office:value-type="float" office:value="-33.6666667" calcext:value-type="float">
            <text:p>-33.6666667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table:style-name="ce1" office:value-type="string" calcext:value-type="string">
            <text:p>1/21/09 14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ricia</text:p>
          </table:table-cell>
          <table:table-cell office:value-type="string" calcext:value-type="string">
            <text:p>Castric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2/28/07 15:28</text:p>
          </table:table-cell>
          <table:table-cell table:style-name="ce1" office:value-type="string" calcext:value-type="string">
            <text:p>1/22/09 0:38</text:p>
          </table:table-cell>
          <table:table-cell office:value-type="float" office:value="52.55" calcext:value-type="float">
            <text:p>52.55</text:p>
          </table:table-cell>
          <table:table-cell office:value-type="float" office:value="4.6666667" calcext:value-type="float">
            <text:p>4.6666667</text:p>
          </table:table-cell>
        </table:table-row>
        <table:table-row table:style-name="ro1">
          <table:table-cell table:style-name="ce1" office:value-type="string" calcext:value-type="string">
            <text:p>1/18/09 16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North Brunswick <text:s text:c="12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16:25</text:p>
          </table:table-cell>
          <table:table-cell table:style-name="ce1" office:value-type="string" calcext:value-type="string">
            <text:p>1/22/09 1:17</text:p>
          </table:table-cell>
          <table:table-cell office:value-type="float" office:value="40.4497" calcext:value-type="float">
            <text:p>40.4497</text:p>
          </table:table-cell>
          <table:table-cell office:value-type="float" office:value="-74.482" calcext:value-type="float">
            <text:p>-74.482</text:p>
          </table:table-cell>
        </table:table-row>
        <table:table-row table:style-name="ro1">
          <table:table-cell table:style-name="ce1" office:value-type="string" calcext:value-type="string">
            <text:p>1/21/09 12:0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Jacksonville <text:s text:c="15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9 11:39</text:p>
          </table:table-cell>
          <table:table-cell table:style-name="ce1" office:value-type="string" calcext:value-type="string">
            <text:p>1/22/09 6:13</text:p>
          </table:table-cell>
          <table:table-cell office:value-type="float" office:value="30.33194" calcext:value-type="float">
            <text:p>30.33194</text:p>
          </table:table-cell>
          <table:table-cell office:value-type="float" office:value="-81.65583" calcext:value-type="float">
            <text:p>-81.65583</text:p>
          </table:table-cell>
        </table:table-row>
        <table:table-row table:style-name="ro1">
          <table:table-cell table:style-name="ce1" office:value-type="string" calcext:value-type="string">
            <text:p>1/22/09 6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aytow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4:32</text:p>
          </table:table-cell>
          <table:table-cell table:style-name="ce1" office:value-type="string" calcext:value-type="string">
            <text:p>1/22/09 6:54</text:p>
          </table:table-cell>
          <table:table-cell office:value-type="float" office:value="29.73528" calcext:value-type="float">
            <text:p>29.73528</text:p>
          </table:table-cell>
          <table:table-cell office:value-type="float" office:value="-94.97722" calcext:value-type="float">
            <text:p>-94.97722</text:p>
          </table:table-cell>
        </table:table-row>
        <table:table-row table:style-name="ro1">
          <table:table-cell table:style-name="ce1" office:value-type="string" calcext:value-type="string">
            <text:p>1/12/09 9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Winter Haven <text:s text:c="15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0/09 14:55</text:p>
          </table:table-cell>
          <table:table-cell table:style-name="ce1" office:value-type="string" calcext:value-type="string">
            <text:p>1/22/09 7:59</text:p>
          </table:table-cell>
          <table:table-cell office:value-type="float" office:value="28.02194" calcext:value-type="float">
            <text:p>28.02194</text:p>
          </table:table-cell>
          <table:table-cell office:value-type="float" office:value="-81.73306" calcext:value-type="float">
            <text:p>-81.73306</text:p>
          </table:table-cell>
        </table:table-row>
        <table:table-row table:style-name="ro1">
          <table:table-cell table:style-name="ce1" office:value-type="string" calcext:value-type="string">
            <text:p>1/22/09 8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Gonzaga Univ <text:s text:c="15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7:55</text:p>
          </table:table-cell>
          <table:table-cell table:style-name="ce1" office:value-type="string" calcext:value-type="string">
            <text:p>1/22/09 8:14</text:p>
          </table:table-cell>
          <table:table-cell office:value-type="float" office:value="47.65889" calcext:value-type="float">
            <text:p>47.65889</text:p>
          </table:table-cell>
          <table:table-cell office:value-type="float" office:value="-117.425" calcext:value-type="float">
            <text:p>-117.425</text:p>
          </table:table-cell>
        </table:table-row>
        <table:table-row table:style-name="ro1">
          <table:table-cell table:style-name="ce1" office:value-type="string" calcext:value-type="string">
            <text:p>1/3/09 6:4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yelet</text:p>
          </table:table-cell>
          <table:table-cell office:value-type="string" calcext:value-type="string">
            <text:p>Malmo</text:p>
          </table:table-cell>
          <table:table-cell office:value-type="string" calcext:value-type="string">
            <text:p>Skane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8/7/08 9:24</text:p>
          </table:table-cell>
          <table:table-cell table:style-name="ce1" office:value-type="string" calcext:value-type="string">
            <text:p>1/22/09 11:24</text:p>
          </table:table-cell>
          <table:table-cell office:value-type="float" office:value="55.6" calcext:value-type="float">
            <text:p>55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1/1/09 12:2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eemab</text:p>
          </table:table-cell>
          <table:table-cell office:value-type="string" calcext:value-type="string">
            <text:p>San Pawl tat-Targ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ta</text:p>
          </table:table-cell>
          <table:table-cell table:style-name="ce1" office:value-type="string" calcext:value-type="string">
            <text:p>9/17/05 3:32</text:p>
          </table:table-cell>
          <table:table-cell table:style-name="ce1" office:value-type="string" calcext:value-type="string">
            <text:p>1/22/09 12:00</text:p>
          </table:table-cell>
          <table:table-cell office:value-type="float" office:value="35.9202778" calcext:value-type="float">
            <text:p>35.9202778</text:p>
          </table:table-cell>
          <table:table-cell office:value-type="float" office:value="14.4425" calcext:value-type="float">
            <text:p>14.4425</text:p>
          </table:table-cell>
        </table:table-row>
        <table:table-row table:style-name="ro1">
          <table:table-cell table:style-name="ce1" office:value-type="string" calcext:value-type="string">
            <text:p>1/4/09 22:0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ucien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4/09 11:32</text:p>
          </table:table-cell>
          <table:table-cell table:style-name="ce1" office:value-type="string" calcext:value-type="string">
            <text:p>1/22/09 12:21</text:p>
          </table:table-cell>
          <table:table-cell office:value-type="float" office:value="50.0833333" calcext:value-type="float">
            <text:p>50.083333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table:style-name="ce1" office:value-type="string" calcext:value-type="string">
            <text:p>1/21/09 2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vin 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8/09 2:50</text:p>
          </table:table-cell>
          <table:table-cell table:style-name="ce1" office:value-type="string" calcext:value-type="string">
            <text:p>1/22/09 13:46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1/09 14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Stavanger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6/19/08 10:48</text:p>
          </table:table-cell>
          <table:table-cell table:style-name="ce1" office:value-type="string" calcext:value-type="string">
            <text:p>1/22/09 14:38</text:p>
          </table:table-cell>
          <table:table-cell office:value-type="float" office:value="58.9666667" calcext:value-type="float">
            <text:p>58.966666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table:style-name="ce1" office:value-type="string" calcext:value-type="string">
            <text:p>1/16/09 1:0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Lesley</text:p>
          </table:table-cell>
          <table:table-cell table:number-columns-repeated="2"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4/09 4:10</text:p>
          </table:table-cell>
          <table:table-cell table:style-name="ce1" office:value-type="string" calcext:value-type="string">
            <text:p>1/22/09 15:06</text:p>
          </table:table-cell>
          <table:table-cell office:value-type="float" office:value="51.8986111" calcext:value-type="float">
            <text:p>51.8986111</text:p>
          </table:table-cell>
          <table:table-cell office:value-type="float" office:value="-8.4958333" calcext:value-type="float">
            <text:p>-8.4958333</text:p>
          </table:table-cell>
        </table:table-row>
        <table:table-row table:style-name="ro1">
          <table:table-cell table:style-name="ce1" office:value-type="string" calcext:value-type="string">
            <text:p>1/20/09 8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Winchester <text:s text:c="17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23/08 14:59</text:p>
          </table:table-cell>
          <table:table-cell table:style-name="ce1" office:value-type="string" calcext:value-type="string">
            <text:p>1/22/09 18:08</text:p>
          </table:table-cell>
          <table:table-cell office:value-type="float" office:value="42.45222" calcext:value-type="float">
            <text:p>42.45222</text:p>
          </table:table-cell>
          <table:table-cell office:value-type="float" office:value="-71.1375" calcext:value-type="float">
            <text:p>-71.1375</text:p>
          </table:table-cell>
        </table:table-row>
        <table:table-row table:style-name="ro1">
          <table:table-cell table:style-name="ce1" office:value-type="string" calcext:value-type="string">
            <text:p>1/4/09 9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arlen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13/08 19:20</text:p>
          </table:table-cell>
          <table:table-cell table:style-name="ce1" office:value-type="string" calcext:value-type="string">
            <text:p>1/22/09 19:27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6/09 8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rit</text:p>
          </table:table-cell>
          <table:table-cell office:value-type="string" calcext:value-type="string">
            <text:p>Dallas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5:00</text:p>
          </table:table-cell>
          <table:table-cell table:style-name="ce1" office:value-type="string" calcext:value-type="string">
            <text:p>1/22/09 21:41</text:p>
          </table:table-cell>
          <table:table-cell office:value-type="float" office:value="32.78333" calcext:value-type="float">
            <text:p>32.78333</text:p>
          </table:table-cell>
          <table:table-cell office:value-type="float" office:value="-96.8" calcext:value-type="float">
            <text:p>-96.8</text:p>
          </table:table-cell>
        </table:table-row>
        <table:table-row table:style-name="ro1">
          <table:table-cell table:style-name="ce1" office:value-type="string" calcext:value-type="string">
            <text:p>1/8/09 4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Malahid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4/18/06 13:26</text:p>
          </table:table-cell>
          <table:table-cell table:style-name="ce1" office:value-type="string" calcext:value-type="string">
            <text:p>1/23/09 2:21</text:p>
          </table:table-cell>
          <table:table-cell office:value-type="float" office:value="53.4508333" calcext:value-type="float">
            <text:p>53.4508333</text:p>
          </table:table-cell>
          <table:table-cell office:value-type="float" office:value="-6.1544444" calcext:value-type="float">
            <text:p>-6.1544444</text:p>
          </table:table-cell>
        </table:table-row>
        <table:table-row table:style-name="ro1">
          <table:table-cell table:style-name="ce1" office:value-type="string" calcext:value-type="string">
            <text:p>1/23/09 3:3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ja Langer</text:p>
          </table:table-cell>
          <table:table-cell office:value-type="string" calcext:value-type="string">
            <text:p>Saint Paul <text:s text:c="17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23/09 3:00</text:p>
          </table:table-cell>
          <table:table-cell office:value-type="float" office:value="44.94444" calcext:value-type="float">
            <text:p>44.94444</text:p>
          </table:table-cell>
          <table:table-cell office:value-type="float" office:value="-93.09306" calcext:value-type="float">
            <text:p>-93.09306</text:p>
          </table:table-cell>
        </table:table-row>
        <table:table-row table:style-name="ro1">
          <table:table-cell table:style-name="ce1" office:value-type="string" calcext:value-type="string">
            <text:p>1/6/09 4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6/09 3:38</text:p>
          </table:table-cell>
          <table:table-cell table:style-name="ce1" office:value-type="string" calcext:value-type="string">
            <text:p>1/23/09 3:22</text:p>
          </table:table-cell>
          <table:table-cell office:value-type="float" office:value="55.95" calcext:value-type="float">
            <text:p>55.95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table:style-name="ce1" office:value-type="string" calcext:value-type="string">
            <text:p>1/23/09 3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Naarden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23/09 3:27</text:p>
          </table:table-cell>
          <table:table-cell table:style-name="ce1" office:value-type="string" calcext:value-type="string">
            <text:p>1/23/09 3:40</text:p>
          </table:table-cell>
          <table:table-cell office:value-type="float" office:value="52.3" calcext:value-type="float">
            <text:p>52.3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table:style-name="ce1" office:value-type="string" calcext:value-type="string">
            <text:p>1/10/09 4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Oldenburg</text:p>
          </table:table-cell>
          <table:table-cell office:value-type="string" calcext:value-type="string">
            <text:p>Lower Saxony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2/20/08 8:41</text:p>
          </table:table-cell>
          <table:table-cell table:style-name="ce1" office:value-type="string" calcext:value-type="string">
            <text:p>1/23/09 5:28</text:p>
          </table:table-cell>
          <table:table-cell office:value-type="float" office:value="53.1666667" calcext:value-type="float">
            <text:p>53.166666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style-name="ce1" office:value-type="string" calcext:value-type="string">
            <text:p>1/5/09 2:57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2/29/08 3:16</text:p>
          </table:table-cell>
          <table:table-cell table:style-name="ce1" office:value-type="string" calcext:value-type="string">
            <text:p>1/23/09 7:29</text:p>
          </table:table-cell>
          <table:table-cell office:value-type="float" office:value="48.0833333" calcext:value-type="float">
            <text:p>48.0833333</text:p>
          </table:table-cell>
          <table:table-cell office:value-type="float" office:value="-1.6833333" calcext:value-type="float">
            <text:p>-1.6833333</text:p>
          </table:table-cell>
        </table:table-row>
        <table:table-row table:style-name="ro1">
          <table:table-cell table:style-name="ce1" office:value-type="string" calcext:value-type="string">
            <text:p>1/21/09 14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Ely <text:s text:c="24"/>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9 13:56</text:p>
          </table:table-cell>
          <table:table-cell table:style-name="ce1" office:value-type="string" calcext:value-type="string">
            <text:p>1/23/09 10:35</text:p>
          </table:table-cell>
          <table:table-cell office:value-type="float" office:value="39.2475" calcext:value-type="float">
            <text:p>39.2475</text:p>
          </table:table-cell>
          <table:table-cell office:value-type="float" office:value="-114.88778" calcext:value-type="float">
            <text:p>-114.88778</text:p>
          </table:table-cell>
        </table:table-row>
        <table:table-row table:style-name="ro1">
          <table:table-cell table:style-name="ce1" office:value-type="string" calcext:value-type="string">
            <text:p>1/21/09 6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iriane</text:p>
          </table:table-cell>
          <table:table-cell office:value-type="string" calcext:value-type="string">
            <text:p>Norfolk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30/07 21:10</text:p>
          </table:table-cell>
          <table:table-cell table:style-name="ce1" office:value-type="string" calcext:value-type="string">
            <text:p>1/23/09 12:48</text:p>
          </table:table-cell>
          <table:table-cell office:value-type="float" office:value="36.84667" calcext:value-type="float">
            <text:p>36.84667</text:p>
          </table:table-cell>
          <table:table-cell office:value-type="float" office:value="-76.28556" calcext:value-type="float">
            <text:p>-76.28556</text:p>
          </table:table-cell>
        </table:table-row>
        <table:table-row table:style-name="ro1">
          <table:table-cell table:style-name="ce1" office:value-type="string" calcext:value-type="string">
            <text:p>1/19/09 8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12:39</text:p>
          </table:table-cell>
          <table:table-cell table:style-name="ce1" office:value-type="string" calcext:value-type="string">
            <text:p>1/23/09 12:52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23/09 8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epe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y</text:p>
          </table:table-cell>
          <table:table-cell table:style-name="ce1" office:value-type="string" calcext:value-type="string">
            <text:p>1/22/09 9:55</text:p>
          </table:table-cell>
          <table:table-cell table:style-name="ce1" office:value-type="string" calcext:value-type="string">
            <text:p>1/23/09 12:59</text:p>
          </table:table-cell>
          <table:table-cell office:value-type="float" office:value="47.4166667" calcext:value-type="float">
            <text:p>47.4166667</text:p>
          </table:table-cell>
          <table:table-cell office:value-type="float" office:value="19.0833333" calcext:value-type="float">
            <text:p>19.0833333</text:p>
          </table:table-cell>
        </table:table-row>
        <table:table-row table:style-name="ro1">
          <table:table-cell table:style-name="ce1" office:value-type="string" calcext:value-type="string">
            <text:p>1/22/09 23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Buffalo Grove <text:s text:c="14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23:23</text:p>
          </table:table-cell>
          <table:table-cell table:style-name="ce1" office:value-type="string" calcext:value-type="string">
            <text:p>1/23/09 22:05</text:p>
          </table:table-cell>
          <table:table-cell office:value-type="float" office:value="41.98111" calcext:value-type="float">
            <text:p>41.98111</text:p>
          </table:table-cell>
          <table:table-cell office:value-type="float" office:value="-89.595" calcext:value-type="float">
            <text:p>-89.595</text:p>
          </table:table-cell>
        </table:table-row>
        <table:table-row table:style-name="ro1">
          <table:table-cell table:style-name="ce1" office:value-type="string" calcext:value-type="string">
            <text:p>1/14/09 3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Newburgh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4/25/07 5:08</text:p>
          </table:table-cell>
          <table:table-cell table:style-name="ce1" office:value-type="string" calcext:value-type="string">
            <text:p>1/24/09 2:12</text:p>
          </table:table-cell>
          <table:table-cell office:value-type="float" office:value="56.3333333" calcext:value-type="float">
            <text:p>56.3333333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table:style-name="ce1" office:value-type="string" calcext:value-type="string">
            <text:p>1/16/09 1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gel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1/16/09 1:38</text:p>
          </table:table-cell>
          <table:table-cell table:style-name="ce1" office:value-type="string" calcext:value-type="string">
            <text:p>1/24/09 5:39</text:p>
          </table:table-cell>
          <table:table-cell office:value-type="float" office:value="48.2" calcext:value-type="float">
            <text:p>48.2</text:p>
          </table:table-cell>
          <table:table-cell office:value-type="float" office:value="16.3666667" calcext:value-type="float">
            <text:p>16.3666667</text:p>
          </table:table-cell>
        </table:table-row>
        <table:table-row table:style-name="ro1">
          <table:table-cell table:style-name="ce1" office:value-type="string" calcext:value-type="string">
            <text:p>1/1/09 6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8/3/07 2:48</text:p>
          </table:table-cell>
          <table:table-cell table:style-name="ce1" office:value-type="string" calcext:value-type="string">
            <text:p>1/24/09 5:51</text:p>
          </table:table-cell>
          <table:table-cell office:value-type="float" office:value="45.55" calcext:value-type="float">
            <text:p>45.55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table:style-name="ce1" office:value-type="string" calcext:value-type="string">
            <text:p>1/21/09 7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Mechanics Grove <text:s text:c="12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7/08 17:15</text:p>
          </table:table-cell>
          <table:table-cell table:style-name="ce1" office:value-type="string" calcext:value-type="string">
            <text:p>1/24/09 6:01</text:p>
          </table:table-cell>
          <table:table-cell office:value-type="float" office:value="39.89694" calcext:value-type="float">
            <text:p>39.89694</text:p>
          </table:table-cell>
          <table:table-cell office:value-type="float" office:value="-76.16389" calcext:value-type="float">
            <text:p>-76.16389</text:p>
          </table:table-cell>
        </table:table-row>
        <table:table-row table:style-name="ro1">
          <table:table-cell table:style-name="ce1" office:value-type="string" calcext:value-type="string">
            <text:p>1/23/09 7:3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Fatisha</text:p>
          </table:table-cell>
          <table:table-cell office:value-type="string" calcext:value-type="string">
            <text:p>Miami <text:s text:c="22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6:32</text:p>
          </table:table-cell>
          <table:table-cell table:style-name="ce1" office:value-type="string" calcext:value-type="string">
            <text:p>1/24/09 6:54</text:p>
          </table:table-cell>
          <table:table-cell office:value-type="float" office:value="25.77389" calcext:value-type="float">
            <text:p>25.77389</text:p>
          </table:table-cell>
          <table:table-cell office:value-type="float" office:value="-80.19389" calcext:value-type="float">
            <text:p>-80.19389</text:p>
          </table:table-cell>
        </table:table-row>
        <table:table-row table:style-name="ro1">
          <table:table-cell table:style-name="ce1" office:value-type="string" calcext:value-type="string">
            <text:p>1/18/09 14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ilver Spring <text:s text:c="14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5:43</text:p>
          </table:table-cell>
          <table:table-cell table:style-name="ce1" office:value-type="string" calcext:value-type="string">
            <text:p>1/24/09 7:31</text:p>
          </table:table-cell>
          <table:table-cell office:value-type="float" office:value="38.99056" calcext:value-type="float">
            <text:p>38.99056</text:p>
          </table:table-cell>
          <table:table-cell office:value-type="float" office:value="-77.02639" calcext:value-type="float">
            <text:p>-77.02639</text:p>
          </table:table-cell>
        </table:table-row>
        <table:table-row table:style-name="ro1">
          <table:table-cell table:style-name="ce1" office:value-type="string" calcext:value-type="string">
            <text:p>1/24/09 9:0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irriemuir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number-columns-repeated="2" table:style-name="ce1" office:value-type="string" calcext:value-type="string">
            <text:p>1/24/09 8:02</text:p>
          </table:table-cell>
          <table:table-cell office:value-type="float" office:value="56.6666667" calcext:value-type="float">
            <text:p>56.66666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1" office:value-type="string" calcext:value-type="string">
            <text:p>1/15/09 1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Roquefort</text:p>
          </table:table-cell>
          <table:table-cell office:value-type="string" calcext:value-type="string">
            <text:p>Provence-Alpes-Cote d'Azur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14/09 4:13</text:p>
          </table:table-cell>
          <table:table-cell table:style-name="ce1" office:value-type="string" calcext:value-type="string">
            <text:p>1/24/09 8:36</text:p>
          </table:table-cell>
          <table:table-cell office:value-type="float" office:value="43.25" calcext:value-type="float">
            <text:p>43.25</text:p>
          </table:table-cell>
          <table:table-cell office:value-type="float" office:value="5.6166667" calcext:value-type="float">
            <text:p>5.6166667</text:p>
          </table:table-cell>
        </table:table-row>
        <table:table-row table:style-name="ro1">
          <table:table-cell table:style-name="ce1" office:value-type="string" calcext:value-type="string">
            <text:p>1/17/09 7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orgina</text:p>
          </table:table-cell>
          <table:table-cell office:value-type="string" calcext:value-type="string">
            <text:p>Portland <text:s text:c="19"/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8/07 10:05</text:p>
          </table:table-cell>
          <table:table-cell table:style-name="ce1" office:value-type="string" calcext:value-type="string">
            <text:p>1/24/09 8:54</text:p>
          </table:table-cell>
          <table:table-cell office:value-type="float" office:value="45.52361" calcext:value-type="float">
            <text:p>45.52361</text:p>
          </table:table-cell>
          <table:table-cell office:value-type="float" office:value="-122.675" calcext:value-type="float">
            <text:p>-122.675</text:p>
          </table:table-cell>
        </table:table-row>
        <table:table-row table:style-name="ro1">
          <table:table-cell table:style-name="ce1" office:value-type="string" calcext:value-type="string">
            <text:p>1/23/09 11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ellie</text:p>
          </table:table-cell>
          <table:table-cell office:value-type="string" calcext:value-type="string">
            <text:p>Staten Island <text:s text:c="14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10:42</text:p>
          </table:table-cell>
          <table:table-cell table:style-name="ce1" office:value-type="string" calcext:value-type="string">
            <text:p>1/24/09 8:59</text:p>
          </table:table-cell>
          <table:table-cell office:value-type="float" office:value="40.56472" calcext:value-type="float">
            <text:p>40.56472</text:p>
          </table:table-cell>
          <table:table-cell office:value-type="float" office:value="-74.1275" calcext:value-type="float">
            <text:p>-74.1275</text:p>
          </table:table-cell>
        </table:table-row>
        <table:table-row table:style-name="ro1">
          <table:table-cell table:style-name="ce1" office:value-type="string" calcext:value-type="string">
            <text:p>1/19/09 15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n Antonio <text:s text:c="16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4:43</text:p>
          </table:table-cell>
          <table:table-cell table:style-name="ce1" office:value-type="string" calcext:value-type="string">
            <text:p>1/24/09 10:26</text:p>
          </table:table-cell>
          <table:table-cell office:value-type="float" office:value="29.42389" calcext:value-type="float">
            <text:p>29.42389</text:p>
          </table:table-cell>
          <table:table-cell office:value-type="float" office:value="-98.49333" calcext:value-type="float">
            <text:p>-98.49333</text:p>
          </table:table-cell>
        </table:table-row>
        <table:table-row table:style-name="ro1">
          <table:table-cell table:style-name="ce1" office:value-type="string" calcext:value-type="string">
            <text:p>1/11/09 7:1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3/7/06 5:47</text:p>
          </table:table-cell>
          <table:table-cell table:style-name="ce1" office:value-type="string" calcext:value-type="string">
            <text:p>1/24/09 14:54</text:p>
          </table:table-cell>
          <table:table-cell office:value-type="float" office:value="51.2166667" calcext:value-type="float">
            <text:p>51.2166667</text:p>
          </table:table-cell>
          <table:table-cell office:value-type="float" office:value="-0.5666667" calcext:value-type="float">
            <text:p>-0.5666667</text:p>
          </table:table-cell>
        </table:table-row>
        <table:table-row table:style-name="ro1">
          <table:table-cell table:style-name="ce1" office:value-type="string" calcext:value-type="string">
            <text:p>1/10/09 3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rauke</text:p>
          </table:table-cell>
          <table:table-cell office:value-type="string" calcext:value-type="string">
            <text:p>Horten</text:p>
          </table:table-cell>
          <table:table-cell office:value-type="string" calcext:value-type="string">
            <text:p>Vestfol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1/24/08 15:50</text:p>
          </table:table-cell>
          <table:table-cell table:style-name="ce1" office:value-type="string" calcext:value-type="string">
            <text:p>1/24/09 15:10</text:p>
          </table:table-cell>
          <table:table-cell office:value-type="float" office:value="59.4136111" calcext:value-type="float">
            <text:p>59.4136111</text:p>
          </table:table-cell>
          <table:table-cell office:value-type="float" office:value="10.4669444" calcext:value-type="float">
            <text:p>10.4669444</text:p>
          </table:table-cell>
        </table:table-row>
        <table:table-row table:style-name="ro1">
          <table:table-cell table:style-name="ce1" office:value-type="string" calcext:value-type="string">
            <text:p>1/7/09 19:0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Englewood <text:s text:c="18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7/07 19:55</text:p>
          </table:table-cell>
          <table:table-cell table:style-name="ce1" office:value-type="string" calcext:value-type="string">
            <text:p>1/24/09 19:19</text:p>
          </table:table-cell>
          <table:table-cell office:value-type="float" office:value="39.64778" calcext:value-type="float">
            <text:p>39.64778</text:p>
          </table:table-cell>
          <table:table-cell office:value-type="float" office:value="-104.98722" calcext:value-type="float">
            <text:p>-104.98722</text:p>
          </table:table-cell>
        </table:table-row>
        <table:table-row table:style-name="ro1">
          <table:table-cell table:style-name="ce1" office:value-type="string" calcext:value-type="string">
            <text:p>1/17/09 14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an Antonio <text:s text:c="16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7/05 19:48</text:p>
          </table:table-cell>
          <table:table-cell table:style-name="ce1" office:value-type="string" calcext:value-type="string">
            <text:p>1/24/09 21:29</text:p>
          </table:table-cell>
          <table:table-cell office:value-type="float" office:value="29.42389" calcext:value-type="float">
            <text:p>29.42389</text:p>
          </table:table-cell>
          <table:table-cell office:value-type="float" office:value="-98.49333" calcext:value-type="float">
            <text:p>-98.49333</text:p>
          </table:table-cell>
        </table:table-row>
        <table:table-row table:style-name="ro1">
          <table:table-cell table:style-name="ce1" office:value-type="string" calcext:value-type="string">
            <text:p>1/25/09 0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ilde </text:p>
          </table:table-cell>
          <table:table-cell office:value-type="string" calcext:value-type="string">
            <text:p>Princeville <text:s text:c="16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20/08 22:08</text:p>
          </table:table-cell>
          <table:table-cell table:style-name="ce1" office:value-type="string" calcext:value-type="string">
            <text:p>1/25/09 0:12</text:p>
          </table:table-cell>
          <table:table-cell office:value-type="float" office:value="22.22361" calcext:value-type="float">
            <text:p>22.22361</text:p>
          </table:table-cell>
          <table:table-cell office:value-type="float" office:value="-159.48528" calcext:value-type="float">
            <text:p>-159.48528</text:p>
          </table:table-cell>
        </table:table-row>
        <table:table-row table:style-name="ro1">
          <table:table-cell table:style-name="ce1" office:value-type="string" calcext:value-type="string">
            <text:p>1/9/09 14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Castleknock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6/14/07 13:14</text:p>
          </table:table-cell>
          <table:table-cell table:style-name="ce1" office:value-type="string" calcext:value-type="string">
            <text:p>1/25/09 0:57</text:p>
          </table:table-cell>
          <table:table-cell office:value-type="float" office:value="53.3786111" calcext:value-type="float">
            <text:p>53.3786111</text:p>
          </table:table-cell>
          <table:table-cell office:value-type="float" office:value="-6.3922222" calcext:value-type="float">
            <text:p>-6.3922222</text:p>
          </table:table-cell>
        </table:table-row>
        <table:table-row table:style-name="ro1">
          <table:table-cell table:style-name="ce1" office:value-type="string" calcext:value-type="string">
            <text:p>1/9/09 14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astleknock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6/14/07 13:14</text:p>
          </table:table-cell>
          <table:table-cell table:style-name="ce1" office:value-type="string" calcext:value-type="string">
            <text:p>1/25/09 0:57</text:p>
          </table:table-cell>
          <table:table-cell office:value-type="float" office:value="53.3786111" calcext:value-type="float">
            <text:p>53.3786111</text:p>
          </table:table-cell>
          <table:table-cell office:value-type="float" office:value="-6.3922222" calcext:value-type="float">
            <text:p>-6.3922222</text:p>
          </table:table-cell>
        </table:table-row>
        <table:table-row table:style-name="ro1">
          <table:table-cell table:style-name="ce1" office:value-type="string" calcext:value-type="string">
            <text:p>1/11/09 15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Bishops Stort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7/06 8:51</text:p>
          </table:table-cell>
          <table:table-cell table:style-name="ce1" office:value-type="string" calcext:value-type="string">
            <text:p>1/25/09 3:03</text:p>
          </table:table-cell>
          <table:table-cell office:value-type="float" office:value="51.8666667" calcext:value-type="float">
            <text:p>51.8666667</text:p>
          </table:table-cell>
          <table:table-cell office:value-type="float" office:value="0.1666667" calcext:value-type="float">
            <text:p>0.1666667</text:p>
          </table:table-cell>
        </table:table-row>
        <table:table-row table:style-name="ro1">
          <table:table-cell table:style-name="ce1" office:value-type="string" calcext:value-type="string">
            <text:p>1/6/09 14:3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5/14/07 12:48</text:p>
          </table:table-cell>
          <table:table-cell table:style-name="ce1" office:value-type="string" calcext:value-type="string">
            <text:p>1/25/09 3:13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6/09 9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fayette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15:01</text:p>
          </table:table-cell>
          <table:table-cell table:style-name="ce1" office:value-type="string" calcext:value-type="string">
            <text:p>1/25/09 10:19</text:p>
          </table:table-cell>
          <table:table-cell office:value-type="float" office:value="37.88583" calcext:value-type="float">
            <text:p>37.88583</text:p>
          </table:table-cell>
          <table:table-cell office:value-type="float" office:value="-122.11694" calcext:value-type="float">
            <text:p>-122.11694</text:p>
          </table:table-cell>
        </table:table-row>
        <table:table-row table:style-name="ro1">
          <table:table-cell table:style-name="ce1" office:value-type="string" calcext:value-type="string">
            <text:p>1/1/09 9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abs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/09 8:05</text:p>
          </table:table-cell>
          <table:table-cell table:style-name="ce1" office:value-type="string" calcext:value-type="string">
            <text:p>1/25/09 10:52</text:p>
          </table:table-cell>
          <table:table-cell office:value-type="float" office:value="53.8166667" calcext:value-type="float">
            <text:p>53.8166667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>
          <table:table-cell table:style-name="ce1" office:value-type="string" calcext:value-type="string">
            <text:p>1/3/09 7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Gerlinde</text:p>
          </table:table-cell>
          <table:table-cell office:value-type="string" calcext:value-type="string">
            <text:p>Hellerup</text:p>
          </table:table-cell>
          <table:table-cell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/2/09 12:27</text:p>
          </table:table-cell>
          <table:table-cell table:style-name="ce1" office:value-type="string" calcext:value-type="string">
            <text:p>1/25/09 11:13</text:p>
          </table:table-cell>
          <table:table-cell office:value-type="float" office:value="55.7333333" calcext:value-type="float">
            <text:p>55.7333333</text:p>
          </table:table-cell>
          <table:table-cell office:value-type="float" office:value="12.5833333" calcext:value-type="float">
            <text:p>12.5833333</text:p>
          </table:table-cell>
        </table:table-row>
        <table:table-row table:style-name="ro1">
          <table:table-cell table:style-name="ce1" office:value-type="string" calcext:value-type="string">
            <text:p>1/11/09 11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Holly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0/14/08 14:23</text:p>
          </table:table-cell>
          <table:table-cell table:style-name="ce1" office:value-type="string" calcext:value-type="string">
            <text:p>1/25/09 11:16</text:p>
          </table:table-cell>
          <table:table-cell office:value-type="float" office:value="51.51334" calcext:value-type="float">
            <text:p>51.51334</text:p>
          </table:table-cell>
          <table:table-cell office:value-type="float" office:value="-0.08895" calcext:value-type="float">
            <text:p>-0.08895</text:p>
          </table:table-cell>
        </table:table-row>
        <table:table-row table:style-name="ro1">
          <table:table-cell table:style-name="ce1" office:value-type="string" calcext:value-type="string">
            <text:p>1/13/09 14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eiser</text:p>
          </table:table-cell>
          <table:table-cell office:value-type="string" calcext:value-type="string">
            <text:p>N Java <text:s text:c="21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3:22</text:p>
          </table:table-cell>
          <table:table-cell table:style-name="ce1" office:value-type="string" calcext:value-type="string">
            <text:p>1/25/09 11:33</text:p>
          </table:table-cell>
          <table:table-cell office:value-type="float" office:value="42.68361" calcext:value-type="float">
            <text:p>42.68361</text:p>
          </table:table-cell>
          <table:table-cell office:value-type="float" office:value="-78.33806" calcext:value-type="float">
            <text:p>-78.33806</text:p>
          </table:table-cell>
        </table:table-row>
        <table:table-row table:style-name="ro1">
          <table:table-cell table:style-name="ce1" office:value-type="string" calcext:value-type="string">
            <text:p>1/1/09 10:0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1/09 9:13</text:p>
          </table:table-cell>
          <table:table-cell table:style-name="ce1" office:value-type="string" calcext:value-type="string">
            <text:p>1/25/09 11:37</text:p>
          </table:table-cell>
          <table:table-cell office:value-type="float" office:value="48.15" calcext:value-type="float">
            <text:p>48.15</text:p>
          </table:table-cell>
          <table:table-cell office:value-type="float" office:value="11.5833333" calcext:value-type="float">
            <text:p>11.5833333</text:p>
          </table:table-cell>
        </table:table-row>
        <table:table-row table:style-name="ro1">
          <table:table-cell table:style-name="ce1" office:value-type="string" calcext:value-type="string">
            <text:p>1/16/09 5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Brulon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8/6/07 7:48</text:p>
          </table:table-cell>
          <table:table-cell table:style-name="ce1" office:value-type="string" calcext:value-type="string">
            <text:p>1/25/09 11:42</text:p>
          </table:table-cell>
          <table:table-cell office:value-type="float" office:value="47.9666667" calcext:value-type="float">
            <text:p>47.9666667</text:p>
          </table:table-cell>
          <table:table-cell office:value-type="float" office:value="-0.2333333" calcext:value-type="float">
            <text:p>-0.2333333</text:p>
          </table:table-cell>
        </table:table-row>
        <table:table-row table:style-name="ro1">
          <table:table-cell table:style-name="ce1" office:value-type="string" calcext:value-type="string">
            <text:p>1/6/09 16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ustin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8/08 12:31</text:p>
          </table:table-cell>
          <table:table-cell table:style-name="ce1" office:value-type="string" calcext:value-type="string">
            <text:p>1/25/09 12:17</text:p>
          </table:table-cell>
          <table:table-cell office:value-type="float" office:value="30.26694" calcext:value-type="float">
            <text:p>30.26694</text:p>
          </table:table-cell>
          <table:table-cell office:value-type="float" office:value="-97.74278" calcext:value-type="float">
            <text:p>-97.74278</text:p>
          </table:table-cell>
        </table:table-row>
        <table:table-row table:style-name="ro1">
          <table:table-cell table:style-name="ce1" office:value-type="string" calcext:value-type="string">
            <text:p>1/18/09 17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chol Jane</text:p>
          </table:table-cell>
          <table:table-cell office:value-type="string" calcext:value-type="string">
            <text:p>Midland Park <text:s text:c="15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20:59</text:p>
          </table:table-cell>
          <table:table-cell table:style-name="ce1" office:value-type="string" calcext:value-type="string">
            <text:p>1/25/09 14:00</text:p>
          </table:table-cell>
          <table:table-cell office:value-type="float" office:value="40.98917" calcext:value-type="float">
            <text:p>40.98917</text:p>
          </table:table-cell>
          <table:table-cell office:value-type="float" office:value="-74.14111" calcext:value-type="float">
            <text:p>-74.14111</text:p>
          </table:table-cell>
        </table:table-row>
        <table:table-row table:style-name="ro1">
          <table:table-cell table:style-name="ce1" office:value-type="string" calcext:value-type="string">
            <text:p>1/13/09 15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Centerport <text:s text:c="17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4:46</text:p>
          </table:table-cell>
          <table:table-cell table:style-name="ce1" office:value-type="string" calcext:value-type="string">
            <text:p>1/25/09 14:01</text:p>
          </table:table-cell>
          <table:table-cell office:value-type="float" office:value="40.88528" calcext:value-type="float">
            <text:p>40.88528</text:p>
          </table:table-cell>
          <table:table-cell office:value-type="float" office:value="-73.37667" calcext:value-type="float">
            <text:p>-73.37667</text:p>
          </table:table-cell>
        </table:table-row>
        <table:table-row table:style-name="ro1">
          <table:table-cell table:style-name="ce1" office:value-type="string" calcext:value-type="string">
            <text:p>1/24/09 8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orina</text:p>
          </table:table-cell>
          <table:table-cell office:value-type="string" calcext:value-type="string">
            <text:p>Neustift am Wald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7/19/05 12:42</text:p>
          </table:table-cell>
          <table:table-cell table:style-name="ce1" office:value-type="string" calcext:value-type="string">
            <text:p>1/25/09 14:22</text:p>
          </table:table-cell>
          <table:table-cell office:value-type="float" office:value="48.25" calcext:value-type="float">
            <text:p>48.25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table:style-name="ce1" office:value-type="string" calcext:value-type="string">
            <text:p>1/24/09 8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Neustift am Wald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7/19/05 12:42</text:p>
          </table:table-cell>
          <table:table-cell table:style-name="ce1" office:value-type="string" calcext:value-type="string">
            <text:p>1/25/09 14:22</text:p>
          </table:table-cell>
          <table:table-cell office:value-type="float" office:value="48.25" calcext:value-type="float">
            <text:p>48.25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table:style-name="ce1" office:value-type="string" calcext:value-type="string">
            <text:p>1/18/09 13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horewood <text:s text:c="18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8:44</text:p>
          </table:table-cell>
          <table:table-cell table:style-name="ce1" office:value-type="string" calcext:value-type="string">
            <text:p>1/25/09 14:49</text:p>
          </table:table-cell>
          <table:table-cell office:value-type="float" office:value="44.90333" calcext:value-type="float">
            <text:p>44.90333</text:p>
          </table:table-cell>
          <table:table-cell office:value-type="float" office:value="-93.56611" calcext:value-type="float">
            <text:p>-93.56611</text:p>
          </table:table-cell>
        </table:table-row>
        <table:table-row table:style-name="ro1">
          <table:table-cell table:style-name="ce1" office:value-type="string" calcext:value-type="string">
            <text:p>1/22/09 18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Southlake <text:s text:c="18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17:24</text:p>
          </table:table-cell>
          <table:table-cell table:style-name="ce1" office:value-type="string" calcext:value-type="string">
            <text:p>1/25/09 15:02</text:p>
          </table:table-cell>
          <table:table-cell office:value-type="float" office:value="32.94111" calcext:value-type="float">
            <text:p>32.94111</text:p>
          </table:table-cell>
          <table:table-cell office:value-type="float" office:value="-97.13389" calcext:value-type="float">
            <text:p>-97.13389</text:p>
          </table:table-cell>
        </table:table-row>
        <table:table-row table:style-name="ro1">
          <table:table-cell table:style-name="ce1" office:value-type="string" calcext:value-type="string">
            <text:p>1/8/09 8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untington <text:s text:c="17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8:22</text:p>
          </table:table-cell>
          <table:table-cell table:style-name="ce1" office:value-type="string" calcext:value-type="string">
            <text:p>1/25/09 17:39</text:p>
          </table:table-cell>
          <table:table-cell office:value-type="float" office:value="40.86806" calcext:value-type="float">
            <text:p>40.86806</text:p>
          </table:table-cell>
          <table:table-cell office:value-type="float" office:value="-73.42611" calcext:value-type="float">
            <text:p>-73.42611</text:p>
          </table:table-cell>
        </table:table-row>
        <table:table-row table:style-name="ro1">
          <table:table-cell table:style-name="ce1" office:value-type="string" calcext:value-type="string">
            <text:p>1/4/09 9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The Woodlands <text:s text:c="14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0/08 20:41</text:p>
          </table:table-cell>
          <table:table-cell table:style-name="ce1" office:value-type="string" calcext:value-type="string">
            <text:p>1/25/09 18:23</text:p>
          </table:table-cell>
          <table:table-cell office:value-type="float" office:value="30.15778" calcext:value-type="float">
            <text:p>30.15778</text:p>
          </table:table-cell>
          <table:table-cell office:value-type="float" office:value="-95.48917" calcext:value-type="float">
            <text:p>-95.48917</text:p>
          </table:table-cell>
        </table:table-row>
        <table:table-row table:style-name="ro1">
          <table:table-cell table:style-name="ce1" office:value-type="string" calcext:value-type="string">
            <text:p>1/13/09 20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elown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8/2/08 14:28</text:p>
          </table:table-cell>
          <table:table-cell table:style-name="ce1" office:value-type="string" calcext:value-type="string">
            <text:p>1/25/09 19:25</text:p>
          </table:table-cell>
          <table:table-cell office:value-type="float" office:value="49.9" calcext:value-type="float">
            <text:p>49.9</text:p>
          </table:table-cell>
          <table:table-cell office:value-type="float" office:value="-119.4833333" calcext:value-type="float">
            <text:p>-119.4833333</text:p>
          </table:table-cell>
        </table:table-row>
        <table:table-row table:style-name="ro1">
          <table:table-cell table:style-name="ce1" office:value-type="string" calcext:value-type="string">
            <text:p>1/9/09 10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HELIDA</text:p>
          </table:table-cell>
          <table:table-cell office:value-type="string" calcext:value-type="string">
            <text:p>White House <text:s text:c="16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4:49</text:p>
          </table:table-cell>
          <table:table-cell table:style-name="ce1" office:value-type="string" calcext:value-type="string">
            <text:p>1/25/09 19:35</text:p>
          </table:table-cell>
          <table:table-cell office:value-type="float" office:value="36.47028" calcext:value-type="float">
            <text:p>36.47028</text:p>
          </table:table-cell>
          <table:table-cell office:value-type="float" office:value="-86.65139" calcext:value-type="float">
            <text:p>-86.65139</text:p>
          </table:table-cell>
        </table:table-row>
        <table:table-row table:style-name="ro1">
          <table:table-cell table:style-name="ce1" office:value-type="string" calcext:value-type="string">
            <text:p>1/5/09 12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Rungsted</text:p>
          </table:table-cell>
          <table:table-cell office:value-type="string" calcext:value-type="string">
            <text:p>Frederiksborg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/5/09 12:02</text:p>
          </table:table-cell>
          <table:table-cell table:style-name="ce1" office:value-type="string" calcext:value-type="string">
            <text:p>1/25/09 23:22</text:p>
          </table:table-cell>
          <table:table-cell office:value-type="float" office:value="55.8841667" calcext:value-type="float">
            <text:p>55.8841667</text:p>
          </table:table-cell>
          <table:table-cell office:value-type="float" office:value="12.5419444" calcext:value-type="float">
            <text:p>12.5419444</text:p>
          </table:table-cell>
        </table:table-row>
        <table:table-row table:style-name="ro1">
          <table:table-cell table:style-name="ce1" office:value-type="string" calcext:value-type="string">
            <text:p>1/26/09 3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Lake Mahopac <text:s text:c="15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26/09 3:10</text:p>
          </table:table-cell>
          <table:table-cell office:value-type="float" office:value="41.37222" calcext:value-type="float">
            <text:p>41.37222</text:p>
          </table:table-cell>
          <table:table-cell office:value-type="float" office:value="-73.73389" calcext:value-type="float">
            <text:p>-73.73389</text:p>
          </table:table-cell>
        </table:table-row>
        <table:table-row table:style-name="ro1">
          <table:table-cell table:style-name="ce1" office:value-type="string" calcext:value-type="string">
            <text:p>1/26/09 3:4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Biot</text:p>
          </table:table-cell>
          <table:table-cell office:value-type="string" calcext:value-type="string">
            <text:p>Provence-Alpes-Cote d'Azur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3/1/08 0:00</text:p>
          </table:table-cell>
          <table:table-cell table:style-name="ce1" office:value-type="string" calcext:value-type="string">
            <text:p>1/26/09 3:18</text:p>
          </table:table-cell>
          <table:table-cell office:value-type="float" office:value="43.6333333" calcext:value-type="float">
            <text:p>43.633333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style-name="ce1" office:value-type="string" calcext:value-type="string">
            <text:p>1/11/09 13:1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Plantation <text:s text:c="17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2:20</text:p>
          </table:table-cell>
          <table:table-cell table:style-name="ce1" office:value-type="string" calcext:value-type="string">
            <text:p>1/26/09 3:42</text:p>
          </table:table-cell>
          <table:table-cell office:value-type="float" office:value="26.12194" calcext:value-type="float">
            <text:p>26.12194</text:p>
          </table:table-cell>
          <table:table-cell office:value-type="float" office:value="-80.14361" calcext:value-type="float">
            <text:p>-80.14361</text:p>
          </table:table-cell>
        </table:table-row>
        <table:table-row table:style-name="ro1">
          <table:table-cell table:style-name="ce1" office:value-type="string" calcext:value-type="string">
            <text:p>1/22/09 15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Killiney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2/27/07 11:35</text:p>
          </table:table-cell>
          <table:table-cell table:style-name="ce1" office:value-type="string" calcext:value-type="string">
            <text:p>1/26/09 4:32</text:p>
          </table:table-cell>
          <table:table-cell office:value-type="float" office:value="53.2522222" calcext:value-type="float">
            <text:p>53.2522222</text:p>
          </table:table-cell>
          <table:table-cell office:value-type="float" office:value="-6.1125" calcext:value-type="float">
            <text:p>-6.1125</text:p>
          </table:table-cell>
        </table:table-row>
        <table:table-row table:style-name="ro1">
          <table:table-cell table:style-name="ce1" office:value-type="string" calcext:value-type="string">
            <text:p>1/9/09 14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ue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4/7/08 0:00</text:p>
          </table:table-cell>
          <table:table-cell table:style-name="ce1" office:value-type="string" calcext:value-type="string">
            <text:p>1/26/09 5:32</text:p>
          </table:table-cell>
          <table:table-cell office:value-type="float" office:value="47.9" calcext:value-type="float">
            <text:p>47.9</text:p>
          </table:table-cell>
          <table:table-cell office:value-type="float" office:value="-2.1166667" calcext:value-type="float">
            <text:p>-2.1166667</text:p>
          </table:table-cell>
        </table:table-row>
        <table:table-row table:style-name="ro1">
          <table:table-cell table:style-name="ce1" office:value-type="string" calcext:value-type="string">
            <text:p>1/21/09 11:28</text:p>
          </table:table-cell>
          <table:table-cell office:value-type="string" calcext:value-type="string">
            <text:p>Product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eloise </text:p>
          </table:table-cell>
          <table:table-cell office:value-type="string" calcext:value-type="string">
            <text:p>Arlington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5/05 20:26</text:p>
          </table:table-cell>
          <table:table-cell table:style-name="ce1" office:value-type="string" calcext:value-type="string">
            <text:p>1/26/09 6:23</text:p>
          </table:table-cell>
          <table:table-cell office:value-type="float" office:value="38.89028" calcext:value-type="float">
            <text:p>38.89028</text:p>
          </table:table-cell>
          <table:table-cell office:value-type="float" office:value="-77.08444" calcext:value-type="float">
            <text:p>-77.08444</text:p>
          </table:table-cell>
        </table:table-row>
        <table:table-row table:style-name="ro1">
          <table:table-cell table:style-name="ce1" office:value-type="string" calcext:value-type="string">
            <text:p>1/1/09 14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Three Hills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5/21/08 11:39</text:p>
          </table:table-cell>
          <table:table-cell table:style-name="ce1" office:value-type="string" calcext:value-type="string">
            <text:p>1/26/09 7:17</text:p>
          </table:table-cell>
          <table:table-cell office:value-type="float" office:value="51.7" calcext:value-type="float">
            <text:p>51.7</text:p>
          </table:table-cell>
          <table:table-cell office:value-type="float" office:value="-113.2666667" calcext:value-type="float">
            <text:p>-113.2666667</text:p>
          </table:table-cell>
        </table:table-row>
        <table:table-row table:style-name="ro1">
          <table:table-cell table:style-name="ce1" office:value-type="string" calcext:value-type="string">
            <text:p>1/26/09 4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die </text:p>
          </table:table-cell>
          <table:table-cell office:value-type="string" calcext:value-type="string">
            <text:p>Great Fall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6/09 0:00</text:p>
          </table:table-cell>
          <table:table-cell table:style-name="ce1" office:value-type="string" calcext:value-type="string">
            <text:p>1/26/09 7:48</text:p>
          </table:table-cell>
          <table:table-cell office:value-type="float" office:value="38.99806" calcext:value-type="float">
            <text:p>38.99806</text:p>
          </table:table-cell>
          <table:table-cell office:value-type="float" office:value="-77.28861" calcext:value-type="float">
            <text:p>-77.28861</text:p>
          </table:table-cell>
        </table:table-row>
        <table:table-row table:style-name="ro1">
          <table:table-cell table:style-name="ce1" office:value-type="string" calcext:value-type="string">
            <text:p>1/7/09 4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7/09 4:30</text:p>
          </table:table-cell>
          <table:table-cell table:style-name="ce1" office:value-type="string" calcext:value-type="string">
            <text:p>1/26/09 8:01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11/09 12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Clontarf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1/30/05 12:50</text:p>
          </table:table-cell>
          <table:table-cell table:style-name="ce1" office:value-type="string" calcext:value-type="string">
            <text:p>1/26/09 10:00</text:p>
          </table:table-cell>
          <table:table-cell office:value-type="float" office:value="53.3591667" calcext:value-type="float">
            <text:p>53.3591667</text:p>
          </table:table-cell>
          <table:table-cell office:value-type="float" office:value="-6.2161111" calcext:value-type="float">
            <text:p>-6.2161111</text:p>
          </table:table-cell>
        </table:table-row>
        <table:table-row table:style-name="ro1">
          <table:table-cell table:style-name="ce1" office:value-type="string" calcext:value-type="string">
            <text:p>1/26/09 10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1/08 18:30</text:p>
          </table:table-cell>
          <table:table-cell table:style-name="ce1" office:value-type="string" calcext:value-type="string">
            <text:p>1/26/09 10:12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26/09 8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6/09 8:46</text:p>
          </table:table-cell>
          <table:table-cell table:style-name="ce1" office:value-type="string" calcext:value-type="string">
            <text:p>1/26/09 11:14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7/09 17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Dickerson <text:s text:c="18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6 9:38</text:p>
          </table:table-cell>
          <table:table-cell table:style-name="ce1" office:value-type="string" calcext:value-type="string">
            <text:p>1/26/09 11:35</text:p>
          </table:table-cell>
          <table:table-cell office:value-type="float" office:value="39.22" calcext:value-type="float">
            <text:p>39.22</text:p>
          </table:table-cell>
          <table:table-cell office:value-type="float" office:value="-77.42444" calcext:value-type="float">
            <text:p>-77.42444</text:p>
          </table:table-cell>
        </table:table-row>
        <table:table-row table:style-name="ro1">
          <table:table-cell table:style-name="ce1" office:value-type="string" calcext:value-type="string">
            <text:p>1/18/09 20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Princeton <text:s text:c="18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19:47</text:p>
          </table:table-cell>
          <table:table-cell table:style-name="ce1" office:value-type="string" calcext:value-type="string">
            <text:p>1/26/09 13:07</text:p>
          </table:table-cell>
          <table:table-cell office:value-type="float" office:value="40.34861" calcext:value-type="float">
            <text:p>40.34861</text:p>
          </table:table-cell>
          <table:table-cell office:value-type="float" office:value="-74.65944" calcext:value-type="float">
            <text:p>-74.65944</text:p>
          </table:table-cell>
        </table:table-row>
        <table:table-row table:style-name="ro1">
          <table:table-cell table:style-name="ce1" office:value-type="string" calcext:value-type="string">
            <text:p>1/13/09 9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riska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4/09 23:43</text:p>
          </table:table-cell>
          <table:table-cell table:style-name="ce1" office:value-type="string" calcext:value-type="string">
            <text:p>1/26/09 17:24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24/09 18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rine</text:p>
          </table:table-cell>
          <table:table-cell office:value-type="string" calcext:value-type="string">
            <text:p>North Tustin <text:s text:c="15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3:33</text:p>
          </table:table-cell>
          <table:table-cell table:style-name="ce1" office:value-type="string" calcext:value-type="string">
            <text:p>1/26/09 21:29</text:p>
          </table:table-cell>
          <table:table-cell office:value-type="float" office:value="33.76444" calcext:value-type="float">
            <text:p>33.76444</text:p>
          </table:table-cell>
          <table:table-cell office:value-type="float" office:value="-117.79306" calcext:value-type="float">
            <text:p>-117.79306</text:p>
          </table:table-cell>
        </table:table-row>
        <table:table-row table:style-name="ro1">
          <table:table-cell table:style-name="ce1" office:value-type="string" calcext:value-type="string">
            <text:p>1/5/09 0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ndia</text:p>
          </table:table-cell>
          <table:table-cell table:style-name="ce1" office:value-type="string" calcext:value-type="string">
            <text:p>1/2/09 3:03</text:p>
          </table:table-cell>
          <table:table-cell table:style-name="ce1" office:value-type="string" calcext:value-type="string">
            <text:p>1/27/09 0:17</text:p>
          </table:table-cell>
          <table:table-cell office:value-type="float" office:value="28.4666667" calcext:value-type="float">
            <text:p>28.4666667</text:p>
          </table:table-cell>
          <table:table-cell office:value-type="float" office:value="77.0333333" calcext:value-type="float">
            <text:p>77.0333333</text:p>
          </table:table-cell>
        </table:table-row>
        <table:table-row table:style-name="ro1">
          <table:table-cell table:style-name="ce1" office:value-type="string" calcext:value-type="string">
            <text:p>1/9/09 1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Rambouillet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6/18/08 6:35</text:p>
          </table:table-cell>
          <table:table-cell table:style-name="ce1" office:value-type="string" calcext:value-type="string">
            <text:p>1/27/09 2:56</text:p>
          </table:table-cell>
          <table:table-cell office:value-type="float" office:value="48.65" calcext:value-type="float">
            <text:p>48.65</text:p>
          </table:table-cell>
          <table:table-cell office:value-type="float" office:value="1.8333333" calcext:value-type="float">
            <text:p>1.8333333</text:p>
          </table:table-cell>
        </table:table-row>
        <table:table-row table:style-name="ro1">
          <table:table-cell table:style-name="ce1" office:value-type="string" calcext:value-type="string">
            <text:p>1/26/09 6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Gladwyne <text:s text:c="19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6:38</text:p>
          </table:table-cell>
          <table:table-cell table:style-name="ce1" office:value-type="string" calcext:value-type="string">
            <text:p>1/27/09 3:58</text:p>
          </table:table-cell>
          <table:table-cell office:value-type="float" office:value="40.04056" calcext:value-type="float">
            <text:p>40.04056</text:p>
          </table:table-cell>
          <table:table-cell office:value-type="float" office:value="-75.27944" calcext:value-type="float">
            <text:p>-75.27944</text:p>
          </table:table-cell>
        </table:table-row>
        <table:table-row table:style-name="ro1">
          <table:table-cell table:style-name="ce1" office:value-type="string" calcext:value-type="string">
            <text:p>1/21/09 16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ithMichelle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9 16:37</text:p>
          </table:table-cell>
          <table:table-cell table:style-name="ce1" office:value-type="string" calcext:value-type="string">
            <text:p>1/27/09 4:43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5/09 5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8/05 13:22</text:p>
          </table:table-cell>
          <table:table-cell table:style-name="ce1" office:value-type="string" calcext:value-type="string">
            <text:p>1/27/09 4:49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27/09 5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issa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5/09 10:07</text:p>
          </table:table-cell>
          <table:table-cell table:style-name="ce1" office:value-type="string" calcext:value-type="string">
            <text:p>1/27/09 4:51</text:p>
          </table:table-cell>
          <table:table-cell office:value-type="float" office:value="51.5" calcext:value-type="float">
            <text:p>51.5</text:p>
          </table:table-cell>
          <table:table-cell office:value-type="float" office:value="-0.5833333" calcext:value-type="float">
            <text:p>-0.5833333</text:p>
          </table:table-cell>
        </table:table-row>
        <table:table-row table:style-name="ro1">
          <table:table-cell table:style-name="ce1" office:value-type="string" calcext:value-type="string">
            <text:p>1/7/09 8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lan-Munchweiler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5/26/05 7:00</text:p>
          </table:table-cell>
          <table:table-cell table:style-name="ce1" office:value-type="string" calcext:value-type="string">
            <text:p>1/27/09 6:30</text:p>
          </table:table-cell>
          <table:table-cell office:value-type="float" office:value="49.4666667" calcext:value-type="float">
            <text:p>49.4666667</text:p>
          </table:table-cell>
          <table:table-cell office:value-type="float" office:value="7.4333333" calcext:value-type="float">
            <text:p>7.4333333</text:p>
          </table:table-cell>
        </table:table-row>
        <table:table-row table:style-name="ro1">
          <table:table-cell table:style-name="ce1" office:value-type="string" calcext:value-type="string">
            <text:p>1/20/09 7:0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ye</text:p>
          </table:table-cell>
          <table:table-cell office:value-type="string" calcext:value-type="string">
            <text:p>Downingtown <text:s text:c="16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8:06</text:p>
          </table:table-cell>
          <table:table-cell table:style-name="ce1" office:value-type="string" calcext:value-type="string">
            <text:p>1/27/09 6:38</text:p>
          </table:table-cell>
          <table:table-cell office:value-type="float" office:value="40.00639" calcext:value-type="float">
            <text:p>40.00639</text:p>
          </table:table-cell>
          <table:table-cell office:value-type="float" office:value="-75.70361" calcext:value-type="float">
            <text:p>-75.70361</text:p>
          </table:table-cell>
        </table:table-row>
        <table:table-row table:style-name="ro1">
          <table:table-cell table:style-name="ce1" office:value-type="string" calcext:value-type="string">
            <text:p>1/27/09 2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MT Pleasant <text:s text:c="16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2:16</text:p>
          </table:table-cell>
          <table:table-cell table:style-name="ce1" office:value-type="string" calcext:value-type="string">
            <text:p>1/27/09 6:41</text:p>
          </table:table-cell>
          <table:table-cell office:value-type="float" office:value="33.15667" calcext:value-type="float">
            <text:p>33.15667</text:p>
          </table:table-cell>
          <table:table-cell office:value-type="float" office:value="-94.96806" calcext:value-type="float">
            <text:p>-94.96806</text:p>
          </table:table-cell>
        </table:table-row>
        <table:table-row table:style-name="ro1">
          <table:table-cell table:style-name="ce1" office:value-type="string" calcext:value-type="string">
            <text:p>1/5/09 6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eigy-Foncenex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5/09 4:52</text:p>
          </table:table-cell>
          <table:table-cell table:style-name="ce1" office:value-type="string" calcext:value-type="string">
            <text:p>1/27/09 7:01</text:p>
          </table:table-cell>
          <table:table-cell office:value-type="float" office:value="46.2666667" calcext:value-type="float">
            <text:p>46.2666667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table:style-name="ce1" office:value-type="string" calcext:value-type="string">
            <text:p>1/13/09 8:1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Katy <text:s text:c="23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27/08 11:01</text:p>
          </table:table-cell>
          <table:table-cell table:style-name="ce1" office:value-type="string" calcext:value-type="string">
            <text:p>1/27/09 7:49</text:p>
          </table:table-cell>
          <table:table-cell office:value-type="float" office:value="29.78556" calcext:value-type="float">
            <text:p>29.78556</text:p>
          </table:table-cell>
          <table:table-cell office:value-type="float" office:value="-95.82417" calcext:value-type="float">
            <text:p>-95.82417</text:p>
          </table:table-cell>
        </table:table-row>
        <table:table-row table:style-name="ro1">
          <table:table-cell table:style-name="ce1" office:value-type="string" calcext:value-type="string">
            <text:p>1/10/09 9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Gore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ersey</text:p>
          </table:table-cell>
          <table:table-cell table:style-name="ce1" office:value-type="string" calcext:value-type="string">
            <text:p>5/9/06 10:43</text:p>
          </table:table-cell>
          <table:table-cell table:style-name="ce1" office:value-type="string" calcext:value-type="string">
            <text:p>1/27/09 7:51</text:p>
          </table:table-cell>
          <table:table-cell office:value-type="float" office:value="49.2" calcext:value-type="float">
            <text:p>49.2</text:p>
          </table:table-cell>
          <table:table-cell office:value-type="float" office:value="-2.0333333" calcext:value-type="float">
            <text:p>-2.0333333</text:p>
          </table:table-cell>
        </table:table-row>
        <table:table-row table:style-name="ro1">
          <table:table-cell table:style-name="ce1" office:value-type="string" calcext:value-type="string">
            <text:p>1/8/09 18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Belgrade <text:s text:c="19"/>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15:30</text:p>
          </table:table-cell>
          <table:table-cell table:style-name="ce1" office:value-type="string" calcext:value-type="string">
            <text:p>1/27/09 9:40</text:p>
          </table:table-cell>
          <table:table-cell office:value-type="float" office:value="45.77611" calcext:value-type="float">
            <text:p>45.77611</text:p>
          </table:table-cell>
          <table:table-cell office:value-type="float" office:value="-111.17611" calcext:value-type="float">
            <text:p>-111.17611</text:p>
          </table:table-cell>
        </table:table-row>
        <table:table-row table:style-name="ro1">
          <table:table-cell table:style-name="ce1" office:value-type="string" calcext:value-type="string">
            <text:p>1/12/09 10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0/09 14:15</text:p>
          </table:table-cell>
          <table:table-cell table:style-name="ce1" office:value-type="string" calcext:value-type="string">
            <text:p>1/27/09 14:26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1/09 19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Damali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8/08 20:41</text:p>
          </table:table-cell>
          <table:table-cell table:style-name="ce1" office:value-type="string" calcext:value-type="string">
            <text:p>1/27/09 14:59</text:p>
          </table:table-cell>
          <table:table-cell office:value-type="float" office:value="43.6666667" calcext:value-type="float">
            <text:p>43.6666667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27/09 15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Corrales <text:s text:c="19"/>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7/09 17:52</text:p>
          </table:table-cell>
          <table:table-cell table:style-name="ce1" office:value-type="string" calcext:value-type="string">
            <text:p>1/27/09 15:17</text:p>
          </table:table-cell>
          <table:table-cell office:value-type="float" office:value="35.23778" calcext:value-type="float">
            <text:p>35.23778</text:p>
          </table:table-cell>
          <table:table-cell office:value-type="float" office:value="-106.60611" calcext:value-type="float">
            <text:p>-106.60611</text:p>
          </table:table-cell>
        </table:table-row>
        <table:table-row table:style-name="ro1">
          <table:table-cell table:style-name="ce1" office:value-type="string" calcext:value-type="string">
            <text:p>1/2/09 18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hryn</text:p>
          </table:table-cell>
          <table:table-cell table:number-columns-repeated="2"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2/22/08 15:39</text:p>
          </table:table-cell>
          <table:table-cell table:style-name="ce1" office:value-type="string" calcext:value-type="string">
            <text:p>1/27/09 15:43</text:p>
          </table:table-cell>
          <table:table-cell office:value-type="float" office:value="51.8986111" calcext:value-type="float">
            <text:p>51.8986111</text:p>
          </table:table-cell>
          <table:table-cell office:value-type="float" office:value="-8.4958333" calcext:value-type="float">
            <text:p>-8.4958333</text:p>
          </table:table-cell>
        </table:table-row>
        <table:table-row table:style-name="ro1">
          <table:table-cell table:style-name="ce1" office:value-type="string" calcext:value-type="string">
            <text:p>1/8/09 18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Tenafly <text:s text:c="20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9/07 17:59</text:p>
          </table:table-cell>
          <table:table-cell table:style-name="ce1" office:value-type="string" calcext:value-type="string">
            <text:p>1/27/09 18:12</text:p>
          </table:table-cell>
          <table:table-cell office:value-type="float" office:value="40.92528" calcext:value-type="float">
            <text:p>40.92528</text:p>
          </table:table-cell>
          <table:table-cell office:value-type="float" office:value="-73.96333" calcext:value-type="float">
            <text:p>-73.96333</text:p>
          </table:table-cell>
        </table:table-row>
        <table:table-row table:style-name="ro1">
          <table:table-cell table:style-name="ce1" office:value-type="string" calcext:value-type="string">
            <text:p>1/4/09 18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Leesburg <text:s text:c="19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16:53</text:p>
          </table:table-cell>
          <table:table-cell table:style-name="ce1" office:value-type="string" calcext:value-type="string">
            <text:p>1/27/09 18:37</text:p>
          </table:table-cell>
          <table:table-cell office:value-type="float" office:value="39.11556" calcext:value-type="float">
            <text:p>39.11556</text:p>
          </table:table-cell>
          <table:table-cell office:value-type="float" office:value="-77.56389" calcext:value-type="float">
            <text:p>-77.56389</text:p>
          </table:table-cell>
        </table:table-row>
        <table:table-row table:style-name="ro1">
          <table:table-cell table:style-name="ce1" office:value-type="string" calcext:value-type="string">
            <text:p>1/25/09 8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con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9/17/07 17:41</text:p>
          </table:table-cell>
          <table:table-cell table:style-name="ce1" office:value-type="string" calcext:value-type="string">
            <text:p>1/27/09 19:53</text:p>
          </table:table-cell>
          <table:table-cell office:value-type="float" office:value="50.0666667" calcext:value-type="float">
            <text:p>50.0666667</text:p>
          </table:table-cell>
          <table:table-cell office:value-type="float" office:value="-91.75" calcext:value-type="float">
            <text:p>-91.75</text:p>
          </table:table-cell>
        </table:table-row>
        <table:table-row table:style-name="ro1">
          <table:table-cell table:style-name="ce1" office:value-type="string" calcext:value-type="string">
            <text:p>1/23/09 22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iana</text:p>
          </table:table-cell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Malaysia</text:p>
          </table:table-cell>
          <table:table-cell table:style-name="ce1" office:value-type="string" calcext:value-type="string">
            <text:p>1/23/09 22:10</text:p>
          </table:table-cell>
          <table:table-cell table:style-name="ce1" office:value-type="string" calcext:value-type="string">
            <text:p>1/27/09 19:54</text:p>
          </table:table-cell>
          <table:table-cell office:value-type="float" office:value="3.1666667" calcext:value-type="float">
            <text:p>3.1666667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table:style-name="ce1" office:value-type="string" calcext:value-type="string">
            <text:p>1/7/09 10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1/08 6:09</text:p>
          </table:table-cell>
          <table:table-cell table:style-name="ce1" office:value-type="string" calcext:value-type="string">
            <text:p>1/27/09 20:18</text:p>
          </table:table-cell>
          <table:table-cell office:value-type="float" office:value="-33.8833333" calcext:value-type="float">
            <text:p>-33.8833333</text:p>
          </table:table-cell>
          <table:table-cell office:value-type="float" office:value="151.2166667" calcext:value-type="float">
            <text:p>151.2166667</text:p>
          </table:table-cell>
        </table:table-row>
        <table:table-row table:style-name="ro1">
          <table:table-cell table:style-name="ce1" office:value-type="string" calcext:value-type="string">
            <text:p>1/18/09 3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Nerang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18/09 0:54</text:p>
          </table:table-cell>
          <table:table-cell table:style-name="ce1" office:value-type="string" calcext:value-type="string">
            <text:p>1/27/09 23:52</text:p>
          </table:table-cell>
          <table:table-cell office:value-type="float" office:value="-27.9833333" calcext:value-type="float">
            <text:p>-27.9833333</text:p>
          </table:table-cell>
          <table:table-cell office:value-type="float" office:value="153.3333333" calcext:value-type="float">
            <text:p>153.3333333</text:p>
          </table:table-cell>
        </table:table-row>
        <table:table-row table:style-name="ro1">
          <table:table-cell table:style-name="ce1" office:value-type="string" calcext:value-type="string">
            <text:p>1/28/09 0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atalie </text:p>
          </table:table-cell>
          <table:table-cell office:value-type="string" calcext:value-type="string">
            <text:p>Bryceville <text:s text:c="17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22:04</text:p>
          </table:table-cell>
          <table:table-cell table:style-name="ce1" office:value-type="string" calcext:value-type="string">
            <text:p>1/28/09 0:01</text:p>
          </table:table-cell>
          <table:table-cell office:value-type="float" office:value="30.38444" calcext:value-type="float">
            <text:p>30.38444</text:p>
          </table:table-cell>
          <table:table-cell office:value-type="float" office:value="-81.93889" calcext:value-type="float">
            <text:p>-81.93889</text:p>
          </table:table-cell>
        </table:table-row>
        <table:table-row table:style-name="ro1">
          <table:table-cell table:style-name="ce1" office:value-type="string" calcext:value-type="string">
            <text:p>1/2/09 15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9/1/04 2:08</text:p>
          </table:table-cell>
          <table:table-cell table:style-name="ce1" office:value-type="string" calcext:value-type="string">
            <text:p>1/28/09 1:26</text:p>
          </table:table-cell>
          <table:table-cell office:value-type="float" office:value="52.0166667" calcext:value-type="float">
            <text:p>52.01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" office:value-type="string" calcext:value-type="string">
            <text:p>1/18/09 13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2/1/05 19:57</text:p>
          </table:table-cell>
          <table:table-cell table:style-name="ce1" office:value-type="string" calcext:value-type="string">
            <text:p>1/28/09 4:07</text:p>
          </table:table-cell>
          <table:table-cell office:value-type="float" office:value="53.3905556" calcext:value-type="float">
            <text:p>53.3905556</text:p>
          </table:table-cell>
          <table:table-cell office:value-type="float" office:value="-6.1216667" calcext:value-type="float">
            <text:p>-6.1216667</text:p>
          </table:table-cell>
        </table:table-row>
        <table:table-row table:style-name="ro1">
          <table:table-cell table:style-name="ce1" office:value-type="string" calcext:value-type="string">
            <text:p>1/16/09 9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KwaZulu-Natal</text:p>
          </table:table-cell>
          <table:table-cell office:value-type="string" calcext:value-type="string">
            <text:p>South Africa</text:p>
          </table:table-cell>
          <table:table-cell table:style-name="ce1" office:value-type="string" calcext:value-type="string">
            <text:p>8/3/08 18:20</text:p>
          </table:table-cell>
          <table:table-cell table:style-name="ce1" office:value-type="string" calcext:value-type="string">
            <text:p>1/28/09 6:26</text:p>
          </table:table-cell>
          <table:table-cell office:value-type="float" office:value="-29.85" calcext:value-type="float">
            <text:p>-29.85</text:p>
          </table:table-cell>
          <table:table-cell office:value-type="float" office:value="31.0166667" calcext:value-type="float">
            <text:p>31.0166667</text:p>
          </table:table-cell>
        </table:table-row>
        <table:table-row table:style-name="ro1">
          <table:table-cell table:style-name="ce1" office:value-type="string" calcext:value-type="string">
            <text:p>1/28/09 7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erkeswell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8/09 6:57</text:p>
          </table:table-cell>
          <table:table-cell table:style-name="ce1" office:value-type="string" calcext:value-type="string">
            <text:p>1/28/09 7:18</text:p>
          </table:table-cell>
          <table:table-cell office:value-type="float" office:value="52.4" calcext:value-type="float">
            <text:p>52.4</text:p>
          </table:table-cell>
          <table:table-cell office:value-type="float" office:value="-1.6333333" calcext:value-type="float">
            <text:p>-1.6333333</text:p>
          </table:table-cell>
        </table:table-row>
        <table:table-row table:style-name="ro1">
          <table:table-cell table:style-name="ce1" office:value-type="string" calcext:value-type="string">
            <text:p>1/28/09 7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Dryden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7:22</text:p>
          </table:table-cell>
          <table:table-cell table:style-name="ce1" office:value-type="string" calcext:value-type="string">
            <text:p>1/28/09 7:34</text:p>
          </table:table-cell>
          <table:table-cell office:value-type="float" office:value="36.7775" calcext:value-type="float">
            <text:p>36.7775</text:p>
          </table:table-cell>
          <table:table-cell office:value-type="float" office:value="-82.94167" calcext:value-type="float">
            <text:p>-82.94167</text:p>
          </table:table-cell>
        </table:table-row>
        <table:table-row table:style-name="ro1">
          <table:table-cell table:style-name="ce1" office:value-type="string" calcext:value-type="string">
            <text:p>1/18/09 12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Santry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2/14/08 14:26</text:p>
          </table:table-cell>
          <table:table-cell table:style-name="ce1" office:value-type="string" calcext:value-type="string">
            <text:p>1/28/09 7:41</text:p>
          </table:table-cell>
          <table:table-cell office:value-type="float" office:value="53.3986111" calcext:value-type="float">
            <text:p>53.3986111</text:p>
          </table:table-cell>
          <table:table-cell office:value-type="float" office:value="-6.2597222" calcext:value-type="float">
            <text:p>-6.2597222</text:p>
          </table:table-cell>
        </table:table-row>
        <table:table-row table:style-name="ro1">
          <table:table-cell table:style-name="ce1" office:value-type="string" calcext:value-type="string">
            <text:p>1/13/09 14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hristof and Heidi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1/9/09 7:54</text:p>
          </table:table-cell>
          <table:table-cell table:style-name="ce1" office:value-type="string" calcext:value-type="string">
            <text:p>1/28/09 7:45</text:p>
          </table:table-cell>
          <table:table-cell office:value-type="float" office:value="41.3833333" calcext:value-type="float">
            <text:p>41.3833333</text:p>
          </table:table-cell>
          <table:table-cell office:value-type="float" office:value="2.1833333" calcext:value-type="float">
            <text:p>2.1833333</text:p>
          </table:table-cell>
        </table:table-row>
        <table:table-row table:style-name="ro1">
          <table:table-cell table:style-name="ce1" office:value-type="string" calcext:value-type="string">
            <text:p>1/28/09 7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Fayetteville <text:s text:c="15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7:45</text:p>
          </table:table-cell>
          <table:table-cell table:style-name="ce1" office:value-type="string" calcext:value-type="string">
            <text:p>1/28/09 7:47</text:p>
          </table:table-cell>
          <table:table-cell office:value-type="float" office:value="35.0525" calcext:value-type="float">
            <text:p>35.0525</text:p>
          </table:table-cell>
          <table:table-cell office:value-type="float" office:value="-78.87861" calcext:value-type="float">
            <text:p>-78.87861</text:p>
          </table:table-cell>
        </table:table-row>
        <table:table-row table:style-name="ro1">
          <table:table-cell table:style-name="ce1" office:value-type="string" calcext:value-type="string">
            <text:p>1/28/09 3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nse Comeau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6/09 11:47</text:p>
          </table:table-cell>
          <table:table-cell table:style-name="ce1" office:value-type="string" calcext:value-type="string">
            <text:p>1/28/09 8:08</text:p>
          </table:table-cell>
          <table:table-cell office:value-type="float" office:value="49.2166667" calcext:value-type="float">
            <text:p>49.2166667</text:p>
          </table:table-cell>
          <table:table-cell office:value-type="float" office:value="-68.15" calcext:value-type="float">
            <text:p>-68.15</text:p>
          </table:table-cell>
        </table:table-row>
        <table:table-row table:style-name="ro1">
          <table:table-cell table:style-name="ce1" office:value-type="string" calcext:value-type="string">
            <text:p>1/12/09 15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mille and Carmen</text:p>
          </table:table-cell>
          <table:table-cell office:value-type="string" calcext:value-type="string">
            <text:p>Thorlakshof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celand</text:p>
          </table:table-cell>
          <table:table-cell table:style-name="ce1" office:value-type="string" calcext:value-type="string">
            <text:p>1/12/09 11:41</text:p>
          </table:table-cell>
          <table:table-cell table:style-name="ce1" office:value-type="string" calcext:value-type="string">
            <text:p>1/28/09 8:44</text:p>
          </table:table-cell>
          <table:table-cell office:value-type="float" office:value="63.85" calcext:value-type="float">
            <text:p>63.85</text:p>
          </table:table-cell>
          <table:table-cell office:value-type="float" office:value="-21.3666667" calcext:value-type="float">
            <text:p>-21.3666667</text:p>
          </table:table-cell>
        </table:table-row>
        <table:table-row table:style-name="ro1">
          <table:table-cell table:style-name="ce1" office:value-type="string" calcext:value-type="string">
            <text:p>1/6/09 11:1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rina</text:p>
          </table:table-cell>
          <table:table-cell office:value-type="string" calcext:value-type="string">
            <text:p>Overland <text:s text:c="19"/>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1/08 8:53</text:p>
          </table:table-cell>
          <table:table-cell table:style-name="ce1" office:value-type="string" calcext:value-type="string">
            <text:p>1/28/09 9:23</text:p>
          </table:table-cell>
          <table:table-cell office:value-type="float" office:value="38.98222" calcext:value-type="float">
            <text:p>38.98222</text:p>
          </table:table-cell>
          <table:table-cell office:value-type="float" office:value="-94.67056" calcext:value-type="float">
            <text:p>-94.67056</text:p>
          </table:table-cell>
        </table:table-row>
        <table:table-row table:style-name="ro1">
          <table:table-cell table:style-name="ce1" office:value-type="string" calcext:value-type="string">
            <text:p>1/23/09 9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King City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3/09 8:18</text:p>
          </table:table-cell>
          <table:table-cell table:style-name="ce1" office:value-type="string" calcext:value-type="string">
            <text:p>1/28/09 9:43</text:p>
          </table:table-cell>
          <table:table-cell office:value-type="float" office:value="43.9333333" calcext:value-type="float">
            <text:p>43.9333333</text:p>
          </table:table-cell>
          <table:table-cell office:value-type="float" office:value="-79.5333333" calcext:value-type="float">
            <text:p>-79.5333333</text:p>
          </table:table-cell>
        </table:table-row>
        <table:table-row table:style-name="ro1">
          <table:table-cell table:style-name="ce1" office:value-type="string" calcext:value-type="string">
            <text:p>1/24/09 4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reon</text:p>
          </table:table-cell>
          <table:table-cell office:value-type="string" calcext:value-type="string">
            <text:p>Leighton Buzza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7/06 10:56</text:p>
          </table:table-cell>
          <table:table-cell table:style-name="ce1" office:value-type="string" calcext:value-type="string">
            <text:p>1/28/09 10:12</text:p>
          </table:table-cell>
          <table:table-cell office:value-type="float" office:value="51.9166667" calcext:value-type="float">
            <text:p>51.9166667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table:style-name="ce1" office:value-type="string" calcext:value-type="string">
            <text:p>1/25/09 18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Umea</text:p>
          </table:table-cell>
          <table:table-cell office:value-type="string" calcext:value-type="string">
            <text:p>Vasterbotten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/25/09 16:35</text:p>
          </table:table-cell>
          <table:table-cell table:style-name="ce1" office:value-type="string" calcext:value-type="string">
            <text:p>1/28/09 10:19</text:p>
          </table:table-cell>
          <table:table-cell office:value-type="float" office:value="63.8333333" calcext:value-type="float">
            <text:p>63.8333333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table:style-name="ce1" office:value-type="string" calcext:value-type="string">
            <text:p>1/15/09 10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ia 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11/09 8:54</text:p>
          </table:table-cell>
          <table:table-cell table:style-name="ce1" office:value-type="string" calcext:value-type="string">
            <text:p>1/28/09 10:39</text:p>
          </table:table-cell>
          <table:table-cell office:value-type="float" office:value="58.8833333" calcext:value-type="float">
            <text:p>58.883333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1" office:value-type="string" calcext:value-type="string">
            <text:p>1/2/09 5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r. Donald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/05 6:03</text:p>
          </table:table-cell>
          <table:table-cell table:style-name="ce1" office:value-type="string" calcext:value-type="string">
            <text:p>1/28/09 11:07</text:p>
          </table:table-cell>
          <table:table-cell office:value-type="float" office:value="54.5833333" calcext:value-type="float">
            <text:p>54.5833333</text:p>
          </table:table-cell>
          <table:table-cell office:value-type="float" office:value="-1.4166667" calcext:value-type="float">
            <text:p>-1.4166667</text:p>
          </table:table-cell>
        </table:table-row>
        <table:table-row table:style-name="ro1">
          <table:table-cell table:style-name="ce1" office:value-type="string" calcext:value-type="string">
            <text:p>1/9/09 10:3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na and Paul</text:p>
          </table:table-cell>
          <table:table-cell office:value-type="string" calcext:value-type="string">
            <text:p>Senatobia <text:s text:c="18"/>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4:02</text:p>
          </table:table-cell>
          <table:table-cell table:style-name="ce1" office:value-type="string" calcext:value-type="string">
            <text:p>1/28/09 11:08</text:p>
          </table:table-cell>
          <table:table-cell office:value-type="float" office:value="34.6175" calcext:value-type="float">
            <text:p>34.6175</text:p>
          </table:table-cell>
          <table:table-cell office:value-type="float" office:value="-89.96861" calcext:value-type="float">
            <text:p>-89.96861</text:p>
          </table:table-cell>
        </table:table-row>
        <table:table-row table:style-name="ro1">
          <table:table-cell table:style-name="ce1" office:value-type="string" calcext:value-type="string">
            <text:p>1/4/09 10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becca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2/28/08 10:50</text:p>
          </table:table-cell>
          <table:table-cell table:style-name="ce1" office:value-type="string" calcext:value-type="string">
            <text:p>1/28/09 11:09</text:p>
          </table:table-cell>
          <table:table-cell office:value-type="float" office:value="52.5166667" calcext:value-type="float">
            <text:p>52.5166667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string" calcext:value-type="string">
            <text:p>1/2/09 12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Waldorf <text:s text:c="20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1/08 6:16</text:p>
          </table:table-cell>
          <table:table-cell table:style-name="ce1" office:value-type="string" calcext:value-type="string">
            <text:p>1/28/09 12:07</text:p>
          </table:table-cell>
          <table:table-cell office:value-type="float" office:value="38.62444" calcext:value-type="float">
            <text:p>38.62444</text:p>
          </table:table-cell>
          <table:table-cell office:value-type="float" office:value="-76.93944" calcext:value-type="float">
            <text:p>-76.93944</text:p>
          </table:table-cell>
        </table:table-row>
        <table:table-row table:style-name="ro1">
          <table:table-cell table:style-name="ce1" office:value-type="string" calcext:value-type="string">
            <text:p>1/28/09 12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lilia </text:p>
          </table:table-cell>
          <table:table-cell office:value-type="string" calcext:value-type="string">
            <text:p>Brooklyn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12:21</text:p>
          </table:table-cell>
          <table:table-cell table:style-name="ce1" office:value-type="string" calcext:value-type="string">
            <text:p>1/28/09 12:30</text:p>
          </table:table-cell>
          <table:table-cell office:value-type="float" office:value="40.65" calcext:value-type="float">
            <text:p>40.65</text:p>
          </table:table-cell>
          <table:table-cell office:value-type="float" office:value="-73.95" calcext:value-type="float">
            <text:p>-73.95</text:p>
          </table:table-cell>
        </table:table-row>
        <table:table-row table:style-name="ro1">
          <table:table-cell table:style-name="ce1" office:value-type="string" calcext:value-type="string">
            <text:p>1/14/09 12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ainey</text:p>
          </table:table-cell>
          <table:table-cell office:value-type="string" calcext:value-type="string">
            <text:p>Lakeville <text:s text:c="18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22:28</text:p>
          </table:table-cell>
          <table:table-cell table:style-name="ce1" office:value-type="string" calcext:value-type="string">
            <text:p>1/28/09 12:37</text:p>
          </table:table-cell>
          <table:table-cell office:value-type="float" office:value="44.64972" calcext:value-type="float">
            <text:p>44.64972</text:p>
          </table:table-cell>
          <table:table-cell office:value-type="float" office:value="-93.2425" calcext:value-type="float">
            <text:p>-93.2425</text:p>
          </table:table-cell>
        </table:table-row>
        <table:table-row table:style-name="ro1">
          <table:table-cell table:style-name="ce1" office:value-type="string" calcext:value-type="string">
            <text:p>1/16/09 7:2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Saint-Cergues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15/09 4:53</text:p>
          </table:table-cell>
          <table:table-cell table:style-name="ce1" office:value-type="string" calcext:value-type="string">
            <text:p>1/28/09 12:43</text:p>
          </table:table-cell>
          <table:table-cell office:value-type="float" office:value="46.2333333" calcext:value-type="float">
            <text:p>46.2333333</text:p>
          </table:table-cell>
          <table:table-cell office:value-type="float" office:value="6.3166667" calcext:value-type="float">
            <text:p>6.3166667</text:p>
          </table:table-cell>
        </table:table-row>
        <table:table-row table:style-name="ro1">
          <table:table-cell table:style-name="ce1" office:value-type="string" calcext:value-type="string">
            <text:p>1/6/09 9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arlene 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0/7/08 14:55</text:p>
          </table:table-cell>
          <table:table-cell table:style-name="ce1" office:value-type="string" calcext:value-type="string">
            <text:p>1/28/09 13:17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7/09 12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Stamford <text:s text:c="19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6:26</text:p>
          </table:table-cell>
          <table:table-cell table:style-name="ce1" office:value-type="string" calcext:value-type="string">
            <text:p>1/28/09 13:24</text:p>
          </table:table-cell>
          <table:table-cell office:value-type="float" office:value="41.05333" calcext:value-type="float">
            <text:p>41.05333</text:p>
          </table:table-cell>
          <table:table-cell office:value-type="float" office:value="-73.53917" calcext:value-type="float">
            <text:p>-73.53917</text:p>
          </table:table-cell>
        </table:table-row>
        <table:table-row table:style-name="ro1">
          <table:table-cell table:style-name="ce1" office:value-type="string" calcext:value-type="string">
            <text:p>1/19/09 12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Rathfarnham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5/10/08 7:07</text:p>
          </table:table-cell>
          <table:table-cell table:style-name="ce1" office:value-type="string" calcext:value-type="string">
            <text:p>1/28/09 13:28</text:p>
          </table:table-cell>
          <table:table-cell office:value-type="float" office:value="53.3005556" calcext:value-type="float">
            <text:p>53.3005556</text:p>
          </table:table-cell>
          <table:table-cell office:value-type="float" office:value="-6.2827778" calcext:value-type="float">
            <text:p>-6.2827778</text:p>
          </table:table-cell>
        </table:table-row>
        <table:table-row table:style-name="ro1">
          <table:table-cell table:style-name="ce1" office:value-type="string" calcext:value-type="string">
            <text:p>1/13/09 15:1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6/27/07 4:41</text:p>
          </table:table-cell>
          <table:table-cell table:style-name="ce1" office:value-type="string" calcext:value-type="string">
            <text:p>1/28/09 14:11</text:p>
          </table:table-cell>
          <table:table-cell office:value-type="float" office:value="48.8666667" calcext:value-type="float">
            <text:p>48.8666667</text:p>
          </table:table-cell>
          <table:table-cell office:value-type="float" office:value="2.3333333" calcext:value-type="float">
            <text:p>2.3333333</text:p>
          </table:table-cell>
        </table:table-row>
        <table:table-row table:style-name="ro1">
          <table:table-cell table:style-name="ce1" office:value-type="string" calcext:value-type="string">
            <text:p>1/18/09 8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Howell <text:s text:c="21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0/08 13:16</text:p>
          </table:table-cell>
          <table:table-cell table:style-name="ce1" office:value-type="string" calcext:value-type="string">
            <text:p>1/28/09 14:37</text:p>
          </table:table-cell>
          <table:table-cell office:value-type="float" office:value="42.60722" calcext:value-type="float">
            <text:p>42.60722</text:p>
          </table:table-cell>
          <table:table-cell office:value-type="float" office:value="-83.92944" calcext:value-type="float">
            <text:p>-83.92944</text:p>
          </table:table-cell>
        </table:table-row>
        <table:table-row table:style-name="ro1">
          <table:table-cell table:style-name="ce1" office:value-type="string" calcext:value-type="string">
            <text:p>1/4/09 17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ncinitas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10:12</text:p>
          </table:table-cell>
          <table:table-cell table:style-name="ce1" office:value-type="string" calcext:value-type="string">
            <text:p>1/28/09 15:13</text:p>
          </table:table-cell>
          <table:table-cell office:value-type="float" office:value="33.03694" calcext:value-type="float">
            <text:p>33.03694</text:p>
          </table:table-cell>
          <table:table-cell office:value-type="float" office:value="-117.29111" calcext:value-type="float">
            <text:p>-117.29111</text:p>
          </table:table-cell>
        </table:table-row>
        <table:table-row table:style-name="ro1">
          <table:table-cell table:style-name="ce1" office:value-type="string" calcext:value-type="string">
            <text:p>1/5/09 13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Atchison <text:s text:c="19"/>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1/08 14:19</text:p>
          </table:table-cell>
          <table:table-cell table:style-name="ce1" office:value-type="string" calcext:value-type="string">
            <text:p>1/28/09 17:10</text:p>
          </table:table-cell>
          <table:table-cell office:value-type="float" office:value="39.56306" calcext:value-type="float">
            <text:p>39.56306</text:p>
          </table:table-cell>
          <table:table-cell office:value-type="float" office:value="-95.12139" calcext:value-type="float">
            <text:p>-95.12139</text:p>
          </table:table-cell>
        </table:table-row>
        <table:table-row table:style-name="ro1">
          <table:table-cell table:style-name="ce1" office:value-type="string" calcext:value-type="string">
            <text:p>1/5/09 10:4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Mililani <text:s text:c="19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23/07 0:00</text:p>
          </table:table-cell>
          <table:table-cell table:style-name="ce1" office:value-type="string" calcext:value-type="string">
            <text:p>1/28/09 18:13</text:p>
          </table:table-cell>
          <table:table-cell office:value-type="float" office:value="21.42556" calcext:value-type="float">
            <text:p>21.42556</text:p>
          </table:table-cell>
          <table:table-cell office:value-type="float" office:value="-157.96083" calcext:value-type="float">
            <text:p>-157.96083</text:p>
          </table:table-cell>
        </table:table-row>
        <table:table-row table:style-name="ro1">
          <table:table-cell table:style-name="ce1" office:value-type="string" calcext:value-type="string">
            <text:p>1/12/09 18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Victor <text:s text:c="21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8/08 7:14</text:p>
          </table:table-cell>
          <table:table-cell table:style-name="ce1" office:value-type="string" calcext:value-type="string">
            <text:p>1/28/09 18:19</text:p>
          </table:table-cell>
          <table:table-cell office:value-type="float" office:value="42.9825" calcext:value-type="float">
            <text:p>42.9825</text:p>
          </table:table-cell>
          <table:table-cell office:value-type="float" office:value="-77.40917" calcext:value-type="float">
            <text:p>-77.40917</text:p>
          </table:table-cell>
        </table:table-row>
        <table:table-row table:style-name="ro1">
          <table:table-cell table:style-name="ce1" office:value-type="string" calcext:value-type="string">
            <text:p>1/18/09 4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Fairbanks <text:s text:c="18"/>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0:18</text:p>
          </table:table-cell>
          <table:table-cell table:style-name="ce1" office:value-type="string" calcext:value-type="string">
            <text:p>1/28/09 23:56</text:p>
          </table:table-cell>
          <table:table-cell office:value-type="float" office:value="64.83778" calcext:value-type="float">
            <text:p>64.83778</text:p>
          </table:table-cell>
          <table:table-cell office:value-type="float" office:value="-147.71639" calcext:value-type="float">
            <text:p>-147.71639</text:p>
          </table:table-cell>
        </table:table-row>
        <table:table-row table:style-name="ro1">
          <table:table-cell table:style-name="ce1" office:value-type="string" calcext:value-type="string">
            <text:p>1/16/09 10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Soro</text:p>
          </table:table-cell>
          <table:table-cell office:value-type="string" calcext:value-type="string">
            <text:p>Vestsjalland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7/27/07 7:22</text:p>
          </table:table-cell>
          <table:table-cell table:style-name="ce1" office:value-type="string" calcext:value-type="string">
            <text:p>1/29/09 3:16</text:p>
          </table:table-cell>
          <table:table-cell office:value-type="float" office:value="55.4333333" calcext:value-type="float">
            <text:p>55.4333333</text:p>
          </table:table-cell>
          <table:table-cell office:value-type="float" office:value="11.5666667" calcext:value-type="float">
            <text:p>11.5666667</text:p>
          </table:table-cell>
        </table:table-row>
        <table:table-row table:style-name="ro1">
          <table:table-cell table:style-name="ce1" office:value-type="string" calcext:value-type="string">
            <text:p>1/13/09 8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3/4/05 5:51</text:p>
          </table:table-cell>
          <table:table-cell table:style-name="ce1" office:value-type="string" calcext:value-type="string">
            <text:p>1/29/09 3:25</text:p>
          </table:table-cell>
          <table:table-cell office:value-type="float" office:value="51.3" calcext:value-type="float">
            <text:p>51.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1" office:value-type="string" calcext:value-type="string">
            <text:p>1/12/09 1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eate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7/09 7:56</text:p>
          </table:table-cell>
          <table:table-cell table:style-name="ce1" office:value-type="string" calcext:value-type="string">
            <text:p>1/29/09 4:33</text:p>
          </table:table-cell>
          <table:table-cell office:value-type="float" office:value="53.55" calcext:value-type="float">
            <text:p>53.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1/28/09 13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Accokeek <text:s text:c="19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9/07 5:56</text:p>
          </table:table-cell>
          <table:table-cell table:style-name="ce1" office:value-type="string" calcext:value-type="string">
            <text:p>1/29/09 4:40</text:p>
          </table:table-cell>
          <table:table-cell office:value-type="float" office:value="38.6675" calcext:value-type="float">
            <text:p>38.6675</text:p>
          </table:table-cell>
          <table:table-cell office:value-type="float" office:value="-77.02861" calcext:value-type="float">
            <text:p>-77.02861</text:p>
          </table:table-cell>
        </table:table-row>
        <table:table-row table:style-name="ro1">
          <table:table-cell table:style-name="ce1" office:value-type="string" calcext:value-type="string">
            <text:p>1/29/09 5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Sunnyvale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29/09 5:18</text:p>
          </table:table-cell>
          <table:table-cell office:value-type="float" office:value="37.36889" calcext:value-type="float">
            <text:p>37.36889</text:p>
          </table:table-cell>
          <table:table-cell office:value-type="float" office:value="-122.03528" calcext:value-type="float">
            <text:p>-122.03528</text:p>
          </table:table-cell>
        </table:table-row>
        <table:table-row table:style-name="ro1">
          <table:table-cell table:style-name="ce1" office:value-type="string" calcext:value-type="string">
            <text:p>1/29/09 5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Ithaca <text:s text:c="21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9/09 4:49</text:p>
          </table:table-cell>
          <table:table-cell table:style-name="ce1" office:value-type="string" calcext:value-type="string">
            <text:p>1/29/09 6:56</text:p>
          </table:table-cell>
          <table:table-cell office:value-type="float" office:value="42.44056" calcext:value-type="float">
            <text:p>42.44056</text:p>
          </table:table-cell>
          <table:table-cell office:value-type="float" office:value="-76.49694" calcext:value-type="float">
            <text:p>-76.49694</text:p>
          </table:table-cell>
        </table:table-row>
        <table:table-row table:style-name="ro1">
          <table:table-cell table:style-name="ce1" office:value-type="string" calcext:value-type="string">
            <text:p>1/13/09 18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7:02</text:p>
          </table:table-cell>
          <table:table-cell table:style-name="ce1" office:value-type="string" calcext:value-type="string">
            <text:p>1/29/09 7:34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9/09 15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Farmingtn Hls <text:s text:c="14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13:59</text:p>
          </table:table-cell>
          <table:table-cell table:style-name="ce1" office:value-type="string" calcext:value-type="string">
            <text:p>1/29/09 8:05</text:p>
          </table:table-cell>
          <table:table-cell office:value-type="float" office:value="42.46444" calcext:value-type="float">
            <text:p>42.46444</text:p>
          </table:table-cell>
          <table:table-cell office:value-type="float" office:value="-83.37639" calcext:value-type="float">
            <text:p>-83.37639</text:p>
          </table:table-cell>
        </table:table-row>
        <table:table-row table:style-name="ro1">
          <table:table-cell table:style-name="ce1" office:value-type="string" calcext:value-type="string">
            <text:p>1/23/09 15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rooklyn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14:18</text:p>
          </table:table-cell>
          <table:table-cell table:style-name="ce1" office:value-type="string" calcext:value-type="string">
            <text:p>1/29/09 11:02</text:p>
          </table:table-cell>
          <table:table-cell office:value-type="float" office:value="40.65" calcext:value-type="float">
            <text:p>40.65</text:p>
          </table:table-cell>
          <table:table-cell office:value-type="float" office:value="-73.95" calcext:value-type="float">
            <text:p>-73.95</text:p>
          </table:table-cell>
        </table:table-row>
        <table:table-row table:style-name="ro1">
          <table:table-cell table:style-name="ce1" office:value-type="string" calcext:value-type="string">
            <text:p>1/29/09 12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va and Martin</text:p>
          </table:table-cell>
          <table:table-cell office:value-type="string" calcext:value-type="string">
            <text:p>Great Falls <text:s text:c="16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21/07 14:57</text:p>
          </table:table-cell>
          <table:table-cell table:style-name="ce1" office:value-type="string" calcext:value-type="string">
            <text:p>1/29/09 12:31</text:p>
          </table:table-cell>
          <table:table-cell office:value-type="float" office:value="38.99806" calcext:value-type="float">
            <text:p>38.99806</text:p>
          </table:table-cell>
          <table:table-cell office:value-type="float" office:value="-77.28861" calcext:value-type="float">
            <text:p>-77.28861</text:p>
          </table:table-cell>
        </table:table-row>
        <table:table-row table:style-name="ro1">
          <table:table-cell table:style-name="ce1" office:value-type="string" calcext:value-type="string">
            <text:p>1/13/09 11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ett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9/09 11:30</text:p>
          </table:table-cell>
          <table:table-cell table:style-name="ce1" office:value-type="string" calcext:value-type="string">
            <text:p>1/29/09 12:48</text:p>
          </table:table-cell>
          <table:table-cell office:value-type="float" office:value="50.8" calcext:value-type="float">
            <text:p>50.8</text:p>
          </table:table-cell>
          <table:table-cell office:value-type="float" office:value="-1.1333333" calcext:value-type="float">
            <text:p>-1.1333333</text:p>
          </table:table-cell>
        </table:table-row>
        <table:table-row table:style-name="ro1">
          <table:table-cell table:style-name="ce1" office:value-type="string" calcext:value-type="string">
            <text:p>1/29/09 10:0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cqui</text:p>
          </table:table-cell>
          <table:table-cell office:value-type="string" calcext:value-type="string">
            <text:p>Scottsdale <text:s text:c="17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9/09 9:59</text:p>
          </table:table-cell>
          <table:table-cell table:style-name="ce1" office:value-type="string" calcext:value-type="string">
            <text:p>1/29/09 12:58</text:p>
          </table:table-cell>
          <table:table-cell office:value-type="float" office:value="33.50917" calcext:value-type="float">
            <text:p>33.50917</text:p>
          </table:table-cell>
          <table:table-cell office:value-type="float" office:value="-111.89833" calcext:value-type="float">
            <text:p>-111.89833</text:p>
          </table:table-cell>
        </table:table-row>
        <table:table-row table:style-name="ro1">
          <table:table-cell table:style-name="ce1" office:value-type="string" calcext:value-type="string">
            <text:p>1/29/09 15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Sunnyvale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29/09 14:04</text:p>
          </table:table-cell>
          <table:table-cell office:value-type="float" office:value="37.36889" calcext:value-type="float">
            <text:p>37.36889</text:p>
          </table:table-cell>
          <table:table-cell office:value-type="float" office:value="-122.03528" calcext:value-type="float">
            <text:p>-122.03528</text:p>
          </table:table-cell>
        </table:table-row>
        <table:table-row table:style-name="ro1">
          <table:table-cell table:style-name="ce1" office:value-type="string" calcext:value-type="string">
            <text:p>1/4/09 5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eDee</text:p>
          </table:table-cell>
          <table:table-cell office:value-type="string" calcext:value-type="string">
            <text:p>Songnae-dong</text:p>
          </table:table-cell>
          <table:table-cell office:value-type="string" calcext:value-type="string">
            <text:p>Soul-t'ukpyolsi</text:p>
          </table:table-cell>
          <table:table-cell office:value-type="string" calcext:value-type="string">
            <text:p>South Korea</text:p>
          </table:table-cell>
          <table:table-cell table:style-name="ce1" office:value-type="string" calcext:value-type="string">
            <text:p>12/30/08 8:40</text:p>
          </table:table-cell>
          <table:table-cell table:style-name="ce1" office:value-type="string" calcext:value-type="string">
            <text:p>1/29/09 16:41</text:p>
          </table:table-cell>
          <table:table-cell office:value-type="float" office:value="37.5333333" calcext:value-type="float">
            <text:p>37.5333333</text:p>
          </table:table-cell>
          <table:table-cell office:value-type="float" office:value="127.1166667" calcext:value-type="float">
            <text:p>127.1166667</text:p>
          </table:table-cell>
        </table:table-row>
        <table:table-row table:style-name="ro1">
          <table:table-cell table:style-name="ce1" office:value-type="string" calcext:value-type="string">
            <text:p>1/22/09 22:1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Clyde Hill <text:s text:c="17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7/09 23:28</text:p>
          </table:table-cell>
          <table:table-cell table:style-name="ce1" office:value-type="string" calcext:value-type="string">
            <text:p>1/29/09 16:51</text:p>
          </table:table-cell>
          <table:table-cell office:value-type="float" office:value="47.61056" calcext:value-type="float">
            <text:p>47.61056</text:p>
          </table:table-cell>
          <table:table-cell office:value-type="float" office:value="-122.19944" calcext:value-type="float">
            <text:p>-122.19944</text:p>
          </table:table-cell>
        </table:table-row>
        <table:table-row table:style-name="ro1">
          <table:table-cell table:style-name="ce1" office:value-type="string" calcext:value-type="string">
            <text:p>1/5/09 19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Ruschlikon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5/09 19:14</text:p>
          </table:table-cell>
          <table:table-cell table:style-name="ce1" office:value-type="string" calcext:value-type="string">
            <text:p>1/30/09 1:06</text:p>
          </table:table-cell>
          <table:table-cell office:value-type="float" office:value="47.3" calcext:value-type="float">
            <text:p>47.3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table:style-name="ce1" office:value-type="string" calcext:value-type="string">
            <text:p>1/11/09 12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inneapolis <text:s text:c="16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7:18</text:p>
          </table:table-cell>
          <table:table-cell table:style-name="ce1" office:value-type="string" calcext:value-type="string">
            <text:p>1/30/09 2:10</text:p>
          </table:table-cell>
          <table:table-cell office:value-type="float" office:value="44.98" calcext:value-type="float">
            <text:p>44.98</text:p>
          </table:table-cell>
          <table:table-cell office:value-type="float" office:value="-93.26361" calcext:value-type="float">
            <text:p>-93.26361</text:p>
          </table:table-cell>
        </table:table-row>
        <table:table-row table:style-name="ro1">
          <table:table-cell table:style-name="ce1" office:value-type="string" calcext:value-type="string">
            <text:p>1/2/09 9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Chicago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9:09</text:p>
          </table:table-cell>
          <table:table-cell table:style-name="ce1" office:value-type="string" calcext:value-type="string">
            <text:p>1/30/09 5:35</text:p>
          </table:table-cell>
          <table:table-cell office:value-type="float" office:value="41.85" calcext:value-type="float">
            <text:p>41.85</text:p>
          </table:table-cell>
          <table:table-cell office:value-type="float" office:value="-87.65" calcext:value-type="float">
            <text:p>-87.65</text:p>
          </table:table-cell>
        </table:table-row>
        <table:table-row table:style-name="ro1">
          <table:table-cell table:style-name="ce1" office:value-type="string" calcext:value-type="string">
            <text:p>1/5/09 11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irunkit</text:p>
          </table:table-cell>
          <table:table-cell office:value-type="string" calcext:value-type="string">
            <text:p>Petworth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5/09 5:46</text:p>
          </table:table-cell>
          <table:table-cell table:style-name="ce1" office:value-type="string" calcext:value-type="string">
            <text:p>1/30/09 5:54</text:p>
          </table:table-cell>
          <table:table-cell office:value-type="float" office:value="50.9833333" calcext:value-type="float">
            <text:p>50.9833333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table:style-name="ce1" office:value-type="string" calcext:value-type="string">
            <text:p>1/17/09 9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athrin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bu Zaby</text:p>
          </table:table-cell>
          <table:table-cell office:value-type="string" calcext:value-type="string">
            <text:p>United Arab Emirates</text:p>
          </table:table-cell>
          <table:table-cell table:style-name="ce1" office:value-type="string" calcext:value-type="string">
            <text:p>2/27/08 20:02</text:p>
          </table:table-cell>
          <table:table-cell table:style-name="ce1" office:value-type="string" calcext:value-type="string">
            <text:p>1/30/09 8:45</text:p>
          </table:table-cell>
          <table:table-cell office:value-type="float" office:value="24.4666667" calcext:value-type="float">
            <text:p>24.4666667</text:p>
          </table:table-cell>
          <table:table-cell office:value-type="float" office:value="54.3666667" calcext:value-type="float">
            <text:p>54.3666667</text:p>
          </table:table-cell>
        </table:table-row>
        <table:table-row table:style-name="ro1">
          <table:table-cell table:style-name="ce1" office:value-type="string" calcext:value-type="string">
            <text:p>1/28/09 1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ate</text:p>
          </table:table-cell>
          <table:table-cell table:number-columns-repeated="2"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4/16/07 12:58</text:p>
          </table:table-cell>
          <table:table-cell table:style-name="ce1" office:value-type="string" calcext:value-type="string">
            <text:p>1/30/09 9:18</text:p>
          </table:table-cell>
          <table:table-cell office:value-type="float" office:value="59.3333333" calcext:value-type="float">
            <text:p>59.3333333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table:style-name="ce1" office:value-type="string" calcext:value-type="string">
            <text:p>1/19/09 10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ie</text:p>
          </table:table-cell>
          <table:table-cell office:value-type="string" calcext:value-type="string">
            <text:p>Queen Creek <text:s text:c="16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7:57</text:p>
          </table:table-cell>
          <table:table-cell table:style-name="ce1" office:value-type="string" calcext:value-type="string">
            <text:p>1/30/09 10:41</text:p>
          </table:table-cell>
          <table:table-cell office:value-type="float" office:value="33.24861" calcext:value-type="float">
            <text:p>33.24861</text:p>
          </table:table-cell>
          <table:table-cell office:value-type="float" office:value="-111.63361" calcext:value-type="float">
            <text:p>-111.63361</text:p>
          </table:table-cell>
        </table:table-row>
        <table:table-row table:style-name="ro1">
          <table:table-cell table:style-name="ce1" office:value-type="string" calcext:value-type="string">
            <text:p>1/26/09 12:05</text:p>
          </table:table-cell>
          <table:table-cell office:value-type="string" calcext:value-type="string">
            <text:p>Product1</text:p>
          </table:table-cell>
          <table:table-cell office:value-type="float" office:value="1250" calcext:value-type="float">
            <text:p>1,25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Queen Creek <text:s text:c="16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7:57</text:p>
          </table:table-cell>
          <table:table-cell table:style-name="ce1" office:value-type="string" calcext:value-type="string">
            <text:p>1/30/09 10:41</text:p>
          </table:table-cell>
          <table:table-cell office:value-type="float" office:value="33.24861" calcext:value-type="float">
            <text:p>33.24861</text:p>
          </table:table-cell>
          <table:table-cell office:value-type="float" office:value="-111.63361" calcext:value-type="float">
            <text:p>-111.63361</text:p>
          </table:table-cell>
        </table:table-row>
        <table:table-row table:style-name="ro1">
          <table:table-cell table:style-name="ce1" office:value-type="string" calcext:value-type="string">
            <text:p>1/7/09 18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Durham <text:s text:c="21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9/08 9:59</text:p>
          </table:table-cell>
          <table:table-cell table:style-name="ce1" office:value-type="string" calcext:value-type="string">
            <text:p>1/30/09 10:46</text:p>
          </table:table-cell>
          <table:table-cell office:value-type="float" office:value="35.99389" calcext:value-type="float">
            <text:p>35.99389</text:p>
          </table:table-cell>
          <table:table-cell office:value-type="float" office:value="-78.89889" calcext:value-type="float">
            <text:p>-78.89889</text:p>
          </table:table-cell>
        </table:table-row>
        <table:table-row table:style-name="ro1">
          <table:table-cell table:style-name="ce1" office:value-type="string" calcext:value-type="string">
            <text:p>1/26/09 11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Austin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6/09 7:16</text:p>
          </table:table-cell>
          <table:table-cell table:style-name="ce1" office:value-type="string" calcext:value-type="string">
            <text:p>1/30/09 13:15</text:p>
          </table:table-cell>
          <table:table-cell office:value-type="float" office:value="30.26694" calcext:value-type="float">
            <text:p>30.26694</text:p>
          </table:table-cell>
          <table:table-cell office:value-type="float" office:value="-97.74278" calcext:value-type="float">
            <text:p>-97.74278</text:p>
          </table:table-cell>
        </table:table-row>
        <table:table-row table:style-name="ro1">
          <table:table-cell table:style-name="ce1" office:value-type="string" calcext:value-type="string">
            <text:p>1/8/09 13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valerie et nicolas</text:p>
          </table:table-cell>
          <table:table-cell office:value-type="string" calcext:value-type="string">
            <text:p>Glenn Dale <text:s text:c="17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5:31</text:p>
          </table:table-cell>
          <table:table-cell table:style-name="ce1" office:value-type="string" calcext:value-type="string">
            <text:p>1/30/09 17:40</text:p>
          </table:table-cell>
          <table:table-cell office:value-type="float" office:value="38.9875" calcext:value-type="float">
            <text:p>38.9875</text:p>
          </table:table-cell>
          <table:table-cell office:value-type="float" office:value="-76.82083" calcext:value-type="float">
            <text:p>-76.82083</text:p>
          </table:table-cell>
        </table:table-row>
        <table:table-row table:style-name="ro1">
          <table:table-cell table:style-name="ce1" office:value-type="string" calcext:value-type="string">
            <text:p>1/11/09 14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Aardal</text:p>
          </table:table-cell>
          <table:table-cell office:value-type="string" calcext:value-type="string">
            <text:p>Sogn og Fjordane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5/09 5:51</text:p>
          </table:table-cell>
          <table:table-cell table:style-name="ce1" office:value-type="string" calcext:value-type="string">
            <text:p>1/31/09 4:21</text:p>
          </table:table-cell>
          <table:table-cell office:value-type="float" office:value="61.55" calcext:value-type="float">
            <text:p>61.5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table:style-name="ce1" office:value-type="string" calcext:value-type="string">
            <text:p>1/30/09 20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Edinburg <text:s text:c="19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0/09 20:05</text:p>
          </table:table-cell>
          <table:table-cell table:style-name="ce1" office:value-type="string" calcext:value-type="string">
            <text:p>1/31/09 4:47</text:p>
          </table:table-cell>
          <table:table-cell office:value-type="float" office:value="26.30139" calcext:value-type="float">
            <text:p>26.30139</text:p>
          </table:table-cell>
          <table:table-cell office:value-type="float" office:value="-98.16306" calcext:value-type="float">
            <text:p>-98.16306</text:p>
          </table:table-cell>
        </table:table-row>
        <table:table-row table:style-name="ro1">
          <table:table-cell table:style-name="ce1" office:value-type="string" calcext:value-type="string">
            <text:p>1/1/09 8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South Melbou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30/08 0:55</text:p>
          </table:table-cell>
          <table:table-cell table:style-name="ce1" office:value-type="string" calcext:value-type="string">
            <text:p>1/31/09 5:40</text:p>
          </table:table-cell>
          <table:table-cell office:value-type="float" office:value="-37.8333333" calcext:value-type="float">
            <text:p>-37.8333333</text:p>
          </table:table-cell>
          <table:table-cell office:value-type="float" office:value="144.9666667" calcext:value-type="float">
            <text:p>144.9666667</text:p>
          </table:table-cell>
        </table:table-row>
        <table:table-row table:style-name="ro1">
          <table:table-cell table:style-name="ce1" office:value-type="string" calcext:value-type="string">
            <text:p>1/17/09 11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ara</text:p>
          </table:table-cell>
          <table:table-cell office:value-type="string" calcext:value-type="string">
            <text:p>Brazil</text:p>
          </table:table-cell>
          <table:table-cell table:style-name="ce1" office:value-type="string" calcext:value-type="string">
            <text:p>1/17/09 10:46</text:p>
          </table:table-cell>
          <table:table-cell table:style-name="ce1" office:value-type="string" calcext:value-type="string">
            <text:p>1/31/09 6:42</text:p>
          </table:table-cell>
          <table:table-cell office:value-type="float" office:value="-3.7166667" calcext:value-type="float">
            <text:p>-3.7166667</text:p>
          </table:table-cell>
          <table:table-cell office:value-type="float" office:value="-38.5" calcext:value-type="float">
            <text:p>-38.5</text:p>
          </table:table-cell>
        </table:table-row>
        <table:table-row table:style-name="ro1">
          <table:table-cell table:style-name="ce1" office:value-type="string" calcext:value-type="string">
            <text:p>1/31/09 7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Weston <text:s text:c="21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9/08 17:34</text:p>
          </table:table-cell>
          <table:table-cell table:style-name="ce1" office:value-type="string" calcext:value-type="string">
            <text:p>1/31/09 6:43</text:p>
          </table:table-cell>
          <table:table-cell office:value-type="float" office:value="41.20083" calcext:value-type="float">
            <text:p>41.20083</text:p>
          </table:table-cell>
          <table:table-cell office:value-type="float" office:value="-73.38111" calcext:value-type="float">
            <text:p>-73.38111</text:p>
          </table:table-cell>
        </table:table-row>
        <table:table-row table:style-name="ro1">
          <table:table-cell table:style-name="ce1" office:value-type="string" calcext:value-type="string">
            <text:p>1/31/09 9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anci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8/28/08 10:22</text:p>
          </table:table-cell>
          <table:table-cell table:style-name="ce1" office:value-type="string" calcext:value-type="string">
            <text:p>1/31/09 9:08</text:p>
          </table:table-cell>
          <table:table-cell office:value-type="float" office:value="51.4333333" calcext:value-type="float">
            <text:p>51.43333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1/31/09 8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conut Grove <text:s text:c="14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1/09 8:03</text:p>
          </table:table-cell>
          <table:table-cell table:style-name="ce1" office:value-type="string" calcext:value-type="string">
            <text:p>1/31/09 9:22</text:p>
          </table:table-cell>
          <table:table-cell office:value-type="float" office:value="25.71222" calcext:value-type="float">
            <text:p>25.71222</text:p>
          </table:table-cell>
          <table:table-cell office:value-type="float" office:value="-80.25722" calcext:value-type="float">
            <text:p>-80.25722</text:p>
          </table:table-cell>
        </table:table-row>
        <table:table-row table:style-name="ro1">
          <table:table-cell table:style-name="ce1" office:value-type="string" calcext:value-type="string">
            <text:p>1/31/09 9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iara and mik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31/09 8:32</text:p>
          </table:table-cell>
          <table:table-cell table:style-name="ce1" office:value-type="string" calcext:value-type="string">
            <text:p>1/31/09 10:07</text:p>
          </table:table-cell>
          <table:table-cell office:value-type="float" office:value="51.51334" calcext:value-type="float">
            <text:p>51.51334</text:p>
          </table:table-cell>
          <table:table-cell office:value-type="float" office:value="-0.08895" calcext:value-type="float">
            <text:p>-0.08895</text:p>
          </table:table-cell>
        </table:table-row>
        <table:table-row table:style-name="ro1">
          <table:table-cell table:style-name="ce1" office:value-type="string" calcext:value-type="string">
            <text:p>1/11/09 14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an Francisco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3:08</text:p>
          </table:table-cell>
          <table:table-cell table:style-name="ce1" office:value-type="string" calcext:value-type="string">
            <text:p>1/31/09 10:20</text:p>
          </table:table-cell>
          <table:table-cell office:value-type="float" office:value="37.775" calcext:value-type="float">
            <text:p>37.775</text:p>
          </table:table-cell>
          <table:table-cell office:value-type="float" office:value="-122.41833" calcext:value-type="float">
            <text:p>-122.41833</text:p>
          </table:table-cell>
        </table:table-row>
        <table:table-row table:style-name="ro1">
          <table:table-cell table:style-name="ce1" office:value-type="string" calcext:value-type="string">
            <text:p>1/1/09 12:2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ne-line</text:p>
          </table:table-cell>
          <table:table-cell table:number-columns-repeated="2" office:value-type="string" calcext:value-type="string">
            <text:p>Zug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3/29/05 23:14</text:p>
          </table:table-cell>
          <table:table-cell table:style-name="ce1" office:value-type="string" calcext:value-type="string">
            <text:p>1/31/09 10:58</text:p>
          </table:table-cell>
          <table:table-cell office:value-type="float" office:value="47.1666667" calcext:value-type="float">
            <text:p>47.1666667</text:p>
          </table:table-cell>
          <table:table-cell office:value-type="float" office:value="8.5166667" calcext:value-type="float">
            <text:p>8.5166667</text:p>
          </table:table-cell>
        </table:table-row>
        <table:table-row table:style-name="ro1">
          <table:table-cell table:style-name="ce1" office:value-type="string" calcext:value-type="string">
            <text:p>1/31/09 11:1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Scottsdale <text:s text:c="17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number-columns-repeated="2" table:style-name="ce1" office:value-type="string" calcext:value-type="string">
            <text:p>1/31/09 11:10</text:p>
          </table:table-cell>
          <table:table-cell office:value-type="float" office:value="33.50917" calcext:value-type="float">
            <text:p>33.50917</text:p>
          </table:table-cell>
          <table:table-cell office:value-type="float" office:value="-111.89833" calcext:value-type="float">
            <text:p>-111.89833</text:p>
          </table:table-cell>
        </table:table-row>
        <table:table-row table:style-name="ro1">
          <table:table-cell table:style-name="ce1" office:value-type="string" calcext:value-type="string">
            <text:p>1/2/09 9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Potomac Falls <text:s text:c="14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0/05 17:20</text:p>
          </table:table-cell>
          <table:table-cell table:style-name="ce1" office:value-type="string" calcext:value-type="string">
            <text:p>1/31/09 11:24</text:p>
          </table:table-cell>
          <table:table-cell office:value-type="float" office:value="39.05" calcext:value-type="float">
            <text:p>39.05</text:p>
          </table:table-cell>
          <table:table-cell office:value-type="float" office:value="-77.40111" calcext:value-type="float">
            <text:p>-77.40111</text:p>
          </table:table-cell>
        </table:table-row>
        <table:table-row table:style-name="ro1">
          <table:table-cell table:style-name="ce1" office:value-type="string" calcext:value-type="string">
            <text:p>1/4/09 13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Superior <text:s text:c="19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12:08</text:p>
          </table:table-cell>
          <table:table-cell table:style-name="ce1" office:value-type="string" calcext:value-type="string">
            <text:p>1/31/09 13:17</text:p>
          </table:table-cell>
          <table:table-cell office:value-type="float" office:value="39.97778" calcext:value-type="float">
            <text:p>39.97778</text:p>
          </table:table-cell>
          <table:table-cell office:value-type="float" office:value="-105.13139" calcext:value-type="float">
            <text:p>-105.13139</text:p>
          </table:table-cell>
        </table:table-row>
        <table:table-row table:style-name="ro1">
          <table:table-cell table:style-name="ce1" office:value-type="string" calcext:value-type="string">
            <text:p>1/22/09 12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ejal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/08 9:51</text:p>
          </table:table-cell>
          <table:table-cell table:style-name="ce1" office:value-type="string" calcext:value-type="string">
            <text:p>1/31/09 14:43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18/09 6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Engleside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21/07 18:56</text:p>
          </table:table-cell>
          <table:table-cell table:style-name="ce1" office:value-type="string" calcext:value-type="string">
            <text:p>1/31/09 15:33</text:p>
          </table:table-cell>
          <table:table-cell office:value-type="float" office:value="38.80472" calcext:value-type="float">
            <text:p>38.80472</text:p>
          </table:table-cell>
          <table:table-cell office:value-type="float" office:value="-77.04722" calcext:value-type="float">
            <text:p>-77.04722</text:p>
          </table:table-cell>
        </table:table-row>
        <table:table-row table:style-name="ro1">
          <table:table-cell table:style-name="ce1" office:value-type="string" calcext:value-type="string">
            <text:p>1/8/09 0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New Plymouth Cit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New Zealand</text:p>
          </table:table-cell>
          <table:table-cell table:style-name="ce1" office:value-type="string" calcext:value-type="string">
            <text:p>1/7/09 23:34</text:p>
          </table:table-cell>
          <table:table-cell table:style-name="ce1" office:value-type="string" calcext:value-type="string">
            <text:p>1/31/09 17:47</text:p>
          </table:table-cell>
          <table:table-cell office:value-type="float" office:value="-39.0666667" calcext:value-type="float">
            <text:p>-39.0666667</text:p>
          </table:table-cell>
          <table:table-cell office:value-type="float" office:value="174.0833333" calcext:value-type="float">
            <text:p>174.0833333</text:p>
          </table:table-cell>
        </table:table-row>
        <table:table-row table:style-name="ro1">
          <table:table-cell table:style-name="ce1" office:value-type="string" calcext:value-type="string">
            <text:p>1/24/09 7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han</text:p>
          </table:table-cell>
          <table:table-cell office:value-type="string" calcext:value-type="string">
            <text:p>Roanoke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2/08 7:35</text:p>
          </table:table-cell>
          <table:table-cell table:style-name="ce1" office:value-type="string" calcext:value-type="string">
            <text:p>1/31/09 19:18</text:p>
          </table:table-cell>
          <table:table-cell office:value-type="float" office:value="37.20556" calcext:value-type="float">
            <text:p>37.20556</text:p>
          </table:table-cell>
          <table:table-cell office:value-type="float" office:value="-80.03778" calcext:value-type="float">
            <text:p>-80.03778</text:p>
          </table:table-cell>
        </table:table-row>
        <table:table-row table:style-name="ro1">
          <table:table-cell table:style-name="ce1" office:value-type="string" calcext:value-type="string">
            <text:p>1/24/09 11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orcross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30/07 15:16</text:p>
          </table:table-cell>
          <table:table-cell table:style-name="ce1" office:value-type="string" calcext:value-type="string">
            <text:p>1/31/09 19:31</text:p>
          </table:table-cell>
          <table:table-cell office:value-type="float" office:value="33.94111" calcext:value-type="float">
            <text:p>33.94111</text:p>
          </table:table-cell>
          <table:table-cell office:value-type="float" office:value="-84.21361" calcext:value-type="float">
            <text:p>-84.21361</text:p>
          </table:table-cell>
        </table:table-row>
        <table:table-row table:style-name="ro1">
          <table:table-cell table:style-name="ce1" office:value-type="string" calcext:value-type="string">
            <text:p>1/6/09 15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Sandy Plains <text:s text:c="15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3/06 8:42</text:p>
          </table:table-cell>
          <table:table-cell table:style-name="ce1" office:value-type="string" calcext:value-type="string">
            <text:p>1/31/09 20:48</text:p>
          </table:table-cell>
          <table:table-cell office:value-type="float" office:value="34.02306" calcext:value-type="float">
            <text:p>34.02306</text:p>
          </table:table-cell>
          <table:table-cell office:value-type="float" office:value="-84.36167" calcext:value-type="float">
            <text:p>-84.36167</text:p>
          </table:table-cell>
        </table:table-row>
        <table:table-row table:style-name="ro1">
          <table:table-cell table:style-name="ce1" office:value-type="string" calcext:value-type="string">
            <text:p>1/24/09 17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Saint Catharines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4/09 15:51</text:p>
          </table:table-cell>
          <table:table-cell table:style-name="ce1" office:value-type="string" calcext:value-type="string">
            <text:p>1/31/09 21:10</text:p>
          </table:table-cell>
          <table:table-cell office:value-type="float" office:value="43.1666667" calcext:value-type="float">
            <text:p>43.1666667</text:p>
          </table:table-cell>
          <table:table-cell office:value-type="float" office:value="-79.2333333" calcext:value-type="float">
            <text:p>-79.2333333</text:p>
          </table:table-cell>
        </table:table-row>
        <table:table-row table:style-name="ro1">
          <table:table-cell table:style-name="ce1" office:value-type="string" calcext:value-type="string">
            <text:p>1/3/09 9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Gainesville <text:s text:c="16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19/08 8:27</text:p>
          </table:table-cell>
          <table:table-cell table:style-name="ce1" office:value-type="string" calcext:value-type="string">
            <text:p>1/31/09 22:19</text:p>
          </table:table-cell>
          <table:table-cell office:value-type="float" office:value="38.79556" calcext:value-type="float">
            <text:p>38.79556</text:p>
          </table:table-cell>
          <table:table-cell office:value-type="float" office:value="-77.61417" calcext:value-type="float">
            <text:p>-77.61417</text:p>
          </table:table-cell>
        </table:table-row>
        <table:table-row table:style-name="ro1">
          <table:table-cell table:style-name="ce1" office:value-type="string" calcext:value-type="string">
            <text:p>1/9/09 16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ordstrand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2/29/05 9:26</text:p>
          </table:table-cell>
          <table:table-cell table:style-name="ce1" office:value-type="string" calcext:value-type="string">
            <text:p>2/1/09 4:18</text:p>
          </table:table-cell>
          <table:table-cell office:value-type="float" office:value="59.8608333" calcext:value-type="float">
            <text:p>59.8608333</text:p>
          </table:table-cell>
          <table:table-cell office:value-type="float" office:value="10.7905556" calcext:value-type="float">
            <text:p>10.7905556</text:p>
          </table:table-cell>
        </table:table-row>
        <table:table-row table:style-name="ro1">
          <table:table-cell table:style-name="ce1" office:value-type="string" calcext:value-type="string">
            <text:p>1/12/09 14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Arlington <text:s text:c="18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9:54</text:p>
          </table:table-cell>
          <table:table-cell table:style-name="ce1" office:value-type="string" calcext:value-type="string">
            <text:p>2/1/09 7:36</text:p>
          </table:table-cell>
          <table:table-cell office:value-type="float" office:value="42.41528" calcext:value-type="float">
            <text:p>42.41528</text:p>
          </table:table-cell>
          <table:table-cell office:value-type="float" office:value="-71.15694" calcext:value-type="float">
            <text:p>-71.15694</text:p>
          </table:table-cell>
        </table:table-row>
        <table:table-row table:style-name="ro1">
          <table:table-cell table:style-name="ce1" office:value-type="string" calcext:value-type="string">
            <text:p>1/7/09 13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West Hills <text:s text:c="17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12:36</text:p>
          </table:table-cell>
          <table:table-cell table:style-name="ce1" office:value-type="string" calcext:value-type="string">
            <text:p>2/1/09 8:20</text:p>
          </table:table-cell>
          <table:table-cell office:value-type="float" office:value="34.20111" calcext:value-type="float">
            <text:p>34.20111</text:p>
          </table:table-cell>
          <table:table-cell office:value-type="float" office:value="-118.59722" calcext:value-type="float">
            <text:p>-118.59722</text:p>
          </table:table-cell>
        </table:table-row>
        <table:table-row table:style-name="ro1">
          <table:table-cell table:style-name="ce1" office:value-type="string" calcext:value-type="string">
            <text:p>1/9/09 19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rah</text:p>
          </table:table-cell>
          <table:table-cell office:value-type="string" calcext:value-type="string">
            <text:p>San Jose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8:02</text:p>
          </table:table-cell>
          <table:table-cell table:style-name="ce1" office:value-type="string" calcext:value-type="string">
            <text:p>2/1/09 9:18</text:p>
          </table:table-cell>
          <table:table-cell office:value-type="float" office:value="37.33944" calcext:value-type="float">
            <text:p>37.33944</text:p>
          </table:table-cell>
          <table:table-cell office:value-type="float" office:value="-121.89389" calcext:value-type="float">
            <text:p>-121.89389</text:p>
          </table:table-cell>
        </table:table-row>
        <table:table-row table:style-name="ro1">
          <table:table-cell table:style-name="ce1" office:value-type="string" calcext:value-type="string">
            <text:p>1/26/09 4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6/09 4:12</text:p>
          </table:table-cell>
          <table:table-cell table:style-name="ce1" office:value-type="string" calcext:value-type="string">
            <text:p>2/1/09 9:48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23/09 21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Oak Park <text:s text:c="19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6/08 11:00</text:p>
          </table:table-cell>
          <table:table-cell table:style-name="ce1" office:value-type="string" calcext:value-type="string">
            <text:p>2/1/09 9:51</text:p>
          </table:table-cell>
          <table:table-cell office:value-type="float" office:value="42.45944" calcext:value-type="float">
            <text:p>42.45944</text:p>
          </table:table-cell>
          <table:table-cell office:value-type="float" office:value="-83.18278" calcext:value-type="float">
            <text:p>-83.18278</text:p>
          </table:table-cell>
        </table:table-row>
        <table:table-row table:style-name="ro1">
          <table:table-cell table:style-name="ce1" office:value-type="string" calcext:value-type="string">
            <text:p>1/6/09 16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Terrell Hills <text:s text:c="14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1/08 12:21</text:p>
          </table:table-cell>
          <table:table-cell table:style-name="ce1" office:value-type="string" calcext:value-type="string">
            <text:p>2/1/09 10:06</text:p>
          </table:table-cell>
          <table:table-cell office:value-type="float" office:value="29.42389" calcext:value-type="float">
            <text:p>29.42389</text:p>
          </table:table-cell>
          <table:table-cell office:value-type="float" office:value="-98.49333" calcext:value-type="float">
            <text:p>-98.49333</text:p>
          </table:table-cell>
        </table:table-row>
        <table:table-row table:style-name="ro1">
          <table:table-cell table:style-name="ce1" office:value-type="string" calcext:value-type="string">
            <text:p>1/10/09 7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Jumeira</text:p>
          </table:table-cell>
          <table:table-cell office:value-type="string" calcext:value-type="string">
            <text:p>Dubayy</text:p>
          </table:table-cell>
          <table:table-cell office:value-type="string" calcext:value-type="string">
            <text:p>United Arab Emirates</text:p>
          </table:table-cell>
          <table:table-cell table:style-name="ce1" office:value-type="string" calcext:value-type="string">
            <text:p>1/7/09 9:47</text:p>
          </table:table-cell>
          <table:table-cell table:style-name="ce1" office:value-type="string" calcext:value-type="string">
            <text:p>2/1/09 10:18</text:p>
          </table:table-cell>
          <table:table-cell office:value-type="float" office:value="25.2097222" calcext:value-type="float">
            <text:p>25.2097222</text:p>
          </table:table-cell>
          <table:table-cell office:value-type="float" office:value="55.2477778" calcext:value-type="float">
            <text:p>55.2477778</text:p>
          </table:table-cell>
        </table:table-row>
        <table:table-row table:style-name="ro1">
          <table:table-cell table:style-name="ce1" office:value-type="string" calcext:value-type="string">
            <text:p>1/28/09 20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Falmouth <text:s text:c="19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19:36</text:p>
          </table:table-cell>
          <table:table-cell table:style-name="ce1" office:value-type="string" calcext:value-type="string">
            <text:p>2/1/09 11:33</text:p>
          </table:table-cell>
          <table:table-cell office:value-type="float" office:value="38.32389" calcext:value-type="float">
            <text:p>38.32389</text:p>
          </table:table-cell>
          <table:table-cell office:value-type="float" office:value="-77.46861" calcext:value-type="float">
            <text:p>-77.46861</text:p>
          </table:table-cell>
        </table:table-row>
        <table:table-row table:style-name="ro1">
          <table:table-cell table:style-name="ce1" office:value-type="string" calcext:value-type="string">
            <text:p>1/9/09 3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avinder</text:p>
          </table:table-cell>
          <table:table-cell office:value-type="string" calcext:value-type="string">
            <text:p>Lurgan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6/3/08 4:22</text:p>
          </table:table-cell>
          <table:table-cell table:style-name="ce1" office:value-type="string" calcext:value-type="string">
            <text:p>2/1/09 11:53</text:p>
          </table:table-cell>
          <table:table-cell office:value-type="float" office:value="54.4666667" calcext:value-type="float">
            <text:p>54.4666667</text:p>
          </table:table-cell>
          <table:table-cell office:value-type="float" office:value="-6.3333333" calcext:value-type="float">
            <text:p>-6.3333333</text:p>
          </table:table-cell>
        </table:table-row>
        <table:table-row table:style-name="ro1">
          <table:table-cell table:style-name="ce1" office:value-type="string" calcext:value-type="string">
            <text:p>1/19/09 8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Richmond <text:s text:c="19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5:24</text:p>
          </table:table-cell>
          <table:table-cell table:style-name="ce1" office:value-type="string" calcext:value-type="string">
            <text:p>2/1/09 11:53</text:p>
          </table:table-cell>
          <table:table-cell office:value-type="float" office:value="29.58194" calcext:value-type="float">
            <text:p>29.58194</text:p>
          </table:table-cell>
          <table:table-cell office:value-type="float" office:value="-95.76056" calcext:value-type="float">
            <text:p>-95.76056</text:p>
          </table:table-cell>
        </table:table-row>
        <table:table-row table:style-name="ro1">
          <table:table-cell table:style-name="ce1" office:value-type="string" calcext:value-type="string">
            <text:p>1/15/09 7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14/09 0:00</text:p>
          </table:table-cell>
          <table:table-cell table:style-name="ce1" office:value-type="string" calcext:value-type="string">
            <text:p>2/1/09 13:17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30/09 19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Ooltewah <text:s text:c="19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0/09 18:54</text:p>
          </table:table-cell>
          <table:table-cell table:style-name="ce1" office:value-type="string" calcext:value-type="string">
            <text:p>2/1/09 13:51</text:p>
          </table:table-cell>
          <table:table-cell office:value-type="float" office:value="35.075" calcext:value-type="float">
            <text:p>35.075</text:p>
          </table:table-cell>
          <table:table-cell office:value-type="float" office:value="-85.06222" calcext:value-type="float">
            <text:p>-85.06222</text:p>
          </table:table-cell>
        </table:table-row>
        <table:table-row table:style-name="ro1">
          <table:table-cell table:style-name="ce1" office:value-type="string" calcext:value-type="string">
            <text:p>1/5/09 12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Pacific Beach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1:50</text:p>
          </table:table-cell>
          <table:table-cell table:style-name="ce1" office:value-type="string" calcext:value-type="string">
            <text:p>2/1/09 14:28</text:p>
          </table:table-cell>
          <table:table-cell office:value-type="float" office:value="32.79778" calcext:value-type="float">
            <text:p>32.79778</text:p>
          </table:table-cell>
          <table:table-cell office:value-type="float" office:value="-117.23944" calcext:value-type="float">
            <text:p>-117.23944</text:p>
          </table:table-cell>
        </table:table-row>
        <table:table-row table:style-name="ro1">
          <table:table-cell table:style-name="ce1" office:value-type="string" calcext:value-type="string">
            <text:p>1/28/09 20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ele </text:p>
          </table:table-cell>
          <table:table-cell office:value-type="string" calcext:value-type="string">
            <text:p>Austin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9:40</text:p>
          </table:table-cell>
          <table:table-cell table:style-name="ce1" office:value-type="string" calcext:value-type="string">
            <text:p>2/1/09 15:00</text:p>
          </table:table-cell>
          <table:table-cell office:value-type="float" office:value="30.26694" calcext:value-type="float">
            <text:p>30.26694</text:p>
          </table:table-cell>
          <table:table-cell office:value-type="float" office:value="-97.74278" calcext:value-type="float">
            <text:p>-97.74278</text:p>
          </table:table-cell>
        </table:table-row>
        <table:table-row table:style-name="ro1">
          <table:table-cell table:style-name="ce1" office:value-type="string" calcext:value-type="string">
            <text:p>1/10/09 21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Seattl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10/08 16:47</text:p>
          </table:table-cell>
          <table:table-cell table:style-name="ce1" office:value-type="string" calcext:value-type="string">
            <text:p>2/1/09 15:27</text:p>
          </table:table-cell>
          <table:table-cell office:value-type="float" office:value="47.60639" calcext:value-type="float">
            <text:p>47.60639</text:p>
          </table:table-cell>
          <table:table-cell office:value-type="float" office:value="-122.33083" calcext:value-type="float">
            <text:p>-122.33083</text:p>
          </table:table-cell>
        </table:table-row>
        <table:table-row table:style-name="ro1">
          <table:table-cell table:style-name="ce1" office:value-type="string" calcext:value-type="string">
            <text:p>1/25/09 19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eattl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13/08 18:27</text:p>
          </table:table-cell>
          <table:table-cell table:style-name="ce1" office:value-type="string" calcext:value-type="string">
            <text:p>2/1/09 16:04</text:p>
          </table:table-cell>
          <table:table-cell office:value-type="float" office:value="47.60639" calcext:value-type="float">
            <text:p>47.60639</text:p>
          </table:table-cell>
          <table:table-cell office:value-type="float" office:value="-122.33083" calcext:value-type="float">
            <text:p>-122.33083</text:p>
          </table:table-cell>
        </table:table-row>
        <table:table-row table:style-name="ro1">
          <table:table-cell table:style-name="ce1" office:value-type="string" calcext:value-type="string">
            <text:p>1/7/09 8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4/17/05 22:28</text:p>
          </table:table-cell>
          <table:table-cell table:style-name="ce1" office:value-type="string" calcext:value-type="string">
            <text:p>2/1/09 18:52</text:p>
          </table:table-cell>
          <table:table-cell office:value-type="float" office:value="45.4166667" calcext:value-type="float">
            <text:p>45.4166667</text:p>
          </table:table-cell>
          <table:table-cell office:value-type="float" office:value="-75.7" calcext:value-type="float">
            <text:p>-75.7</text:p>
          </table:table-cell>
        </table:table-row>
        <table:table-row table:style-name="ro1">
          <table:table-cell table:style-name="ce1" office:value-type="string" calcext:value-type="string">
            <text:p>1/21/09 9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Vienna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2/08 9:59</text:p>
          </table:table-cell>
          <table:table-cell table:style-name="ce1" office:value-type="string" calcext:value-type="string">
            <text:p>2/1/09 21:07</text:p>
          </table:table-cell>
          <table:table-cell office:value-type="float" office:value="38.90111" calcext:value-type="float">
            <text:p>38.90111</text:p>
          </table:table-cell>
          <table:table-cell office:value-type="float" office:value="-77.26556" calcext:value-type="float">
            <text:p>-77.26556</text:p>
          </table:table-cell>
        </table:table-row>
        <table:table-row table:style-name="ro1">
          <table:table-cell table:style-name="ce1" office:value-type="string" calcext:value-type="string">
            <text:p>1/23/09 14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table:style-name="ce1" office:value-type="string" calcext:value-type="string">
            <text:p>1/18/09 11:34</text:p>
          </table:table-cell>
          <table:table-cell table:style-name="ce1" office:value-type="string" calcext:value-type="string">
            <text:p>2/1/09 21:31</text:p>
          </table:table-cell>
          <table:table-cell office:value-type="float" office:value="-36.7" calcext:value-type="float">
            <text:p>-36.7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table:style-name="ce1" office:value-type="string" calcext:value-type="string">
            <text:p>1/5/09 13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henfiel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/09 14:27</text:p>
          </table:table-cell>
          <table:table-cell table:style-name="ce1" office:value-type="string" calcext:value-type="string">
            <text:p>2/1/09 22:27</text:p>
          </table:table-cell>
          <table:table-cell office:value-type="float" office:value="51.6166667" calcext:value-type="float">
            <text:p>51.6166667</text:p>
          </table:table-cell>
          <table:table-cell office:value-type="float" office:value="0.3166667" calcext:value-type="float">
            <text:p>0.3166667</text:p>
          </table:table-cell>
        </table:table-row>
        <table:table-row table:style-name="ro1">
          <table:table-cell table:style-name="ce1" office:value-type="string" calcext:value-type="string">
            <text:p>1/6/09 3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rista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Horda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9/20/05 1:58</text:p>
          </table:table-cell>
          <table:table-cell table:style-name="ce1" office:value-type="string" calcext:value-type="string">
            <text:p>2/2/09 0:08</text:p>
          </table:table-cell>
          <table:table-cell office:value-type="float" office:value="60.3911111" calcext:value-type="float">
            <text:p>60.3911111</text:p>
          </table:table-cell>
          <table:table-cell office:value-type="float" office:value="5.3247222" calcext:value-type="float">
            <text:p>5.3247222</text:p>
          </table:table-cell>
        </table:table-row>
        <table:table-row table:style-name="ro1">
          <table:table-cell table:style-name="ce1" office:value-type="string" calcext:value-type="string">
            <text:p>1/15/09 15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5/09 8:16</text:p>
          </table:table-cell>
          <table:table-cell table:style-name="ce1" office:value-type="string" calcext:value-type="string">
            <text:p>2/2/09 0:53</text:p>
          </table:table-cell>
          <table:table-cell office:value-type="float" office:value="53.5833333" calcext:value-type="float">
            <text:p>53.5833333</text:p>
          </table:table-cell>
          <table:table-cell office:value-type="float" office:value="-2.4333333" calcext:value-type="float">
            <text:p>-2.4333333</text:p>
          </table:table-cell>
        </table:table-row>
        <table:table-row table:style-name="ro1">
          <table:table-cell table:style-name="ce1" office:value-type="string" calcext:value-type="string">
            <text:p>1/23/09 4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andymount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6/06 8:48</text:p>
          </table:table-cell>
          <table:table-cell table:style-name="ce1" office:value-type="string" calcext:value-type="string">
            <text:p>2/2/09 2:12</text:p>
          </table:table-cell>
          <table:table-cell office:value-type="float" office:value="53.335" calcext:value-type="float">
            <text:p>53.335</text:p>
          </table:table-cell>
          <table:table-cell office:value-type="float" office:value="-6.2113889" calcext:value-type="float">
            <text:p>-6.2113889</text:p>
          </table:table-cell>
        </table:table-row>
        <table:table-row table:style-name="ro1">
          <table:table-cell table:style-name="ce1" office:value-type="string" calcext:value-type="string">
            <text:p>1/12/09 10:0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Ticino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9/3/07 13:23</text:p>
          </table:table-cell>
          <table:table-cell table:style-name="ce1" office:value-type="string" calcext:value-type="string">
            <text:p>2/2/09 5:16</text:p>
          </table:table-cell>
          <table:table-cell office:value-type="float" office:value="46.2" calcext:value-type="float">
            <text:p>46.2</text:p>
          </table:table-cell>
          <table:table-cell office:value-type="float" office:value="9.0166667" calcext:value-type="float">
            <text:p>9.0166667</text:p>
          </table:table-cell>
        </table:table-row>
        <table:table-row table:style-name="ro1">
          <table:table-cell table:style-name="ce1" office:value-type="string" calcext:value-type="string">
            <text:p>1/30/09 5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ine</text:p>
          </table:table-cell>
          <table:table-cell table:number-columns-repeated="2" office:value-type="string" calcext:value-type="string">
            <text:p>Antwerpen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1/3/06 13:57</text:p>
          </table:table-cell>
          <table:table-cell table:style-name="ce1" office:value-type="string" calcext:value-type="string">
            <text:p>2/2/09 5:45</text:p>
          </table:table-cell>
          <table:table-cell office:value-type="float" office:value="51.2166667" calcext:value-type="float">
            <text:p>51.2166667</text:p>
          </table:table-cell>
          <table:table-cell office:value-type="float" office:value="4.4166667" calcext:value-type="float">
            <text:p>4.4166667</text:p>
          </table:table-cell>
        </table:table-row>
        <table:table-row table:style-name="ro1">
          <table:table-cell table:style-name="ce1" office:value-type="string" calcext:value-type="string">
            <text:p>1/14/09 10:32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Brazil</text:p>
          </table:table-cell>
          <table:table-cell table:style-name="ce1" office:value-type="string" calcext:value-type="string">
            <text:p>11/5/08 7:03</text:p>
          </table:table-cell>
          <table:table-cell table:style-name="ce1" office:value-type="string" calcext:value-type="string">
            <text:p>2/2/09 5:54</text:p>
          </table:table-cell>
          <table:table-cell office:value-type="float" office:value="-22.9" calcext:value-type="float">
            <text:p>-22.9</text:p>
          </table:table-cell>
          <table:table-cell office:value-type="float" office:value="-47.0833333" calcext:value-type="float">
            <text:p>-47.0833333</text:p>
          </table:table-cell>
        </table:table-row>
        <table:table-row table:style-name="ro1">
          <table:table-cell table:style-name="ce1" office:value-type="string" calcext:value-type="string">
            <text:p>1/12/09 8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acka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3/8/06 4:32</text:p>
          </table:table-cell>
          <table:table-cell table:style-name="ce1" office:value-type="string" calcext:value-type="string">
            <text:p>2/2/09 6:01</text:p>
          </table:table-cell>
          <table:table-cell office:value-type="float" office:value="59.3" calcext:value-type="float">
            <text:p>59.3</text:p>
          </table:table-cell>
          <table:table-cell office:value-type="float" office:value="18.1666667" calcext:value-type="float">
            <text:p>18.1666667</text:p>
          </table:table-cell>
        </table:table-row>
        <table:table-row table:style-name="ro1">
          <table:table-cell table:style-name="ce1" office:value-type="string" calcext:value-type="string">
            <text:p>1/27/09 8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Fremont <text:s text:c="20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8:05</text:p>
          </table:table-cell>
          <table:table-cell table:style-name="ce1" office:value-type="string" calcext:value-type="string">
            <text:p>2/2/09 6:08</text:p>
          </table:table-cell>
          <table:table-cell office:value-type="float" office:value="37.54833" calcext:value-type="float">
            <text:p>37.54833</text:p>
          </table:table-cell>
          <table:table-cell office:value-type="float" office:value="-121.9875" calcext:value-type="float">
            <text:p>-121.9875</text:p>
          </table:table-cell>
        </table:table-row>
        <table:table-row table:style-name="ro1">
          <table:table-cell table:style-name="ce1" office:value-type="string" calcext:value-type="string">
            <text:p>1/30/09 17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25/09 22:36</text:p>
          </table:table-cell>
          <table:table-cell table:style-name="ce1" office:value-type="string" calcext:value-type="string">
            <text:p>2/2/09 6:13</text:p>
          </table:table-cell>
          <table:table-cell office:value-type="float" office:value="-28.2333333" calcext:value-type="float">
            <text:p>-28.2333333</text:p>
          </table:table-cell>
          <table:table-cell office:value-type="float" office:value="152.0166667" calcext:value-type="float">
            <text:p>152.0166667</text:p>
          </table:table-cell>
        </table:table-row>
        <table:table-row table:style-name="ro1">
          <table:table-cell table:style-name="ce1" office:value-type="string" calcext:value-type="string">
            <text:p>1/15/09 9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olmdel <text:s text:c="20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8:36</text:p>
          </table:table-cell>
          <table:table-cell table:style-name="ce1" office:value-type="string" calcext:value-type="string">
            <text:p>2/2/09 7:00</text:p>
          </table:table-cell>
          <table:table-cell office:value-type="float" office:value="40.345" calcext:value-type="float">
            <text:p>40.345</text:p>
          </table:table-cell>
          <table:table-cell office:value-type="float" office:value="-74.18444" calcext:value-type="float">
            <text:p>-74.18444</text:p>
          </table:table-cell>
        </table:table-row>
        <table:table-row table:style-name="ro1">
          <table:table-cell table:style-name="ce1" office:value-type="string" calcext:value-type="string">
            <text:p>1/13/09 11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ice and rudolf</text:p>
          </table:table-cell>
          <table:table-cell office:value-type="string" calcext:value-type="string">
            <text:p>Baltimore <text:s text:c="18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1:11</text:p>
          </table:table-cell>
          <table:table-cell table:style-name="ce1" office:value-type="string" calcext:value-type="string">
            <text:p>2/2/09 8:01</text:p>
          </table:table-cell>
          <table:table-cell office:value-type="float" office:value="39.2725" calcext:value-type="float">
            <text:p>39.2725</text:p>
          </table:table-cell>
          <table:table-cell office:value-type="float" office:value="-76.53167" calcext:value-type="float">
            <text:p>-76.53167</text:p>
          </table:table-cell>
        </table:table-row>
        <table:table-row table:style-name="ro1">
          <table:table-cell table:style-name="ce1" office:value-type="string" calcext:value-type="string">
            <text:p>1/21/09 11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ostanza</text:p>
          </table:table-cell>
          <table:table-cell office:value-type="string" calcext:value-type="string">
            <text:p>Saggart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9/09 10:11</text:p>
          </table:table-cell>
          <table:table-cell table:style-name="ce1" office:value-type="string" calcext:value-type="string">
            <text:p>2/2/09 8:29</text:p>
          </table:table-cell>
          <table:table-cell office:value-type="float" office:value="53.2802778" calcext:value-type="float">
            <text:p>53.2802778</text:p>
          </table:table-cell>
          <table:table-cell office:value-type="float" office:value="-6.4444444" calcext:value-type="float">
            <text:p>-6.4444444</text:p>
          </table:table-cell>
        </table:table-row>
        <table:table-row table:style-name="ro1">
          <table:table-cell table:style-name="ce1" office:value-type="string" calcext:value-type="string">
            <text:p>1/16/09 11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Yoko</text:p>
          </table:table-cell>
          <table:table-cell office:value-type="string" calcext:value-type="string">
            <text:p>Andover <text:s text:c="20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18/08 18:56</text:p>
          </table:table-cell>
          <table:table-cell table:style-name="ce1" office:value-type="string" calcext:value-type="string">
            <text:p>2/2/09 8:53</text:p>
          </table:table-cell>
          <table:table-cell office:value-type="float" office:value="42.65833" calcext:value-type="float">
            <text:p>42.65833</text:p>
          </table:table-cell>
          <table:table-cell office:value-type="float" office:value="-71.1375" calcext:value-type="float">
            <text:p>-71.1375</text:p>
          </table:table-cell>
        </table:table-row>
        <table:table-row table:style-name="ro1">
          <table:table-cell table:style-name="ce1" office:value-type="string" calcext:value-type="string">
            <text:p>1/1/09 9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 Crescenta <text:s text:c="15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8 17:51</text:p>
          </table:table-cell>
          <table:table-cell table:style-name="ce1" office:value-type="string" calcext:value-type="string">
            <text:p>2/2/09 10:27</text:p>
          </table:table-cell>
          <table:table-cell office:value-type="float" office:value="34.22417" calcext:value-type="float">
            <text:p>34.22417</text:p>
          </table:table-cell>
          <table:table-cell office:value-type="float" office:value="-118.23917" calcext:value-type="float">
            <text:p>-118.23917</text:p>
          </table:table-cell>
        </table:table-row>
        <table:table-row table:style-name="ro1">
          <table:table-cell table:style-name="ce1" office:value-type="string" calcext:value-type="string">
            <text:p>1/13/09 5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Suwanee <text:s text:c="20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21:12</text:p>
          </table:table-cell>
          <table:table-cell table:style-name="ce1" office:value-type="string" calcext:value-type="string">
            <text:p>2/2/09 13:13</text:p>
          </table:table-cell>
          <table:table-cell office:value-type="float" office:value="34.05139" calcext:value-type="float">
            <text:p>34.05139</text:p>
          </table:table-cell>
          <table:table-cell office:value-type="float" office:value="-84.07139" calcext:value-type="float">
            <text:p>-84.07139</text:p>
          </table:table-cell>
        </table:table-row>
        <table:table-row table:style-name="ro1">
          <table:table-cell table:style-name="ce1" office:value-type="string" calcext:value-type="string">
            <text:p>1/6/09 16:0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Seattl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14/05 16:39</text:p>
          </table:table-cell>
          <table:table-cell table:style-name="ce1" office:value-type="string" calcext:value-type="string">
            <text:p>2/2/09 14:17</text:p>
          </table:table-cell>
          <table:table-cell office:value-type="float" office:value="47.60639" calcext:value-type="float">
            <text:p>47.60639</text:p>
          </table:table-cell>
          <table:table-cell office:value-type="float" office:value="-122.33083" calcext:value-type="float">
            <text:p>-122.33083</text:p>
          </table:table-cell>
        </table:table-row>
        <table:table-row table:style-name="ro1">
          <table:table-cell table:style-name="ce1" office:value-type="string" calcext:value-type="string">
            <text:p>1/5/09 10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Arlington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11/08 3:50</text:p>
          </table:table-cell>
          <table:table-cell table:style-name="ce1" office:value-type="string" calcext:value-type="string">
            <text:p>2/2/09 16:13</text:p>
          </table:table-cell>
          <table:table-cell office:value-type="float" office:value="38.89028" calcext:value-type="float">
            <text:p>38.89028</text:p>
          </table:table-cell>
          <table:table-cell office:value-type="float" office:value="-77.08444" calcext:value-type="float">
            <text:p>-77.08444</text:p>
          </table:table-cell>
        </table:table-row>
        <table:table-row table:style-name="ro1">
          <table:table-cell table:style-name="ce1" office:value-type="string" calcext:value-type="string">
            <text:p>1/4/09 21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ristyna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1/08 20:11</text:p>
          </table:table-cell>
          <table:table-cell table:style-name="ce1" office:value-type="string" calcext:value-type="string">
            <text:p>2/2/09 18:50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12/09 20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icja </text:p>
          </table:table-cell>
          <table:table-cell office:value-type="string" calcext:value-type="string">
            <text:p>Kenmor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20:31</text:p>
          </table:table-cell>
          <table:table-cell table:style-name="ce1" office:value-type="string" calcext:value-type="string">
            <text:p>2/2/09 20:26</text:p>
          </table:table-cell>
          <table:table-cell office:value-type="float" office:value="47.7575" calcext:value-type="float">
            <text:p>47.7575</text:p>
          </table:table-cell>
          <table:table-cell office:value-type="float" office:value="-122.24278" calcext:value-type="float">
            <text:p>-122.24278</text:p>
          </table:table-cell>
        </table:table-row>
        <table:table-row table:style-name="ro1">
          <table:table-cell table:style-name="ce1" office:value-type="string" calcext:value-type="string">
            <text:p>1/17/09 3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Fresno <text:s text:c="21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1/08 12:45</text:p>
          </table:table-cell>
          <table:table-cell table:style-name="ce1" office:value-type="string" calcext:value-type="string">
            <text:p>2/2/09 20:35</text:p>
          </table:table-cell>
          <table:table-cell office:value-type="float" office:value="36.74778" calcext:value-type="float">
            <text:p>36.74778</text:p>
          </table:table-cell>
          <table:table-cell office:value-type="float" office:value="-119.77139" calcext:value-type="float">
            <text:p>-119.77139</text:p>
          </table:table-cell>
        </table:table-row>
        <table:table-row table:style-name="ro1">
          <table:table-cell table:style-name="ce1" office:value-type="string" calcext:value-type="string">
            <text:p>1/18/09 11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Atascadero <text:s text:c="17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11/08 13:35</text:p>
          </table:table-cell>
          <table:table-cell table:style-name="ce1" office:value-type="string" calcext:value-type="string">
            <text:p>2/2/09 22:49</text:p>
          </table:table-cell>
          <table:table-cell office:value-type="float" office:value="35.48944" calcext:value-type="float">
            <text:p>35.48944</text:p>
          </table:table-cell>
          <table:table-cell office:value-type="float" office:value="-120.66972" calcext:value-type="float">
            <text:p>-120.66972</text:p>
          </table:table-cell>
        </table:table-row>
        <table:table-row table:style-name="ro1">
          <table:table-cell table:style-name="ce1" office:value-type="string" calcext:value-type="string">
            <text:p>1/27/09 9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5/29/08 12:23</text:p>
          </table:table-cell>
          <table:table-cell table:style-name="ce1" office:value-type="string" calcext:value-type="string">
            <text:p>2/3/09 0:59</text:p>
          </table:table-cell>
          <table:table-cell office:value-type="float" office:value="41.3833333" calcext:value-type="float">
            <text:p>41.3833333</text:p>
          </table:table-cell>
          <table:table-cell office:value-type="float" office:value="2.1833333" calcext:value-type="float">
            <text:p>2.1833333</text:p>
          </table:table-cell>
        </table:table-row>
        <table:table-row table:style-name="ro1">
          <table:table-cell table:style-name="ce1" office:value-type="string" calcext:value-type="string">
            <text:p>1/8/09 8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High Wycomb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8/09 7:00</text:p>
          </table:table-cell>
          <table:table-cell table:style-name="ce1" office:value-type="string" calcext:value-type="string">
            <text:p>2/3/09 1:54</text:p>
          </table:table-cell>
          <table:table-cell office:value-type="float" office:value="51.6333333" calcext:value-type="float">
            <text:p>51.6333333</text:p>
          </table:table-cell>
          <table:table-cell office:value-type="float" office:value="-0.7666667" calcext:value-type="float">
            <text:p>-0.7666667</text:p>
          </table:table-cell>
        </table:table-row>
        <table:table-row table:style-name="ro1">
          <table:table-cell table:style-name="ce1" office:value-type="string" calcext:value-type="string">
            <text:p>1/26/09 23:2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on </text:p>
          </table:table-cell>
          <table:table-cell office:value-type="string" calcext:value-type="string">
            <text:p>Tsaritsyno</text:p>
          </table:table-cell>
          <table:table-cell office:value-type="string" calcext:value-type="string">
            <text:p>Moscow City</text:p>
          </table:table-cell>
          <table:table-cell office:value-type="string" calcext:value-type="string">
            <text:p>Russia</text:p>
          </table:table-cell>
          <table:table-cell table:style-name="ce1" office:value-type="string" calcext:value-type="string">
            <text:p>12/7/06 8:26</text:p>
          </table:table-cell>
          <table:table-cell table:style-name="ce1" office:value-type="string" calcext:value-type="string">
            <text:p>2/3/09 2:10</text:p>
          </table:table-cell>
          <table:table-cell office:value-type="float" office:value="55.6283333" calcext:value-type="float">
            <text:p>55.6283333</text:p>
          </table:table-cell>
          <table:table-cell office:value-type="float" office:value="37.6608333" calcext:value-type="float">
            <text:p>37.6608333</text:p>
          </table:table-cell>
        </table:table-row>
        <table:table-row table:style-name="ro1">
          <table:table-cell table:style-name="ce1" office:value-type="string" calcext:value-type="string">
            <text:p>1/10/09 21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8/7/08 6:17</text:p>
          </table:table-cell>
          <table:table-cell table:style-name="ce1" office:value-type="string" calcext:value-type="string">
            <text:p>2/3/09 3:42</text:p>
          </table:table-cell>
          <table:table-cell office:value-type="float" office:value="43.85" calcext:value-type="float">
            <text:p>43.85</text:p>
          </table:table-cell>
          <table:table-cell office:value-type="float" office:value="-79.0166667" calcext:value-type="float">
            <text:p>-79.0166667</text:p>
          </table:table-cell>
        </table:table-row>
        <table:table-row table:style-name="ro1">
          <table:table-cell table:style-name="ce1" office:value-type="string" calcext:value-type="string">
            <text:p>1/11/09 6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10:24</text:p>
          </table:table-cell>
          <table:table-cell table:style-name="ce1" office:value-type="string" calcext:value-type="string">
            <text:p>2/3/09 4:25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19/09 14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airfield <text:s text:c="18"/>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2/08 5:18</text:p>
          </table:table-cell>
          <table:table-cell table:style-name="ce1" office:value-type="string" calcext:value-type="string">
            <text:p>2/3/09 5:40</text:p>
          </table:table-cell>
          <table:table-cell office:value-type="float" office:value="41.00861" calcext:value-type="float">
            <text:p>41.00861</text:p>
          </table:table-cell>
          <table:table-cell office:value-type="float" office:value="-91.9625" calcext:value-type="float">
            <text:p>-91.9625</text:p>
          </table:table-cell>
        </table:table-row>
        <table:table-row table:style-name="ro1">
          <table:table-cell table:style-name="ce1" office:value-type="string" calcext:value-type="string">
            <text:p>1/22/09 7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ana</text:p>
          </table:table-cell>
          <table:table-cell office:value-type="string" calcext:value-type="string">
            <text:p>North Bay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0/11/06 19:22</text:p>
          </table:table-cell>
          <table:table-cell table:style-name="ce1" office:value-type="string" calcext:value-type="string">
            <text:p>2/3/09 6:36</text:p>
          </table:table-cell>
          <table:table-cell office:value-type="float" office:value="46.3" calcext:value-type="float">
            <text:p>46.3</text:p>
          </table:table-cell>
          <table:table-cell office:value-type="float" office:value="-79.45" calcext:value-type="float">
            <text:p>-79.45</text:p>
          </table:table-cell>
        </table:table-row>
        <table:table-row table:style-name="ro1">
          <table:table-cell table:style-name="ce1" office:value-type="string" calcext:value-type="string">
            <text:p>1/15/09 8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Marietta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10:03</text:p>
          </table:table-cell>
          <table:table-cell table:style-name="ce1" office:value-type="string" calcext:value-type="string">
            <text:p>2/3/09 7:44</text:p>
          </table:table-cell>
          <table:table-cell office:value-type="float" office:value="33.9525" calcext:value-type="float">
            <text:p>33.9525</text:p>
          </table:table-cell>
          <table:table-cell office:value-type="float" office:value="-84.55" calcext:value-type="float">
            <text:p>-84.55</text:p>
          </table:table-cell>
        </table:table-row>
        <table:table-row table:style-name="ro1">
          <table:table-cell table:style-name="ce1" office:value-type="string" calcext:value-type="string">
            <text:p>1/7/09 6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Clontarf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6/15/08 8:08</text:p>
          </table:table-cell>
          <table:table-cell table:style-name="ce1" office:value-type="string" calcext:value-type="string">
            <text:p>2/3/09 7:51</text:p>
          </table:table-cell>
          <table:table-cell office:value-type="float" office:value="53.3591667" calcext:value-type="float">
            <text:p>53.3591667</text:p>
          </table:table-cell>
          <table:table-cell office:value-type="float" office:value="-6.2161111" calcext:value-type="float">
            <text:p>-6.2161111</text:p>
          </table:table-cell>
        </table:table-row>
        <table:table-row table:style-name="ro1">
          <table:table-cell table:style-name="ce1" office:value-type="string" calcext:value-type="string">
            <text:p>1/12/09 8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Francoise </text:p>
          </table:table-cell>
          <table:table-cell office:value-type="string" calcext:value-type="string">
            <text:p>Danville <text:s text:c="19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6:44</text:p>
          </table:table-cell>
          <table:table-cell table:style-name="ce1" office:value-type="string" calcext:value-type="string">
            <text:p>2/3/09 8:01</text:p>
          </table:table-cell>
          <table:table-cell office:value-type="float" office:value="40.96333" calcext:value-type="float">
            <text:p>40.96333</text:p>
          </table:table-cell>
          <table:table-cell office:value-type="float" office:value="-76.61306" calcext:value-type="float">
            <text:p>-76.61306</text:p>
          </table:table-cell>
        </table:table-row>
        <table:table-row table:style-name="ro1">
          <table:table-cell table:style-name="ce1" office:value-type="string" calcext:value-type="string">
            <text:p>1/28/09 13:0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Okotoks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9/10/08 6:53</text:p>
          </table:table-cell>
          <table:table-cell table:style-name="ce1" office:value-type="string" calcext:value-type="string">
            <text:p>2/3/09 9:13</text:p>
          </table:table-cell>
          <table:table-cell office:value-type="float" office:value="50.7166667" calcext:value-type="float">
            <text:p>50.7166667</text:p>
          </table:table-cell>
          <table:table-cell office:value-type="float" office:value="-113.9666667" calcext:value-type="float">
            <text:p>-113.9666667</text:p>
          </table:table-cell>
        </table:table-row>
        <table:table-row table:style-name="ro1">
          <table:table-cell table:style-name="ce1" office:value-type="string" calcext:value-type="string">
            <text:p>1/25/09 8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Anthem <text:s text:c="21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26/06 17:32</text:p>
          </table:table-cell>
          <table:table-cell table:style-name="ce1" office:value-type="string" calcext:value-type="string">
            <text:p>2/3/09 9:50</text:p>
          </table:table-cell>
          <table:table-cell office:value-type="float" office:value="33.86722" calcext:value-type="float">
            <text:p>33.86722</text:p>
          </table:table-cell>
          <table:table-cell office:value-type="float" office:value="-112.14611" calcext:value-type="float">
            <text:p>-112.14611</text:p>
          </table:table-cell>
        </table:table-row>
        <table:table-row table:style-name="ro1">
          <table:table-cell table:style-name="ce1" office:value-type="string" calcext:value-type="string">
            <text:p>1/5/09 10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lonmel</text:p>
          </table:table-cell>
          <table:table-cell office:value-type="string" calcext:value-type="string">
            <text:p>Tipperary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5/09 7:47</text:p>
          </table:table-cell>
          <table:table-cell table:style-name="ce1" office:value-type="string" calcext:value-type="string">
            <text:p>2/3/09 10:21</text:p>
          </table:table-cell>
          <table:table-cell office:value-type="float" office:value="52.355" calcext:value-type="float">
            <text:p>52.355</text:p>
          </table:table-cell>
          <table:table-cell office:value-type="float" office:value="-7.7038889" calcext:value-type="float">
            <text:p>-7.7038889</text:p>
          </table:table-cell>
        </table:table-row>
        <table:table-row table:style-name="ro1">
          <table:table-cell table:style-name="ce1" office:value-type="string" calcext:value-type="string">
            <text:p>1/5/09 19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Arlington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29/08 16:09</text:p>
          </table:table-cell>
          <table:table-cell table:style-name="ce1" office:value-type="string" calcext:value-type="string">
            <text:p>2/3/09 10:23</text:p>
          </table:table-cell>
          <table:table-cell office:value-type="float" office:value="38.89028" calcext:value-type="float">
            <text:p>38.89028</text:p>
          </table:table-cell>
          <table:table-cell office:value-type="float" office:value="-77.08444" calcext:value-type="float">
            <text:p>-77.08444</text:p>
          </table:table-cell>
        </table:table-row>
        <table:table-row table:style-name="ro1">
          <table:table-cell table:style-name="ce1" office:value-type="string" calcext:value-type="string">
            <text:p>1/7/09 19:0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Orlando <text:s text:c="20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10/04 3:30</text:p>
          </table:table-cell>
          <table:table-cell table:style-name="ce1" office:value-type="string" calcext:value-type="string">
            <text:p>2/3/09 11:32</text:p>
          </table:table-cell>
          <table:table-cell office:value-type="float" office:value="28.53806" calcext:value-type="float">
            <text:p>28.53806</text:p>
          </table:table-cell>
          <table:table-cell office:value-type="float" office:value="-81.37944" calcext:value-type="float">
            <text:p>-81.37944</text:p>
          </table:table-cell>
        </table:table-row>
        <table:table-row table:style-name="ro1">
          <table:table-cell table:style-name="ce1" office:value-type="string" calcext:value-type="string">
            <text:p>1/23/09 11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Walnut Creek <text:s text:c="15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23:31</text:p>
          </table:table-cell>
          <table:table-cell table:style-name="ce1" office:value-type="string" calcext:value-type="string">
            <text:p>2/3/09 11:49</text:p>
          </table:table-cell>
          <table:table-cell office:value-type="float" office:value="37.90639" calcext:value-type="float">
            <text:p>37.90639</text:p>
          </table:table-cell>
          <table:table-cell office:value-type="float" office:value="-122.06389" calcext:value-type="float">
            <text:p>-122.06389</text:p>
          </table:table-cell>
        </table:table-row>
        <table:table-row table:style-name="ro1">
          <table:table-cell table:style-name="ce1" office:value-type="string" calcext:value-type="string">
            <text:p>1/3/09 21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suncion </text:p>
          </table:table-cell>
          <table:table-cell office:value-type="string" calcext:value-type="string">
            <text:p>Centennial <text:s text:c="17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/08 13:00</text:p>
          </table:table-cell>
          <table:table-cell table:style-name="ce1" office:value-type="string" calcext:value-type="string">
            <text:p>2/3/09 11:50</text:p>
          </table:table-cell>
          <table:table-cell office:value-type="float" office:value="39.57917" calcext:value-type="float">
            <text:p>39.57917</text:p>
          </table:table-cell>
          <table:table-cell office:value-type="float" office:value="-104.87639" calcext:value-type="float">
            <text:p>-104.87639</text:p>
          </table:table-cell>
        </table:table-row>
        <table:table-row table:style-name="ro1">
          <table:table-cell table:style-name="ce1" office:value-type="string" calcext:value-type="string">
            <text:p>1/11/09 17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Newtown <text:s text:c="20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1:50</text:p>
          </table:table-cell>
          <table:table-cell table:style-name="ce1" office:value-type="string" calcext:value-type="string">
            <text:p>2/3/09 12:21</text:p>
          </table:table-cell>
          <table:table-cell office:value-type="float" office:value="41.41389" calcext:value-type="float">
            <text:p>41.41389</text:p>
          </table:table-cell>
          <table:table-cell office:value-type="float" office:value="-73.30389" calcext:value-type="float">
            <text:p>-73.30389</text:p>
          </table:table-cell>
        </table:table-row>
        <table:table-row table:style-name="ro1">
          <table:table-cell table:style-name="ce1" office:value-type="string" calcext:value-type="string">
            <text:p>1/21/09 20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7/6/07 23:53</text:p>
          </table:table-cell>
          <table:table-cell table:style-name="ce1" office:value-type="string" calcext:value-type="string">
            <text:p>2/3/09 12:22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24/09 10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8/19/08 12:58</text:p>
          </table:table-cell>
          <table:table-cell table:style-name="ce1" office:value-type="string" calcext:value-type="string">
            <text:p>2/3/09 12:57</text:p>
          </table:table-cell>
          <table:table-cell office:value-type="float" office:value="53.9666667" calcext:value-type="float">
            <text:p>53.9666667</text:p>
          </table:table-cell>
          <table:table-cell office:value-type="float" office:value="-1.0833333" calcext:value-type="float">
            <text:p>-1.0833333</text:p>
          </table:table-cell>
        </table:table-row>
        <table:table-row table:style-name="ro1">
          <table:table-cell table:style-name="ce1" office:value-type="string" calcext:value-type="string">
            <text:p>1/7/09 14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Drogheda</text:p>
          </table:table-cell>
          <table:table-cell office:value-type="string" calcext:value-type="string">
            <text:p>Louth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9/21/06 2:39</text:p>
          </table:table-cell>
          <table:table-cell table:style-name="ce1" office:value-type="string" calcext:value-type="string">
            <text:p>2/3/09 13:36</text:p>
          </table:table-cell>
          <table:table-cell office:value-type="float" office:value="53.7188889" calcext:value-type="float">
            <text:p>53.7188889</text:p>
          </table:table-cell>
          <table:table-cell office:value-type="float" office:value="-6.3477778" calcext:value-type="float">
            <text:p>-6.3477778</text:p>
          </table:table-cell>
        </table:table-row>
        <table:table-row table:style-name="ro1">
          <table:table-cell table:style-name="ce1" office:value-type="string" calcext:value-type="string">
            <text:p>1/29/09 10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addle Brook <text:s text:c="15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9/09 9:08</text:p>
          </table:table-cell>
          <table:table-cell table:style-name="ce1" office:value-type="string" calcext:value-type="string">
            <text:p>2/3/09 14:39</text:p>
          </table:table-cell>
          <table:table-cell office:value-type="float" office:value="40.89889" calcext:value-type="float">
            <text:p>40.89889</text:p>
          </table:table-cell>
          <table:table-cell office:value-type="float" office:value="-74.09306" calcext:value-type="float">
            <text:p>-74.09306</text:p>
          </table:table-cell>
        </table:table-row>
        <table:table-row table:style-name="ro1">
          <table:table-cell table:style-name="ce1" office:value-type="string" calcext:value-type="string">
            <text:p>1/8/09 14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ngelina <text:s/>Patrick</text:p>
          </table:table-cell>
          <table:table-cell office:value-type="string" calcext:value-type="string">
            <text:p>San Diego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17:01</text:p>
          </table:table-cell>
          <table:table-cell table:style-name="ce1" office:value-type="string" calcext:value-type="string">
            <text:p>2/3/09 14:57</text:p>
          </table:table-cell>
          <table:table-cell office:value-type="float" office:value="32.71528" calcext:value-type="float">
            <text:p>32.71528</text:p>
          </table:table-cell>
          <table:table-cell office:value-type="float" office:value="-117.15639" calcext:value-type="float">
            <text:p>-117.15639</text:p>
          </table:table-cell>
        </table:table-row>
        <table:table-row table:style-name="ro1">
          <table:table-cell table:style-name="ce1" office:value-type="string" calcext:value-type="string">
            <text:p>1/31/09 21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Issaquah <text:s text:c="19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1/09 21:01</text:p>
          </table:table-cell>
          <table:table-cell table:style-name="ce1" office:value-type="string" calcext:value-type="string">
            <text:p>2/3/09 16:30</text:p>
          </table:table-cell>
          <table:table-cell office:value-type="float" office:value="47.53028" calcext:value-type="float">
            <text:p>47.53028</text:p>
          </table:table-cell>
          <table:table-cell office:value-type="float" office:value="-122.03139" calcext:value-type="float">
            <text:p>-122.03139</text:p>
          </table:table-cell>
        </table:table-row>
        <table:table-row table:style-name="ro1">
          <table:table-cell table:style-name="ce1" office:value-type="string" calcext:value-type="string">
            <text:p>1/1/09 16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0/7/08 15:19</text:p>
          </table:table-cell>
          <table:table-cell table:style-name="ce1" office:value-type="string" calcext:value-type="string">
            <text:p>2/3/09 16:45</text:p>
          </table:table-cell>
          <table:table-cell office:value-type="float" office:value="53.5833333" calcext:value-type="float">
            <text:p>53.5833333</text:p>
          </table:table-cell>
          <table:table-cell office:value-type="float" office:value="-2.4333333" calcext:value-type="float">
            <text:p>-2.4333333</text:p>
          </table:table-cell>
        </table:table-row>
        <table:table-row table:style-name="ro1">
          <table:table-cell table:style-name="ce1" office:value-type="string" calcext:value-type="string">
            <text:p>1/30/09 13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Lexington <text:s text:c="18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0/09 12:44</text:p>
          </table:table-cell>
          <table:table-cell table:style-name="ce1" office:value-type="string" calcext:value-type="string">
            <text:p>2/3/09 17:14</text:p>
          </table:table-cell>
          <table:table-cell office:value-type="float" office:value="42.44722" calcext:value-type="float">
            <text:p>42.44722</text:p>
          </table:table-cell>
          <table:table-cell office:value-type="float" office:value="-71.225" calcext:value-type="float">
            <text:p>-71.225</text:p>
          </table:table-cell>
        </table:table-row>
        <table:table-row table:style-name="ro1">
          <table:table-cell table:style-name="ce1" office:value-type="string" calcext:value-type="string">
            <text:p>1/27/09 16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Altadena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8/08 14:42</text:p>
          </table:table-cell>
          <table:table-cell table:style-name="ce1" office:value-type="string" calcext:value-type="string">
            <text:p>2/3/09 18:09</text:p>
          </table:table-cell>
          <table:table-cell office:value-type="float" office:value="34.18972" calcext:value-type="float">
            <text:p>34.18972</text:p>
          </table:table-cell>
          <table:table-cell office:value-type="float" office:value="-118.13028" calcext:value-type="float">
            <text:p>-118.13028</text:p>
          </table:table-cell>
        </table:table-row>
        <table:table-row table:style-name="ro1">
          <table:table-cell table:style-name="ce1" office:value-type="string" calcext:value-type="string">
            <text:p>1/30/09 7:42</text:p>
          </table:table-cell>
          <table:table-cell office:value-type="string" calcext:value-type="string">
            <text:p>Product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abatha</text:p>
          </table:table-cell>
          <table:table-cell office:value-type="string" calcext:value-type="string">
            <text:p>Altadena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8/08 14:42</text:p>
          </table:table-cell>
          <table:table-cell table:style-name="ce1" office:value-type="string" calcext:value-type="string">
            <text:p>2/3/09 18:09</text:p>
          </table:table-cell>
          <table:table-cell office:value-type="float" office:value="34.18972" calcext:value-type="float">
            <text:p>34.18972</text:p>
          </table:table-cell>
          <table:table-cell office:value-type="float" office:value="-118.13028" calcext:value-type="float">
            <text:p>-118.13028</text:p>
          </table:table-cell>
        </table:table-row>
        <table:table-row table:style-name="ro1">
          <table:table-cell table:style-name="ce1" office:value-type="string" calcext:value-type="string">
            <text:p>1/17/09 15:4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Davis <text:s text:c="22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5 14:03</text:p>
          </table:table-cell>
          <table:table-cell table:style-name="ce1" office:value-type="string" calcext:value-type="string">
            <text:p>2/3/09 19:14</text:p>
          </table:table-cell>
          <table:table-cell office:value-type="float" office:value="38.545" calcext:value-type="float">
            <text:p>38.545</text:p>
          </table:table-cell>
          <table:table-cell office:value-type="float" office:value="-121.73944" calcext:value-type="float">
            <text:p>-121.73944</text:p>
          </table:table-cell>
        </table:table-row>
        <table:table-row table:style-name="ro1">
          <table:table-cell table:style-name="ce1" office:value-type="string" calcext:value-type="string">
            <text:p>1/12/09 11:4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30/08 6:59</text:p>
          </table:table-cell>
          <table:table-cell table:style-name="ce1" office:value-type="string" calcext:value-type="string">
            <text:p>2/3/09 19:42</text:p>
          </table:table-cell>
          <table:table-cell office:value-type="float" office:value="43.6666667" calcext:value-type="float">
            <text:p>43.6666667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30/09 20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Pasadena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0/09 20:02</text:p>
          </table:table-cell>
          <table:table-cell table:style-name="ce1" office:value-type="string" calcext:value-type="string">
            <text:p>2/3/09 23:39</text:p>
          </table:table-cell>
          <table:table-cell office:value-type="float" office:value="34.14778" calcext:value-type="float">
            <text:p>34.14778</text:p>
          </table:table-cell>
          <table:table-cell office:value-type="float" office:value="-118.14361" calcext:value-type="float">
            <text:p>-118.14361</text:p>
          </table:table-cell>
        </table:table-row>
        <table:table-row table:style-name="ro1">
          <table:table-cell table:style-name="ce1" office:value-type="string" calcext:value-type="string">
            <text:p>1/27/09 18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Buffalo Grove <text:s text:c="14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18:28</text:p>
          </table:table-cell>
          <table:table-cell table:style-name="ce1" office:value-type="string" calcext:value-type="string">
            <text:p>2/3/09 23:42</text:p>
          </table:table-cell>
          <table:table-cell office:value-type="float" office:value="41.98111" calcext:value-type="float">
            <text:p>41.98111</text:p>
          </table:table-cell>
          <table:table-cell office:value-type="float" office:value="-89.595" calcext:value-type="float">
            <text:p>-89.595</text:p>
          </table:table-cell>
        </table:table-row>
        <table:table-row table:style-name="ro1">
          <table:table-cell table:style-name="ce1" office:value-type="string" calcext:value-type="string">
            <text:p>1/16/09 12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uc1nda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12/04 15:18</text:p>
          </table:table-cell>
          <table:table-cell table:style-name="ce1" office:value-type="string" calcext:value-type="string">
            <text:p>2/4/09 2:13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2/09 2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Wicklow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0/12/05 6:56</text:p>
          </table:table-cell>
          <table:table-cell table:style-name="ce1" office:value-type="string" calcext:value-type="string">
            <text:p>2/4/09 2:19</text:p>
          </table:table-cell>
          <table:table-cell office:value-type="float" office:value="53.0683333" calcext:value-type="float">
            <text:p>53.0683333</text:p>
          </table:table-cell>
          <table:table-cell office:value-type="float" office:value="-6.0658333" calcext:value-type="float">
            <text:p>-6.0658333</text:p>
          </table:table-cell>
        </table:table-row>
        <table:table-row table:style-name="ro1">
          <table:table-cell table:style-name="ce1" office:value-type="string" calcext:value-type="string">
            <text:p>1/21/09 5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ritlyn </text:p>
          </table:table-cell>
          <table:table-cell office:value-type="string" calcext:value-type="string">
            <text:p>Norwalk <text:s text:c="20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4/08 9:51</text:p>
          </table:table-cell>
          <table:table-cell table:style-name="ce1" office:value-type="string" calcext:value-type="string">
            <text:p>2/4/09 4:31</text:p>
          </table:table-cell>
          <table:table-cell office:value-type="float" office:value="41.1175" calcext:value-type="float">
            <text:p>41.1175</text:p>
          </table:table-cell>
          <table:table-cell office:value-type="float" office:value="-73.40833" calcext:value-type="float">
            <text:p>-73.40833</text:p>
          </table:table-cell>
        </table:table-row>
        <table:table-row table:style-name="ro1">
          <table:table-cell table:style-name="ce1" office:value-type="string" calcext:value-type="string">
            <text:p>1/28/09 1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sancon</text:p>
          </table:table-cell>
          <table:table-cell office:value-type="string" calcext:value-type="string">
            <text:p>Franche-Comt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26/09 2:28</text:p>
          </table:table-cell>
          <table:table-cell table:style-name="ce1" office:value-type="string" calcext:value-type="string">
            <text:p>2/4/09 5:39</text:p>
          </table:table-cell>
          <table:table-cell office:value-type="float" office:value="47.25" calcext:value-type="float">
            <text:p>47.25</text:p>
          </table:table-cell>
          <table:table-cell office:value-type="float" office:value="6.0333333" calcext:value-type="float">
            <text:p>6.0333333</text:p>
          </table:table-cell>
        </table:table-row>
        <table:table-row table:style-name="ro1">
          <table:table-cell table:style-name="ce1" office:value-type="string" calcext:value-type="string">
            <text:p>1/8/09 13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Monte-Carl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aco</text:p>
          </table:table-cell>
          <table:table-cell table:style-name="ce1" office:value-type="string" calcext:value-type="string">
            <text:p>9/23/06 13:19</text:p>
          </table:table-cell>
          <table:table-cell table:style-name="ce1" office:value-type="string" calcext:value-type="string">
            <text:p>2/4/09 6:16</text:p>
          </table:table-cell>
          <table:table-cell office:value-type="float" office:value="43.7333333" calcext:value-type="float">
            <text:p>43.7333333</text:p>
          </table:table-cell>
          <table:table-cell office:value-type="float" office:value="7.4166667" calcext:value-type="float">
            <text:p>7.4166667</text:p>
          </table:table-cell>
        </table:table-row>
        <table:table-row table:style-name="ro1">
          <table:table-cell table:style-name="ce1" office:value-type="string" calcext:value-type="string">
            <text:p>1/22/09 12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ann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aco</text:p>
          </table:table-cell>
          <table:table-cell table:style-name="ce1" office:value-type="string" calcext:value-type="string">
            <text:p>1/22/09 11:32</text:p>
          </table:table-cell>
          <table:table-cell table:style-name="ce1" office:value-type="string" calcext:value-type="string">
            <text:p>2/4/09 6:28</text:p>
          </table:table-cell>
          <table:table-cell office:value-type="float" office:value="43.7333333" calcext:value-type="float">
            <text:p>43.7333333</text:p>
          </table:table-cell>
          <table:table-cell office:value-type="float" office:value="7.4166667" calcext:value-type="float">
            <text:p>7.4166667</text:p>
          </table:table-cell>
        </table:table-row>
        <table:table-row table:style-name="ro1">
          <table:table-cell table:style-name="ce1" office:value-type="string" calcext:value-type="string">
            <text:p>1/20/09 8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Floyds Knobs <text:s text:c="15"/>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12/05 17:17</text:p>
          </table:table-cell>
          <table:table-cell table:style-name="ce1" office:value-type="string" calcext:value-type="string">
            <text:p>2/4/09 8:16</text:p>
          </table:table-cell>
          <table:table-cell office:value-type="float" office:value="38.32444" calcext:value-type="float">
            <text:p>38.32444</text:p>
          </table:table-cell>
          <table:table-cell office:value-type="float" office:value="-85.87361" calcext:value-type="float">
            <text:p>-85.87361</text:p>
          </table:table-cell>
        </table:table-row>
        <table:table-row table:style-name="ro1">
          <table:table-cell table:style-name="ce1" office:value-type="string" calcext:value-type="string">
            <text:p>1/2/09 7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Naseer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8/08 6:45</text:p>
          </table:table-cell>
          <table:table-cell table:style-name="ce1" office:value-type="string" calcext:value-type="string">
            <text:p>2/4/09 8:50</text:p>
          </table:table-cell>
          <table:table-cell office:value-type="float" office:value="51.5" calcext:value-type="float">
            <text:p>51.5</text:p>
          </table:table-cell>
          <table:table-cell office:value-type="float" office:value="-0.1166667" calcext:value-type="float">
            <text:p>-0.1166667</text:p>
          </table:table-cell>
        </table:table-row>
        <table:table-row table:style-name="ro1">
          <table:table-cell table:style-name="ce1" office:value-type="string" calcext:value-type="string">
            <text:p>1/11/09 4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ietta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12/06 18:20</text:p>
          </table:table-cell>
          <table:table-cell table:style-name="ce1" office:value-type="string" calcext:value-type="string">
            <text:p>2/4/09 9:22</text:p>
          </table:table-cell>
          <table:table-cell office:value-type="float" office:value="33.9525" calcext:value-type="float">
            <text:p>33.9525</text:p>
          </table:table-cell>
          <table:table-cell office:value-type="float" office:value="-84.55" calcext:value-type="float">
            <text:p>-84.55</text:p>
          </table:table-cell>
        </table:table-row>
        <table:table-row table:style-name="ro1">
          <table:table-cell table:style-name="ce1" office:value-type="string" calcext:value-type="string">
            <text:p>1/23/09 7:47</text:p>
          </table:table-cell>
          <table:table-cell office:value-type="string" calcext:value-type="string">
            <text:p>Product1</text:p>
          </table:table-cell>
          <table:table-cell office:value-type="float" office:value="1800" calcext:value-type="float">
            <text:p>1,8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arena</text:p>
          </table:table-cell>
          <table:table-cell office:value-type="string" calcext:value-type="string">
            <text:p>Marietta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12/06 18:20</text:p>
          </table:table-cell>
          <table:table-cell table:style-name="ce1" office:value-type="string" calcext:value-type="string">
            <text:p>2/4/09 9:22</text:p>
          </table:table-cell>
          <table:table-cell office:value-type="float" office:value="33.9525" calcext:value-type="float">
            <text:p>33.9525</text:p>
          </table:table-cell>
          <table:table-cell office:value-type="float" office:value="-84.55" calcext:value-type="float">
            <text:p>-84.55</text:p>
          </table:table-cell>
        </table:table-row>
        <table:table-row table:style-name="ro1">
          <table:table-cell table:style-name="ce1" office:value-type="string" calcext:value-type="string">
            <text:p>1/21/09 23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Hon <text:s text:c="24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4/08 16:51</text:p>
          </table:table-cell>
          <table:table-cell table:style-name="ce1" office:value-type="string" calcext:value-type="string">
            <text:p>2/4/09 11:11</text:p>
          </table:table-cell>
          <table:table-cell office:value-type="float" office:value="21.30694" calcext:value-type="float">
            <text:p>21.30694</text:p>
          </table:table-cell>
          <table:table-cell office:value-type="float" office:value="-157.85833" calcext:value-type="float">
            <text:p>-157.85833</text:p>
          </table:table-cell>
        </table:table-row>
        <table:table-row table:style-name="ro1">
          <table:table-cell table:style-name="ce1" office:value-type="string" calcext:value-type="string">
            <text:p>1/11/09 4:29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Knoxville <text:s text:c="18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28/08 6:20</text:p>
          </table:table-cell>
          <table:table-cell table:style-name="ce1" office:value-type="string" calcext:value-type="string">
            <text:p>2/4/09 12:17</text:p>
          </table:table-cell>
          <table:table-cell office:value-type="float" office:value="35.96056" calcext:value-type="float">
            <text:p>35.96056</text:p>
          </table:table-cell>
          <table:table-cell office:value-type="float" office:value="-83.92083" calcext:value-type="float">
            <text:p>-83.92083</text:p>
          </table:table-cell>
        </table:table-row>
        <table:table-row table:style-name="ro1">
          <table:table-cell table:style-name="ce1" office:value-type="string" calcext:value-type="string">
            <text:p>1/11/09 4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dra <text:s/>Thierry <text:s/>Zoe</text:p>
          </table:table-cell>
          <table:table-cell office:value-type="string" calcext:value-type="string">
            <text:p>Knoxville <text:s text:c="18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28/08 6:20</text:p>
          </table:table-cell>
          <table:table-cell table:style-name="ce1" office:value-type="string" calcext:value-type="string">
            <text:p>2/4/09 12:17</text:p>
          </table:table-cell>
          <table:table-cell office:value-type="float" office:value="35.96056" calcext:value-type="float">
            <text:p>35.96056</text:p>
          </table:table-cell>
          <table:table-cell office:value-type="float" office:value="-83.92083" calcext:value-type="float">
            <text:p>-83.92083</text:p>
          </table:table-cell>
        </table:table-row>
        <table:table-row table:style-name="ro1">
          <table:table-cell table:style-name="ce1" office:value-type="string" calcext:value-type="string">
            <text:p>1/10/09 8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7/31/08 22:34</text:p>
          </table:table-cell>
          <table:table-cell table:style-name="ce1" office:value-type="string" calcext:value-type="string">
            <text:p>2/4/09 13:08</text:p>
          </table:table-cell>
          <table:table-cell office:value-type="float" office:value="55.95" calcext:value-type="float">
            <text:p>55.95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table:style-name="ce1" office:value-type="string" calcext:value-type="string">
            <text:p>1/22/09 12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8/17/07 4:34</text:p>
          </table:table-cell>
          <table:table-cell table:style-name="ce1" office:value-type="string" calcext:value-type="string">
            <text:p>2/4/09 13:12</text:p>
          </table:table-cell>
          <table:table-cell office:value-type="float" office:value="48.8666667" calcext:value-type="float">
            <text:p>48.8666667</text:p>
          </table:table-cell>
          <table:table-cell office:value-type="float" office:value="2.3333333" calcext:value-type="float">
            <text:p>2.3333333</text:p>
          </table:table-cell>
        </table:table-row>
        <table:table-row table:style-name="ro1">
          <table:table-cell table:style-name="ce1" office:value-type="string" calcext:value-type="string">
            <text:p>1/17/09 15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a </text:p>
          </table:table-cell>
          <table:table-cell office:value-type="string" calcext:value-type="string">
            <text:p>Humble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12/07 14:55</text:p>
          </table:table-cell>
          <table:table-cell table:style-name="ce1" office:value-type="string" calcext:value-type="string">
            <text:p>2/4/09 13:29</text:p>
          </table:table-cell>
          <table:table-cell office:value-type="float" office:value="29.99861" calcext:value-type="float">
            <text:p>29.99861</text:p>
          </table:table-cell>
          <table:table-cell office:value-type="float" office:value="-95.26194" calcext:value-type="float">
            <text:p>-95.26194</text:p>
          </table:table-cell>
        </table:table-row>
        <table:table-row table:style-name="ro1">
          <table:table-cell table:style-name="ce1" office:value-type="string" calcext:value-type="string">
            <text:p>1/4/09 14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olien</text:p>
          </table:table-cell>
          <table:table-cell office:value-type="string" calcext:value-type="string">
            <text:p>Mashpee <text:s text:c="20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12:21</text:p>
          </table:table-cell>
          <table:table-cell table:style-name="ce1" office:value-type="string" calcext:value-type="string">
            <text:p>2/4/09 13:45</text:p>
          </table:table-cell>
          <table:table-cell office:value-type="float" office:value="41.64833" calcext:value-type="float">
            <text:p>41.64833</text:p>
          </table:table-cell>
          <table:table-cell office:value-type="float" office:value="-70.48167" calcext:value-type="float">
            <text:p>-70.48167</text:p>
          </table:table-cell>
        </table:table-row>
        <table:table-row table:style-name="ro1">
          <table:table-cell table:style-name="ce1" office:value-type="string" calcext:value-type="string">
            <text:p>1/30/09 17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ng Kong</text:p>
          </table:table-cell>
          <table:table-cell table:style-name="ce1" office:value-type="string" calcext:value-type="string">
            <text:p>7/28/06 2:31</text:p>
          </table:table-cell>
          <table:table-cell table:style-name="ce1" office:value-type="string" calcext:value-type="string">
            <text:p>2/4/09 16:26</text:p>
          </table:table-cell>
          <table:table-cell office:value-type="float" office:value="22.2833333" calcext:value-type="float">
            <text:p>22.28333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table:style-name="ce1" office:value-type="string" calcext:value-type="string">
            <text:p>1/20/09 5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irmingham <text:s text:c="17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17:36</text:p>
          </table:table-cell>
          <table:table-cell table:style-name="ce1" office:value-type="string" calcext:value-type="string">
            <text:p>2/4/09 16:45</text:p>
          </table:table-cell>
          <table:table-cell office:value-type="float" office:value="42.54667" calcext:value-type="float">
            <text:p>42.54667</text:p>
          </table:table-cell>
          <table:table-cell office:value-type="float" office:value="-83.21139" calcext:value-type="float">
            <text:p>-83.21139</text:p>
          </table:table-cell>
        </table:table-row>
        <table:table-row table:style-name="ro1">
          <table:table-cell table:style-name="ce1" office:value-type="string" calcext:value-type="string">
            <text:p>1/26/09 14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St Augustine <text:s text:c="15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9/07 12:00</text:p>
          </table:table-cell>
          <table:table-cell table:style-name="ce1" office:value-type="string" calcext:value-type="string">
            <text:p>2/4/09 16:55</text:p>
          </table:table-cell>
          <table:table-cell office:value-type="float" office:value="29.89444" calcext:value-type="float">
            <text:p>29.89444</text:p>
          </table:table-cell>
          <table:table-cell office:value-type="float" office:value="-81.31472" calcext:value-type="float">
            <text:p>-81.31472</text:p>
          </table:table-cell>
        </table:table-row>
        <table:table-row table:style-name="ro1">
          <table:table-cell table:style-name="ce1" office:value-type="string" calcext:value-type="string">
            <text:p>1/29/09 13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Salt Lake City <text:s text:c="13"/>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14:47</text:p>
          </table:table-cell>
          <table:table-cell table:style-name="ce1" office:value-type="string" calcext:value-type="string">
            <text:p>2/4/09 20:07</text:p>
          </table:table-cell>
          <table:table-cell office:value-type="float" office:value="40.76083" calcext:value-type="float">
            <text:p>40.76083</text:p>
          </table:table-cell>
          <table:table-cell office:value-type="float" office:value="-111.89028" calcext:value-type="float">
            <text:p>-111.89028</text:p>
          </table:table-cell>
        </table:table-row>
        <table:table-row table:style-name="ro1">
          <table:table-cell table:style-name="ce1" office:value-type="string" calcext:value-type="string">
            <text:p>1/12/09 10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Seattl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16:45</text:p>
          </table:table-cell>
          <table:table-cell table:style-name="ce1" office:value-type="string" calcext:value-type="string">
            <text:p>2/4/09 20:57</text:p>
          </table:table-cell>
          <table:table-cell office:value-type="float" office:value="47.60639" calcext:value-type="float">
            <text:p>47.60639</text:p>
          </table:table-cell>
          <table:table-cell office:value-type="float" office:value="-122.33083" calcext:value-type="float">
            <text:p>-122.33083</text:p>
          </table:table-cell>
        </table:table-row>
        <table:table-row table:style-name="ro1">
          <table:table-cell table:style-name="ce1" office:value-type="string" calcext:value-type="string">
            <text:p>1/5/09 8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Ruti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5/09 5:08</text:p>
          </table:table-cell>
          <table:table-cell table:style-name="ce1" office:value-type="string" calcext:value-type="string">
            <text:p>2/4/09 22:59</text:p>
          </table:table-cell>
          <table:table-cell office:value-type="float" office:value="47.25" calcext:value-type="float">
            <text:p>47.25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table:style-name="ce1" office:value-type="string" calcext:value-type="string">
            <text:p>1/25/09 16:11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ogers <text:s text:c="21"/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5:55</text:p>
          </table:table-cell>
          <table:table-cell table:style-name="ce1" office:value-type="string" calcext:value-type="string">
            <text:p>2/5/09 0:20</text:p>
          </table:table-cell>
          <table:table-cell office:value-type="float" office:value="36.33194" calcext:value-type="float">
            <text:p>36.33194</text:p>
          </table:table-cell>
          <table:table-cell office:value-type="float" office:value="-94.11833" calcext:value-type="float">
            <text:p>-94.11833</text:p>
          </table:table-cell>
        </table:table-row>
        <table:table-row table:style-name="ro1">
          <table:table-cell table:style-name="ce1" office:value-type="string" calcext:value-type="string">
            <text:p>1/25/09 20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Rogers <text:s text:c="21"/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5:55</text:p>
          </table:table-cell>
          <table:table-cell table:style-name="ce1" office:value-type="string" calcext:value-type="string">
            <text:p>2/5/09 0:20</text:p>
          </table:table-cell>
          <table:table-cell office:value-type="float" office:value="36.33194" calcext:value-type="float">
            <text:p>36.33194</text:p>
          </table:table-cell>
          <table:table-cell office:value-type="float" office:value="-94.11833" calcext:value-type="float">
            <text:p>-94.11833</text:p>
          </table:table-cell>
        </table:table-row>
        <table:table-row table:style-name="ro1">
          <table:table-cell table:style-name="ce1" office:value-type="string" calcext:value-type="string">
            <text:p>1/26/09 11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Dun Laoghair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26/09 7:28</text:p>
          </table:table-cell>
          <table:table-cell table:style-name="ce1" office:value-type="string" calcext:value-type="string">
            <text:p>2/5/09 2:38</text:p>
          </table:table-cell>
          <table:table-cell office:value-type="float" office:value="53.2925" calcext:value-type="float">
            <text:p>53.2925</text:p>
          </table:table-cell>
          <table:table-cell office:value-type="float" office:value="-6.1286111" calcext:value-type="float">
            <text:p>-6.1286111</text:p>
          </table:table-cell>
        </table:table-row>
        <table:table-row table:style-name="ro1">
          <table:table-cell table:style-name="ce1" office:value-type="string" calcext:value-type="string">
            <text:p>1/27/09 2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6/27/06 9:12</text:p>
          </table:table-cell>
          <table:table-cell table:style-name="ce1" office:value-type="string" calcext:value-type="string">
            <text:p>2/5/09 3:15</text:p>
          </table:table-cell>
          <table:table-cell office:value-type="float" office:value="56.4" calcext:value-type="float">
            <text:p>56.4</text:p>
          </table:table-cell>
          <table:table-cell office:value-type="float" office:value="-3.4333333" calcext:value-type="float">
            <text:p>-3.4333333</text:p>
          </table:table-cell>
        </table:table-row>
        <table:table-row table:style-name="ro1">
          <table:table-cell table:style-name="ce1" office:value-type="string" calcext:value-type="string">
            <text:p>1/18/09 13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Family i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4/23/05 9:46</text:p>
          </table:table-cell>
          <table:table-cell table:style-name="ce1" office:value-type="string" calcext:value-type="string">
            <text:p>2/5/09 3:17</text:p>
          </table:table-cell>
          <table:table-cell office:value-type="float" office:value="51.51334" calcext:value-type="float">
            <text:p>51.51334</text:p>
          </table:table-cell>
          <table:table-cell office:value-type="float" office:value="-0.08895" calcext:value-type="float">
            <text:p>-0.08895</text:p>
          </table:table-cell>
        </table:table-row>
        <table:table-row table:style-name="ro1">
          <table:table-cell table:style-name="ce1" office:value-type="string" calcext:value-type="string">
            <text:p>1/7/09 5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Gries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7/09 2:49</text:p>
          </table:table-cell>
          <table:table-cell table:style-name="ce1" office:value-type="string" calcext:value-type="string">
            <text:p>2/5/09 3:41</text:p>
          </table:table-cell>
          <table:table-cell office:value-type="float" office:value="49.4166667" calcext:value-type="float">
            <text:p>49.4166667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style-name="ce1" office:value-type="string" calcext:value-type="string">
            <text:p>1/25/09 1:53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ietermaritzburg</text:p>
          </table:table-cell>
          <table:table-cell office:value-type="string" calcext:value-type="string">
            <text:p>KwaZulu-Natal</text:p>
          </table:table-cell>
          <table:table-cell office:value-type="string" calcext:value-type="string">
            <text:p>South Africa</text:p>
          </table:table-cell>
          <table:table-cell table:style-name="ce1" office:value-type="string" calcext:value-type="string">
            <text:p>1/24/09 12:52</text:p>
          </table:table-cell>
          <table:table-cell table:style-name="ce1" office:value-type="string" calcext:value-type="string">
            <text:p>2/5/09 4:37</text:p>
          </table:table-cell>
          <table:table-cell office:value-type="float" office:value="-29.6166667" calcext:value-type="float">
            <text:p>-29.6166667</text:p>
          </table:table-cell>
          <table:table-cell office:value-type="float" office:value="30.3833333" calcext:value-type="float">
            <text:p>30.3833333</text:p>
          </table:table-cell>
        </table:table-row>
        <table:table-row table:style-name="ro1">
          <table:table-cell table:style-name="ce1" office:value-type="string" calcext:value-type="string">
            <text:p>1/18/09 11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Sutton Valenc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17/08 10:30</text:p>
          </table:table-cell>
          <table:table-cell table:style-name="ce1" office:value-type="string" calcext:value-type="string">
            <text:p>2/5/09 6:21</text:p>
          </table:table-cell>
          <table:table-cell office:value-type="float" office:value="51.2" calcext:value-type="float">
            <text:p>51.2</text:p>
          </table:table-cell>
          <table:table-cell office:value-type="float" office:value="0.5833333" calcext:value-type="float">
            <text:p>0.5833333</text:p>
          </table:table-cell>
        </table:table-row>
        <table:table-row table:style-name="ro1">
          <table:table-cell table:style-name="ce1" office:value-type="string" calcext:value-type="string">
            <text:p>1/13/09 1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yngby</text:p>
          </table:table-cell>
          <table:table-cell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0/30/07 12:03</text:p>
          </table:table-cell>
          <table:table-cell table:style-name="ce1" office:value-type="string" calcext:value-type="string">
            <text:p>2/5/09 8:52</text:p>
          </table:table-cell>
          <table:table-cell office:value-type="float" office:value="55.7666667" calcext:value-type="float">
            <text:p>55.7666667</text:p>
          </table:table-cell>
          <table:table-cell office:value-type="float" office:value="12.5166667" calcext:value-type="float">
            <text:p>12.5166667</text:p>
          </table:table-cell>
        </table:table-row>
        <table:table-row table:style-name="ro1">
          <table:table-cell table:style-name="ce1" office:value-type="string" calcext:value-type="string">
            <text:p>1/2/09 15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Alpine <text:s text:c="21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15:25</text:p>
          </table:table-cell>
          <table:table-cell table:style-name="ce1" office:value-type="string" calcext:value-type="string">
            <text:p>2/5/09 10:18</text:p>
          </table:table-cell>
          <table:table-cell office:value-type="float" office:value="40.95583" calcext:value-type="float">
            <text:p>40.95583</text:p>
          </table:table-cell>
          <table:table-cell office:value-type="float" office:value="-73.93167" calcext:value-type="float">
            <text:p>-73.93167</text:p>
          </table:table-cell>
        </table:table-row>
        <table:table-row table:style-name="ro1">
          <table:table-cell table:style-name="ce1" office:value-type="string" calcext:value-type="string">
            <text:p>1/25/09 8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hane</text:p>
          </table:table-cell>
          <table:table-cell table:number-columns-repeated="2"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4/09 12:23</text:p>
          </table:table-cell>
          <table:table-cell table:style-name="ce1" office:value-type="string" calcext:value-type="string">
            <text:p>2/5/09 11:07</text:p>
          </table:table-cell>
          <table:table-cell office:value-type="float" office:value="47.3666667" calcext:value-type="float">
            <text:p>47.3666667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table:style-name="ce1" office:value-type="string" calcext:value-type="string">
            <text:p>1/14/09 8:1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8/9/08 12:51</text:p>
          </table:table-cell>
          <table:table-cell table:style-name="ce1" office:value-type="string" calcext:value-type="string">
            <text:p>2/5/09 11:24</text:p>
          </table:table-cell>
          <table:table-cell office:value-type="float" office:value="52.1333333" calcext:value-type="float">
            <text:p>52.1333333</text:p>
          </table:table-cell>
          <table:table-cell office:value-type="float" office:value="-106.6666667" calcext:value-type="float">
            <text:p>-106.6666667</text:p>
          </table:table-cell>
        </table:table-row>
        <table:table-row table:style-name="ro1">
          <table:table-cell table:style-name="ce1" office:value-type="string" calcext:value-type="string">
            <text:p>1/27/09 11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Pacific Palisades <text:s text:c="10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10:38</text:p>
          </table:table-cell>
          <table:table-cell table:style-name="ce1" office:value-type="string" calcext:value-type="string">
            <text:p>2/5/09 12:38</text:p>
          </table:table-cell>
          <table:table-cell office:value-type="float" office:value="34.04806" calcext:value-type="float">
            <text:p>34.04806</text:p>
          </table:table-cell>
          <table:table-cell office:value-type="float" office:value="-118.52556" calcext:value-type="float">
            <text:p>-118.52556</text:p>
          </table:table-cell>
        </table:table-row>
        <table:table-row table:style-name="ro1">
          <table:table-cell table:style-name="ce1" office:value-type="string" calcext:value-type="string">
            <text:p>1/8/09 10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ort Saint James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7/09 16:01</text:p>
          </table:table-cell>
          <table:table-cell table:style-name="ce1" office:value-type="string" calcext:value-type="string">
            <text:p>2/5/09 14:03</text:p>
          </table:table-cell>
          <table:table-cell office:value-type="float" office:value="54.4333333" calcext:value-type="float">
            <text:p>54.4333333</text:p>
          </table:table-cell>
          <table:table-cell office:value-type="float" office:value="-124.25" calcext:value-type="float">
            <text:p>-124.25</text:p>
          </table:table-cell>
        </table:table-row>
        <table:table-row table:style-name="ro1">
          <table:table-cell table:style-name="ce1" office:value-type="string" calcext:value-type="string">
            <text:p>1/5/09 7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Versoix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4/18/07 12:55</text:p>
          </table:table-cell>
          <table:table-cell table:style-name="ce1" office:value-type="string" calcext:value-type="string">
            <text:p>2/5/09 15:15</text:p>
          </table:table-cell>
          <table:table-cell office:value-type="float" office:value="46.2833333" calcext:value-type="float">
            <text:p>46.2833333</text:p>
          </table:table-cell>
          <table:table-cell office:value-type="float" office:value="6.1666667" calcext:value-type="float">
            <text:p>6.1666667</text:p>
          </table:table-cell>
        </table:table-row>
        <table:table-row table:style-name="ro1">
          <table:table-cell table:style-name="ce1" office:value-type="string" calcext:value-type="string">
            <text:p>1/22/09 9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Trumansburg <text:s text:c="16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6/08 14:33</text:p>
          </table:table-cell>
          <table:table-cell table:style-name="ce1" office:value-type="string" calcext:value-type="string">
            <text:p>2/5/09 16:33</text:p>
          </table:table-cell>
          <table:table-cell office:value-type="float" office:value="42.54222" calcext:value-type="float">
            <text:p>42.54222</text:p>
          </table:table-cell>
          <table:table-cell office:value-type="float" office:value="-76.66639" calcext:value-type="float">
            <text:p>-76.66639</text:p>
          </table:table-cell>
        </table:table-row>
        <table:table-row table:style-name="ro1">
          <table:table-cell table:style-name="ce1" office:value-type="string" calcext:value-type="string">
            <text:p>1/25/09 12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Kennett Square <text:s text:c="13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20:08</text:p>
          </table:table-cell>
          <table:table-cell table:style-name="ce1" office:value-type="string" calcext:value-type="string">
            <text:p>2/5/09 18:40</text:p>
          </table:table-cell>
          <table:table-cell office:value-type="float" office:value="39.84667" calcext:value-type="float">
            <text:p>39.84667</text:p>
          </table:table-cell>
          <table:table-cell office:value-type="float" office:value="-75.71194" calcext:value-type="float">
            <text:p>-75.71194</text:p>
          </table:table-cell>
        </table:table-row>
        <table:table-row table:style-name="ro1">
          <table:table-cell table:style-name="ce1" office:value-type="string" calcext:value-type="string">
            <text:p>1/10/09 19:2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San Jose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5/05 0:29</text:p>
          </table:table-cell>
          <table:table-cell table:style-name="ce1" office:value-type="string" calcext:value-type="string">
            <text:p>2/5/09 21:10</text:p>
          </table:table-cell>
          <table:table-cell office:value-type="float" office:value="37.33944" calcext:value-type="float">
            <text:p>37.33944</text:p>
          </table:table-cell>
          <table:table-cell office:value-type="float" office:value="-121.89389" calcext:value-type="float">
            <text:p>-121.89389</text:p>
          </table:table-cell>
        </table:table-row>
        <table:table-row table:style-name="ro1">
          <table:table-cell table:style-name="ce1" office:value-type="string" calcext:value-type="string">
            <text:p>1/8/09 19:2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an Khlong Sip</text:p>
          </table:table-cell>
          <table:table-cell office:value-type="string" calcext:value-type="string">
            <text:p>Krung Thep</text:p>
          </table:table-cell>
          <table:table-cell office:value-type="string" calcext:value-type="string">
            <text:p>Thailand</text:p>
          </table:table-cell>
          <table:table-cell table:style-name="ce1" office:value-type="string" calcext:value-type="string">
            <text:p>1/8/09 0:01</text:p>
          </table:table-cell>
          <table:table-cell table:style-name="ce1" office:value-type="string" calcext:value-type="string">
            <text:p>2/5/09 21:22</text:p>
          </table:table-cell>
          <table:table-cell office:value-type="float" office:value="13.9166667" calcext:value-type="float">
            <text:p>13.9166667</text:p>
          </table:table-cell>
          <table:table-cell office:value-type="float" office:value="100.8166667" calcext:value-type="float">
            <text:p>100.8166667</text:p>
          </table:table-cell>
        </table:table-row>
        <table:table-row table:style-name="ro1">
          <table:table-cell table:style-name="ce1" office:value-type="string" calcext:value-type="string">
            <text:p>1/8/09 12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Morro Bay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/03 19:13</text:p>
          </table:table-cell>
          <table:table-cell table:style-name="ce1" office:value-type="string" calcext:value-type="string">
            <text:p>2/5/09 22:11</text:p>
          </table:table-cell>
          <table:table-cell office:value-type="float" office:value="35.36583" calcext:value-type="float">
            <text:p>35.36583</text:p>
          </table:table-cell>
          <table:table-cell office:value-type="float" office:value="-120.84889" calcext:value-type="float">
            <text:p>-120.84889</text:p>
          </table:table-cell>
        </table:table-row>
        <table:table-row table:style-name="ro1">
          <table:table-cell table:style-name="ce1" office:value-type="string" calcext:value-type="string">
            <text:p>1/4/09 16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arramatt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3/09 22:35</text:p>
          </table:table-cell>
          <table:table-cell table:style-name="ce1" office:value-type="string" calcext:value-type="string">
            <text:p>2/5/09 22:44</text:p>
          </table:table-cell>
          <table:table-cell office:value-type="float" office:value="-33.8166667" calcext:value-type="float">
            <text:p>-33.81666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string" calcext:value-type="string">
            <text:p>1/30/09 11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Dumblet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7/31/08 13:46</text:p>
          </table:table-cell>
          <table:table-cell table:style-name="ce1" office:value-type="string" calcext:value-type="string">
            <text:p>2/6/09 0:04</text:p>
          </table:table-cell>
          <table:table-cell office:value-type="float" office:value="52.0166667" calcext:value-type="float">
            <text:p>52.0166667</text:p>
          </table:table-cell>
          <table:table-cell office:value-type="float" office:value="-1.9666667" calcext:value-type="float">
            <text:p>-1.9666667</text:p>
          </table:table-cell>
        </table:table-row>
        <table:table-row table:style-name="ro1">
          <table:table-cell table:style-name="ce1" office:value-type="string" calcext:value-type="string">
            <text:p>1/6/09 5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Altlengbach</text:p>
          </table:table-cell>
          <table:table-cell office:value-type="string" calcext:value-type="string">
            <text:p>Lower Austria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6/24/08 0:49</text:p>
          </table:table-cell>
          <table:table-cell table:style-name="ce1" office:value-type="string" calcext:value-type="string">
            <text:p>2/6/09 0:37</text:p>
          </table:table-cell>
          <table:table-cell office:value-type="float" office:value="48.15" calcext:value-type="float">
            <text:p>48.15</text:p>
          </table:table-cell>
          <table:table-cell office:value-type="float" office:value="15.9166667" calcext:value-type="float">
            <text:p>15.9166667</text:p>
          </table:table-cell>
        </table:table-row>
        <table:table-row table:style-name="ro1">
          <table:table-cell table:style-name="ce1" office:value-type="string" calcext:value-type="string">
            <text:p>1/14/09 3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Ballincollig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2/10/08 7:41</text:p>
          </table:table-cell>
          <table:table-cell table:style-name="ce1" office:value-type="string" calcext:value-type="string">
            <text:p>2/6/09 2:36</text:p>
          </table:table-cell>
          <table:table-cell office:value-type="float" office:value="51.8833333" calcext:value-type="float">
            <text:p>51.8833333</text:p>
          </table:table-cell>
          <table:table-cell office:value-type="float" office:value="-8.5833333" calcext:value-type="float">
            <text:p>-8.5833333</text:p>
          </table:table-cell>
        </table:table-row>
        <table:table-row table:style-name="ro1">
          <table:table-cell table:style-name="ce1" office:value-type="string" calcext:value-type="string">
            <text:p>1/14/09 3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Ballincollig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2/10/08 7:41</text:p>
          </table:table-cell>
          <table:table-cell table:style-name="ce1" office:value-type="string" calcext:value-type="string">
            <text:p>2/6/09 2:36</text:p>
          </table:table-cell>
          <table:table-cell office:value-type="float" office:value="51.8833333" calcext:value-type="float">
            <text:p>51.8833333</text:p>
          </table:table-cell>
          <table:table-cell office:value-type="float" office:value="-8.5833333" calcext:value-type="float">
            <text:p>-8.5833333</text:p>
          </table:table-cell>
        </table:table-row>
        <table:table-row table:style-name="ro1">
          <table:table-cell table:style-name="ce1" office:value-type="string" calcext:value-type="string">
            <text:p>1/19/09 3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Zagore</text:p>
          </table:table-cell>
          <table:table-cell office:value-type="string" calcext:value-type="string">
            <text:p>Stara Zagora</text:p>
          </table:table-cell>
          <table:table-cell office:value-type="string" calcext:value-type="string">
            <text:p>Bulgaria</text:p>
          </table:table-cell>
          <table:table-cell table:style-name="ce1" office:value-type="string" calcext:value-type="string">
            <text:p>11/20/08 3:00</text:p>
          </table:table-cell>
          <table:table-cell table:style-name="ce1" office:value-type="string" calcext:value-type="string">
            <text:p>2/6/09 4:19</text:p>
          </table:table-cell>
          <table:table-cell office:value-type="float" office:value="42.35" calcext:value-type="float">
            <text:p>42.35</text:p>
          </table:table-cell>
          <table:table-cell office:value-type="float" office:value="25.6666667" calcext:value-type="float">
            <text:p>25.6666667</text:p>
          </table:table-cell>
        </table:table-row>
        <table:table-row table:style-name="ro1">
          <table:table-cell table:style-name="ce1" office:value-type="string" calcext:value-type="string">
            <text:p>1/7/09 1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Vecmilgravis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Latvia</text:p>
          </table:table-cell>
          <table:table-cell table:style-name="ce1" office:value-type="string" calcext:value-type="string">
            <text:p>1/4/09 10:33</text:p>
          </table:table-cell>
          <table:table-cell table:style-name="ce1" office:value-type="string" calcext:value-type="string">
            <text:p>2/6/09 4:20</text:p>
          </table:table-cell>
          <table:table-cell office:value-type="float" office:value="57.0333333" calcext:value-type="float">
            <text:p>57.033333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table:style-name="ce1" office:value-type="string" calcext:value-type="string">
            <text:p>1/7/09 13:0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Trelex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8/5/07 0:43</text:p>
          </table:table-cell>
          <table:table-cell table:style-name="ce1" office:value-type="string" calcext:value-type="string">
            <text:p>2/6/09 5:02</text:p>
          </table:table-cell>
          <table:table-cell office:value-type="float" office:value="46.4166667" calcext:value-type="float">
            <text:p>46.416666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string" calcext:value-type="string">
            <text:p>1/27/09 2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Ornex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8/28/08 6:28</text:p>
          </table:table-cell>
          <table:table-cell table:style-name="ce1" office:value-type="string" calcext:value-type="string">
            <text:p>2/6/09 5:09</text:p>
          </table:table-cell>
          <table:table-cell office:value-type="float" office:value="46.2833333" calcext:value-type="float">
            <text:p>46.283333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style-name="ce1" office:value-type="string" calcext:value-type="string">
            <text:p>1/3/09 14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Las Vegas <text:s text:c="18"/>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/09 13:49</text:p>
          </table:table-cell>
          <table:table-cell table:style-name="ce1" office:value-type="string" calcext:value-type="string">
            <text:p>2/6/09 5:29</text:p>
          </table:table-cell>
          <table:table-cell office:value-type="float" office:value="36.175" calcext:value-type="float">
            <text:p>36.175</text:p>
          </table:table-cell>
          <table:table-cell office:value-type="float" office:value="-115.13639" calcext:value-type="float">
            <text:p>-115.13639</text:p>
          </table:table-cell>
        </table:table-row>
        <table:table-row table:style-name="ro1">
          <table:table-cell table:style-name="ce1" office:value-type="string" calcext:value-type="string">
            <text:p>1/22/09 12:3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an Anselmo <text:s text:c="16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10:17</text:p>
          </table:table-cell>
          <table:table-cell table:style-name="ce1" office:value-type="string" calcext:value-type="string">
            <text:p>2/6/09 6:38</text:p>
          </table:table-cell>
          <table:table-cell office:value-type="float" office:value="37.97472" calcext:value-type="float">
            <text:p>37.97472</text:p>
          </table:table-cell>
          <table:table-cell office:value-type="float" office:value="-122.56056" calcext:value-type="float">
            <text:p>-122.56056</text:p>
          </table:table-cell>
        </table:table-row>
        <table:table-row table:style-name="ro1">
          <table:table-cell table:style-name="ce1" office:value-type="string" calcext:value-type="string">
            <text:p>1/29/09 6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rmela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ower Saxony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4/2/08 2:39</text:p>
          </table:table-cell>
          <table:table-cell table:style-name="ce1" office:value-type="string" calcext:value-type="string">
            <text:p>2/6/09 6:52</text:p>
          </table:table-cell>
          <table:table-cell office:value-type="float" office:value="52.3666667" calcext:value-type="float">
            <text:p>52.3666667</text:p>
          </table:table-cell>
          <table:table-cell office:value-type="float" office:value="9.7166667" calcext:value-type="float">
            <text:p>9.7166667</text:p>
          </table:table-cell>
        </table:table-row>
        <table:table-row table:style-name="ro1">
          <table:table-cell table:style-name="ce1" office:value-type="string" calcext:value-type="string">
            <text:p>1/6/09 9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N Woodmere <text:s text:c="17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0/08 13:01</text:p>
          </table:table-cell>
          <table:table-cell table:style-name="ce1" office:value-type="string" calcext:value-type="string">
            <text:p>2/6/09 7:33</text:p>
          </table:table-cell>
          <table:table-cell office:value-type="float" office:value="40.66417" calcext:value-type="float">
            <text:p>40.66417</text:p>
          </table:table-cell>
          <table:table-cell office:value-type="float" office:value="-73.70889" calcext:value-type="float">
            <text:p>-73.70889</text:p>
          </table:table-cell>
        </table:table-row>
        <table:table-row table:style-name="ro1">
          <table:table-cell table:style-name="ce1" office:value-type="string" calcext:value-type="string">
            <text:p>1/12/09 11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ren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7/17/07 6:08</text:p>
          </table:table-cell>
          <table:table-cell table:style-name="ce1" office:value-type="string" calcext:value-type="string">
            <text:p>2/6/09 10:42</text:p>
          </table:table-cell>
          <table:table-cell office:value-type="float" office:value="40.4" calcext:value-type="float">
            <text:p>40.4</text:p>
          </table:table-cell>
          <table:table-cell office:value-type="float" office:value="-3.6833333" calcext:value-type="float">
            <text:p>-3.6833333</text:p>
          </table:table-cell>
        </table:table-row>
        <table:table-row table:style-name="ro1">
          <table:table-cell table:style-name="ce1" office:value-type="string" calcext:value-type="string">
            <text:p>1/13/09 13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Castlebar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6/08 14:03</text:p>
          </table:table-cell>
          <table:table-cell table:style-name="ce1" office:value-type="string" calcext:value-type="string">
            <text:p>2/6/09 12:35</text:p>
          </table:table-cell>
          <table:table-cell office:value-type="float" office:value="53.85" calcext:value-type="float">
            <text:p>53.85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table:style-name="ce1" office:value-type="string" calcext:value-type="string">
            <text:p>1/12/09 7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Fairfax <text:s text:c="20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1/09 14:42</text:p>
          </table:table-cell>
          <table:table-cell table:style-name="ce1" office:value-type="string" calcext:value-type="string">
            <text:p>2/6/09 16:13</text:p>
          </table:table-cell>
          <table:table-cell office:value-type="float" office:value="37.98722" calcext:value-type="float">
            <text:p>37.98722</text:p>
          </table:table-cell>
          <table:table-cell office:value-type="float" office:value="-122.58778" calcext:value-type="float">
            <text:p>-122.58778</text:p>
          </table:table-cell>
        </table:table-row>
        <table:table-row table:style-name="ro1">
          <table:table-cell table:style-name="ce1" office:value-type="string" calcext:value-type="string">
            <text:p>1/30/09 4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Chandler <text:s text:c="19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18/08 14:29</text:p>
          </table:table-cell>
          <table:table-cell table:style-name="ce1" office:value-type="string" calcext:value-type="string">
            <text:p>2/6/09 17:21</text:p>
          </table:table-cell>
          <table:table-cell office:value-type="float" office:value="33.30611" calcext:value-type="float">
            <text:p>33.30611</text:p>
          </table:table-cell>
          <table:table-cell office:value-type="float" office:value="-111.84056" calcext:value-type="float">
            <text:p>-111.84056</text:p>
          </table:table-cell>
        </table:table-row>
        <table:table-row table:style-name="ro1">
          <table:table-cell table:style-name="ce1" office:value-type="string" calcext:value-type="string">
            <text:p>1/22/09 16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Dammeron Valley <text:s text:c="12"/>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7/09 15:18</text:p>
          </table:table-cell>
          <table:table-cell table:style-name="ce1" office:value-type="string" calcext:value-type="string">
            <text:p>2/6/09 18:14</text:p>
          </table:table-cell>
          <table:table-cell office:value-type="float" office:value="37.1306" calcext:value-type="float">
            <text:p>37.1306</text:p>
          </table:table-cell>
          <table:table-cell office:value-type="float" office:value="-113.6492" calcext:value-type="float">
            <text:p>-113.6492</text:p>
          </table:table-cell>
        </table:table-row>
        <table:table-row table:style-name="ro1">
          <table:table-cell table:style-name="ce1" office:value-type="string" calcext:value-type="string">
            <text:p>1/27/09 6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Buffalo <text:s text:c="20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1:56</text:p>
          </table:table-cell>
          <table:table-cell table:style-name="ce1" office:value-type="string" calcext:value-type="string">
            <text:p>2/6/09 18:24</text:p>
          </table:table-cell>
          <table:table-cell office:value-type="float" office:value="42.88639" calcext:value-type="float">
            <text:p>42.88639</text:p>
          </table:table-cell>
          <table:table-cell office:value-type="float" office:value="-78.87861" calcext:value-type="float">
            <text:p>-78.87861</text:p>
          </table:table-cell>
        </table:table-row>
        <table:table-row table:style-name="ro1">
          <table:table-cell table:style-name="ce1" office:value-type="string" calcext:value-type="string">
            <text:p>1/15/09 10:16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Olive Branch <text:s text:c="15"/>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17:41</text:p>
          </table:table-cell>
          <table:table-cell table:style-name="ce1" office:value-type="string" calcext:value-type="string">
            <text:p>2/6/09 18:48</text:p>
          </table:table-cell>
          <table:table-cell office:value-type="float" office:value="34.96167" calcext:value-type="float">
            <text:p>34.96167</text:p>
          </table:table-cell>
          <table:table-cell office:value-type="float" office:value="-89.82944" calcext:value-type="float">
            <text:p>-89.82944</text:p>
          </table:table-cell>
        </table:table-row>
        <table:table-row table:style-name="ro1">
          <table:table-cell table:style-name="ce1" office:value-type="string" calcext:value-type="string">
            <text:p>1/19/09 18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ath</text:p>
          </table:table-cell>
          <table:table-cell office:value-type="string" calcext:value-type="string">
            <text:p>Warwick <text:s text:c="20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1:34</text:p>
          </table:table-cell>
          <table:table-cell table:style-name="ce1" office:value-type="string" calcext:value-type="string">
            <text:p>2/6/09 19:27</text:p>
          </table:table-cell>
          <table:table-cell office:value-type="float" office:value="41.25639" calcext:value-type="float">
            <text:p>41.25639</text:p>
          </table:table-cell>
          <table:table-cell office:value-type="float" office:value="-74.36028" calcext:value-type="float">
            <text:p>-74.36028</text:p>
          </table:table-cell>
        </table:table-row>
        <table:table-row table:style-name="ro1">
          <table:table-cell table:style-name="ce1" office:value-type="string" calcext:value-type="string">
            <text:p>1/2/09 22:4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3/06 15:36</text:p>
          </table:table-cell>
          <table:table-cell table:style-name="ce1" office:value-type="string" calcext:value-type="string">
            <text:p>2/6/09 20:03</text:p>
          </table:table-cell>
          <table:table-cell office:value-type="float" office:value="-37.4833333" calcext:value-type="float">
            <text:p>-37.4833333</text:p>
          </table:table-cell>
          <table:table-cell office:value-type="float" office:value="144.5833333" calcext:value-type="float">
            <text:p>144.5833333</text:p>
          </table:table-cell>
        </table:table-row>
        <table:table-row table:style-name="ro1">
          <table:table-cell table:style-name="ce1" office:value-type="string" calcext:value-type="string">
            <text:p>1/1/09 18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San Mateo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8 17:09</text:p>
          </table:table-cell>
          <table:table-cell table:style-name="ce1" office:value-type="string" calcext:value-type="string">
            <text:p>2/6/09 21:59</text:p>
          </table:table-cell>
          <table:table-cell office:value-type="float" office:value="37.56306" calcext:value-type="float">
            <text:p>37.56306</text:p>
          </table:table-cell>
          <table:table-cell office:value-type="float" office:value="-122.32444" calcext:value-type="float">
            <text:p>-122.32444</text:p>
          </table:table-cell>
        </table:table-row>
        <table:table-row table:style-name="ro1">
          <table:table-cell table:style-name="ce1" office:value-type="string" calcext:value-type="string">
            <text:p>1/14/09 1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6/24/06 15:10</text:p>
          </table:table-cell>
          <table:table-cell table:style-name="ce1" office:value-type="string" calcext:value-type="string">
            <text:p>2/7/09 0:26</text:p>
          </table:table-cell>
          <table:table-cell office:value-type="float" office:value="52.0333333" calcext:value-type="float">
            <text:p>52.0333333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table:style-name="ce1" office:value-type="string" calcext:value-type="string">
            <text:p>1/20/09 8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ideen and Jonathan</text:p>
          </table:table-cell>
          <table:table-cell office:value-type="string" calcext:value-type="string">
            <text:p>Kecskemet</text:p>
          </table:table-cell>
          <table:table-cell office:value-type="string" calcext:value-type="string">
            <text:p>Bacs-Kiskun</text:p>
          </table:table-cell>
          <table:table-cell office:value-type="string" calcext:value-type="string">
            <text:p>Hungary</text:p>
          </table:table-cell>
          <table:table-cell table:style-name="ce1" office:value-type="string" calcext:value-type="string">
            <text:p>1/19/09 5:49</text:p>
          </table:table-cell>
          <table:table-cell table:style-name="ce1" office:value-type="string" calcext:value-type="string">
            <text:p>2/7/09 1:12</text:p>
          </table:table-cell>
          <table:table-cell office:value-type="float" office:value="46.9" calcext:value-type="float">
            <text:p>46.9</text:p>
          </table:table-cell>
          <table:table-cell office:value-type="float" office:value="19.7833333" calcext:value-type="float">
            <text:p>19.7833333</text:p>
          </table:table-cell>
        </table:table-row>
        <table:table-row table:style-name="ro1">
          <table:table-cell table:style-name="ce1" office:value-type="string" calcext:value-type="string">
            <text:p>1/29/09 2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Nakskov</text:p>
          </table:table-cell>
          <table:table-cell office:value-type="string" calcext:value-type="string">
            <text:p>Storstrom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/29/09 2:19</text:p>
          </table:table-cell>
          <table:table-cell table:style-name="ce1" office:value-type="string" calcext:value-type="string">
            <text:p>2/7/09 2:09</text:p>
          </table:table-cell>
          <table:table-cell office:value-type="float" office:value="54.8333333" calcext:value-type="float">
            <text:p>54.8333333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table:style-name="ce1" office:value-type="string" calcext:value-type="string">
            <text:p>1/24/09 18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Aloma <text:s text:c="22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9/05 17:33</text:p>
          </table:table-cell>
          <table:table-cell table:style-name="ce1" office:value-type="string" calcext:value-type="string">
            <text:p>2/7/09 6:03</text:p>
          </table:table-cell>
          <table:table-cell office:value-type="float" office:value="28.60056" calcext:value-type="float">
            <text:p>28.60056</text:p>
          </table:table-cell>
          <table:table-cell office:value-type="float" office:value="-81.30667" calcext:value-type="float">
            <text:p>-81.30667</text:p>
          </table:table-cell>
        </table:table-row>
        <table:table-row table:style-name="ro1">
          <table:table-cell table:style-name="ce1" office:value-type="string" calcext:value-type="string">
            <text:p>1/7/09 8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ndler <text:s text:c="19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6:23</text:p>
          </table:table-cell>
          <table:table-cell table:style-name="ce1" office:value-type="string" calcext:value-type="string">
            <text:p>2/7/09 6:05</text:p>
          </table:table-cell>
          <table:table-cell office:value-type="float" office:value="33.30611" calcext:value-type="float">
            <text:p>33.30611</text:p>
          </table:table-cell>
          <table:table-cell office:value-type="float" office:value="-111.84056" calcext:value-type="float">
            <text:p>-111.84056</text:p>
          </table:table-cell>
        </table:table-row>
        <table:table-row table:style-name="ro1">
          <table:table-cell table:style-name="ce1" office:value-type="string" calcext:value-type="string">
            <text:p>1/24/09 3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Kjobenhavn</text:p>
          </table:table-cell>
          <table:table-cell office:value-type="string" calcext:value-type="string">
            <text:p>Staden 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/20/09 13:11</text:p>
          </table:table-cell>
          <table:table-cell table:style-name="ce1" office:value-type="string" calcext:value-type="string">
            <text:p>2/7/09 6:52</text:p>
          </table:table-cell>
          <table:table-cell office:value-type="float" office:value="55.6666667" calcext:value-type="float">
            <text:p>55.6666667</text:p>
          </table:table-cell>
          <table:table-cell office:value-type="float" office:value="12.5833333" calcext:value-type="float">
            <text:p>12.5833333</text:p>
          </table:table-cell>
        </table:table-row>
        <table:table-row table:style-name="ro1">
          <table:table-cell table:style-name="ce1" office:value-type="string" calcext:value-type="string">
            <text:p>1/5/09 15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6/12/08 10:59</text:p>
          </table:table-cell>
          <table:table-cell table:style-name="ce1" office:value-type="string" calcext:value-type="string">
            <text:p>2/7/09 11:08</text:p>
          </table:table-cell>
          <table:table-cell office:value-type="float" office:value="52.25" calcext:value-type="float">
            <text:p>52.25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table:style-name="ce1" office:value-type="string" calcext:value-type="string">
            <text:p>1/25/09 16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reike</text:p>
          </table:table-cell>
          <table:table-cell office:value-type="string" calcext:value-type="string">
            <text:p>Cumming <text:s text:c="20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18:06</text:p>
          </table:table-cell>
          <table:table-cell table:style-name="ce1" office:value-type="string" calcext:value-type="string">
            <text:p>2/7/09 11:28</text:p>
          </table:table-cell>
          <table:table-cell office:value-type="float" office:value="34.20722" calcext:value-type="float">
            <text:p>34.20722</text:p>
          </table:table-cell>
          <table:table-cell office:value-type="float" office:value="-84.14028" calcext:value-type="float">
            <text:p>-84.14028</text:p>
          </table:table-cell>
        </table:table-row>
        <table:table-row table:style-name="ro1">
          <table:table-cell table:style-name="ce1" office:value-type="string" calcext:value-type="string">
            <text:p>1/15/09 10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mia</text:p>
          </table:table-cell>
          <table:table-cell office:value-type="string" calcext:value-type="string">
            <text:p>Little Compton <text:s text:c="13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28/08 11:04</text:p>
          </table:table-cell>
          <table:table-cell table:style-name="ce1" office:value-type="string" calcext:value-type="string">
            <text:p>2/7/09 12:00</text:p>
          </table:table-cell>
          <table:table-cell office:value-type="float" office:value="41.51" calcext:value-type="float">
            <text:p>41.51</text:p>
          </table:table-cell>
          <table:table-cell office:value-type="float" office:value="-71.17167" calcext:value-type="float">
            <text:p>-71.17167</text:p>
          </table:table-cell>
        </table:table-row>
        <table:table-row table:style-name="ro1">
          <table:table-cell table:style-name="ce1" office:value-type="string" calcext:value-type="string">
            <text:p>1/20/09 15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dhu</text:p>
          </table:table-cell>
          <table:table-cell office:value-type="string" calcext:value-type="string">
            <text:p>Centennial <text:s text:c="17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/06 23:24</text:p>
          </table:table-cell>
          <table:table-cell table:style-name="ce1" office:value-type="string" calcext:value-type="string">
            <text:p>2/7/09 15:18</text:p>
          </table:table-cell>
          <table:table-cell office:value-type="float" office:value="39.57917" calcext:value-type="float">
            <text:p>39.57917</text:p>
          </table:table-cell>
          <table:table-cell office:value-type="float" office:value="-104.87639" calcext:value-type="float">
            <text:p>-104.87639</text:p>
          </table:table-cell>
        </table:table-row>
        <table:table-row table:style-name="ro1">
          <table:table-cell table:style-name="ce1" office:value-type="string" calcext:value-type="string">
            <text:p>1/28/09 18:00</text:p>
          </table:table-cell>
          <table:table-cell office:value-type="string" calcext:value-type="string">
            <text:p>Product1</text:p>
          </table:table-cell>
          <table:table-cell office:value-type="float" office:value="13000" calcext:value-type="float">
            <text:p>13,0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dhya</text:p>
          </table:table-cell>
          <table:table-cell office:value-type="string" calcext:value-type="string">
            <text:p>Centennial <text:s text:c="17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/06 23:24</text:p>
          </table:table-cell>
          <table:table-cell table:style-name="ce1" office:value-type="string" calcext:value-type="string">
            <text:p>2/7/09 15:18</text:p>
          </table:table-cell>
          <table:table-cell office:value-type="float" office:value="39.57917" calcext:value-type="float">
            <text:p>39.57917</text:p>
          </table:table-cell>
          <table:table-cell office:value-type="float" office:value="-104.87639" calcext:value-type="float">
            <text:p>-104.87639</text:p>
          </table:table-cell>
        </table:table-row>
        <table:table-row table:style-name="ro1">
          <table:table-cell table:style-name="ce1" office:value-type="string" calcext:value-type="string">
            <text:p>1/29/09 5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Herndon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8 10:05</text:p>
          </table:table-cell>
          <table:table-cell table:style-name="ce1" office:value-type="string" calcext:value-type="string">
            <text:p>2/7/09 15:23</text:p>
          </table:table-cell>
          <table:table-cell office:value-type="float" office:value="38.96944" calcext:value-type="float">
            <text:p>38.96944</text:p>
          </table:table-cell>
          <table:table-cell office:value-type="float" office:value="-77.38639" calcext:value-type="float">
            <text:p>-77.38639</text:p>
          </table:table-cell>
        </table:table-row>
        <table:table-row table:style-name="ro1">
          <table:table-cell table:style-name="ce1" office:value-type="string" calcext:value-type="string">
            <text:p>1/6/09 18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Vista <text:s text:c="22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22:37</text:p>
          </table:table-cell>
          <table:table-cell table:style-name="ce1" office:value-type="string" calcext:value-type="string">
            <text:p>2/7/09 15:48</text:p>
          </table:table-cell>
          <table:table-cell office:value-type="float" office:value="33.2" calcext:value-type="float">
            <text:p>33.2</text:p>
          </table:table-cell>
          <table:table-cell office:value-type="float" office:value="-117.24167" calcext:value-type="float">
            <text:p>-117.24167</text:p>
          </table:table-cell>
        </table:table-row>
        <table:table-row table:style-name="ro1">
          <table:table-cell table:style-name="ce1" office:value-type="string" calcext:value-type="string">
            <text:p>1/21/09 6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Oostburg <text:s text:c="19"/>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0/09 13:33</text:p>
          </table:table-cell>
          <table:table-cell table:style-name="ce1" office:value-type="string" calcext:value-type="string">
            <text:p>2/7/09 16:48</text:p>
          </table:table-cell>
          <table:table-cell office:value-type="float" office:value="43.62278" calcext:value-type="float">
            <text:p>43.62278</text:p>
          </table:table-cell>
          <table:table-cell office:value-type="float" office:value="-87.79444" calcext:value-type="float">
            <text:p>-87.79444</text:p>
          </table:table-cell>
        </table:table-row>
        <table:table-row table:style-name="ro1">
          <table:table-cell table:style-name="ce1" office:value-type="string" calcext:value-type="string">
            <text:p>1/26/09 20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15/07 20:37</text:p>
          </table:table-cell>
          <table:table-cell table:style-name="ce1" office:value-type="string" calcext:value-type="string">
            <text:p>2/7/09 18:04</text:p>
          </table:table-cell>
          <table:table-cell office:value-type="float" office:value="-34.2833333" calcext:value-type="float">
            <text:p>-34.2833333</text:p>
          </table:table-cell>
          <table:table-cell office:value-type="float" office:value="146.0333333" calcext:value-type="float">
            <text:p>146.0333333</text:p>
          </table:table-cell>
        </table:table-row>
        <table:table-row table:style-name="ro1">
          <table:table-cell table:style-name="ce1" office:value-type="string" calcext:value-type="string">
            <text:p>1/25/09 17:5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Ann Arbor <text:s text:c="18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5/08 9:20</text:p>
          </table:table-cell>
          <table:table-cell table:style-name="ce1" office:value-type="string" calcext:value-type="string">
            <text:p>2/7/09 18:51</text:p>
          </table:table-cell>
          <table:table-cell office:value-type="float" office:value="42.27083" calcext:value-type="float">
            <text:p>42.27083</text:p>
          </table:table-cell>
          <table:table-cell office:value-type="float" office:value="-83.72639" calcext:value-type="float">
            <text:p>-83.72639</text:p>
          </table:table-cell>
        </table:table-row>
        <table:table-row table:style-name="ro1">
          <table:table-cell table:style-name="ce1" office:value-type="string" calcext:value-type="string">
            <text:p>1/9/09 14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ona</text:p>
          </table:table-cell>
          <table:table-cell office:value-type="string" calcext:value-type="string">
            <text:p>South Jordan <text:s text:c="15"/>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5:14</text:p>
          </table:table-cell>
          <table:table-cell table:style-name="ce1" office:value-type="string" calcext:value-type="string">
            <text:p>2/7/09 19:11</text:p>
          </table:table-cell>
          <table:table-cell office:value-type="float" office:value="40.56222" calcext:value-type="float">
            <text:p>40.56222</text:p>
          </table:table-cell>
          <table:table-cell office:value-type="float" office:value="-111.92889" calcext:value-type="float">
            <text:p>-111.92889</text:p>
          </table:table-cell>
        </table:table-row>
        <table:table-row table:style-name="ro1">
          <table:table-cell table:style-name="ce1" office:value-type="string" calcext:value-type="string">
            <text:p>1/25/09 2:4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Dubayy</text:p>
          </table:table-cell>
          <table:table-cell office:value-type="string" calcext:value-type="string">
            <text:p>United Arab Emirates</text:p>
          </table:table-cell>
          <table:table-cell table:style-name="ce1" office:value-type="string" calcext:value-type="string">
            <text:p>1/8/09 1:19</text:p>
          </table:table-cell>
          <table:table-cell table:style-name="ce1" office:value-type="string" calcext:value-type="string">
            <text:p>2/8/09 2:06</text:p>
          </table:table-cell>
          <table:table-cell office:value-type="float" office:value="25.2522222" calcext:value-type="float">
            <text:p>25.2522222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table:style-name="ce1" office:value-type="string" calcext:value-type="string">
            <text:p>1/17/09 20:4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Dubayy</text:p>
          </table:table-cell>
          <table:table-cell office:value-type="string" calcext:value-type="string">
            <text:p>United Arab Emirates</text:p>
          </table:table-cell>
          <table:table-cell table:style-name="ce1" office:value-type="string" calcext:value-type="string">
            <text:p>4/13/08 2:36</text:p>
          </table:table-cell>
          <table:table-cell table:style-name="ce1" office:value-type="string" calcext:value-type="string">
            <text:p>2/8/09 2:12</text:p>
          </table:table-cell>
          <table:table-cell office:value-type="float" office:value="25.2522222" calcext:value-type="float">
            <text:p>25.2522222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table:style-name="ce1" office:value-type="string" calcext:value-type="string">
            <text:p>1/24/09 7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Kirriemuir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3/09 10:31</text:p>
          </table:table-cell>
          <table:table-cell table:style-name="ce1" office:value-type="string" calcext:value-type="string">
            <text:p>2/8/09 2:52</text:p>
          </table:table-cell>
          <table:table-cell office:value-type="float" office:value="56.6666667" calcext:value-type="float">
            <text:p>56.66666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1" office:value-type="string" calcext:value-type="string">
            <text:p>1/11/09 7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swald</text:p>
          </table:table-cell>
          <table:table-cell office:value-type="string" calcext:value-type="string">
            <text:p>Tramore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0/13/08 16:43</text:p>
          </table:table-cell>
          <table:table-cell table:style-name="ce1" office:value-type="string" calcext:value-type="string">
            <text:p>2/8/09 3:02</text:p>
          </table:table-cell>
          <table:table-cell office:value-type="float" office:value="52.1588889" calcext:value-type="float">
            <text:p>52.1588889</text:p>
          </table:table-cell>
          <table:table-cell office:value-type="float" office:value="-7.1463889" calcext:value-type="float">
            <text:p>-7.1463889</text:p>
          </table:table-cell>
        </table:table-row>
        <table:table-row table:style-name="ro1">
          <table:table-cell table:style-name="ce1" office:value-type="string" calcext:value-type="string">
            <text:p>1/8/09 4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yssa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omorskie</text:p>
          </table:table-cell>
          <table:table-cell office:value-type="string" calcext:value-type="string">
            <text:p>Poland</text:p>
          </table:table-cell>
          <table:table-cell table:style-name="ce1" office:value-type="string" calcext:value-type="string">
            <text:p>1/7/09 15:00</text:p>
          </table:table-cell>
          <table:table-cell table:style-name="ce1" office:value-type="string" calcext:value-type="string">
            <text:p>2/8/09 3:50</text:p>
          </table:table-cell>
          <table:table-cell office:value-type="float" office:value="54.35" calcext:value-type="float">
            <text:p>54.35</text:p>
          </table:table-cell>
          <table:table-cell office:value-type="float" office:value="18.6666667" calcext:value-type="float">
            <text:p>18.6666667</text:p>
          </table:table-cell>
        </table:table-row>
        <table:table-row table:style-name="ro1">
          <table:table-cell table:style-name="ce1" office:value-type="string" calcext:value-type="string">
            <text:p>1/22/09 10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Arklow</text:p>
          </table:table-cell>
          <table:table-cell office:value-type="string" calcext:value-type="string">
            <text:p>Wicklow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1/18/08 1:32</text:p>
          </table:table-cell>
          <table:table-cell table:style-name="ce1" office:value-type="string" calcext:value-type="string">
            <text:p>2/8/09 5:07</text:p>
          </table:table-cell>
          <table:table-cell office:value-type="float" office:value="52.7930556" calcext:value-type="float">
            <text:p>52.7930556</text:p>
          </table:table-cell>
          <table:table-cell office:value-type="float" office:value="-6.1413889" calcext:value-type="float">
            <text:p>-6.1413889</text:p>
          </table:table-cell>
        </table:table-row>
        <table:table-row table:style-name="ro1">
          <table:table-cell table:style-name="ce1" office:value-type="string" calcext:value-type="string">
            <text:p>1/26/09 20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Lincoln <text:s text:c="20"/>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24/08 8:05</text:p>
          </table:table-cell>
          <table:table-cell table:style-name="ce1" office:value-type="string" calcext:value-type="string">
            <text:p>2/8/09 7:29</text:p>
          </table:table-cell>
          <table:table-cell office:value-type="float" office:value="40.8" calcext:value-type="float">
            <text:p>40.8</text:p>
          </table:table-cell>
          <table:table-cell office:value-type="float" office:value="-96.66667" calcext:value-type="float">
            <text:p>-96.66667</text:p>
          </table:table-cell>
        </table:table-row>
        <table:table-row table:style-name="ro1">
          <table:table-cell table:style-name="ce1" office:value-type="string" calcext:value-type="string">
            <text:p>1/12/09 12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ierp</text:p>
          </table:table-cell>
          <table:table-cell office:value-type="string" calcext:value-type="string">
            <text:p>Uppsala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/6/09 11:34</text:p>
          </table:table-cell>
          <table:table-cell table:style-name="ce1" office:value-type="string" calcext:value-type="string">
            <text:p>2/8/09 11:15</text:p>
          </table:table-cell>
          <table:table-cell office:value-type="float" office:value="60.3333333" calcext:value-type="float">
            <text:p>60.3333333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style-name="ce1" office:value-type="string" calcext:value-type="string">
            <text:p>1/26/09 1:4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russels (Bruxelles)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1/31/08 13:28</text:p>
          </table:table-cell>
          <table:table-cell table:style-name="ce1" office:value-type="string" calcext:value-type="string">
            <text:p>2/8/09 14:39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4.3333333" calcext:value-type="float">
            <text:p>4.3333333</text:p>
          </table:table-cell>
        </table:table-row>
        <table:table-row table:style-name="ro1">
          <table:table-cell table:style-name="ce1" office:value-type="string" calcext:value-type="string">
            <text:p>1/18/09 12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Burr Oak <text:s text:c="19"/>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8 16:11</text:p>
          </table:table-cell>
          <table:table-cell table:style-name="ce1" office:value-type="string" calcext:value-type="string">
            <text:p>2/8/09 15:30</text:p>
          </table:table-cell>
          <table:table-cell office:value-type="float" office:value="43.45889" calcext:value-type="float">
            <text:p>43.45889</text:p>
          </table:table-cell>
          <table:table-cell office:value-type="float" office:value="-91.86528" calcext:value-type="float">
            <text:p>-91.86528</text:p>
          </table:table-cell>
        </table:table-row>
        <table:table-row table:style-name="ro1">
          <table:table-cell table:style-name="ce1" office:value-type="string" calcext:value-type="string">
            <text:p>1/24/09 21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Wheaton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8/08 16:02</text:p>
          </table:table-cell>
          <table:table-cell table:style-name="ce1" office:value-type="string" calcext:value-type="string">
            <text:p>2/8/09 16:00</text:p>
          </table:table-cell>
          <table:table-cell office:value-type="float" office:value="41.86611" calcext:value-type="float">
            <text:p>41.86611</text:p>
          </table:table-cell>
          <table:table-cell office:value-type="float" office:value="-88.10694" calcext:value-type="float">
            <text:p>-88.10694</text:p>
          </table:table-cell>
        </table:table-row>
        <table:table-row table:style-name="ro1">
          <table:table-cell table:style-name="ce1" office:value-type="string" calcext:value-type="string">
            <text:p>1/26/09 12:2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ee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6/09 5:23</text:p>
          </table:table-cell>
          <table:table-cell table:style-name="ce1" office:value-type="string" calcext:value-type="string">
            <text:p>2/8/09 17:33</text:p>
          </table:table-cell>
          <table:table-cell office:value-type="float" office:value="31.11694" calcext:value-type="float">
            <text:p>31.11694</text:p>
          </table:table-cell>
          <table:table-cell office:value-type="float" office:value="-97.7275" calcext:value-type="float">
            <text:p>-97.7275</text:p>
          </table:table-cell>
        </table:table-row>
        <table:table-row table:style-name="ro1">
          <table:table-cell table:style-name="ce1" office:value-type="string" calcext:value-type="string">
            <text:p>1/5/09 7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nette </text:p>
          </table:table-cell>
          <table:table-cell office:value-type="string" calcext:value-type="string">
            <text:p>Manhattan <text:s text:c="18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6/08 4:29</text:p>
          </table:table-cell>
          <table:table-cell table:style-name="ce1" office:value-type="string" calcext:value-type="string">
            <text:p>2/8/09 18:42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14/09 12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9/11/08 23:23</text:p>
          </table:table-cell>
          <table:table-cell table:style-name="ce1" office:value-type="string" calcext:value-type="string">
            <text:p>2/8/09 23:00</text:p>
          </table:table-cell>
          <table:table-cell office:value-type="float" office:value="51.75" calcext:value-type="float">
            <text:p>51.7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table:style-name="ce1" office:value-type="string" calcext:value-type="string">
            <text:p>1/14/09 0:1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1/28/08 0:07</text:p>
          </table:table-cell>
          <table:table-cell table:style-name="ce1" office:value-type="string" calcext:value-type="string">
            <text:p>2/9/09 1:30</text:p>
          </table:table-cell>
          <table:table-cell office:value-type="float" office:value="48.8666667" calcext:value-type="float">
            <text:p>48.8666667</text:p>
          </table:table-cell>
          <table:table-cell office:value-type="float" office:value="2.3333333" calcext:value-type="float">
            <text:p>2.3333333</text:p>
          </table:table-cell>
        </table:table-row>
        <table:table-row table:style-name="ro1">
          <table:table-cell table:style-name="ce1" office:value-type="string" calcext:value-type="string">
            <text:p>1/1/09 12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shton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15/08 1:16</text:p>
          </table:table-cell>
          <table:table-cell table:style-name="ce1" office:value-type="string" calcext:value-type="string">
            <text:p>2/9/09 2:52</text:p>
          </table:table-cell>
          <table:table-cell office:value-type="float" office:value="50.7" calcext:value-type="float">
            <text:p>50.7</text:p>
          </table:table-cell>
          <table:table-cell office:value-type="float" office:value="-3.5333333" calcext:value-type="float">
            <text:p>-3.5333333</text:p>
          </table:table-cell>
        </table:table-row>
        <table:table-row table:style-name="ro1">
          <table:table-cell table:style-name="ce1" office:value-type="string" calcext:value-type="string">
            <text:p>1/6/09 6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ungsted</text:p>
          </table:table-cell>
          <table:table-cell office:value-type="string" calcext:value-type="string">
            <text:p>Frederiksborg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2/27/08 14:29</text:p>
          </table:table-cell>
          <table:table-cell table:style-name="ce1" office:value-type="string" calcext:value-type="string">
            <text:p>2/9/09 4:20</text:p>
          </table:table-cell>
          <table:table-cell office:value-type="float" office:value="55.8841667" calcext:value-type="float">
            <text:p>55.8841667</text:p>
          </table:table-cell>
          <table:table-cell office:value-type="float" office:value="12.5419444" calcext:value-type="float">
            <text:p>12.5419444</text:p>
          </table:table-cell>
        </table:table-row>
        <table:table-row table:style-name="ro1">
          <table:table-cell table:style-name="ce1" office:value-type="string" calcext:value-type="string">
            <text:p>1/15/09 5:1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7/11/06 12:43</text:p>
          </table:table-cell>
          <table:table-cell table:style-name="ce1" office:value-type="string" calcext:value-type="string">
            <text:p>2/9/09 4:42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17/09 4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sa </text:p>
          </table:table-cell>
          <table:table-cell office:value-type="string" calcext:value-type="string">
            <text:p>Borja</text:p>
          </table:table-cell>
          <table:table-cell office:value-type="string" calcext:value-type="string">
            <text:p>Bohol</text:p>
          </table:table-cell>
          <table:table-cell office:value-type="string" calcext:value-type="string">
            <text:p>Philippines</text:p>
          </table:table-cell>
          <table:table-cell table:style-name="ce1" office:value-type="string" calcext:value-type="string">
            <text:p>1/17/09 2:45</text:p>
          </table:table-cell>
          <table:table-cell table:style-name="ce1" office:value-type="string" calcext:value-type="string">
            <text:p>2/9/09 6:09</text:p>
          </table:table-cell>
          <table:table-cell office:value-type="float" office:value="9.9136111" calcext:value-type="float">
            <text:p>9.9136111</text:p>
          </table:table-cell>
          <table:table-cell office:value-type="float" office:value="124.0927778" calcext:value-type="float">
            <text:p>124.0927778</text:p>
          </table:table-cell>
        </table:table-row>
        <table:table-row table:style-name="ro1">
          <table:table-cell table:style-name="ce1" office:value-type="string" calcext:value-type="string">
            <text:p>1/19/09 10:1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2/28/06 5:35</text:p>
          </table:table-cell>
          <table:table-cell table:style-name="ce1" office:value-type="string" calcext:value-type="string">
            <text:p>2/9/09 6:57</text:p>
          </table:table-cell>
          <table:table-cell office:value-type="float" office:value="51.51334" calcext:value-type="float">
            <text:p>51.51334</text:p>
          </table:table-cell>
          <table:table-cell office:value-type="float" office:value="-0.08895" calcext:value-type="float">
            <text:p>-0.08895</text:p>
          </table:table-cell>
        </table:table-row>
        <table:table-row table:style-name="ro1">
          <table:table-cell table:style-name="ce1" office:value-type="string" calcext:value-type="string">
            <text:p>1/18/09 9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Jamestown <text:s text:c="18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9:22</text:p>
          </table:table-cell>
          <table:table-cell table:style-name="ce1" office:value-type="string" calcext:value-type="string">
            <text:p>2/9/09 8:30</text:p>
          </table:table-cell>
          <table:table-cell office:value-type="float" office:value="41.49694" calcext:value-type="float">
            <text:p>41.49694</text:p>
          </table:table-cell>
          <table:table-cell office:value-type="float" office:value="-71.36778" calcext:value-type="float">
            <text:p>-71.36778</text:p>
          </table:table-cell>
        </table:table-row>
        <table:table-row table:style-name="ro1">
          <table:table-cell table:style-name="ce1" office:value-type="string" calcext:value-type="string">
            <text:p>1/9/09 11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sinta Jeanne</text:p>
          </table:table-cell>
          <table:table-cell office:value-type="string" calcext:value-type="string">
            <text:p>Owings Mills <text:s text:c="15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10:43</text:p>
          </table:table-cell>
          <table:table-cell table:style-name="ce1" office:value-type="string" calcext:value-type="string">
            <text:p>2/9/09 9:17</text:p>
          </table:table-cell>
          <table:table-cell office:value-type="float" office:value="39.41944" calcext:value-type="float">
            <text:p>39.41944</text:p>
          </table:table-cell>
          <table:table-cell office:value-type="float" office:value="-76.78056" calcext:value-type="float">
            <text:p>-76.78056</text:p>
          </table:table-cell>
        </table:table-row>
        <table:table-row table:style-name="ro1">
          <table:table-cell table:style-name="ce1" office:value-type="string" calcext:value-type="string">
            <text:p>1/10/09 13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0/09 12:22</text:p>
          </table:table-cell>
          <table:table-cell table:style-name="ce1" office:value-type="string" calcext:value-type="string">
            <text:p>2/9/09 9:54</text:p>
          </table:table-cell>
          <table:table-cell office:value-type="float" office:value="43.25" calcext:value-type="float">
            <text:p>43.25</text:p>
          </table:table-cell>
          <table:table-cell office:value-type="float" office:value="-79.8333333" calcext:value-type="float">
            <text:p>-79.8333333</text:p>
          </table:table-cell>
        </table:table-row>
        <table:table-row table:style-name="ro1">
          <table:table-cell table:style-name="ce1" office:value-type="string" calcext:value-type="string">
            <text:p>1/7/09 7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herish </text:p>
          </table:table-cell>
          <table:table-cell office:value-type="string" calcext:value-type="string">
            <text:p>Anchorage <text:s text:c="18"/>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28/08 7:31</text:p>
          </table:table-cell>
          <table:table-cell table:style-name="ce1" office:value-type="string" calcext:value-type="string">
            <text:p>2/9/09 10:50</text:p>
          </table:table-cell>
          <table:table-cell office:value-type="float" office:value="61.21806" calcext:value-type="float">
            <text:p>61.21806</text:p>
          </table:table-cell>
          <table:table-cell office:value-type="float" office:value="-149.90028" calcext:value-type="float">
            <text:p>-149.90028</text:p>
          </table:table-cell>
        </table:table-row>
        <table:table-row table:style-name="ro1">
          <table:table-cell table:style-name="ce1" office:value-type="string" calcext:value-type="string">
            <text:p>1/18/09 6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hona </text:p>
          </table:table-cell>
          <table:table-cell office:value-type="string" calcext:value-type="string">
            <text:p>Mornington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5/09 9:13</text:p>
          </table:table-cell>
          <table:table-cell table:style-name="ce1" office:value-type="string" calcext:value-type="string">
            <text:p>2/9/09 11:55</text:p>
          </table:table-cell>
          <table:table-cell office:value-type="float" office:value="53.7233333" calcext:value-type="float">
            <text:p>53.7233333</text:p>
          </table:table-cell>
          <table:table-cell office:value-type="float" office:value="-6.2825" calcext:value-type="float">
            <text:p>-6.2825</text:p>
          </table:table-cell>
        </table:table-row>
        <table:table-row table:style-name="ro1">
          <table:table-cell table:style-name="ce1" office:value-type="string" calcext:value-type="string">
            <text:p>1/30/09 12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bikay</text:p>
          </table:table-cell>
          <table:table-cell office:value-type="string" calcext:value-type="string">
            <text:p>Fullerton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6/09 13:34</text:p>
          </table:table-cell>
          <table:table-cell table:style-name="ce1" office:value-type="string" calcext:value-type="string">
            <text:p>2/9/09 12:53</text:p>
          </table:table-cell>
          <table:table-cell office:value-type="float" office:value="33.87028" calcext:value-type="float">
            <text:p>33.87028</text:p>
          </table:table-cell>
          <table:table-cell office:value-type="float" office:value="-117.92444" calcext:value-type="float">
            <text:p>-117.92444</text:p>
          </table:table-cell>
        </table:table-row>
        <table:table-row table:style-name="ro1">
          <table:table-cell table:style-name="ce1" office:value-type="string" calcext:value-type="string">
            <text:p>1/6/09 5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bikay</text:p>
          </table:table-cell>
          <table:table-cell office:value-type="string" calcext:value-type="string">
            <text:p>Atlanta <text:s text:c="20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7/08 14:16</text:p>
          </table:table-cell>
          <table:table-cell table:style-name="ce1" office:value-type="string" calcext:value-type="string">
            <text:p>2/9/09 13:50</text:p>
          </table:table-cell>
          <table:table-cell office:value-type="float" office:value="33.74889" calcext:value-type="float">
            <text:p>33.74889</text:p>
          </table:table-cell>
          <table:table-cell office:value-type="float" office:value="-84.38806" calcext:value-type="float">
            <text:p>-84.38806</text:p>
          </table:table-cell>
        </table:table-row>
        <table:table-row table:style-name="ro1">
          <table:table-cell table:style-name="ce1" office:value-type="string" calcext:value-type="string">
            <text:p>1/2/09 10:5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ndra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/09 10:38</text:p>
          </table:table-cell>
          <table:table-cell table:style-name="ce1" office:value-type="string" calcext:value-type="string">
            <text:p>2/9/09 13:56</text:p>
          </table:table-cell>
          <table:table-cell office:value-type="float" office:value="43.6666667" calcext:value-type="float">
            <text:p>43.6666667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8/09 3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22/08 1:41</text:p>
          </table:table-cell>
          <table:table-cell table:style-name="ce1" office:value-type="string" calcext:value-type="string">
            <text:p>2/9/09 14:06</text:p>
          </table:table-cell>
          <table:table-cell office:value-type="float" office:value="53.4166667" calcext:value-type="float">
            <text:p>53.41666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1" office:value-type="string" calcext:value-type="string">
            <text:p>1/12/09 13:2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Ponte San Nicol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9/13/05 8:42</text:p>
          </table:table-cell>
          <table:table-cell table:style-name="ce1" office:value-type="string" calcext:value-type="string">
            <text:p>2/9/09 14:09</text:p>
          </table:table-cell>
          <table:table-cell office:value-type="float" office:value="45.3666667" calcext:value-type="float">
            <text:p>45.3666667</text:p>
          </table:table-cell>
          <table:table-cell office:value-type="float" office:value="11.6166667" calcext:value-type="float">
            <text:p>11.6166667</text:p>
          </table:table-cell>
        </table:table-row>
        <table:table-row table:style-name="ro1">
          <table:table-cell table:style-name="ce1" office:value-type="string" calcext:value-type="string">
            <text:p>1/19/09 9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Las Vegas <text:s text:c="18"/>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10/08 8:56</text:p>
          </table:table-cell>
          <table:table-cell table:style-name="ce1" office:value-type="string" calcext:value-type="string">
            <text:p>2/9/09 16:44</text:p>
          </table:table-cell>
          <table:table-cell office:value-type="float" office:value="36.175" calcext:value-type="float">
            <text:p>36.175</text:p>
          </table:table-cell>
          <table:table-cell office:value-type="float" office:value="-115.13639" calcext:value-type="float">
            <text:p>-115.13639</text:p>
          </table:table-cell>
        </table:table-row>
        <table:table-row table:style-name="ro1">
          <table:table-cell table:style-name="ce1" office:value-type="string" calcext:value-type="string">
            <text:p>1/9/09 7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Rochester Hills <text:s text:c="12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28/08 7:18</text:p>
          </table:table-cell>
          <table:table-cell table:style-name="ce1" office:value-type="string" calcext:value-type="string">
            <text:p>2/9/09 17:41</text:p>
          </table:table-cell>
          <table:table-cell office:value-type="float" office:value="42.68056" calcext:value-type="float">
            <text:p>42.68056</text:p>
          </table:table-cell>
          <table:table-cell office:value-type="float" office:value="-83.13389" calcext:value-type="float">
            <text:p>-83.13389</text:p>
          </table:table-cell>
        </table:table-row>
        <table:table-row table:style-name="ro1">
          <table:table-cell table:style-name="ce1" office:value-type="string" calcext:value-type="string">
            <text:p>1/15/09 5:2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North Bay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6/09 17:42</text:p>
          </table:table-cell>
          <table:table-cell table:style-name="ce1" office:value-type="string" calcext:value-type="string">
            <text:p>2/9/09 18:22</text:p>
          </table:table-cell>
          <table:table-cell office:value-type="float" office:value="46.3" calcext:value-type="float">
            <text:p>46.3</text:p>
          </table:table-cell>
          <table:table-cell office:value-type="float" office:value="-79.45" calcext:value-type="float">
            <text:p>-79.45</text:p>
          </table:table-cell>
        </table:table-row>
        <table:table-row table:style-name="ro1">
          <table:table-cell table:style-name="ce1" office:value-type="string" calcext:value-type="string">
            <text:p>1/8/09 23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Lindfield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8/09 17:52</text:p>
          </table:table-cell>
          <table:table-cell table:style-name="ce1" office:value-type="string" calcext:value-type="string">
            <text:p>2/9/09 18:31</text:p>
          </table:table-cell>
          <table:table-cell office:value-type="float" office:value="-33.7833333" calcext:value-type="float">
            <text:p>-33.7833333</text:p>
          </table:table-cell>
          <table:table-cell office:value-type="float" office:value="151.1666667" calcext:value-type="float">
            <text:p>151.1666667</text:p>
          </table:table-cell>
        </table:table-row>
        <table:table-row table:style-name="ro1">
          <table:table-cell table:style-name="ce1" office:value-type="string" calcext:value-type="string">
            <text:p>1/27/09 11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OREEN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1/24/09 8:21</text:p>
          </table:table-cell>
          <table:table-cell table:style-name="ce1" office:value-type="string" calcext:value-type="string">
            <text:p>2/9/09 18:42</text:p>
          </table:table-cell>
          <table:table-cell office:value-type="float" office:value="40.4" calcext:value-type="float">
            <text:p>40.4</text:p>
          </table:table-cell>
          <table:table-cell office:value-type="float" office:value="-3.6833333" calcext:value-type="float">
            <text:p>-3.6833333</text:p>
          </table:table-cell>
        </table:table-row>
        <table:table-row table:style-name="ro1">
          <table:table-cell table:style-name="ce1" office:value-type="string" calcext:value-type="string">
            <text:p>1/14/09 13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Wisconsin Rapids <text:s text:c="11"/>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5/08 13:57</text:p>
          </table:table-cell>
          <table:table-cell table:style-name="ce1" office:value-type="string" calcext:value-type="string">
            <text:p>2/9/09 18:44</text:p>
          </table:table-cell>
          <table:table-cell office:value-type="float" office:value="44.38361" calcext:value-type="float">
            <text:p>44.38361</text:p>
          </table:table-cell>
          <table:table-cell office:value-type="float" office:value="-89.81722" calcext:value-type="float">
            <text:p>-89.81722</text:p>
          </table:table-cell>
        </table:table-row>
        <table:table-row table:style-name="ro1">
          <table:table-cell table:style-name="ce1" office:value-type="string" calcext:value-type="string">
            <text:p>1/7/09 20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stin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9:16</text:p>
          </table:table-cell>
          <table:table-cell table:style-name="ce1" office:value-type="string" calcext:value-type="string">
            <text:p>2/9/09 19:56</text:p>
          </table:table-cell>
          <table:table-cell office:value-type="float" office:value="30.26694" calcext:value-type="float">
            <text:p>30.26694</text:p>
          </table:table-cell>
          <table:table-cell office:value-type="float" office:value="-97.74278" calcext:value-type="float">
            <text:p>-97.74278</text:p>
          </table:table-cell>
        </table:table-row>
        <table:table-row table:style-name="ro1">
          <table:table-cell table:style-name="ce1" office:value-type="string" calcext:value-type="string">
            <text:p>1/20/09 12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Chicago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6/09 19:08</text:p>
          </table:table-cell>
          <table:table-cell table:style-name="ce1" office:value-type="string" calcext:value-type="string">
            <text:p>2/9/09 20:42</text:p>
          </table:table-cell>
          <table:table-cell office:value-type="float" office:value="41.85" calcext:value-type="float">
            <text:p>41.85</text:p>
          </table:table-cell>
          <table:table-cell office:value-type="float" office:value="-87.65" calcext:value-type="float">
            <text:p>-87.65</text:p>
          </table:table-cell>
        </table:table-row>
        <table:table-row table:style-name="ro1">
          <table:table-cell table:style-name="ce1" office:value-type="string" calcext:value-type="string">
            <text:p>1/6/09 14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ilde Karin</text:p>
          </table:table-cell>
          <table:table-cell office:value-type="string" calcext:value-type="string">
            <text:p>Las Vegas <text:s text:c="18"/>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7/08 11:59</text:p>
          </table:table-cell>
          <table:table-cell table:style-name="ce1" office:value-type="string" calcext:value-type="string">
            <text:p>2/9/09 22:59</text:p>
          </table:table-cell>
          <table:table-cell office:value-type="float" office:value="36.175" calcext:value-type="float">
            <text:p>36.175</text:p>
          </table:table-cell>
          <table:table-cell office:value-type="float" office:value="-115.13639" calcext:value-type="float">
            <text:p>-115.13639</text:p>
          </table:table-cell>
        </table:table-row>
        <table:table-row table:style-name="ro1">
          <table:table-cell table:style-name="ce1" office:value-type="string" calcext:value-type="string">
            <text:p>1/4/09 6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ima</text:p>
          </table:table-cell>
          <table:table-cell office:value-type="string" calcext:value-type="string">
            <text:p>Mullingar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3/09 12:34</text:p>
          </table:table-cell>
          <table:table-cell table:style-name="ce1" office:value-type="string" calcext:value-type="string">
            <text:p>2/10/09 0:59</text:p>
          </table:table-cell>
          <table:table-cell office:value-type="float" office:value="53.5333333" calcext:value-type="float">
            <text:p>53.5333333</text:p>
          </table:table-cell>
          <table:table-cell office:value-type="float" office:value="-7.35" calcext:value-type="float">
            <text:p>-7.35</text:p>
          </table:table-cell>
        </table:table-row>
        <table:table-row table:style-name="ro1">
          <table:table-cell table:style-name="ce1" office:value-type="string" calcext:value-type="string">
            <text:p>1/24/09 18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uangrot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7/17/08 5:19</text:p>
          </table:table-cell>
          <table:table-cell table:style-name="ce1" office:value-type="string" calcext:value-type="string">
            <text:p>2/10/09 2:12</text:p>
          </table:table-cell>
          <table:table-cell office:value-type="float" office:value="-37.8166667" calcext:value-type="float">
            <text:p>-37.8166667</text:p>
          </table:table-cell>
          <table:table-cell office:value-type="float" office:value="144.9666667" calcext:value-type="float">
            <text:p>144.9666667</text:p>
          </table:table-cell>
        </table:table-row>
        <table:table-row table:style-name="ro1">
          <table:table-cell table:style-name="ce1" office:value-type="string" calcext:value-type="string">
            <text:p>1/25/09 5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1/24/09 9:29</text:p>
          </table:table-cell>
          <table:table-cell table:style-name="ce1" office:value-type="string" calcext:value-type="string">
            <text:p>2/10/09 6:38</text:p>
          </table:table-cell>
          <table:table-cell office:value-type="float" office:value="-37.15" calcext:value-type="float">
            <text:p>-37.15</text:p>
          </table:table-cell>
          <table:table-cell office:value-type="float" office:value="-58.4833333" calcext:value-type="float">
            <text:p>-58.4833333</text:p>
          </table:table-cell>
        </table:table-row>
        <table:table-row table:style-name="ro1">
          <table:table-cell table:style-name="ce1" office:value-type="string" calcext:value-type="string">
            <text:p>1/5/09 10:0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millie</text:p>
          </table:table-cell>
          <table:table-cell office:value-type="string" calcext:value-type="string">
            <text:p>Eagan <text:s text:c="22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9:03</text:p>
          </table:table-cell>
          <table:table-cell table:style-name="ce1" office:value-type="string" calcext:value-type="string">
            <text:p>2/10/09 7:29</text:p>
          </table:table-cell>
          <table:table-cell office:value-type="float" office:value="44.80417" calcext:value-type="float">
            <text:p>44.80417</text:p>
          </table:table-cell>
          <table:table-cell office:value-type="float" office:value="-93.16667" calcext:value-type="float">
            <text:p>-93.16667</text:p>
          </table:table-cell>
        </table:table-row>
        <table:table-row table:style-name="ro1">
          <table:table-cell table:style-name="ce1" office:value-type="string" calcext:value-type="string">
            <text:p>1/13/09 9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geeta</text:p>
          </table:table-cell>
          <table:table-cell office:value-type="string" calcext:value-type="string">
            <text:p>Vossevangen</text:p>
          </table:table-cell>
          <table:table-cell office:value-type="string" calcext:value-type="string">
            <text:p>Horda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9/09 9:31</text:p>
          </table:table-cell>
          <table:table-cell table:style-name="ce1" office:value-type="string" calcext:value-type="string">
            <text:p>2/10/09 9:04</text:p>
          </table:table-cell>
          <table:table-cell office:value-type="float" office:value="60.6333333" calcext:value-type="float">
            <text:p>60.6333333</text:p>
          </table:table-cell>
          <table:table-cell office:value-type="float" office:value="6.4333333" calcext:value-type="float">
            <text:p>6.4333333</text:p>
          </table:table-cell>
        </table:table-row>
        <table:table-row table:style-name="ro1">
          <table:table-cell table:style-name="ce1" office:value-type="string" calcext:value-type="string">
            <text:p>1/22/09 7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Ferney-Voltaire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22/09 6:51</text:p>
          </table:table-cell>
          <table:table-cell table:style-name="ce1" office:value-type="string" calcext:value-type="string">
            <text:p>2/10/09 9:18</text:p>
          </table:table-cell>
          <table:table-cell office:value-type="float" office:value="46.25" calcext:value-type="float">
            <text:p>46.25</text:p>
          </table:table-cell>
          <table:table-cell office:value-type="float" office:value="6.1166667" calcext:value-type="float">
            <text:p>6.1166667</text:p>
          </table:table-cell>
        </table:table-row>
        <table:table-row table:style-name="ro1">
          <table:table-cell table:style-name="ce1" office:value-type="string" calcext:value-type="string">
            <text:p>1/2/09 11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ndalucia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3/12/06 15:02</text:p>
          </table:table-cell>
          <table:table-cell table:style-name="ce1" office:value-type="string" calcext:value-type="string">
            <text:p>2/10/09 10:04</text:p>
          </table:table-cell>
          <table:table-cell office:value-type="float" office:value="37.3772222" calcext:value-type="float">
            <text:p>37.3772222</text:p>
          </table:table-cell>
          <table:table-cell office:value-type="float" office:value="-5.9869444" calcext:value-type="float">
            <text:p>-5.9869444</text:p>
          </table:table-cell>
        </table:table-row>
        <table:table-row table:style-name="ro1">
          <table:table-cell table:style-name="ce1" office:value-type="string" calcext:value-type="string">
            <text:p>1/11/09 9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ato</text:p>
          </table:table-cell>
          <table:table-cell office:value-type="string" calcext:value-type="string">
            <text:p>Munchengosserstadt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7/09 11:45</text:p>
          </table:table-cell>
          <table:table-cell table:style-name="ce1" office:value-type="string" calcext:value-type="string">
            <text:p>2/10/09 10:28</text:p>
          </table:table-cell>
          <table:table-cell office:value-type="float" office:value="51.05" calcext:value-type="float">
            <text:p>51.05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table:style-name="ce1" office:value-type="string" calcext:value-type="string">
            <text:p>1/21/09 20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ilsa </text:p>
          </table:table-cell>
          <table:table-cell office:value-type="string" calcext:value-type="string">
            <text:p>Lindenhurst <text:s text:c="16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9 7:47</text:p>
          </table:table-cell>
          <table:table-cell table:style-name="ce1" office:value-type="string" calcext:value-type="string">
            <text:p>2/10/09 10:51</text:p>
          </table:table-cell>
          <table:table-cell office:value-type="float" office:value="40.68667" calcext:value-type="float">
            <text:p>40.68667</text:p>
          </table:table-cell>
          <table:table-cell office:value-type="float" office:value="-73.37389" calcext:value-type="float">
            <text:p>-73.37389</text:p>
          </table:table-cell>
        </table:table-row>
        <table:table-row table:style-name="ro1">
          <table:table-cell table:style-name="ce1" office:value-type="string" calcext:value-type="string">
            <text:p>1/5/09 9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Bloomfield <text:s text:c="17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3/06 6:52</text:p>
          </table:table-cell>
          <table:table-cell table:style-name="ce1" office:value-type="string" calcext:value-type="string">
            <text:p>2/10/09 10:58</text:p>
          </table:table-cell>
          <table:table-cell office:value-type="float" office:value="42.53778" calcext:value-type="float">
            <text:p>42.53778</text:p>
          </table:table-cell>
          <table:table-cell office:value-type="float" office:value="-83.23306" calcext:value-type="float">
            <text:p>-83.23306</text:p>
          </table:table-cell>
        </table:table-row>
        <table:table-row table:style-name="ro1">
          <table:table-cell table:style-name="ce1" office:value-type="string" calcext:value-type="string">
            <text:p>1/5/09 12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3/08 14:49</text:p>
          </table:table-cell>
          <table:table-cell table:style-name="ce1" office:value-type="string" calcext:value-type="string">
            <text:p>2/10/09 11:45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28/09 12:5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lly 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7/09 21:04</text:p>
          </table:table-cell>
          <table:table-cell table:style-name="ce1" office:value-type="string" calcext:value-type="string">
            <text:p>2/10/09 12:09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21/09 4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lampenborg</text:p>
          </table:table-cell>
          <table:table-cell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6/10/08 11:25</text:p>
          </table:table-cell>
          <table:table-cell table:style-name="ce1" office:value-type="string" calcext:value-type="string">
            <text:p>2/10/09 12:22</text:p>
          </table:table-cell>
          <table:table-cell office:value-type="float" office:value="55.7666667" calcext:value-type="float">
            <text:p>55.766666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style-name="ce1" office:value-type="string" calcext:value-type="string">
            <text:p>1/7/09 13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ln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4/09 13:07</text:p>
          </table:table-cell>
          <table:table-cell table:style-name="ce1" office:value-type="string" calcext:value-type="string">
            <text:p>2/10/09 12:39</text:p>
          </table:table-cell>
          <table:table-cell office:value-type="float" office:value="51.4333333" calcext:value-type="float">
            <text:p>51.43333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1/27/09 11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os Angeles <text:s text:c="16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11:47</text:p>
          </table:table-cell>
          <table:table-cell table:style-name="ce1" office:value-type="string" calcext:value-type="string">
            <text:p>2/10/09 13:09</text:p>
          </table:table-cell>
          <table:table-cell office:value-type="float" office:value="34.05222" calcext:value-type="float">
            <text:p>34.05222</text:p>
          </table:table-cell>
          <table:table-cell office:value-type="float" office:value="-118.24278" calcext:value-type="float">
            <text:p>-118.24278</text:p>
          </table:table-cell>
        </table:table-row>
        <table:table-row table:style-name="ro1">
          <table:table-cell table:style-name="ce1" office:value-type="string" calcext:value-type="string">
            <text:p>1/7/09 12:3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Lombard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6/2/06 13:01</text:p>
          </table:table-cell>
          <table:table-cell table:style-name="ce1" office:value-type="string" calcext:value-type="string">
            <text:p>2/10/09 13:19</text:p>
          </table:table-cell>
          <table:table-cell office:value-type="float" office:value="45.4666667" calcext:value-type="float">
            <text:p>45.466666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string" calcext:value-type="string">
            <text:p>1/24/09 13:5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Kloten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4/09 12:30</text:p>
          </table:table-cell>
          <table:table-cell table:style-name="ce1" office:value-type="string" calcext:value-type="string">
            <text:p>2/10/09 13:47</text:p>
          </table:table-cell>
          <table:table-cell office:value-type="float" office:value="47.45" calcext:value-type="float">
            <text:p>47.45</text:p>
          </table:table-cell>
          <table:table-cell office:value-type="float" office:value="8.5833333" calcext:value-type="float">
            <text:p>8.5833333</text:p>
          </table:table-cell>
        </table:table-row>
        <table:table-row table:style-name="ro1">
          <table:table-cell table:style-name="ce1" office:value-type="string" calcext:value-type="string">
            <text:p>1/30/09 6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Fayetteville <text:s text:c="15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30/09 4:51</text:p>
          </table:table-cell>
          <table:table-cell table:style-name="ce1" office:value-type="string" calcext:value-type="string">
            <text:p>2/10/09 14:41</text:p>
          </table:table-cell>
          <table:table-cell office:value-type="float" office:value="35.0525" calcext:value-type="float">
            <text:p>35.0525</text:p>
          </table:table-cell>
          <table:table-cell office:value-type="float" office:value="-78.87861" calcext:value-type="float">
            <text:p>-78.87861</text:p>
          </table:table-cell>
        </table:table-row>
        <table:table-row table:style-name="ro1">
          <table:table-cell table:style-name="ce1" office:value-type="string" calcext:value-type="string">
            <text:p>1/22/09 18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impsonville <text:s text:c="15"/>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6:59</text:p>
          </table:table-cell>
          <table:table-cell table:style-name="ce1" office:value-type="string" calcext:value-type="string">
            <text:p>2/10/09 15:30</text:p>
          </table:table-cell>
          <table:table-cell office:value-type="float" office:value="34.73694" calcext:value-type="float">
            <text:p>34.73694</text:p>
          </table:table-cell>
          <table:table-cell office:value-type="float" office:value="-82.25444" calcext:value-type="float">
            <text:p>-82.25444</text:p>
          </table:table-cell>
        </table:table-row>
        <table:table-row table:style-name="ro1">
          <table:table-cell table:style-name="ce1" office:value-type="string" calcext:value-type="string">
            <text:p>1/29/09 15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y 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table:style-name="ce1" office:value-type="string" calcext:value-type="string">
            <text:p>2/9/06 11:14</text:p>
          </table:table-cell>
          <table:table-cell table:style-name="ce1" office:value-type="string" calcext:value-type="string">
            <text:p>2/10/09 16:31</text:p>
          </table:table-cell>
          <table:table-cell office:value-type="float" office:value="-36.8666667" calcext:value-type="float">
            <text:p>-36.8666667</text:p>
          </table:table-cell>
          <table:table-cell office:value-type="float" office:value="174.7666667" calcext:value-type="float">
            <text:p>174.7666667</text:p>
          </table:table-cell>
        </table:table-row>
        <table:table-row table:style-name="ro1">
          <table:table-cell table:style-name="ce1" office:value-type="string" calcext:value-type="string">
            <text:p>1/2/09 14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16/08 15:49</text:p>
          </table:table-cell>
          <table:table-cell table:style-name="ce1" office:value-type="string" calcext:value-type="string">
            <text:p>2/10/09 16:38</text:p>
          </table:table-cell>
          <table:table-cell office:value-type="float" office:value="51.4333333" calcext:value-type="float">
            <text:p>51.43333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1/19/09 11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North Caldwell <text:s text:c="13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3/08 5:55</text:p>
          </table:table-cell>
          <table:table-cell table:style-name="ce1" office:value-type="string" calcext:value-type="string">
            <text:p>2/10/09 18:16</text:p>
          </table:table-cell>
          <table:table-cell office:value-type="float" office:value="40.83972" calcext:value-type="float">
            <text:p>40.83972</text:p>
          </table:table-cell>
          <table:table-cell office:value-type="float" office:value="-74.27694" calcext:value-type="float">
            <text:p>-74.27694</text:p>
          </table:table-cell>
        </table:table-row>
        <table:table-row table:style-name="ro1">
          <table:table-cell table:style-name="ce1" office:value-type="string" calcext:value-type="string">
            <text:p>1/28/09 16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8/09 15:59</text:p>
          </table:table-cell>
          <table:table-cell table:style-name="ce1" office:value-type="string" calcext:value-type="string">
            <text:p>2/10/09 19:55</text:p>
          </table:table-cell>
          <table:table-cell office:value-type="float" office:value="52.4166667" calcext:value-type="float">
            <text:p>52.4166667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table:style-name="ce1" office:value-type="string" calcext:value-type="string">
            <text:p>1/8/09 12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rine Marie</text:p>
          </table:table-cell>
          <table:table-cell office:value-type="string" calcext:value-type="string">
            <text:p>Orilli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16/08 22:57</text:p>
          </table:table-cell>
          <table:table-cell table:style-name="ce1" office:value-type="string" calcext:value-type="string">
            <text:p>2/10/09 22:11</text:p>
          </table:table-cell>
          <table:table-cell office:value-type="float" office:value="44.6" calcext:value-type="float">
            <text:p>44.6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29/09 16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29/09 15:45</text:p>
          </table:table-cell>
          <table:table-cell table:style-name="ce1" office:value-type="string" calcext:value-type="string">
            <text:p>2/10/09 22:24</text:p>
          </table:table-cell>
          <table:table-cell office:value-type="float" office:value="48.8666667" calcext:value-type="float">
            <text:p>48.8666667</text:p>
          </table:table-cell>
          <table:table-cell office:value-type="float" office:value="2.3333333" calcext:value-type="float">
            <text:p>2.3333333</text:p>
          </table:table-cell>
        </table:table-row>
        <table:table-row table:style-name="ro1">
          <table:table-cell table:style-name="ce1" office:value-type="string" calcext:value-type="string">
            <text:p>1/29/09 13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San Jose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4/04 21:59</text:p>
          </table:table-cell>
          <table:table-cell table:style-name="ce1" office:value-type="string" calcext:value-type="string">
            <text:p>2/10/09 23:58</text:p>
          </table:table-cell>
          <table:table-cell office:value-type="float" office:value="37.33944" calcext:value-type="float">
            <text:p>37.33944</text:p>
          </table:table-cell>
          <table:table-cell office:value-type="float" office:value="-121.89389" calcext:value-type="float">
            <text:p>-121.89389</text:p>
          </table:table-cell>
        </table:table-row>
        <table:table-row table:style-name="ro1">
          <table:table-cell table:style-name="ce1" office:value-type="string" calcext:value-type="string">
            <text:p>1/8/09 6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Ingelheim-Mitte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3/24/06 6:21</text:p>
          </table:table-cell>
          <table:table-cell table:style-name="ce1" office:value-type="string" calcext:value-type="string">
            <text:p>2/10/09 23:59</text:p>
          </table:table-cell>
          <table:table-cell office:value-type="float" office:value="49.9833333" calcext:value-type="float">
            <text:p>49.9833333</text:p>
          </table:table-cell>
          <table:table-cell office:value-type="float" office:value="8.0666667" calcext:value-type="float">
            <text:p>8.0666667</text:p>
          </table:table-cell>
        </table:table-row>
        <table:table-row table:style-name="ro1">
          <table:table-cell table:style-name="ce1" office:value-type="string" calcext:value-type="string">
            <text:p>1/4/09 12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Leamington Sp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11/08 7:35</text:p>
          </table:table-cell>
          <table:table-cell table:style-name="ce1" office:value-type="string" calcext:value-type="string">
            <text:p>2/11/09 0:04</text:p>
          </table:table-cell>
          <table:table-cell office:value-type="float" office:value="52.3" calcext:value-type="float">
            <text:p>52.3</text:p>
          </table:table-cell>
          <table:table-cell office:value-type="float" office:value="-1.5333333" calcext:value-type="float">
            <text:p>-1.5333333</text:p>
          </table:table-cell>
        </table:table-row>
        <table:table-row table:style-name="ro1">
          <table:table-cell table:style-name="ce1" office:value-type="string" calcext:value-type="string">
            <text:p>1/14/09 12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ichard and Comfort</text:p>
          </table:table-cell>
          <table:table-cell office:value-type="string" calcext:value-type="string">
            <text:p>Regensdorf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11/09 10:36</text:p>
          </table:table-cell>
          <table:table-cell table:style-name="ce1" office:value-type="string" calcext:value-type="string">
            <text:p>2/11/09 1:58</text:p>
          </table:table-cell>
          <table:table-cell office:value-type="float" office:value="47.4333333" calcext:value-type="float">
            <text:p>47.4333333</text:p>
          </table:table-cell>
          <table:table-cell office:value-type="float" office:value="8.4666667" calcext:value-type="float">
            <text:p>8.4666667</text:p>
          </table:table-cell>
        </table:table-row>
        <table:table-row table:style-name="ro1">
          <table:table-cell table:style-name="ce1" office:value-type="string" calcext:value-type="string">
            <text:p>1/14/09 6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7/25/08 7:02</text:p>
          </table:table-cell>
          <table:table-cell table:style-name="ce1" office:value-type="string" calcext:value-type="string">
            <text:p>2/11/09 2:05</text:p>
          </table:table-cell>
          <table:table-cell office:value-type="float" office:value="-37.8166667" calcext:value-type="float">
            <text:p>-37.8166667</text:p>
          </table:table-cell>
          <table:table-cell office:value-type="float" office:value="144.9666667" calcext:value-type="float">
            <text:p>144.9666667</text:p>
          </table:table-cell>
        </table:table-row>
        <table:table-row table:style-name="ro1">
          <table:table-cell table:style-name="ce1" office:value-type="string" calcext:value-type="string">
            <text:p>1/27/09 13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elissa</text:p>
          </table:table-cell>
          <table:table-cell table:number-columns-repeated="2"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5/9/08 8:50</text:p>
          </table:table-cell>
          <table:table-cell table:style-name="ce1" office:value-type="string" calcext:value-type="string">
            <text:p>2/11/09 2:19</text:p>
          </table:table-cell>
          <table:table-cell office:value-type="float" office:value="46.2" calcext:value-type="float">
            <text:p>46.2</text:p>
          </table:table-cell>
          <table:table-cell office:value-type="float" office:value="6.1666667" calcext:value-type="float">
            <text:p>6.1666667</text:p>
          </table:table-cell>
        </table:table-row>
        <table:table-row table:style-name="ro1">
          <table:table-cell table:style-name="ce1" office:value-type="string" calcext:value-type="string">
            <text:p>1/31/09 23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9/13/04 22:55</text:p>
          </table:table-cell>
          <table:table-cell table:style-name="ce1" office:value-type="string" calcext:value-type="string">
            <text:p>2/11/09 3:09</text:p>
          </table:table-cell>
          <table:table-cell office:value-type="float" office:value="-33.8666667" calcext:value-type="float">
            <text:p>-33.8666667</text:p>
          </table:table-cell>
          <table:table-cell office:value-type="float" office:value="151.2833333" calcext:value-type="float">
            <text:p>151.2833333</text:p>
          </table:table-cell>
        </table:table-row>
        <table:table-row table:style-name="ro1">
          <table:table-cell table:style-name="ce1" office:value-type="string" calcext:value-type="string">
            <text:p>1/21/09 14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Klosterneuburg</text:p>
          </table:table-cell>
          <table:table-cell office:value-type="string" calcext:value-type="string">
            <text:p>Lower Austria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1/21/09 14:12</text:p>
          </table:table-cell>
          <table:table-cell table:style-name="ce1" office:value-type="string" calcext:value-type="string">
            <text:p>2/11/09 3:19</text:p>
          </table:table-cell>
          <table:table-cell office:value-type="float" office:value="48.3" calcext:value-type="float">
            <text:p>48.3</text:p>
          </table:table-cell>
          <table:table-cell office:value-type="float" office:value="16.3166667" calcext:value-type="float">
            <text:p>16.3166667</text:p>
          </table:table-cell>
        </table:table-row>
        <table:table-row table:style-name="ro1">
          <table:table-cell table:style-name="ce1" office:value-type="string" calcext:value-type="string">
            <text:p>1/16/09 8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Rancho Cordova <text:s text:c="13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12:13</text:p>
          </table:table-cell>
          <table:table-cell table:style-name="ce1" office:value-type="string" calcext:value-type="string">
            <text:p>2/11/09 8:34</text:p>
          </table:table-cell>
          <table:table-cell office:value-type="float" office:value="38.58917" calcext:value-type="float">
            <text:p>38.58917</text:p>
          </table:table-cell>
          <table:table-cell office:value-type="float" office:value="-121.30167" calcext:value-type="float">
            <text:p>-121.30167</text:p>
          </table:table-cell>
        </table:table-row>
        <table:table-row table:style-name="ro1">
          <table:table-cell table:style-name="ce1" office:value-type="string" calcext:value-type="string">
            <text:p>1/11/09 9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amilly </text:p>
          </table:table-cell>
          <table:table-cell office:value-type="string" calcext:value-type="string">
            <text:p>Creemore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0/09 7:14</text:p>
          </table:table-cell>
          <table:table-cell table:style-name="ce1" office:value-type="string" calcext:value-type="string">
            <text:p>2/11/09 8:45</text:p>
          </table:table-cell>
          <table:table-cell office:value-type="float" office:value="44.3166667" calcext:value-type="float">
            <text:p>44.3166667</text:p>
          </table:table-cell>
          <table:table-cell office:value-type="float" office:value="-80.1" calcext:value-type="float">
            <text:p>-80.1</text:p>
          </table:table-cell>
        </table:table-row>
        <table:table-row table:style-name="ro1">
          <table:table-cell table:style-name="ce1" office:value-type="string" calcext:value-type="string">
            <text:p>1/8/09 2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idcup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26/07 16:44</text:p>
          </table:table-cell>
          <table:table-cell table:style-name="ce1" office:value-type="string" calcext:value-type="string">
            <text:p>2/11/09 11:00</text:p>
          </table:table-cell>
          <table:table-cell office:value-type="float" office:value="51.4166667" calcext:value-type="float">
            <text:p>51.4166667</text:p>
          </table:table-cell>
          <table:table-cell office:value-type="float" office:value="0.1166667" calcext:value-type="float">
            <text:p>0.1166667</text:p>
          </table:table-cell>
        </table:table-row>
        <table:table-row table:style-name="ro1">
          <table:table-cell table:style-name="ce1" office:value-type="string" calcext:value-type="string">
            <text:p>1/26/09 7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ori</text:p>
          </table:table-cell>
          <table:table-cell office:value-type="string" calcext:value-type="string">
            <text:p>Minneapolis <text:s text:c="16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2/08 21:06</text:p>
          </table:table-cell>
          <table:table-cell table:style-name="ce1" office:value-type="string" calcext:value-type="string">
            <text:p>2/11/09 11:35</text:p>
          </table:table-cell>
          <table:table-cell office:value-type="float" office:value="44.98" calcext:value-type="float">
            <text:p>44.98</text:p>
          </table:table-cell>
          <table:table-cell office:value-type="float" office:value="-93.26361" calcext:value-type="float">
            <text:p>-93.26361</text:p>
          </table:table-cell>
        </table:table-row>
        <table:table-row table:style-name="ro1">
          <table:table-cell table:style-name="ce1" office:value-type="string" calcext:value-type="string">
            <text:p>1/31/09 5:3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Hanne</text:p>
          </table:table-cell>
          <table:table-cell office:value-type="string" calcext:value-type="string">
            <text:p>Phoenix <text:s text:c="20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5/04 4:37</text:p>
          </table:table-cell>
          <table:table-cell table:style-name="ce1" office:value-type="string" calcext:value-type="string">
            <text:p>2/11/09 11:45</text:p>
          </table:table-cell>
          <table:table-cell office:value-type="float" office:value="39.51639" calcext:value-type="float">
            <text:p>39.51639</text:p>
          </table:table-cell>
          <table:table-cell office:value-type="float" office:value="-76.61639" calcext:value-type="float">
            <text:p>-76.61639</text:p>
          </table:table-cell>
        </table:table-row>
        <table:table-row table:style-name="ro1">
          <table:table-cell table:style-name="ce1" office:value-type="string" calcext:value-type="string">
            <text:p>1/9/09 8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8/09 14:14</text:p>
          </table:table-cell>
          <table:table-cell table:style-name="ce1" office:value-type="string" calcext:value-type="string">
            <text:p>2/11/09 14:26</text:p>
          </table:table-cell>
          <table:table-cell office:value-type="float" office:value="53.55" calcext:value-type="float">
            <text:p>53.55</text:p>
          </table:table-cell>
          <table:table-cell office:value-type="float" office:value="-113.5" calcext:value-type="float">
            <text:p>-113.5</text:p>
          </table:table-cell>
        </table:table-row>
        <table:table-row table:style-name="ro1">
          <table:table-cell table:style-name="ce1" office:value-type="string" calcext:value-type="string">
            <text:p>1/24/09 3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yndoch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9/26/08 19:23</text:p>
          </table:table-cell>
          <table:table-cell table:style-name="ce1" office:value-type="string" calcext:value-type="string">
            <text:p>2/11/09 15:05</text:p>
          </table:table-cell>
          <table:table-cell office:value-type="float" office:value="-34.6166667" calcext:value-type="float">
            <text:p>-34.6166667</text:p>
          </table:table-cell>
          <table:table-cell office:value-type="float" office:value="138.8833333" calcext:value-type="float">
            <text:p>138.8833333</text:p>
          </table:table-cell>
        </table:table-row>
        <table:table-row table:style-name="ro1">
          <table:table-cell table:style-name="ce1" office:value-type="string" calcext:value-type="string">
            <text:p>1/26/09 8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Larchmont <text:s text:c="18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15/06 17:21</text:p>
          </table:table-cell>
          <table:table-cell table:style-name="ce1" office:value-type="string" calcext:value-type="string">
            <text:p>2/11/09 17:12</text:p>
          </table:table-cell>
          <table:table-cell office:value-type="float" office:value="40.92778" calcext:value-type="float">
            <text:p>40.92778</text:p>
          </table:table-cell>
          <table:table-cell office:value-type="float" office:value="-73.75222" calcext:value-type="float">
            <text:p>-73.75222</text:p>
          </table:table-cell>
        </table:table-row>
        <table:table-row table:style-name="ro1">
          <table:table-cell table:style-name="ce1" office:value-type="string" calcext:value-type="string">
            <text:p>1/23/09 10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aint Charles <text:s text:c="14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8:46</text:p>
          </table:table-cell>
          <table:table-cell table:style-name="ce1" office:value-type="string" calcext:value-type="string">
            <text:p>2/11/09 17:57</text:p>
          </table:table-cell>
          <table:table-cell office:value-type="float" office:value="41.91417" calcext:value-type="float">
            <text:p>41.91417</text:p>
          </table:table-cell>
          <table:table-cell office:value-type="float" office:value="-88.30861" calcext:value-type="float">
            <text:p>-88.30861</text:p>
          </table:table-cell>
        </table:table-row>
        <table:table-row table:style-name="ro1">
          <table:table-cell table:style-name="ce1" office:value-type="string" calcext:value-type="string">
            <text:p>1/28/09 8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Brentwood <text:s text:c="18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8:42</text:p>
          </table:table-cell>
          <table:table-cell table:style-name="ce1" office:value-type="string" calcext:value-type="string">
            <text:p>2/11/09 18:41</text:p>
          </table:table-cell>
          <table:table-cell office:value-type="float" office:value="36.03306" calcext:value-type="float">
            <text:p>36.03306</text:p>
          </table:table-cell>
          <table:table-cell office:value-type="float" office:value="-86.78278" calcext:value-type="float">
            <text:p>-86.78278</text:p>
          </table:table-cell>
        </table:table-row>
        <table:table-row table:style-name="ro1">
          <table:table-cell table:style-name="ce1" office:value-type="string" calcext:value-type="string">
            <text:p>1/15/09 19:1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Pensacola <text:s text:c="18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9/05 21:33</text:p>
          </table:table-cell>
          <table:table-cell table:style-name="ce1" office:value-type="string" calcext:value-type="string">
            <text:p>2/11/09 18:53</text:p>
          </table:table-cell>
          <table:table-cell office:value-type="float" office:value="30.42111" calcext:value-type="float">
            <text:p>30.42111</text:p>
          </table:table-cell>
          <table:table-cell office:value-type="float" office:value="-87.21694" calcext:value-type="float">
            <text:p>-87.21694</text:p>
          </table:table-cell>
        </table:table-row>
        <table:table-row table:style-name="ro1">
          <table:table-cell table:style-name="ce1" office:value-type="string" calcext:value-type="string">
            <text:p>1/9/09 20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Kelown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9/09 14:20</text:p>
          </table:table-cell>
          <table:table-cell table:style-name="ce1" office:value-type="string" calcext:value-type="string">
            <text:p>2/11/09 20:19</text:p>
          </table:table-cell>
          <table:table-cell office:value-type="float" office:value="49.9" calcext:value-type="float">
            <text:p>49.9</text:p>
          </table:table-cell>
          <table:table-cell office:value-type="float" office:value="-119.4833333" calcext:value-type="float">
            <text:p>-119.4833333</text:p>
          </table:table-cell>
        </table:table-row>
        <table:table-row table:style-name="ro1">
          <table:table-cell table:style-name="ce1" office:value-type="string" calcext:value-type="string">
            <text:p>1/15/09 21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/09 18:01</text:p>
          </table:table-cell>
          <table:table-cell table:style-name="ce1" office:value-type="string" calcext:value-type="string">
            <text:p>2/11/09 21:01</text:p>
          </table:table-cell>
          <table:table-cell office:value-type="float" office:value="43.6666667" calcext:value-type="float">
            <text:p>43.6666667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12/09 0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rondby Strand</text:p>
          </table:table-cell>
          <table:table-cell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/7/09 23:40</text:p>
          </table:table-cell>
          <table:table-cell table:style-name="ce1" office:value-type="string" calcext:value-type="string">
            <text:p>2/11/09 22:23</text:p>
          </table:table-cell>
          <table:table-cell office:value-type="float" office:value="55.6166667" calcext:value-type="float">
            <text:p>55.6166667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table:style-name="ce1" office:value-type="string" calcext:value-type="string">
            <text:p>1/25/09 10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23/09 4:46</text:p>
          </table:table-cell>
          <table:table-cell table:style-name="ce1" office:value-type="string" calcext:value-type="string">
            <text:p>2/12/09 2:22</text:p>
          </table:table-cell>
          <table:table-cell office:value-type="float" office:value="43.7666667" calcext:value-type="float">
            <text:p>43.7666667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table:style-name="ce1" office:value-type="string" calcext:value-type="string">
            <text:p>1/12/09 23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5/8/06 23:41</text:p>
          </table:table-cell>
          <table:table-cell table:style-name="ce1" office:value-type="string" calcext:value-type="string">
            <text:p>2/12/09 3:46</text:p>
          </table:table-cell>
          <table:table-cell office:value-type="float" office:value="-31.9333333" calcext:value-type="float">
            <text:p>-31.9333333</text:p>
          </table:table-cell>
          <table:table-cell office:value-type="float" office:value="115.8333333" calcext:value-type="float">
            <text:p>115.8333333</text:p>
          </table:table-cell>
        </table:table-row>
        <table:table-row table:style-name="ro1">
          <table:table-cell table:style-name="ce1" office:value-type="string" calcext:value-type="string">
            <text:p>1/11/09 6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nt Petersburg <text:s text:c="11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8/08 4:07</text:p>
          </table:table-cell>
          <table:table-cell table:style-name="ce1" office:value-type="string" calcext:value-type="string">
            <text:p>2/12/09 4:41</text:p>
          </table:table-cell>
          <table:table-cell office:value-type="float" office:value="27.77056" calcext:value-type="float">
            <text:p>27.77056</text:p>
          </table:table-cell>
          <table:table-cell office:value-type="float" office:value="-82.67944" calcext:value-type="float">
            <text:p>-82.67944</text:p>
          </table:table-cell>
        </table:table-row>
        <table:table-row table:style-name="ro1">
          <table:table-cell table:style-name="ce1" office:value-type="string" calcext:value-type="string">
            <text:p>1/3/09 13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Aubonne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8/15/08 4:02</text:p>
          </table:table-cell>
          <table:table-cell table:style-name="ce1" office:value-type="string" calcext:value-type="string">
            <text:p>2/12/09 5:17</text:p>
          </table:table-cell>
          <table:table-cell office:value-type="float" office:value="46.4833333" calcext:value-type="float">
            <text:p>46.483333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style-name="ce1" office:value-type="string" calcext:value-type="string">
            <text:p>1/18/09 11:0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Gava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1/18/09 6:16</text:p>
          </table:table-cell>
          <table:table-cell table:style-name="ce1" office:value-type="string" calcext:value-type="string">
            <text:p>2/12/09 7:35</text:p>
          </table:table-cell>
          <table:table-cell office:value-type="float" office:value="41.3" calcext:value-type="float">
            <text:p>41.3</text:p>
          </table:table-cell>
          <table:table-cell office:value-type="float" office:value="2.0166667" calcext:value-type="float">
            <text:p>2.0166667</text:p>
          </table:table-cell>
        </table:table-row>
        <table:table-row table:style-name="ro1">
          <table:table-cell table:style-name="ce1" office:value-type="string" calcext:value-type="string">
            <text:p>1/5/09 18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Mc Lean <text:s text:c="20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3/08 16:57</text:p>
          </table:table-cell>
          <table:table-cell table:style-name="ce1" office:value-type="string" calcext:value-type="string">
            <text:p>2/12/09 10:25</text:p>
          </table:table-cell>
          <table:table-cell office:value-type="float" office:value="38.94222" calcext:value-type="float">
            <text:p>38.94222</text:p>
          </table:table-cell>
          <table:table-cell office:value-type="float" office:value="-77.1825" calcext:value-type="float">
            <text:p>-77.1825</text:p>
          </table:table-cell>
        </table:table-row>
        <table:table-row table:style-name="ro1">
          <table:table-cell table:style-name="ce1" office:value-type="string" calcext:value-type="string">
            <text:p>1/2/09 18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Hendersonville <text:s text:c="13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7/08 4:51</text:p>
          </table:table-cell>
          <table:table-cell table:style-name="ce1" office:value-type="string" calcext:value-type="string">
            <text:p>2/12/09 11:31</text:p>
          </table:table-cell>
          <table:table-cell office:value-type="float" office:value="36.30472" calcext:value-type="float">
            <text:p>36.30472</text:p>
          </table:table-cell>
          <table:table-cell office:value-type="float" office:value="-86.62" calcext:value-type="float">
            <text:p>-86.62</text:p>
          </table:table-cell>
        </table:table-row>
        <table:table-row table:style-name="ro1">
          <table:table-cell table:style-name="ce1" office:value-type="string" calcext:value-type="string">
            <text:p>1/13/09 14:4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eorge</text:p>
          </table:table-cell>
          <table:table-cell table:number-columns-repeated="2"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2/14/08 10:19</text:p>
          </table:table-cell>
          <table:table-cell table:style-name="ce1" office:value-type="string" calcext:value-type="string">
            <text:p>2/12/09 12:08</text:p>
          </table:table-cell>
          <table:table-cell office:value-type="float" office:value="47.3666667" calcext:value-type="float">
            <text:p>47.3666667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table:style-name="ce1" office:value-type="string" calcext:value-type="string">
            <text:p>1/4/09 4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31/08 8:33</text:p>
          </table:table-cell>
          <table:table-cell table:style-name="ce1" office:value-type="string" calcext:value-type="string">
            <text:p>2/12/09 12:29</text:p>
          </table:table-cell>
          <table:table-cell office:value-type="float" office:value="51.6666667" calcext:value-type="float">
            <text:p>51.6666667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1" office:value-type="string" calcext:value-type="string">
            <text:p>1/27/09 12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27/09 12:03</text:p>
          </table:table-cell>
          <table:table-cell table:style-name="ce1" office:value-type="string" calcext:value-type="string">
            <text:p>2/12/09 12:59</text:p>
          </table:table-cell>
          <table:table-cell office:value-type="float" office:value="52.35" calcext:value-type="float">
            <text:p>52.35</text:p>
          </table:table-cell>
          <table:table-cell office:value-type="float" office:value="4.9166667" calcext:value-type="float">
            <text:p>4.9166667</text:p>
          </table:table-cell>
        </table:table-row>
        <table:table-row table:style-name="ro1">
          <table:table-cell table:style-name="ce1" office:value-type="string" calcext:value-type="string">
            <text:p>1/22/09 6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Rochester Hills <text:s text:c="12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5:54</text:p>
          </table:table-cell>
          <table:table-cell table:style-name="ce1" office:value-type="string" calcext:value-type="string">
            <text:p>2/12/09 13:01</text:p>
          </table:table-cell>
          <table:table-cell office:value-type="float" office:value="42.68056" calcext:value-type="float">
            <text:p>42.68056</text:p>
          </table:table-cell>
          <table:table-cell office:value-type="float" office:value="-83.13389" calcext:value-type="float">
            <text:p>-83.13389</text:p>
          </table:table-cell>
        </table:table-row>
        <table:table-row table:style-name="ro1">
          <table:table-cell table:style-name="ce1" office:value-type="string" calcext:value-type="string">
            <text:p>1/1/09 21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Anglese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0/20/08 18:27</text:p>
          </table:table-cell>
          <table:table-cell table:style-name="ce1" office:value-type="string" calcext:value-type="string">
            <text:p>2/12/09 14:58</text:p>
          </table:table-cell>
          <table:table-cell office:value-type="float" office:value="-38.4166667" calcext:value-type="float">
            <text:p>-38.4166667</text:p>
          </table:table-cell>
          <table:table-cell office:value-type="float" office:value="144.1666667" calcext:value-type="float">
            <text:p>144.1666667</text:p>
          </table:table-cell>
        </table:table-row>
        <table:table-row table:style-name="ro1">
          <table:table-cell table:style-name="ce1" office:value-type="string" calcext:value-type="string">
            <text:p>1/27/09 18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New Providence</text:p>
          </table:table-cell>
          <table:table-cell office:value-type="string" calcext:value-type="string">
            <text:p>The Bahamas</text:p>
          </table:table-cell>
          <table:table-cell table:style-name="ce1" office:value-type="string" calcext:value-type="string">
            <text:p>1/13/09 18:22</text:p>
          </table:table-cell>
          <table:table-cell table:style-name="ce1" office:value-type="string" calcext:value-type="string">
            <text:p>2/12/09 19:28</text:p>
          </table:table-cell>
          <table:table-cell office:value-type="float" office:value="25.05" calcext:value-type="float">
            <text:p>25.05</text:p>
          </table:table-cell>
          <table:table-cell office:value-type="float" office:value="-77.4166667" calcext:value-type="float">
            <text:p>-77.4166667</text:p>
          </table:table-cell>
        </table:table-row>
        <table:table-row table:style-name="ro1">
          <table:table-cell table:style-name="ce1" office:value-type="string" calcext:value-type="string">
            <text:p>1/10/09 14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Malibu <text:s text:c="21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0/09 14:47</text:p>
          </table:table-cell>
          <table:table-cell table:style-name="ce1" office:value-type="string" calcext:value-type="string">
            <text:p>2/12/09 19:39</text:p>
          </table:table-cell>
          <table:table-cell office:value-type="float" office:value="34.005" calcext:value-type="float">
            <text:p>34.005</text:p>
          </table:table-cell>
          <table:table-cell office:value-type="float" office:value="-118.80917" calcext:value-type="float">
            <text:p>-118.80917</text:p>
          </table:table-cell>
        </table:table-row>
        <table:table-row table:style-name="ro1">
          <table:table-cell table:style-name="ce1" office:value-type="string" calcext:value-type="string">
            <text:p>1/26/09 15:4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Allen <text:s text:c="22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6/09 14:38</text:p>
          </table:table-cell>
          <table:table-cell table:style-name="ce1" office:value-type="string" calcext:value-type="string">
            <text:p>2/12/09 22:41</text:p>
          </table:table-cell>
          <table:table-cell office:value-type="float" office:value="33.10306" calcext:value-type="float">
            <text:p>33.10306</text:p>
          </table:table-cell>
          <table:table-cell office:value-type="float" office:value="-96.67028" calcext:value-type="float">
            <text:p>-96.67028</text:p>
          </table:table-cell>
        </table:table-row>
        <table:table-row table:style-name="ro1">
          <table:table-cell table:style-name="ce1" office:value-type="string" calcext:value-type="string">
            <text:p>1/12/09 14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Evires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12/09 7:47</text:p>
          </table:table-cell>
          <table:table-cell table:style-name="ce1" office:value-type="string" calcext:value-type="string">
            <text:p>2/12/09 23:49</text:p>
          </table:table-cell>
          <table:table-cell office:value-type="float" office:value="46.0333333" calcext:value-type="float">
            <text:p>46.0333333</text:p>
          </table:table-cell>
          <table:table-cell office:value-type="float" office:value="6.2333333" calcext:value-type="float">
            <text:p>6.2333333</text:p>
          </table:table-cell>
        </table:table-row>
        <table:table-row table:style-name="ro1">
          <table:table-cell table:style-name="ce1" office:value-type="string" calcext:value-type="string">
            <text:p>1/16/09 7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Darrah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9/30/07 4:03</text:p>
          </table:table-cell>
          <table:table-cell table:style-name="ce1" office:value-type="string" calcext:value-type="string">
            <text:p>2/13/09 3:05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22/09 14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erth City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9/5/08 7:18</text:p>
          </table:table-cell>
          <table:table-cell table:style-name="ce1" office:value-type="string" calcext:value-type="string">
            <text:p>2/13/09 3:50</text:p>
          </table:table-cell>
          <table:table-cell office:value-type="float" office:value="-31.9333333" calcext:value-type="float">
            <text:p>-31.9333333</text:p>
          </table:table-cell>
          <table:table-cell office:value-type="float" office:value="115.8333333" calcext:value-type="float">
            <text:p>115.8333333</text:p>
          </table:table-cell>
        </table:table-row>
        <table:table-row table:style-name="ro1">
          <table:table-cell table:style-name="ce1" office:value-type="string" calcext:value-type="string">
            <text:p>1/19/09 6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Redruth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6/09 13:29</text:p>
          </table:table-cell>
          <table:table-cell table:style-name="ce1" office:value-type="string" calcext:value-type="string">
            <text:p>2/13/09 4:27</text:p>
          </table:table-cell>
          <table:table-cell office:value-type="float" office:value="50.2333333" calcext:value-type="float">
            <text:p>50.2333333</text:p>
          </table:table-cell>
          <table:table-cell office:value-type="float" office:value="-5.2333333" calcext:value-type="float">
            <text:p>-5.2333333</text:p>
          </table:table-cell>
        </table:table-row>
        <table:table-row table:style-name="ro1">
          <table:table-cell table:style-name="ce1" office:value-type="string" calcext:value-type="string">
            <text:p>1/24/09 11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russels (Bruxelles)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1/24/09 10:47</text:p>
          </table:table-cell>
          <table:table-cell table:style-name="ce1" office:value-type="string" calcext:value-type="string">
            <text:p>2/13/09 6:39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4.3333333" calcext:value-type="float">
            <text:p>4.3333333</text:p>
          </table:table-cell>
        </table:table-row>
        <table:table-row table:style-name="ro1">
          <table:table-cell table:style-name="ce1" office:value-type="string" calcext:value-type="string">
            <text:p>1/13/09 13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5/16/06 9:10</text:p>
          </table:table-cell>
          <table:table-cell table:style-name="ce1" office:value-type="string" calcext:value-type="string">
            <text:p>2/13/09 6:41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13/09 11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0/31/08 12:37</text:p>
          </table:table-cell>
          <table:table-cell table:style-name="ce1" office:value-type="string" calcext:value-type="string">
            <text:p>2/13/09 8:18</text:p>
          </table:table-cell>
          <table:table-cell office:value-type="float" office:value="45.5" calcext:value-type="float">
            <text:p>45.5</text:p>
          </table:table-cell>
          <table:table-cell office:value-type="float" office:value="-73.5833333" calcext:value-type="float">
            <text:p>-73.5833333</text:p>
          </table:table-cell>
        </table:table-row>
        <table:table-row table:style-name="ro1">
          <table:table-cell table:style-name="ce1" office:value-type="string" calcext:value-type="string">
            <text:p>1/19/09 7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aki</text:p>
          </table:table-cell>
          <table:table-cell office:value-type="string" calcext:value-type="string">
            <text:p>Miami Beach <text:s text:c="16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15:26</text:p>
          </table:table-cell>
          <table:table-cell table:style-name="ce1" office:value-type="string" calcext:value-type="string">
            <text:p>2/13/09 12:26</text:p>
          </table:table-cell>
          <table:table-cell office:value-type="float" office:value="25.79028" calcext:value-type="float">
            <text:p>25.79028</text:p>
          </table:table-cell>
          <table:table-cell office:value-type="float" office:value="-80.13028" calcext:value-type="float">
            <text:p>-80.13028</text:p>
          </table:table-cell>
        </table:table-row>
        <table:table-row table:style-name="ro1">
          <table:table-cell table:style-name="ce1" office:value-type="string" calcext:value-type="string">
            <text:p>1/10/09 7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hankill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0/11/08 3:19</text:p>
          </table:table-cell>
          <table:table-cell table:style-name="ce1" office:value-type="string" calcext:value-type="string">
            <text:p>2/13/09 13:32</text:p>
          </table:table-cell>
          <table:table-cell office:value-type="float" office:value="53.2261111" calcext:value-type="float">
            <text:p>53.2261111</text:p>
          </table:table-cell>
          <table:table-cell office:value-type="float" office:value="-6.1244444" calcext:value-type="float">
            <text:p>-6.1244444</text:p>
          </table:table-cell>
        </table:table-row>
        <table:table-row table:style-name="ro1">
          <table:table-cell table:style-name="ce1" office:value-type="string" calcext:value-type="string">
            <text:p>1/20/09 5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shlee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4/09 4:35</text:p>
          </table:table-cell>
          <table:table-cell table:style-name="ce1" office:value-type="string" calcext:value-type="string">
            <text:p>2/13/09 14:15</text:p>
          </table:table-cell>
          <table:table-cell office:value-type="float" office:value="51.75" calcext:value-type="float">
            <text:p>51.7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table:style-name="ce1" office:value-type="string" calcext:value-type="string">
            <text:p>1/6/09 10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New York <text:s text:c="19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0:03</text:p>
          </table:table-cell>
          <table:table-cell table:style-name="ce1" office:value-type="string" calcext:value-type="string">
            <text:p>2/13/09 14:41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23/09 5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len Walton 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16/07 17:05</text:p>
          </table:table-cell>
          <table:table-cell table:style-name="ce1" office:value-type="string" calcext:value-type="string">
            <text:p>2/13/09 15:28</text:p>
          </table:table-cell>
          <table:table-cell office:value-type="float" office:value="-37.8166667" calcext:value-type="float">
            <text:p>-37.8166667</text:p>
          </table:table-cell>
          <table:table-cell office:value-type="float" office:value="144.9666667" calcext:value-type="float">
            <text:p>144.9666667</text:p>
          </table:table-cell>
        </table:table-row>
        <table:table-row table:style-name="ro1">
          <table:table-cell table:style-name="ce1" office:value-type="string" calcext:value-type="string">
            <text:p>1/14/09 16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Woodland Hills <text:s text:c="13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4/09 14:53</text:p>
          </table:table-cell>
          <table:table-cell table:style-name="ce1" office:value-type="string" calcext:value-type="string">
            <text:p>2/13/09 16:45</text:p>
          </table:table-cell>
          <table:table-cell office:value-type="float" office:value="34.16833" calcext:value-type="float">
            <text:p>34.16833</text:p>
          </table:table-cell>
          <table:table-cell office:value-type="float" office:value="-118.605" calcext:value-type="float">
            <text:p>-118.605</text:p>
          </table:table-cell>
        </table:table-row>
        <table:table-row table:style-name="ro1">
          <table:table-cell table:style-name="ce1" office:value-type="string" calcext:value-type="string">
            <text:p>1/14/09 18:0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Wouter and Andrea</text:p>
          </table:table-cell>
          <table:table-cell office:value-type="string" calcext:value-type="string">
            <text:p>Anchorage <text:s text:c="18"/>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0/09 3:19</text:p>
          </table:table-cell>
          <table:table-cell table:style-name="ce1" office:value-type="string" calcext:value-type="string">
            <text:p>2/13/09 17:22</text:p>
          </table:table-cell>
          <table:table-cell office:value-type="float" office:value="61.21806" calcext:value-type="float">
            <text:p>61.21806</text:p>
          </table:table-cell>
          <table:table-cell office:value-type="float" office:value="-149.90028" calcext:value-type="float">
            <text:p>-149.90028</text:p>
          </table:table-cell>
        </table:table-row>
        <table:table-row table:style-name="ro1">
          <table:table-cell table:style-name="ce1" office:value-type="string" calcext:value-type="string">
            <text:p>1/8/09 20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m and Rob</text:p>
          </table:table-cell>
          <table:table-cell office:value-type="string" calcext:value-type="string">
            <text:p>Yorba Linda <text:s text:c="16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8/08 20:03</text:p>
          </table:table-cell>
          <table:table-cell table:style-name="ce1" office:value-type="string" calcext:value-type="string">
            <text:p>2/13/09 19:32</text:p>
          </table:table-cell>
          <table:table-cell office:value-type="float" office:value="33.88861" calcext:value-type="float">
            <text:p>33.88861</text:p>
          </table:table-cell>
          <table:table-cell office:value-type="float" office:value="-117.81222" calcext:value-type="float">
            <text:p>-117.81222</text:p>
          </table:table-cell>
        </table:table-row>
        <table:table-row table:style-name="ro1">
          <table:table-cell table:style-name="ce1" office:value-type="string" calcext:value-type="string">
            <text:p>1/7/09 13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Waiw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table:style-name="ce1" office:value-type="string" calcext:value-type="string">
            <text:p>1/7/09 13:32</text:p>
          </table:table-cell>
          <table:table-cell table:style-name="ce1" office:value-type="string" calcext:value-type="string">
            <text:p>2/13/09 19:54</text:p>
          </table:table-cell>
          <table:table-cell office:value-type="float" office:value="-36.55" calcext:value-type="float">
            <text:p>-36.55</text:p>
          </table:table-cell>
          <table:table-cell office:value-type="float" office:value="174.7166667" calcext:value-type="float">
            <text:p>174.7166667</text:p>
          </table:table-cell>
        </table:table-row>
        <table:table-row table:style-name="ro1">
          <table:table-cell table:style-name="ce1" office:value-type="string" calcext:value-type="string">
            <text:p>1/25/09 10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athleen kane</text:p>
          </table:table-cell>
          <table:table-cell office:value-type="string" calcext:value-type="string">
            <text:p>Jamaica Plain <text:s text:c="14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9:01</text:p>
          </table:table-cell>
          <table:table-cell table:style-name="ce1" office:value-type="string" calcext:value-type="string">
            <text:p>2/13/09 20:20</text:p>
          </table:table-cell>
          <table:table-cell office:value-type="float" office:value="42.30972" calcext:value-type="float">
            <text:p>42.30972</text:p>
          </table:table-cell>
          <table:table-cell office:value-type="float" office:value="-71.12083" calcext:value-type="float">
            <text:p>-71.12083</text:p>
          </table:table-cell>
        </table:table-row>
        <table:table-row table:style-name="ro1">
          <table:table-cell table:style-name="ce1" office:value-type="string" calcext:value-type="string">
            <text:p>1/28/09 4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elene</text:p>
          </table:table-cell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4/5/05 5:30</text:p>
          </table:table-cell>
          <table:table-cell table:style-name="ce1" office:value-type="string" calcext:value-type="string">
            <text:p>2/13/09 23:15</text:p>
          </table:table-cell>
          <table:table-cell office:value-type="float" office:value="59.9166667" calcext:value-type="float">
            <text:p>59.916666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table:style-name="ce1" office:value-type="string" calcext:value-type="string">
            <text:p>1/19/09 3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Setagay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table:style-name="ce1" office:value-type="string" calcext:value-type="string">
            <text:p>1/10/06 4:49</text:p>
          </table:table-cell>
          <table:table-cell table:style-name="ce1" office:value-type="string" calcext:value-type="string">
            <text:p>2/14/09 1:03</text:p>
          </table:table-cell>
          <table:table-cell office:value-type="float" office:value="35.6333333" calcext:value-type="float">
            <text:p>35.6333333</text:p>
          </table:table-cell>
          <table:table-cell office:value-type="float" office:value="139.65" calcext:value-type="float">
            <text:p>139.65</text:p>
          </table:table-cell>
        </table:table-row>
        <table:table-row table:style-name="ro1">
          <table:table-cell table:style-name="ce1" office:value-type="string" calcext:value-type="string">
            <text:p>1/18/09 0:4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nna Agla</text:p>
          </table:table-cell>
          <table:table-cell office:value-type="string" calcext:value-type="string">
            <text:p>Donauwort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9/21/06 23:27</text:p>
          </table:table-cell>
          <table:table-cell table:style-name="ce1" office:value-type="string" calcext:value-type="string">
            <text:p>2/14/09 1:11</text:p>
          </table:table-cell>
          <table:table-cell office:value-type="float" office:value="48.7" calcext:value-type="float">
            <text:p>48.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style-name="ce1" office:value-type="string" calcext:value-type="string">
            <text:p>1/27/09 2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yse</text:p>
          </table:table-cell>
          <table:table-cell office:value-type="string" calcext:value-type="string">
            <text:p>Bandon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1/30/07 9:25</text:p>
          </table:table-cell>
          <table:table-cell table:style-name="ce1" office:value-type="string" calcext:value-type="string">
            <text:p>2/14/09 3:36</text:p>
          </table:table-cell>
          <table:table-cell office:value-type="float" office:value="51.7469444" calcext:value-type="float">
            <text:p>51.7469444</text:p>
          </table:table-cell>
          <table:table-cell office:value-type="float" office:value="-8.7425" calcext:value-type="float">
            <text:p>-8.7425</text:p>
          </table:table-cell>
        </table:table-row>
        <table:table-row table:style-name="ro1">
          <table:table-cell table:style-name="ce1" office:value-type="string" calcext:value-type="string">
            <text:p>1/16/09 6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hingen an der Donau</text:p>
          </table:table-cell>
          <table:table-cell office:value-type="string" calcext:value-type="string">
            <text:p>Baden-Wurttemberg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15/09 2:56</text:p>
          </table:table-cell>
          <table:table-cell table:style-name="ce1" office:value-type="string" calcext:value-type="string">
            <text:p>2/14/09 5:05</text:p>
          </table:table-cell>
          <table:table-cell office:value-type="float" office:value="48.2833333" calcext:value-type="float">
            <text:p>48.2833333</text:p>
          </table:table-cell>
          <table:table-cell office:value-type="float" office:value="9.7333333" calcext:value-type="float">
            <text:p>9.7333333</text:p>
          </table:table-cell>
        </table:table-row>
        <table:table-row table:style-name="ro1">
          <table:table-cell table:style-name="ce1" office:value-type="string" calcext:value-type="string">
            <text:p>1/5/09 5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 Georg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5/09 4:11</text:p>
          </table:table-cell>
          <table:table-cell table:style-name="ce1" office:value-type="string" calcext:value-type="string">
            <text:p>2/14/09 5:34</text:p>
          </table:table-cell>
          <table:table-cell office:value-type="float" office:value="48.8666667" calcext:value-type="float">
            <text:p>48.8666667</text:p>
          </table:table-cell>
          <table:table-cell office:value-type="float" office:value="2.3333333" calcext:value-type="float">
            <text:p>2.3333333</text:p>
          </table:table-cell>
        </table:table-row>
        <table:table-row table:style-name="ro1">
          <table:table-cell table:style-name="ce1" office:value-type="string" calcext:value-type="string">
            <text:p>1/9/09 14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nbur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8/09 16:23</text:p>
          </table:table-cell>
          <table:table-cell table:style-name="ce1" office:value-type="string" calcext:value-type="string">
            <text:p>2/14/09 7:27</text:p>
          </table:table-cell>
          <table:table-cell office:value-type="float" office:value="52.05" calcext:value-type="float">
            <text:p>52.05</text:p>
          </table:table-cell>
          <table:table-cell office:value-type="float" office:value="-1.3333333" calcext:value-type="float">
            <text:p>-1.3333333</text:p>
          </table:table-cell>
        </table:table-row>
        <table:table-row table:style-name="ro1">
          <table:table-cell table:style-name="ce1" office:value-type="string" calcext:value-type="string">
            <text:p>1/29/09 10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Beverly Hills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8:42</text:p>
          </table:table-cell>
          <table:table-cell table:style-name="ce1" office:value-type="string" calcext:value-type="string">
            <text:p>2/14/09 10:01</text:p>
          </table:table-cell>
          <table:table-cell office:value-type="float" office:value="34.07361" calcext:value-type="float">
            <text:p>34.07361</text:p>
          </table:table-cell>
          <table:table-cell office:value-type="float" office:value="-118.39944" calcext:value-type="float">
            <text:p>-118.39944</text:p>
          </table:table-cell>
        </table:table-row>
        <table:table-row table:style-name="ro1">
          <table:table-cell table:style-name="ce1" office:value-type="string" calcext:value-type="string">
            <text:p>1/27/09 3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nderyd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9/13/06 10:09</text:p>
          </table:table-cell>
          <table:table-cell table:style-name="ce1" office:value-type="string" calcext:value-type="string">
            <text:p>2/14/09 10:37</text:p>
          </table:table-cell>
          <table:table-cell office:value-type="float" office:value="59.4166667" calcext:value-type="float">
            <text:p>59.4166667</text:p>
          </table:table-cell>
          <table:table-cell office:value-type="float" office:value="18.0166667" calcext:value-type="float">
            <text:p>18.0166667</text:p>
          </table:table-cell>
        </table:table-row>
        <table:table-row table:style-name="ro1">
          <table:table-cell table:style-name="ce1" office:value-type="string" calcext:value-type="string">
            <text:p>1/25/09 12:3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arlene </text:p>
          </table:table-cell>
          <table:table-cell office:value-type="string" calcext:value-type="string">
            <text:p>Sebastopol <text:s text:c="17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0:42</text:p>
          </table:table-cell>
          <table:table-cell table:style-name="ce1" office:value-type="string" calcext:value-type="string">
            <text:p>2/14/09 10:40</text:p>
          </table:table-cell>
          <table:table-cell office:value-type="float" office:value="38.40222" calcext:value-type="float">
            <text:p>38.40222</text:p>
          </table:table-cell>
          <table:table-cell office:value-type="float" office:value="-122.82278" calcext:value-type="float">
            <text:p>-122.82278</text:p>
          </table:table-cell>
        </table:table-row>
        <table:table-row table:style-name="ro1">
          <table:table-cell table:style-name="ce1" office:value-type="string" calcext:value-type="string">
            <text:p>1/3/09 16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Glendora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13/04 14:09</text:p>
          </table:table-cell>
          <table:table-cell table:style-name="ce1" office:value-type="string" calcext:value-type="string">
            <text:p>2/14/09 11:23</text:p>
          </table:table-cell>
          <table:table-cell office:value-type="float" office:value="34.13611" calcext:value-type="float">
            <text:p>34.13611</text:p>
          </table:table-cell>
          <table:table-cell office:value-type="float" office:value="-117.86444" calcext:value-type="float">
            <text:p>-117.86444</text:p>
          </table:table-cell>
        </table:table-row>
        <table:table-row table:style-name="ro1">
          <table:table-cell table:style-name="ce1" office:value-type="string" calcext:value-type="string">
            <text:p>1/12/09 12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Nacka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2/5/07 12:48</text:p>
          </table:table-cell>
          <table:table-cell table:style-name="ce1" office:value-type="string" calcext:value-type="string">
            <text:p>2/14/09 12:32</text:p>
          </table:table-cell>
          <table:table-cell office:value-type="float" office:value="59.3" calcext:value-type="float">
            <text:p>59.3</text:p>
          </table:table-cell>
          <table:table-cell office:value-type="float" office:value="18.1666667" calcext:value-type="float">
            <text:p>18.1666667</text:p>
          </table:table-cell>
        </table:table-row>
        <table:table-row table:style-name="ro1">
          <table:table-cell table:style-name="ce1" office:value-type="string" calcext:value-type="string">
            <text:p>1/27/09 3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7/09 1:01</text:p>
          </table:table-cell>
          <table:table-cell table:style-name="ce1" office:value-type="string" calcext:value-type="string">
            <text:p>2/14/09 13:35</text:p>
          </table:table-cell>
          <table:table-cell office:value-type="float" office:value="51.2666667" calcext:value-type="float">
            <text:p>51.2666667</text:p>
          </table:table-cell>
          <table:table-cell office:value-type="float" office:value="1.0833333" calcext:value-type="float">
            <text:p>1.0833333</text:p>
          </table:table-cell>
        </table:table-row>
        <table:table-row table:style-name="ro1">
          <table:table-cell table:style-name="ce1" office:value-type="string" calcext:value-type="string">
            <text:p>1/24/09 9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e</text:p>
          </table:table-cell>
          <table:table-cell table:number-columns-repeated="2" office:value-type="string" calcext:value-type="string">
            <text:p>Neuchatel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4/09 5:24</text:p>
          </table:table-cell>
          <table:table-cell table:style-name="ce1" office:value-type="string" calcext:value-type="string">
            <text:p>2/14/09 13:45</text:p>
          </table:table-cell>
          <table:table-cell office:value-type="float" office:value="47" calcext:value-type="float">
            <text:p>47</text:p>
          </table:table-cell>
          <table:table-cell office:value-type="float" office:value="6.9666667" calcext:value-type="float">
            <text:p>6.9666667</text:p>
          </table:table-cell>
        </table:table-row>
        <table:table-row table:style-name="ro1">
          <table:table-cell table:style-name="ce1" office:value-type="string" calcext:value-type="string">
            <text:p>1/25/09 18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a Macarena</text:p>
          </table:table-cell>
          <table:table-cell office:value-type="string" calcext:value-type="string">
            <text:p>Billings <text:s text:c="19"/>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9:35</text:p>
          </table:table-cell>
          <table:table-cell table:style-name="ce1" office:value-type="string" calcext:value-type="string">
            <text:p>2/14/09 16:27</text:p>
          </table:table-cell>
          <table:table-cell office:value-type="float" office:value="45.78333" calcext:value-type="float">
            <text:p>45.78333</text:p>
          </table:table-cell>
          <table:table-cell office:value-type="float" office:value="-108.5" calcext:value-type="float">
            <text:p>-108.5</text:p>
          </table:table-cell>
        </table:table-row>
        <table:table-row table:style-name="ro1">
          <table:table-cell table:style-name="ce1" office:value-type="string" calcext:value-type="string">
            <text:p>1/15/09 11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Libertyville <text:s text:c="15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4/08 19:02</text:p>
          </table:table-cell>
          <table:table-cell table:style-name="ce1" office:value-type="string" calcext:value-type="string">
            <text:p>2/14/09 17:43</text:p>
          </table:table-cell>
          <table:table-cell office:value-type="float" office:value="42.28306" calcext:value-type="float">
            <text:p>42.28306</text:p>
          </table:table-cell>
          <table:table-cell office:value-type="float" office:value="-87.95306" calcext:value-type="float">
            <text:p>-87.95306</text:p>
          </table:table-cell>
        </table:table-row>
        <table:table-row table:style-name="ro1">
          <table:table-cell table:style-name="ce1" office:value-type="string" calcext:value-type="string">
            <text:p>1/23/09 16:3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Temecula <text:s text:c="19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15:59</text:p>
          </table:table-cell>
          <table:table-cell table:style-name="ce1" office:value-type="string" calcext:value-type="string">
            <text:p>2/14/09 19:11</text:p>
          </table:table-cell>
          <table:table-cell office:value-type="float" office:value="33.49361" calcext:value-type="float">
            <text:p>33.49361</text:p>
          </table:table-cell>
          <table:table-cell office:value-type="float" office:value="-117.1475" calcext:value-type="float">
            <text:p>-117.1475</text:p>
          </table:table-cell>
        </table:table-row>
        <table:table-row table:style-name="ro1">
          <table:table-cell table:style-name="ce1" office:value-type="string" calcext:value-type="string">
            <text:p>1/5/09 12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Boise <text:s text:c="22"/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9:32</text:p>
          </table:table-cell>
          <table:table-cell table:style-name="ce1" office:value-type="string" calcext:value-type="string">
            <text:p>2/14/09 19:19</text:p>
          </table:table-cell>
          <table:table-cell office:value-type="float" office:value="43.61361" calcext:value-type="float">
            <text:p>43.61361</text:p>
          </table:table-cell>
          <table:table-cell office:value-type="float" office:value="-116.2025" calcext:value-type="float">
            <text:p>-116.2025</text:p>
          </table:table-cell>
        </table:table-row>
        <table:table-row table:style-name="ro1">
          <table:table-cell table:style-name="ce1" office:value-type="string" calcext:value-type="string">
            <text:p>1/29/09 16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Rock Hill <text:s text:c="18"/>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2:00</text:p>
          </table:table-cell>
          <table:table-cell table:style-name="ce1" office:value-type="string" calcext:value-type="string">
            <text:p>2/14/09 19:34</text:p>
          </table:table-cell>
          <table:table-cell office:value-type="float" office:value="34.92472" calcext:value-type="float">
            <text:p>34.92472</text:p>
          </table:table-cell>
          <table:table-cell office:value-type="float" office:value="-81.02528" calcext:value-type="float">
            <text:p>-81.02528</text:p>
          </table:table-cell>
        </table:table-row>
        <table:table-row table:style-name="ro1">
          <table:table-cell table:style-name="ce1" office:value-type="string" calcext:value-type="string">
            <text:p>1/10/09 0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izelle </text:p>
          </table:table-cell>
          <table:table-cell office:value-type="string" calcext:value-type="string">
            <text:p>Mililani <text:s text:c="19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23:37</text:p>
          </table:table-cell>
          <table:table-cell table:style-name="ce1" office:value-type="string" calcext:value-type="string">
            <text:p>2/14/09 19:34</text:p>
          </table:table-cell>
          <table:table-cell office:value-type="float" office:value="21.42556" calcext:value-type="float">
            <text:p>21.42556</text:p>
          </table:table-cell>
          <table:table-cell office:value-type="float" office:value="-157.96083" calcext:value-type="float">
            <text:p>-157.96083</text:p>
          </table:table-cell>
        </table:table-row>
        <table:table-row table:style-name="ro1">
          <table:table-cell table:style-name="ce1" office:value-type="string" calcext:value-type="string">
            <text:p>1/3/09 14:1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es en Valesca</text:p>
          </table:table-cell>
          <table:table-cell office:value-type="string" calcext:value-type="string">
            <text:p>Scamander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3/09 13:53</text:p>
          </table:table-cell>
          <table:table-cell table:style-name="ce1" office:value-type="string" calcext:value-type="string">
            <text:p>2/14/09 20:11</text:p>
          </table:table-cell>
          <table:table-cell office:value-type="float" office:value="-41.465" calcext:value-type="float">
            <text:p>-41.465</text:p>
          </table:table-cell>
          <table:table-cell office:value-type="float" office:value="148.2572222" calcext:value-type="float">
            <text:p>148.2572222</text:p>
          </table:table-cell>
        </table:table-row>
        <table:table-row table:style-name="ro1">
          <table:table-cell table:style-name="ce1" office:value-type="string" calcext:value-type="string">
            <text:p>1/15/09 9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ormac</text:p>
          </table:table-cell>
          <table:table-cell office:value-type="string" calcext:value-type="string">
            <text:p>Freeport City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The Bahamas</text:p>
          </table:table-cell>
          <table:table-cell table:style-name="ce1" office:value-type="string" calcext:value-type="string">
            <text:p>1/15/09 8:10</text:p>
          </table:table-cell>
          <table:table-cell table:style-name="ce1" office:value-type="string" calcext:value-type="string">
            <text:p>2/14/09 20:36</text:p>
          </table:table-cell>
          <table:table-cell office:value-type="float" office:value="26.5333333" calcext:value-type="float">
            <text:p>26.5333333</text:p>
          </table:table-cell>
          <table:table-cell office:value-type="float" office:value="-78.7" calcext:value-type="float">
            <text:p>-78.7</text:p>
          </table:table-cell>
        </table:table-row>
        <table:table-row table:style-name="ro1">
          <table:table-cell table:style-name="ce1" office:value-type="string" calcext:value-type="string">
            <text:p>1/24/09 20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28/08 15:54</text:p>
          </table:table-cell>
          <table:table-cell table:style-name="ce1" office:value-type="string" calcext:value-type="string">
            <text:p>2/14/09 22:12</text:p>
          </table:table-cell>
          <table:table-cell office:value-type="float" office:value="49.3166667" calcext:value-type="float">
            <text:p>49.3166667</text:p>
          </table:table-cell>
          <table:table-cell office:value-type="float" office:value="-123.0666667" calcext:value-type="float">
            <text:p>-123.0666667</text:p>
          </table:table-cell>
        </table:table-row>
        <table:table-row table:style-name="ro1">
          <table:table-cell table:style-name="ce1" office:value-type="string" calcext:value-type="string">
            <text:p>1/10/09 11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Baden-Wurttemberg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17/08 8:20</text:p>
          </table:table-cell>
          <table:table-cell table:style-name="ce1" office:value-type="string" calcext:value-type="string">
            <text:p>2/15/09 1:42</text:p>
          </table:table-cell>
          <table:table-cell office:value-type="float" office:value="48.9" calcext:value-type="float">
            <text:p>48.9</text:p>
          </table:table-cell>
          <table:table-cell office:value-type="float" office:value="9.1833333" calcext:value-type="float">
            <text:p>9.1833333</text:p>
          </table:table-cell>
        </table:table-row>
        <table:table-row table:style-name="ro1">
          <table:table-cell table:style-name="ce1" office:value-type="string" calcext:value-type="string">
            <text:p>1/4/09 17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Rockingham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0/20/07 19:09</text:p>
          </table:table-cell>
          <table:table-cell table:style-name="ce1" office:value-type="string" calcext:value-type="string">
            <text:p>2/15/09 2:14</text:p>
          </table:table-cell>
          <table:table-cell office:value-type="float" office:value="-32.2833333" calcext:value-type="float">
            <text:p>-32.2833333</text:p>
          </table:table-cell>
          <table:table-cell office:value-type="float" office:value="115.7166667" calcext:value-type="float">
            <text:p>115.7166667</text:p>
          </table:table-cell>
        </table:table-row>
        <table:table-row table:style-name="ro1">
          <table:table-cell table:style-name="ce1" office:value-type="string" calcext:value-type="string">
            <text:p>1/28/09 0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ERBENA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Town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9/27/08 0:24</text:p>
          </table:table-cell>
          <table:table-cell table:style-name="ce1" office:value-type="string" calcext:value-type="string">
            <text:p>2/15/09 3:20</text:p>
          </table:table-cell>
          <table:table-cell office:value-type="float" office:value="47.5666667" calcext:value-type="float">
            <text:p>47.5666667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style-name="ce1" office:value-type="string" calcext:value-type="string">
            <text:p>1/17/09 1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gel Marie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13/09 5:09</text:p>
          </table:table-cell>
          <table:table-cell table:style-name="ce1" office:value-type="string" calcext:value-type="string">
            <text:p>2/15/09 5:19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25/09 17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lla</text:p>
          </table:table-cell>
          <table:table-cell office:value-type="string" calcext:value-type="string">
            <text:p>Westminster <text:s text:c="16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23:48</text:p>
          </table:table-cell>
          <table:table-cell table:style-name="ce1" office:value-type="string" calcext:value-type="string">
            <text:p>2/15/09 8:08</text:p>
          </table:table-cell>
          <table:table-cell office:value-type="float" office:value="39.83667" calcext:value-type="float">
            <text:p>39.83667</text:p>
          </table:table-cell>
          <table:table-cell office:value-type="float" office:value="-105.03667" calcext:value-type="float">
            <text:p>-105.03667</text:p>
          </table:table-cell>
        </table:table-row>
        <table:table-row table:style-name="ro1">
          <table:table-cell table:style-name="ce1" office:value-type="string" calcext:value-type="string">
            <text:p>1/22/09 5:3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man</text:p>
          </table:table-cell>
          <table:table-cell office:value-type="string" calcext:value-type="string">
            <text:p>Penclawd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4/09 13:33</text:p>
          </table:table-cell>
          <table:table-cell table:style-name="ce1" office:value-type="string" calcext:value-type="string">
            <text:p>2/15/09 8:34</text:p>
          </table:table-cell>
          <table:table-cell office:value-type="float" office:value="51.6333333" calcext:value-type="float">
            <text:p>51.6333333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table:style-name="ce1" office:value-type="string" calcext:value-type="string">
            <text:p>1/19/09 15:4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19/09 14:32</text:p>
          </table:table-cell>
          <table:table-cell table:style-name="ce1" office:value-type="string" calcext:value-type="string">
            <text:p>2/15/09 10:33</text:p>
          </table:table-cell>
          <table:table-cell office:value-type="float" office:value="52.0333333" calcext:value-type="float">
            <text:p>52.0333333</text:p>
          </table:table-cell>
          <table:table-cell office:value-type="float" office:value="5.6666667" calcext:value-type="float">
            <text:p>5.6666667</text:p>
          </table:table-cell>
        </table:table-row>
        <table:table-row table:style-name="ro1">
          <table:table-cell table:style-name="ce1" office:value-type="string" calcext:value-type="string">
            <text:p>1/21/09 23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lan-les-Ouattes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1/23/08 4:51</text:p>
          </table:table-cell>
          <table:table-cell table:style-name="ce1" office:value-type="string" calcext:value-type="string">
            <text:p>2/15/09 11:16</text:p>
          </table:table-cell>
          <table:table-cell office:value-type="float" office:value="46.1666667" calcext:value-type="float">
            <text:p>46.1666667</text:p>
          </table:table-cell>
          <table:table-cell office:value-type="float" office:value="6.1166667" calcext:value-type="float">
            <text:p>6.1166667</text:p>
          </table:table-cell>
        </table:table-row>
        <table:table-row table:style-name="ro1">
          <table:table-cell table:style-name="ce1" office:value-type="string" calcext:value-type="string">
            <text:p>1/19/09 13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Stocksund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5/29/07 1:32</text:p>
          </table:table-cell>
          <table:table-cell table:style-name="ce1" office:value-type="string" calcext:value-type="string">
            <text:p>2/15/09 11:39</text:p>
          </table:table-cell>
          <table:table-cell office:value-type="float" office:value="59.3833333" calcext:value-type="float">
            <text:p>59.3833333</text:p>
          </table:table-cell>
          <table:table-cell office:value-type="float" office:value="18.0666667" calcext:value-type="float">
            <text:p>18.0666667</text:p>
          </table:table-cell>
        </table:table-row>
        <table:table-row table:style-name="ro1">
          <table:table-cell table:style-name="ce1" office:value-type="string" calcext:value-type="string">
            <text:p>1/16/09 7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aden-Wurttemberg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0/6/06 2:02</text:p>
          </table:table-cell>
          <table:table-cell table:style-name="ce1" office:value-type="string" calcext:value-type="string">
            <text:p>2/15/09 12:00</text:p>
          </table:table-cell>
          <table:table-cell office:value-type="float" office:value="48.7666667" calcext:value-type="float">
            <text:p>48.7666667</text:p>
          </table:table-cell>
          <table:table-cell office:value-type="float" office:value="9.1833333" calcext:value-type="float">
            <text:p>9.1833333</text:p>
          </table:table-cell>
        </table:table-row>
        <table:table-row table:style-name="ro1">
          <table:table-cell table:style-name="ce1" office:value-type="string" calcext:value-type="string">
            <text:p>1/22/09 9:4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8/08 14:37</text:p>
          </table:table-cell>
          <table:table-cell table:style-name="ce1" office:value-type="string" calcext:value-type="string">
            <text:p>2/15/09 13:36</text:p>
          </table:table-cell>
          <table:table-cell office:value-type="float" office:value="51.1333333" calcext:value-type="float">
            <text:p>51.1333333</text:p>
          </table:table-cell>
          <table:table-cell office:value-type="float" office:value="0.2833333" calcext:value-type="float">
            <text:p>0.2833333</text:p>
          </table:table-cell>
        </table:table-row>
        <table:table-row table:style-name="ro1">
          <table:table-cell table:style-name="ce1" office:value-type="string" calcext:value-type="string">
            <text:p>1/18/09 12:0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ri</text:p>
          </table:table-cell>
          <table:table-cell office:value-type="string" calcext:value-type="string">
            <text:p>Issaquah <text:s text:c="19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9:24</text:p>
          </table:table-cell>
          <table:table-cell table:style-name="ce1" office:value-type="string" calcext:value-type="string">
            <text:p>2/15/09 13:40</text:p>
          </table:table-cell>
          <table:table-cell office:value-type="float" office:value="47.53028" calcext:value-type="float">
            <text:p>47.53028</text:p>
          </table:table-cell>
          <table:table-cell office:value-type="float" office:value="-122.03139" calcext:value-type="float">
            <text:p>-122.03139</text:p>
          </table:table-cell>
        </table:table-row>
        <table:table-row table:style-name="ro1">
          <table:table-cell table:style-name="ce1" office:value-type="string" calcext:value-type="string">
            <text:p>1/4/09 10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1/26/08 20:16</text:p>
          </table:table-cell>
          <table:table-cell table:style-name="ce1" office:value-type="string" calcext:value-type="string">
            <text:p>2/15/09 13:46</text:p>
          </table:table-cell>
          <table:table-cell office:value-type="float" office:value="49.25" calcext:value-type="float">
            <text:p>49.25</text:p>
          </table:table-cell>
          <table:table-cell office:value-type="float" office:value="-122.95" calcext:value-type="float">
            <text:p>-122.95</text:p>
          </table:table-cell>
        </table:table-row>
        <table:table-row table:style-name="ro1">
          <table:table-cell table:style-name="ce1" office:value-type="string" calcext:value-type="string">
            <text:p>1/20/09 14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ttie</text:p>
          </table:table-cell>
          <table:table-cell office:value-type="string" calcext:value-type="string">
            <text:p>Cypress <text:s text:c="20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7/08 7:22</text:p>
          </table:table-cell>
          <table:table-cell table:style-name="ce1" office:value-type="string" calcext:value-type="string">
            <text:p>2/15/09 15:23</text:p>
          </table:table-cell>
          <table:table-cell office:value-type="float" office:value="33.81694" calcext:value-type="float">
            <text:p>33.81694</text:p>
          </table:table-cell>
          <table:table-cell office:value-type="float" office:value="-118.03639" calcext:value-type="float">
            <text:p>-118.03639</text:p>
          </table:table-cell>
        </table:table-row>
        <table:table-row table:style-name="ro1">
          <table:table-cell table:style-name="ce1" office:value-type="string" calcext:value-type="string">
            <text:p>1/2/09 18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Lititz <text:s text:c="21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1/06 8:47</text:p>
          </table:table-cell>
          <table:table-cell table:style-name="ce1" office:value-type="string" calcext:value-type="string">
            <text:p>2/15/09 15:47</text:p>
          </table:table-cell>
          <table:table-cell office:value-type="float" office:value="40.15722" calcext:value-type="float">
            <text:p>40.15722</text:p>
          </table:table-cell>
          <table:table-cell office:value-type="float" office:value="-76.30722" calcext:value-type="float">
            <text:p>-76.30722</text:p>
          </table:table-cell>
        </table:table-row>
        <table:table-row table:style-name="ro1">
          <table:table-cell table:style-name="ce1" office:value-type="string" calcext:value-type="string">
            <text:p>1/2/09 7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ail 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5/24/08 11:10</text:p>
          </table:table-cell>
          <table:table-cell table:style-name="ce1" office:value-type="string" calcext:value-type="string">
            <text:p>2/15/09 16:04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21/09 7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Chadds Ford <text:s text:c="16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5/08 11:25</text:p>
          </table:table-cell>
          <table:table-cell table:style-name="ce1" office:value-type="string" calcext:value-type="string">
            <text:p>2/15/09 16:06</text:p>
          </table:table-cell>
          <table:table-cell office:value-type="float" office:value="39.87167" calcext:value-type="float">
            <text:p>39.87167</text:p>
          </table:table-cell>
          <table:table-cell office:value-type="float" office:value="-75.59167" calcext:value-type="float">
            <text:p>-75.59167</text:p>
          </table:table-cell>
        </table:table-row>
        <table:table-row table:style-name="ro1">
          <table:table-cell table:style-name="ce1" office:value-type="string" calcext:value-type="string">
            <text:p>1/11/09 17:5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St Thomas <text:s text:c="18"/>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17/03 11:57</text:p>
          </table:table-cell>
          <table:table-cell table:style-name="ce1" office:value-type="string" calcext:value-type="string">
            <text:p>2/15/09 18:08</text:p>
          </table:table-cell>
          <table:table-cell office:value-type="float" office:value="18.35917" calcext:value-type="float">
            <text:p>18.35917</text:p>
          </table:table-cell>
          <table:table-cell office:value-type="float" office:value="-64.92111" calcext:value-type="float">
            <text:p>-64.92111</text:p>
          </table:table-cell>
        </table:table-row>
        <table:table-row table:style-name="ro1">
          <table:table-cell table:style-name="ce1" office:value-type="string" calcext:value-type="string">
            <text:p>1/16/09 17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ppell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6/09 12:57</text:p>
          </table:table-cell>
          <table:table-cell table:style-name="ce1" office:value-type="string" calcext:value-type="string">
            <text:p>2/15/09 20:13</text:p>
          </table:table-cell>
          <table:table-cell office:value-type="float" office:value="32.95444" calcext:value-type="float">
            <text:p>32.95444</text:p>
          </table:table-cell>
          <table:table-cell office:value-type="float" office:value="-97.01472" calcext:value-type="float">
            <text:p>-97.01472</text:p>
          </table:table-cell>
        </table:table-row>
        <table:table-row table:style-name="ro1">
          <table:table-cell table:style-name="ce1" office:value-type="string" calcext:value-type="string">
            <text:p>1/9/09 20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ckie </text:p>
          </table:table-cell>
          <table:table-cell office:value-type="string" calcext:value-type="string">
            <text:p>Ladera Ranch <text:s text:c="15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3:50</text:p>
          </table:table-cell>
          <table:table-cell table:style-name="ce1" office:value-type="string" calcext:value-type="string">
            <text:p>2/15/09 23:10</text:p>
          </table:table-cell>
          <table:table-cell office:value-type="float" office:value="33.57056" calcext:value-type="float">
            <text:p>33.57056</text:p>
          </table:table-cell>
          <table:table-cell office:value-type="float" office:value="-117.63861" calcext:value-type="float">
            <text:p>-117.63861</text:p>
          </table:table-cell>
        </table:table-row>
        <table:table-row table:style-name="ro1">
          <table:table-cell table:style-name="ce1" office:value-type="string" calcext:value-type="string">
            <text:p>1/13/09 2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yse</text:p>
          </table:table-cell>
          <table:table-cell office:value-type="string" calcext:value-type="string">
            <text:p>Rathfarnham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3/09 2:35</text:p>
          </table:table-cell>
          <table:table-cell table:style-name="ce1" office:value-type="string" calcext:value-type="string">
            <text:p>2/16/09 0:09</text:p>
          </table:table-cell>
          <table:table-cell office:value-type="float" office:value="53.3005556" calcext:value-type="float">
            <text:p>53.3005556</text:p>
          </table:table-cell>
          <table:table-cell office:value-type="float" office:value="-6.2827778" calcext:value-type="float">
            <text:p>-6.2827778</text:p>
          </table:table-cell>
        </table:table-row>
        <table:table-row table:style-name="ro1">
          <table:table-cell table:style-name="ce1" office:value-type="string" calcext:value-type="string">
            <text:p>1/19/09 4:2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Sardinia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13/08 11:41</text:p>
          </table:table-cell>
          <table:table-cell table:style-name="ce1" office:value-type="string" calcext:value-type="string">
            <text:p>2/16/09 0:22</text:p>
          </table:table-cell>
          <table:table-cell office:value-type="float" office:value="39.2166667" calcext:value-type="float">
            <text:p>39.2166667</text:p>
          </table:table-cell>
          <table:table-cell office:value-type="float" office:value="9.1166667" calcext:value-type="float">
            <text:p>9.1166667</text:p>
          </table:table-cell>
        </table:table-row>
        <table:table-row table:style-name="ro1">
          <table:table-cell table:style-name="ce1" office:value-type="string" calcext:value-type="string">
            <text:p>1/13/09 12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jken</text:p>
          </table:table-cell>
          <table:table-cell office:value-type="string" calcext:value-type="string">
            <text:p>Charlottenlund</text:p>
          </table:table-cell>
          <table:table-cell office:value-type="string" calcext:value-type="string">
            <text:p>Kobenhavn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5/27/08 18:51</text:p>
          </table:table-cell>
          <table:table-cell table:style-name="ce1" office:value-type="string" calcext:value-type="string">
            <text:p>2/16/09 1:05</text:p>
          </table:table-cell>
          <table:table-cell office:value-type="float" office:value="55.75" calcext:value-type="float">
            <text:p>55.75</text:p>
          </table:table-cell>
          <table:table-cell office:value-type="float" office:value="12.5833333" calcext:value-type="float">
            <text:p>12.5833333</text:p>
          </table:table-cell>
        </table:table-row>
        <table:table-row table:style-name="ro1">
          <table:table-cell table:style-name="ce1" office:value-type="string" calcext:value-type="string">
            <text:p>1/29/09 7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aren and Andrew</text:p>
          </table:table-cell>
          <table:table-cell office:value-type="string" calcext:value-type="string">
            <text:p>Munche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7/29/03 9:23</text:p>
          </table:table-cell>
          <table:table-cell table:style-name="ce1" office:value-type="string" calcext:value-type="string">
            <text:p>2/16/09 2:39</text:p>
          </table:table-cell>
          <table:table-cell office:value-type="float" office:value="49.55" calcext:value-type="float">
            <text:p>49.55</text:p>
          </table:table-cell>
          <table:table-cell office:value-type="float" office:value="11.5833333" calcext:value-type="float">
            <text:p>11.5833333</text:p>
          </table:table-cell>
        </table:table-row>
        <table:table-row table:style-name="ro1">
          <table:table-cell table:style-name="ce1" office:value-type="string" calcext:value-type="string">
            <text:p>1/21/09 4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4/24/08 0:57</text:p>
          </table:table-cell>
          <table:table-cell table:style-name="ce1" office:value-type="string" calcext:value-type="string">
            <text:p>2/16/09 3:45</text:p>
          </table:table-cell>
          <table:table-cell office:value-type="float" office:value="43.7666667" calcext:value-type="float">
            <text:p>43.7666667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table:style-name="ce1" office:value-type="string" calcext:value-type="string">
            <text:p>1/7/09 13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ile Atha Bui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9/21/05 15:42</text:p>
          </table:table-cell>
          <table:table-cell table:style-name="ce1" office:value-type="string" calcext:value-type="string">
            <text:p>2/16/09 3:51</text:p>
          </table:table-cell>
          <table:table-cell office:value-type="float" office:value="53.6186111" calcext:value-type="float">
            <text:p>53.6186111</text:p>
          </table:table-cell>
          <table:table-cell office:value-type="float" office:value="-6.9205556" calcext:value-type="float">
            <text:p>-6.9205556</text:p>
          </table:table-cell>
        </table:table-row>
        <table:table-row table:style-name="ro1">
          <table:table-cell table:style-name="ce1" office:value-type="string" calcext:value-type="string">
            <text:p>1/26/09 16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Chamonix-Mont-Blanc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26/09 4:53</text:p>
          </table:table-cell>
          <table:table-cell table:style-name="ce1" office:value-type="string" calcext:value-type="string">
            <text:p>2/16/09 5:01</text:p>
          </table:table-cell>
          <table:table-cell office:value-type="float" office:value="45.9166667" calcext:value-type="float">
            <text:p>45.9166667</text:p>
          </table:table-cell>
          <table:table-cell office:value-type="float" office:value="6.8666667" calcext:value-type="float">
            <text:p>6.8666667</text:p>
          </table:table-cell>
        </table:table-row>
        <table:table-row table:style-name="ro1">
          <table:table-cell table:style-name="ce1" office:value-type="string" calcext:value-type="string">
            <text:p>1/29/09 1:0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uejean</text:p>
          </table:table-cell>
          <table:table-cell office:value-type="string" calcext:value-type="string">
            <text:p>Gingins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0/09 6:14</text:p>
          </table:table-cell>
          <table:table-cell table:style-name="ce1" office:value-type="string" calcext:value-type="string">
            <text:p>2/16/09 5:09</text:p>
          </table:table-cell>
          <table:table-cell office:value-type="float" office:value="46.4" calcext:value-type="float">
            <text:p>46.4</text:p>
          </table:table-cell>
          <table:table-cell office:value-type="float" office:value="6.1833333" calcext:value-type="float">
            <text:p>6.1833333</text:p>
          </table:table-cell>
        </table:table-row>
        <table:table-row table:style-name="ro1">
          <table:table-cell table:style-name="ce1" office:value-type="string" calcext:value-type="string">
            <text:p>1/25/09 12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Boca Raton <text:s text:c="17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6/08 15:26</text:p>
          </table:table-cell>
          <table:table-cell table:style-name="ce1" office:value-type="string" calcext:value-type="string">
            <text:p>2/16/09 6:54</text:p>
          </table:table-cell>
          <table:table-cell office:value-type="float" office:value="26.35833" calcext:value-type="float">
            <text:p>26.35833</text:p>
          </table:table-cell>
          <table:table-cell office:value-type="float" office:value="-80.08333" calcext:value-type="float">
            <text:p>-80.08333</text:p>
          </table:table-cell>
        </table:table-row>
        <table:table-row table:style-name="ro1">
          <table:table-cell table:style-name="ce1" office:value-type="string" calcext:value-type="string">
            <text:p>1/24/09 13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Chaska <text:s text:c="21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11/06 13:27</text:p>
          </table:table-cell>
          <table:table-cell table:style-name="ce1" office:value-type="string" calcext:value-type="string">
            <text:p>2/16/09 9:00</text:p>
          </table:table-cell>
          <table:table-cell office:value-type="float" office:value="44.78944" calcext:value-type="float">
            <text:p>44.78944</text:p>
          </table:table-cell>
          <table:table-cell office:value-type="float" office:value="-93.60194" calcext:value-type="float">
            <text:p>-93.60194</text:p>
          </table:table-cell>
        </table:table-row>
        <table:table-row table:style-name="ro1">
          <table:table-cell table:style-name="ce1" office:value-type="string" calcext:value-type="string">
            <text:p>1/28/09 13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ghlnds Ranch <text:s text:c="14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13:03</text:p>
          </table:table-cell>
          <table:table-cell table:style-name="ce1" office:value-type="string" calcext:value-type="string">
            <text:p>2/16/09 9:13</text:p>
          </table:table-cell>
          <table:table-cell office:value-type="float" office:value="39.61333" calcext:value-type="float">
            <text:p>39.61333</text:p>
          </table:table-cell>
          <table:table-cell office:value-type="float" office:value="-105.01611" calcext:value-type="float">
            <text:p>-105.01611</text:p>
          </table:table-cell>
        </table:table-row>
        <table:table-row table:style-name="ro1">
          <table:table-cell table:style-name="ce1" office:value-type="string" calcext:value-type="string">
            <text:p>1/20/09 19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Atlanta <text:s text:c="20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1/08 5:52</text:p>
          </table:table-cell>
          <table:table-cell table:style-name="ce1" office:value-type="string" calcext:value-type="string">
            <text:p>2/16/09 10:08</text:p>
          </table:table-cell>
          <table:table-cell office:value-type="float" office:value="33.74889" calcext:value-type="float">
            <text:p>33.74889</text:p>
          </table:table-cell>
          <table:table-cell office:value-type="float" office:value="-84.38806" calcext:value-type="float">
            <text:p>-84.38806</text:p>
          </table:table-cell>
        </table:table-row>
        <table:table-row table:style-name="ro1">
          <table:table-cell table:style-name="ce1" office:value-type="string" calcext:value-type="string">
            <text:p>1/29/09 17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lix</text:p>
          </table:table-cell>
          <table:table-cell office:value-type="string" calcext:value-type="string">
            <text:p>Tenafly <text:s text:c="20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12/07 12:26</text:p>
          </table:table-cell>
          <table:table-cell table:style-name="ce1" office:value-type="string" calcext:value-type="string">
            <text:p>2/16/09 10:19</text:p>
          </table:table-cell>
          <table:table-cell office:value-type="float" office:value="40.92528" calcext:value-type="float">
            <text:p>40.92528</text:p>
          </table:table-cell>
          <table:table-cell office:value-type="float" office:value="-73.96333" calcext:value-type="float">
            <text:p>-73.96333</text:p>
          </table:table-cell>
        </table:table-row>
        <table:table-row table:style-name="ro1">
          <table:table-cell table:style-name="ce1" office:value-type="string" calcext:value-type="string">
            <text:p>1/2/09 5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0/18/04 4:53</text:p>
          </table:table-cell>
          <table:table-cell table:style-name="ce1" office:value-type="string" calcext:value-type="string">
            <text:p>2/16/09 11:12</text:p>
          </table:table-cell>
          <table:table-cell office:value-type="float" office:value="57.1333333" calcext:value-type="float">
            <text:p>57.1333333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table:style-name="ce1" office:value-type="string" calcext:value-type="string">
            <text:p>1/31/09 11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Djurgar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/25/09 3:48</text:p>
          </table:table-cell>
          <table:table-cell table:style-name="ce1" office:value-type="string" calcext:value-type="string">
            <text:p>2/16/09 12:08</text:p>
          </table:table-cell>
          <table:table-cell office:value-type="float" office:value="59.3166667" calcext:value-type="float">
            <text:p>59.3166667</text:p>
          </table:table-cell>
          <table:table-cell office:value-type="float" office:value="18.1166667" calcext:value-type="float">
            <text:p>18.1166667</text:p>
          </table:table-cell>
        </table:table-row>
        <table:table-row table:style-name="ro1">
          <table:table-cell table:style-name="ce1" office:value-type="string" calcext:value-type="string">
            <text:p>1/13/09 9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igrun</text:p>
          </table:table-cell>
          <table:table-cell office:value-type="string" calcext:value-type="string">
            <text:p>Nashville <text:s text:c="18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20:48</text:p>
          </table:table-cell>
          <table:table-cell table:style-name="ce1" office:value-type="string" calcext:value-type="string">
            <text:p>2/16/09 12:33</text:p>
          </table:table-cell>
          <table:table-cell office:value-type="float" office:value="36.16583" calcext:value-type="float">
            <text:p>36.16583</text:p>
          </table:table-cell>
          <table:table-cell office:value-type="float" office:value="-86.78444" calcext:value-type="float">
            <text:p>-86.78444</text:p>
          </table:table-cell>
        </table:table-row>
        <table:table-row table:style-name="ro1">
          <table:table-cell table:style-name="ce1" office:value-type="string" calcext:value-type="string">
            <text:p>1/19/09 12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n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19/09 11:47</text:p>
          </table:table-cell>
          <table:table-cell table:style-name="ce1" office:value-type="string" calcext:value-type="string">
            <text:p>2/16/09 12:46</text:p>
          </table:table-cell>
          <table:table-cell office:value-type="float" office:value="48.15" calcext:value-type="float">
            <text:p>48.15</text:p>
          </table:table-cell>
          <table:table-cell office:value-type="float" office:value="11.5833333" calcext:value-type="float">
            <text:p>11.5833333</text:p>
          </table:table-cell>
        </table:table-row>
        <table:table-row table:style-name="ro1">
          <table:table-cell table:style-name="ce1" office:value-type="string" calcext:value-type="string">
            <text:p>1/18/09 12:1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lsi</text:p>
          </table:table-cell>
          <table:table-cell table:number-columns-repeated="2" office:value-type="string" calcext:value-type="string">
            <text:p>Utrecht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2/12/08 3:30</text:p>
          </table:table-cell>
          <table:table-cell table:style-name="ce1" office:value-type="string" calcext:value-type="string">
            <text:p>2/16/09 12:49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5.1333333" calcext:value-type="float">
            <text:p>5.1333333</text:p>
          </table:table-cell>
        </table:table-row>
        <table:table-row table:style-name="ro1">
          <table:table-cell table:style-name="ce1" office:value-type="string" calcext:value-type="string">
            <text:p>1/22/09 10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oyceville <text:s text:c="17"/>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9 14:09</text:p>
          </table:table-cell>
          <table:table-cell table:style-name="ce1" office:value-type="string" calcext:value-type="string">
            <text:p>2/16/09 14:50</text:p>
          </table:table-cell>
          <table:table-cell office:value-type="float" office:value="45.04361" calcext:value-type="float">
            <text:p>45.04361</text:p>
          </table:table-cell>
          <table:table-cell office:value-type="float" office:value="-92.04083" calcext:value-type="float">
            <text:p>-92.04083</text:p>
          </table:table-cell>
        </table:table-row>
        <table:table-row table:style-name="ro1">
          <table:table-cell table:style-name="ce1" office:value-type="string" calcext:value-type="string">
            <text:p>1/14/09 7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nt Erik</text:p>
          </table:table-cell>
          <table:table-cell office:value-type="string" calcext:value-type="string">
            <text:p>Basauri</text:p>
          </table:table-cell>
          <table:table-cell office:value-type="string" calcext:value-type="string">
            <text:p>Pais Vasco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2/3/08 2:56</text:p>
          </table:table-cell>
          <table:table-cell table:style-name="ce1" office:value-type="string" calcext:value-type="string">
            <text:p>2/16/09 15:04</text:p>
          </table:table-cell>
          <table:table-cell office:value-type="float" office:value="43.0166667" calcext:value-type="float">
            <text:p>43.016666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table:style-name="ce1" office:value-type="string" calcext:value-type="string">
            <text:p>1/19/09 1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4/24/07 4:36</text:p>
          </table:table-cell>
          <table:table-cell table:style-name="ce1" office:value-type="string" calcext:value-type="string">
            <text:p>2/17/09 1:20</text:p>
          </table:table-cell>
          <table:table-cell office:value-type="float" office:value="-37.8166667" calcext:value-type="float">
            <text:p>-37.8166667</text:p>
          </table:table-cell>
          <table:table-cell office:value-type="float" office:value="144.9666667" calcext:value-type="float">
            <text:p>144.9666667</text:p>
          </table:table-cell>
        </table:table-row>
        <table:table-row table:style-name="ro1">
          <table:table-cell table:style-name="ce1" office:value-type="string" calcext:value-type="string">
            <text:p>1/8/09 23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ckson</text:p>
          </table:table-cell>
          <table:table-cell office:value-type="string" calcext:value-type="string">
            <text:p>Kemerburgaz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table:style-name="ce1" office:value-type="string" calcext:value-type="string">
            <text:p>9/16/08 2:07</text:p>
          </table:table-cell>
          <table:table-cell table:style-name="ce1" office:value-type="string" calcext:value-type="string">
            <text:p>2/17/09 1:29</text:p>
          </table:table-cell>
          <table:table-cell office:value-type="float" office:value="41.1594444" calcext:value-type="float">
            <text:p>41.1594444</text:p>
          </table:table-cell>
          <table:table-cell office:value-type="float" office:value="28.9127778" calcext:value-type="float">
            <text:p>28.9127778</text:p>
          </table:table-cell>
        </table:table-row>
        <table:table-row table:style-name="ro1">
          <table:table-cell table:style-name="ce1" office:value-type="string" calcext:value-type="string">
            <text:p>1/25/09 7:2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2/09 14:02</text:p>
          </table:table-cell>
          <table:table-cell table:style-name="ce1" office:value-type="string" calcext:value-type="string">
            <text:p>2/17/09 3:00</text:p>
          </table:table-cell>
          <table:table-cell office:value-type="float" office:value="52.2" calcext:value-type="float">
            <text:p>52.2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table:style-name="ce1" office:value-type="string" calcext:value-type="string">
            <text:p>1/17/09 15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hurles</text:p>
          </table:table-cell>
          <table:table-cell office:value-type="string" calcext:value-type="string">
            <text:p>Tipperary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5/09 9:13</text:p>
          </table:table-cell>
          <table:table-cell table:style-name="ce1" office:value-type="string" calcext:value-type="string">
            <text:p>2/17/09 3:26</text:p>
          </table:table-cell>
          <table:table-cell office:value-type="float" office:value="52.6819444" calcext:value-type="float">
            <text:p>52.6819444</text:p>
          </table:table-cell>
          <table:table-cell office:value-type="float" office:value="-7.8022222" calcext:value-type="float">
            <text:p>-7.8022222</text:p>
          </table:table-cell>
        </table:table-row>
        <table:table-row table:style-name="ro1">
          <table:table-cell table:style-name="ce1" office:value-type="string" calcext:value-type="string">
            <text:p>1/23/09 12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23/09 11:11</text:p>
          </table:table-cell>
          <table:table-cell table:style-name="ce1" office:value-type="string" calcext:value-type="string">
            <text:p>2/17/09 3:35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24/09 8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os Cob <text:s text:c="20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8/08 14:45</text:p>
          </table:table-cell>
          <table:table-cell table:style-name="ce1" office:value-type="string" calcext:value-type="string">
            <text:p>2/17/09 3:40</text:p>
          </table:table-cell>
          <table:table-cell office:value-type="float" office:value="41.03333" calcext:value-type="float">
            <text:p>41.03333</text:p>
          </table:table-cell>
          <table:table-cell office:value-type="float" office:value="-73.6" calcext:value-type="float">
            <text:p>-73.6</text:p>
          </table:table-cell>
        </table:table-row>
        <table:table-row table:style-name="ro1">
          <table:table-cell table:style-name="ce1" office:value-type="string" calcext:value-type="string">
            <text:p>1/27/09 3:4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njeong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7/09 2:39</text:p>
          </table:table-cell>
          <table:table-cell table:style-name="ce1" office:value-type="string" calcext:value-type="string">
            <text:p>2/17/09 3:44</text:p>
          </table:table-cell>
          <table:table-cell office:value-type="float" office:value="46.9166667" calcext:value-type="float">
            <text:p>46.9166667</text:p>
          </table:table-cell>
          <table:table-cell office:value-type="float" office:value="7.4666667" calcext:value-type="float">
            <text:p>7.4666667</text:p>
          </table:table-cell>
        </table:table-row>
        <table:table-row table:style-name="ro1">
          <table:table-cell table:style-name="ce1" office:value-type="string" calcext:value-type="string">
            <text:p>1/29/09 23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15/08 6:49</text:p>
          </table:table-cell>
          <table:table-cell table:style-name="ce1" office:value-type="string" calcext:value-type="string">
            <text:p>2/17/09 5:47</text:p>
          </table:table-cell>
          <table:table-cell office:value-type="float" office:value="52.6333333" calcext:value-type="float">
            <text:p>52.6333333</text:p>
          </table:table-cell>
          <table:table-cell office:value-type="float" office:value="-1.1333333" calcext:value-type="float">
            <text:p>-1.1333333</text:p>
          </table:table-cell>
        </table:table-row>
        <table:table-row table:style-name="ro1">
          <table:table-cell table:style-name="ce1" office:value-type="string" calcext:value-type="string">
            <text:p>1/3/09 18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7/3/06 8:36</text:p>
          </table:table-cell>
          <table:table-cell table:style-name="ce1" office:value-type="string" calcext:value-type="string">
            <text:p>2/17/09 6:17</text:p>
          </table:table-cell>
          <table:table-cell office:value-type="float" office:value="45.0166667" calcext:value-type="float">
            <text:p>45.0166667</text:p>
          </table:table-cell>
          <table:table-cell office:value-type="float" office:value="-74.7333333" calcext:value-type="float">
            <text:p>-74.7333333</text:p>
          </table:table-cell>
        </table:table-row>
        <table:table-row table:style-name="ro1">
          <table:table-cell table:style-name="ce1" office:value-type="string" calcext:value-type="string">
            <text:p>1/24/09 17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terling <text:s text:c="19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15/08 15:34</text:p>
          </table:table-cell>
          <table:table-cell table:style-name="ce1" office:value-type="string" calcext:value-type="string">
            <text:p>2/17/09 6:26</text:p>
          </table:table-cell>
          <table:table-cell office:value-type="float" office:value="39.00611" calcext:value-type="float">
            <text:p>39.00611</text:p>
          </table:table-cell>
          <table:table-cell office:value-type="float" office:value="-77.42889" calcext:value-type="float">
            <text:p>-77.42889</text:p>
          </table:table-cell>
        </table:table-row>
        <table:table-row table:style-name="ro1">
          <table:table-cell table:style-name="ce1" office:value-type="string" calcext:value-type="string">
            <text:p>1/2/09 15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wena</text:p>
          </table:table-cell>
          <table:table-cell table:number-columns-repeated="2"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0/06 7:05</text:p>
          </table:table-cell>
          <table:table-cell table:style-name="ce1" office:value-type="string" calcext:value-type="string">
            <text:p>2/17/09 6:38</text:p>
          </table:table-cell>
          <table:table-cell office:value-type="float" office:value="51.8986111" calcext:value-type="float">
            <text:p>51.8986111</text:p>
          </table:table-cell>
          <table:table-cell office:value-type="float" office:value="-8.4958333" calcext:value-type="float">
            <text:p>-8.4958333</text:p>
          </table:table-cell>
        </table:table-row>
        <table:table-row table:style-name="ro1">
          <table:table-cell table:style-name="ce1" office:value-type="string" calcext:value-type="string">
            <text:p>1/8/09 10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ount Forest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6/09 13:03</text:p>
          </table:table-cell>
          <table:table-cell table:style-name="ce1" office:value-type="string" calcext:value-type="string">
            <text:p>2/17/09 6:39</text:p>
          </table:table-cell>
          <table:table-cell office:value-type="float" office:value="43.9666667" calcext:value-type="float">
            <text:p>43.9666667</text:p>
          </table:table-cell>
          <table:table-cell office:value-type="float" office:value="-80.7333333" calcext:value-type="float">
            <text:p>-80.7333333</text:p>
          </table:table-cell>
        </table:table-row>
        <table:table-row table:style-name="ro1">
          <table:table-cell table:style-name="ce1" office:value-type="string" calcext:value-type="string">
            <text:p>1/29/09 8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Ridgefield <text:s text:c="17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8 13:55</text:p>
          </table:table-cell>
          <table:table-cell table:style-name="ce1" office:value-type="string" calcext:value-type="string">
            <text:p>2/17/09 7:55</text:p>
          </table:table-cell>
          <table:table-cell office:value-type="float" office:value="41.28139" calcext:value-type="float">
            <text:p>41.28139</text:p>
          </table:table-cell>
          <table:table-cell office:value-type="float" office:value="-73.49861" calcext:value-type="float">
            <text:p>-73.49861</text:p>
          </table:table-cell>
        </table:table-row>
        <table:table-row table:style-name="ro1">
          <table:table-cell table:style-name="ce1" office:value-type="string" calcext:value-type="string">
            <text:p>1/24/09 10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orch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Brazil</text:p>
          </table:table-cell>
          <table:table-cell table:style-name="ce1" office:value-type="string" calcext:value-type="string">
            <text:p>1/24/09 4:47</text:p>
          </table:table-cell>
          <table:table-cell table:style-name="ce1" office:value-type="string" calcext:value-type="string">
            <text:p>2/17/09 8:05</text:p>
          </table:table-cell>
          <table:table-cell office:value-type="float" office:value="-30.0333333" calcext:value-type="float">
            <text:p>-30.0333333</text:p>
          </table:table-cell>
          <table:table-cell office:value-type="float" office:value="-51.2" calcext:value-type="float">
            <text:p>-51.2</text:p>
          </table:table-cell>
        </table:table-row>
        <table:table-row table:style-name="ro1">
          <table:table-cell table:style-name="ce1" office:value-type="string" calcext:value-type="string">
            <text:p>1/24/09 12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orcha</text:p>
          </table:table-cell>
          <table:table-cell office:value-type="string" calcext:value-type="string">
            <text:p>Cartiervill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2/09 21:34</text:p>
          </table:table-cell>
          <table:table-cell table:style-name="ce1" office:value-type="string" calcext:value-type="string">
            <text:p>2/17/09 9:19</text:p>
          </table:table-cell>
          <table:table-cell office:value-type="float" office:value="45.5333333" calcext:value-type="float">
            <text:p>45.5333333</text:p>
          </table:table-cell>
          <table:table-cell office:value-type="float" office:value="-73.7166667" calcext:value-type="float">
            <text:p>-73.7166667</text:p>
          </table:table-cell>
        </table:table-row>
        <table:table-row table:style-name="ro1">
          <table:table-cell table:style-name="ce1" office:value-type="string" calcext:value-type="string">
            <text:p>1/7/09 13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aden-Wurttemberg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6/09 13:40</text:p>
          </table:table-cell>
          <table:table-cell table:style-name="ce1" office:value-type="string" calcext:value-type="string">
            <text:p>2/17/09 9:32</text:p>
          </table:table-cell>
          <table:table-cell office:value-type="float" office:value="48.7666667" calcext:value-type="float">
            <text:p>48.7666667</text:p>
          </table:table-cell>
          <table:table-cell office:value-type="float" office:value="9.1833333" calcext:value-type="float">
            <text:p>9.1833333</text:p>
          </table:table-cell>
        </table:table-row>
        <table:table-row table:style-name="ro1">
          <table:table-cell table:style-name="ce1" office:value-type="string" calcext:value-type="string">
            <text:p>1/23/09 15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nja</text:p>
          </table:table-cell>
          <table:table-cell office:value-type="string" calcext:value-type="string">
            <text:p>Manhattan <text:s text:c="18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7/09 15:05</text:p>
          </table:table-cell>
          <table:table-cell table:style-name="ce1" office:value-type="string" calcext:value-type="string">
            <text:p>2/17/09 10:58</text:p>
          </table:table-cell>
          <table:table-cell office:value-type="float" office:value="40.71417" calcext:value-type="float">
            <text:p>40.71417</text:p>
          </table:table-cell>
          <table:table-cell office:value-type="float" office:value="-74.00639" calcext:value-type="float">
            <text:p>-74.00639</text:p>
          </table:table-cell>
        </table:table-row>
        <table:table-row table:style-name="ro1">
          <table:table-cell table:style-name="ce1" office:value-type="string" calcext:value-type="string">
            <text:p>1/26/09 14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icola </text:p>
          </table:table-cell>
          <table:table-cell office:value-type="string" calcext:value-type="string">
            <text:p>Snee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26/09 13:55</text:p>
          </table:table-cell>
          <table:table-cell table:style-name="ce1" office:value-type="string" calcext:value-type="string">
            <text:p>2/17/09 11:07</text:p>
          </table:table-cell>
          <table:table-cell office:value-type="float" office:value="51.8333333" calcext:value-type="float">
            <text:p>51.8333333</text:p>
          </table:table-cell>
          <table:table-cell office:value-type="float" office:value="-9.9" calcext:value-type="float">
            <text:p>-9.9</text:p>
          </table:table-cell>
        </table:table-row>
        <table:table-row table:style-name="ro1">
          <table:table-cell table:style-name="ce1" office:value-type="string" calcext:value-type="string">
            <text:p>1/17/09 20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URCAK</text:p>
          </table:table-cell>
          <table:table-cell office:value-type="string" calcext:value-type="string">
            <text:p>Alpharetta <text:s text:c="17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9/09 11:26</text:p>
          </table:table-cell>
          <table:table-cell table:style-name="ce1" office:value-type="string" calcext:value-type="string">
            <text:p>2/17/09 12:31</text:p>
          </table:table-cell>
          <table:table-cell office:value-type="float" office:value="34.07528" calcext:value-type="float">
            <text:p>34.07528</text:p>
          </table:table-cell>
          <table:table-cell office:value-type="float" office:value="-84.29417" calcext:value-type="float">
            <text:p>-84.29417</text:p>
          </table:table-cell>
        </table:table-row>
        <table:table-row table:style-name="ro1">
          <table:table-cell table:style-name="ce1" office:value-type="string" calcext:value-type="string">
            <text:p>1/5/09 9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ainte-Therese-de-Blainvill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8/21/08 9:43</text:p>
          </table:table-cell>
          <table:table-cell table:style-name="ce1" office:value-type="string" calcext:value-type="string">
            <text:p>2/17/09 12:34</text:p>
          </table:table-cell>
          <table:table-cell office:value-type="float" office:value="45.6333333" calcext:value-type="float">
            <text:p>45.6333333</text:p>
          </table:table-cell>
          <table:table-cell office:value-type="float" office:value="-73.85" calcext:value-type="float">
            <text:p>-73.85</text:p>
          </table:table-cell>
        </table:table-row>
        <table:table-row table:style-name="ro1">
          <table:table-cell table:style-name="ce1" office:value-type="string" calcext:value-type="string">
            <text:p>1/20/09 8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Germantown <text:s text:c="17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8:33</text:p>
          </table:table-cell>
          <table:table-cell table:style-name="ce1" office:value-type="string" calcext:value-type="string">
            <text:p>2/17/09 13:01</text:p>
          </table:table-cell>
          <table:table-cell office:value-type="float" office:value="35.08667" calcext:value-type="float">
            <text:p>35.08667</text:p>
          </table:table-cell>
          <table:table-cell office:value-type="float" office:value="-89.81" calcext:value-type="float">
            <text:p>-89.81</text:p>
          </table:table-cell>
        </table:table-row>
        <table:table-row table:style-name="ro1">
          <table:table-cell table:style-name="ce1" office:value-type="string" calcext:value-type="string">
            <text:p>1/29/09 12:4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Castleknock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19/09 16:00</text:p>
          </table:table-cell>
          <table:table-cell table:style-name="ce1" office:value-type="string" calcext:value-type="string">
            <text:p>2/17/09 14:06</text:p>
          </table:table-cell>
          <table:table-cell office:value-type="float" office:value="53.3786111" calcext:value-type="float">
            <text:p>53.3786111</text:p>
          </table:table-cell>
          <table:table-cell office:value-type="float" office:value="-6.3922222" calcext:value-type="float">
            <text:p>-6.3922222</text:p>
          </table:table-cell>
        </table:table-row>
        <table:table-row table:style-name="ro1">
          <table:table-cell table:style-name="ce1" office:value-type="string" calcext:value-type="string">
            <text:p>1/15/09 18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Hono <text:s text:c="23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9/07 13:21</text:p>
          </table:table-cell>
          <table:table-cell table:style-name="ce1" office:value-type="string" calcext:value-type="string">
            <text:p>2/17/09 14:17</text:p>
          </table:table-cell>
          <table:table-cell office:value-type="float" office:value="21.30694" calcext:value-type="float">
            <text:p>21.30694</text:p>
          </table:table-cell>
          <table:table-cell office:value-type="float" office:value="-157.85833" calcext:value-type="float">
            <text:p>-157.85833</text:p>
          </table:table-cell>
        </table:table-row>
        <table:table-row table:style-name="ro1">
          <table:table-cell table:style-name="ce1" office:value-type="string" calcext:value-type="string">
            <text:p>1/23/09 13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New Rochelle <text:s text:c="15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7/05 15:07</text:p>
          </table:table-cell>
          <table:table-cell table:style-name="ce1" office:value-type="string" calcext:value-type="string">
            <text:p>2/17/09 15:16</text:p>
          </table:table-cell>
          <table:table-cell office:value-type="float" office:value="40.91139" calcext:value-type="float">
            <text:p>40.91139</text:p>
          </table:table-cell>
          <table:table-cell office:value-type="float" office:value="-73.78278" calcext:value-type="float">
            <text:p>-73.78278</text:p>
          </table:table-cell>
        </table:table-row>
        <table:table-row table:style-name="ro1">
          <table:table-cell table:style-name="ce1" office:value-type="string" calcext:value-type="string">
            <text:p>1/26/09 10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olara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6/09 10:16</text:p>
          </table:table-cell>
          <table:table-cell table:style-name="ce1" office:value-type="string" calcext:value-type="string">
            <text:p>2/17/09 15:17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12/09 11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uth Waterford <text:s text:c="12"/>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5/07 14:58</text:p>
          </table:table-cell>
          <table:table-cell table:style-name="ce1" office:value-type="string" calcext:value-type="string">
            <text:p>2/17/09 15:29</text:p>
          </table:table-cell>
          <table:table-cell office:value-type="float" office:value="44.1786" calcext:value-type="float">
            <text:p>44.1786</text:p>
          </table:table-cell>
          <table:table-cell office:value-type="float" office:value="-70.7164" calcext:value-type="float">
            <text:p>-70.7164</text:p>
          </table:table-cell>
        </table:table-row>
        <table:table-row table:style-name="ro1">
          <table:table-cell table:style-name="ce1" office:value-type="string" calcext:value-type="string">
            <text:p>1/29/09 15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ta and Trebor</text:p>
          </table:table-cell>
          <table:table-cell office:value-type="string" calcext:value-type="string">
            <text:p>Washington Township <text:s text:c="8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8/09 20:47</text:p>
          </table:table-cell>
          <table:table-cell table:style-name="ce1" office:value-type="string" calcext:value-type="string">
            <text:p>2/17/09 16:29</text:p>
          </table:table-cell>
          <table:table-cell office:value-type="float" office:value="39.75889" calcext:value-type="float">
            <text:p>39.75889</text:p>
          </table:table-cell>
          <table:table-cell office:value-type="float" office:value="-84.19167" calcext:value-type="float">
            <text:p>-84.19167</text:p>
          </table:table-cell>
        </table:table-row>
        <table:table-row table:style-name="ro1">
          <table:table-cell table:style-name="ce1" office:value-type="string" calcext:value-type="string">
            <text:p>1/28/09 7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evieve</text:p>
          </table:table-cell>
          <table:table-cell office:value-type="string" calcext:value-type="string">
            <text:p>Guelph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3/09 19:04</text:p>
          </table:table-cell>
          <table:table-cell table:style-name="ce1" office:value-type="string" calcext:value-type="string">
            <text:p>2/17/09 18:08</text:p>
          </table:table-cell>
          <table:table-cell office:value-type="float" office:value="43.55" calcext:value-type="float">
            <text:p>43.55</text:p>
          </table:table-cell>
          <table:table-cell office:value-type="float" office:value="-80.25" calcext:value-type="float">
            <text:p>-80.25</text:p>
          </table:table-cell>
        </table:table-row>
        <table:table-row table:style-name="ro1">
          <table:table-cell table:style-name="ce1" office:value-type="string" calcext:value-type="string">
            <text:p>1/14/09 0:0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iret</text:p>
          </table:table-cell>
          <table:table-cell office:value-type="string" calcext:value-type="string">
            <text:p>Bunbury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6/16/08 18:22</text:p>
          </table:table-cell>
          <table:table-cell table:style-name="ce1" office:value-type="string" calcext:value-type="string">
            <text:p>2/17/09 19:31</text:p>
          </table:table-cell>
          <table:table-cell office:value-type="float" office:value="-33.3333333" calcext:value-type="float">
            <text:p>-33.3333333</text:p>
          </table:table-cell>
          <table:table-cell office:value-type="float" office:value="115.6333333" calcext:value-type="float">
            <text:p>115.6333333</text:p>
          </table:table-cell>
        </table:table-row>
        <table:table-row table:style-name="ro1">
          <table:table-cell table:style-name="ce1" office:value-type="string" calcext:value-type="string">
            <text:p>1/13/09 1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Mettlach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4/1/06 22:29</text:p>
          </table:table-cell>
          <table:table-cell table:style-name="ce1" office:value-type="string" calcext:value-type="string">
            <text:p>2/17/09 20:45</text:p>
          </table:table-cell>
          <table:table-cell office:value-type="float" office:value="49.5" calcext:value-type="float">
            <text:p>49.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style-name="ce1" office:value-type="string" calcext:value-type="string">
            <text:p>1/12/09 23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usell</text:p>
          </table:table-cell>
          <table:table-cell office:value-type="string" calcext:value-type="string">
            <text:p>Oberwil</text:p>
          </table:table-cell>
          <table:table-cell office:value-type="string" calcext:value-type="string">
            <text:p>Basel-Country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6/09 2:47</text:p>
          </table:table-cell>
          <table:table-cell table:style-name="ce1" office:value-type="string" calcext:value-type="string">
            <text:p>2/17/09 22:57</text:p>
          </table:table-cell>
          <table:table-cell office:value-type="float" office:value="47.5166667" calcext:value-type="float">
            <text:p>47.5166667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table:style-name="ce1" office:value-type="string" calcext:value-type="string">
            <text:p>1/22/09 2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ostanza</text:p>
          </table:table-cell>
          <table:table-cell office:value-type="string" calcext:value-type="string">
            <text:p>Beykoz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table:style-name="ce1" office:value-type="string" calcext:value-type="string">
            <text:p>9/7/08 11:43</text:p>
          </table:table-cell>
          <table:table-cell table:style-name="ce1" office:value-type="string" calcext:value-type="string">
            <text:p>2/18/09 0:27</text:p>
          </table:table-cell>
          <table:table-cell office:value-type="float" office:value="41.1438889" calcext:value-type="float">
            <text:p>41.1438889</text:p>
          </table:table-cell>
          <table:table-cell office:value-type="float" office:value="29.0905556" calcext:value-type="float">
            <text:p>29.0905556</text:p>
          </table:table-cell>
        </table:table-row>
        <table:table-row table:style-name="ro1">
          <table:table-cell table:style-name="ce1" office:value-type="string" calcext:value-type="string">
            <text:p>1/29/09 12:5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Arc-et-Senans</text:p>
          </table:table-cell>
          <table:table-cell office:value-type="string" calcext:value-type="string">
            <text:p>Franche-Comt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29/09 10:10</text:p>
          </table:table-cell>
          <table:table-cell table:style-name="ce1" office:value-type="string" calcext:value-type="string">
            <text:p>2/18/09 1:03</text:p>
          </table:table-cell>
          <table:table-cell office:value-type="float" office:value="47.0333333" calcext:value-type="float">
            <text:p>47.0333333</text:p>
          </table:table-cell>
          <table:table-cell office:value-type="float" office:value="5.7666667" calcext:value-type="float">
            <text:p>5.7666667</text:p>
          </table:table-cell>
        </table:table-row>
        <table:table-row table:style-name="ro1">
          <table:table-cell table:style-name="ce1" office:value-type="string" calcext:value-type="string">
            <text:p>1/28/09 11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Grossbodungen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1/28/09 11:08</text:p>
          </table:table-cell>
          <table:table-cell table:style-name="ce1" office:value-type="string" calcext:value-type="string">
            <text:p>2/18/09 2:04</text:p>
          </table:table-cell>
          <table:table-cell office:value-type="float" office:value="51.4666667" calcext:value-type="float">
            <text:p>51.466666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table:style-name="ce1" office:value-type="string" calcext:value-type="string">
            <text:p>1/19/09 6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russels (Bruxelles)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7/13/08 11:29</text:p>
          </table:table-cell>
          <table:table-cell table:style-name="ce1" office:value-type="string" calcext:value-type="string">
            <text:p>2/18/09 2:30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4.3333333" calcext:value-type="float">
            <text:p>4.3333333</text:p>
          </table:table-cell>
        </table:table-row>
        <table:table-row table:style-name="ro1">
          <table:table-cell table:style-name="ce1" office:value-type="string" calcext:value-type="string">
            <text:p>1/30/09 5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Kilcornan</text:p>
          </table:table-cell>
          <table:table-cell office:value-type="string" calcext:value-type="string">
            <text:p>Limeric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30/09 4:06</text:p>
          </table:table-cell>
          <table:table-cell table:style-name="ce1" office:value-type="string" calcext:value-type="string">
            <text:p>2/18/09 7:23</text:p>
          </table:table-cell>
          <table:table-cell office:value-type="float" office:value="52.6166667" calcext:value-type="float">
            <text:p>52.6166667</text:p>
          </table:table-cell>
          <table:table-cell office:value-type="float" office:value="-8.8833333" calcext:value-type="float">
            <text:p>-8.8833333</text:p>
          </table:table-cell>
        </table:table-row>
        <table:table-row table:style-name="ro1">
          <table:table-cell table:style-name="ce1" office:value-type="string" calcext:value-type="string">
            <text:p>1/19/09 14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Wilmington <text:s text:c="17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9/09 12:41</text:p>
          </table:table-cell>
          <table:table-cell table:style-name="ce1" office:value-type="string" calcext:value-type="string">
            <text:p>2/18/09 8:18</text:p>
          </table:table-cell>
          <table:table-cell office:value-type="float" office:value="34.22556" calcext:value-type="float">
            <text:p>34.22556</text:p>
          </table:table-cell>
          <table:table-cell office:value-type="float" office:value="-77.945" calcext:value-type="float">
            <text:p>-77.945</text:p>
          </table:table-cell>
        </table:table-row>
        <table:table-row table:style-name="ro1">
          <table:table-cell table:style-name="ce1" office:value-type="string" calcext:value-type="string">
            <text:p>1/8/09 9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Aix-en-Provence</text:p>
          </table:table-cell>
          <table:table-cell office:value-type="string" calcext:value-type="string">
            <text:p>Provence-Alpes-Cote d'Azur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1/5/09 9:05</text:p>
          </table:table-cell>
          <table:table-cell table:style-name="ce1" office:value-type="string" calcext:value-type="string">
            <text:p>2/18/09 8:38</text:p>
          </table:table-cell>
          <table:table-cell office:value-type="float" office:value="43.5333333" calcext:value-type="float">
            <text:p>43.5333333</text:p>
          </table:table-cell>
          <table:table-cell office:value-type="float" office:value="5.4333333" calcext:value-type="float">
            <text:p>5.4333333</text:p>
          </table:table-cell>
        </table:table-row>
        <table:table-row table:style-name="ro1">
          <table:table-cell table:style-name="ce1" office:value-type="string" calcext:value-type="string">
            <text:p>1/23/09 9:0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Olympe</text:p>
          </table:table-cell>
          <table:table-cell office:value-type="string" calcext:value-type="string">
            <text:p>Lidingo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/18/06 11:49</text:p>
          </table:table-cell>
          <table:table-cell table:style-name="ce1" office:value-type="string" calcext:value-type="string">
            <text:p>2/18/09 8:45</text:p>
          </table:table-cell>
          <table:table-cell office:value-type="float" office:value="59.3666667" calcext:value-type="float">
            <text:p>59.3666667</text:p>
          </table:table-cell>
          <table:table-cell office:value-type="float" office:value="18.1333333" calcext:value-type="float">
            <text:p>18.1333333</text:p>
          </table:table-cell>
        </table:table-row>
        <table:table-row table:style-name="ro1">
          <table:table-cell table:style-name="ce1" office:value-type="string" calcext:value-type="string">
            <text:p>1/20/09 8:5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24/08 17:51</text:p>
          </table:table-cell>
          <table:table-cell table:style-name="ce1" office:value-type="string" calcext:value-type="string">
            <text:p>2/18/09 9:42</text:p>
          </table:table-cell>
          <table:table-cell office:value-type="float" office:value="53.55" calcext:value-type="float">
            <text:p>53.55</text:p>
          </table:table-cell>
          <table:table-cell office:value-type="float" office:value="-113.5" calcext:value-type="float">
            <text:p>-113.5</text:p>
          </table:table-cell>
        </table:table-row>
        <table:table-row table:style-name="ro1">
          <table:table-cell table:style-name="ce1" office:value-type="string" calcext:value-type="string">
            <text:p>1/2/09 13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Provence-Alpes-Cote d'Azur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7/29/08 12:32</text:p>
          </table:table-cell>
          <table:table-cell table:style-name="ce1" office:value-type="string" calcext:value-type="string">
            <text:p>2/18/09 10:28</text:p>
          </table:table-cell>
          <table:table-cell office:value-type="float" office:value="43.5833333" calcext:value-type="float">
            <text:p>43.5833333</text:p>
          </table:table-cell>
          <table:table-cell office:value-type="float" office:value="7.1166667" calcext:value-type="float">
            <text:p>7.1166667</text:p>
          </table:table-cell>
        </table:table-row>
        <table:table-row table:style-name="ro1">
          <table:table-cell table:style-name="ce1" office:value-type="string" calcext:value-type="string">
            <text:p>1/9/09 15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Seattle <text:s text:c="20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8:59</text:p>
          </table:table-cell>
          <table:table-cell table:style-name="ce1" office:value-type="string" calcext:value-type="string">
            <text:p>2/18/09 15:51</text:p>
          </table:table-cell>
          <table:table-cell office:value-type="float" office:value="47.60639" calcext:value-type="float">
            <text:p>47.60639</text:p>
          </table:table-cell>
          <table:table-cell office:value-type="float" office:value="-122.33083" calcext:value-type="float">
            <text:p>-122.33083</text:p>
          </table:table-cell>
        </table:table-row>
        <table:table-row table:style-name="ro1">
          <table:table-cell table:style-name="ce1" office:value-type="string" calcext:value-type="string">
            <text:p>1/23/09 7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oelle</text:p>
          </table:table-cell>
          <table:table-cell office:value-type="string" calcext:value-type="string">
            <text:p>Rowayton <text:s text:c="19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0/09 10:46</text:p>
          </table:table-cell>
          <table:table-cell table:style-name="ce1" office:value-type="string" calcext:value-type="string">
            <text:p>2/18/09 16:55</text:p>
          </table:table-cell>
          <table:table-cell office:value-type="float" office:value="41.1175" calcext:value-type="float">
            <text:p>41.1175</text:p>
          </table:table-cell>
          <table:table-cell office:value-type="float" office:value="-73.40833" calcext:value-type="float">
            <text:p>-73.40833</text:p>
          </table:table-cell>
        </table:table-row>
        <table:table-row table:style-name="ro1">
          <table:table-cell table:style-name="ce1" office:value-type="string" calcext:value-type="string">
            <text:p>1/17/09 10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Simcoe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17/09 7:46</text:p>
          </table:table-cell>
          <table:table-cell table:style-name="ce1" office:value-type="string" calcext:value-type="string">
            <text:p>2/18/09 18:49</text:p>
          </table:table-cell>
          <table:table-cell office:value-type="float" office:value="42.8333333" calcext:value-type="float">
            <text:p>42.8333333</text:p>
          </table:table-cell>
          <table:table-cell office:value-type="float" office:value="-80.3" calcext:value-type="float">
            <text:p>-80.3</text:p>
          </table:table-cell>
        </table:table-row>
        <table:table-row table:style-name="ro1">
          <table:table-cell table:style-name="ce1" office:value-type="string" calcext:value-type="string">
            <text:p>1/19/09 16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Lebanon <text:s text:c="20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3/08 19:26</text:p>
          </table:table-cell>
          <table:table-cell table:style-name="ce1" office:value-type="string" calcext:value-type="string">
            <text:p>2/18/09 19:38</text:p>
          </table:table-cell>
          <table:table-cell office:value-type="float" office:value="40.34083" calcext:value-type="float">
            <text:p>40.34083</text:p>
          </table:table-cell>
          <table:table-cell office:value-type="float" office:value="-76.41167" calcext:value-type="float">
            <text:p>-76.41167</text:p>
          </table:table-cell>
        </table:table-row>
        <table:table-row table:style-name="ro1">
          <table:table-cell table:style-name="ce1" office:value-type="string" calcext:value-type="string">
            <text:p>1/20/09 13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Birkdale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20/05 23:05</text:p>
          </table:table-cell>
          <table:table-cell table:style-name="ce1" office:value-type="string" calcext:value-type="string">
            <text:p>2/18/09 23:07</text:p>
          </table:table-cell>
          <table:table-cell office:value-type="float" office:value="-27.4833333" calcext:value-type="float">
            <text:p>-27.4833333</text:p>
          </table:table-cell>
          <table:table-cell office:value-type="float" office:value="153.2166667" calcext:value-type="float">
            <text:p>153.2166667</text:p>
          </table:table-cell>
        </table:table-row>
        <table:table-row table:style-name="ro1">
          <table:table-cell table:style-name="ce1" office:value-type="string" calcext:value-type="string">
            <text:p>1/23/09 21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4/21/07 19:33</text:p>
          </table:table-cell>
          <table:table-cell table:style-name="ce1" office:value-type="string" calcext:value-type="string">
            <text:p>2/18/09 23:12</text:p>
          </table:table-cell>
          <table:table-cell office:value-type="float" office:value="-27.5" calcext:value-type="float">
            <text:p>-27.5</text:p>
          </table:table-cell>
          <table:table-cell office:value-type="float" office:value="153.0166667" calcext:value-type="float">
            <text:p>153.0166667</text:p>
          </table:table-cell>
        </table:table-row>
        <table:table-row table:style-name="ro1">
          <table:table-cell table:style-name="ce1" office:value-type="string" calcext:value-type="string">
            <text:p>1/21/09 23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2/4/08 4:45</text:p>
          </table:table-cell>
          <table:table-cell table:style-name="ce1" office:value-type="string" calcext:value-type="string">
            <text:p>2/19/09 0:09</text:p>
          </table:table-cell>
          <table:table-cell office:value-type="float" office:value="48.5833333" calcext:value-type="float">
            <text:p>48.5833333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table:style-name="ce1" office:value-type="string" calcext:value-type="string">
            <text:p>1/21/09 4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Suchdol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Republic</text:p>
          </table:table-cell>
          <table:table-cell table:style-name="ce1" office:value-type="string" calcext:value-type="string">
            <text:p>9/30/08 10:39</text:p>
          </table:table-cell>
          <table:table-cell table:style-name="ce1" office:value-type="string" calcext:value-type="string">
            <text:p>2/19/09 0:55</text:p>
          </table:table-cell>
          <table:table-cell office:value-type="float" office:value="50.1333333" calcext:value-type="float">
            <text:p>50.1333333</text:p>
          </table:table-cell>
          <table:table-cell office:value-type="float" office:value="14.3833333" calcext:value-type="float">
            <text:p>14.3833333</text:p>
          </table:table-cell>
        </table:table-row>
        <table:table-row table:style-name="ro1">
          <table:table-cell table:style-name="ce1" office:value-type="string" calcext:value-type="string">
            <text:p>1/10/09 3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aden-Wurttemberg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3/5/06 15:01</text:p>
          </table:table-cell>
          <table:table-cell table:style-name="ce1" office:value-type="string" calcext:value-type="string">
            <text:p>2/19/09 3:11</text:p>
          </table:table-cell>
          <table:table-cell office:value-type="float" office:value="48.7666667" calcext:value-type="float">
            <text:p>48.7666667</text:p>
          </table:table-cell>
          <table:table-cell office:value-type="float" office:value="9.1833333" calcext:value-type="float">
            <text:p>9.1833333</text:p>
          </table:table-cell>
        </table:table-row>
        <table:table-row table:style-name="ro1">
          <table:table-cell table:style-name="ce1" office:value-type="string" calcext:value-type="string">
            <text:p>1/15/09 18:0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Villanova <text:s text:c="18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17:16</text:p>
          </table:table-cell>
          <table:table-cell table:style-name="ce1" office:value-type="string" calcext:value-type="string">
            <text:p>2/19/09 3:19</text:p>
          </table:table-cell>
          <table:table-cell office:value-type="float" office:value="40.03722" calcext:value-type="float">
            <text:p>40.03722</text:p>
          </table:table-cell>
          <table:table-cell office:value-type="float" office:value="-75.34944" calcext:value-type="float">
            <text:p>-75.34944</text:p>
          </table:table-cell>
        </table:table-row>
        <table:table-row table:style-name="ro1">
          <table:table-cell table:style-name="ce1" office:value-type="string" calcext:value-type="string">
            <text:p>1/20/09 14:4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orrkoping</text:p>
          </table:table-cell>
          <table:table-cell office:value-type="string" calcext:value-type="string">
            <text:p>Ostergotland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2/21/08 11:49</text:p>
          </table:table-cell>
          <table:table-cell table:style-name="ce1" office:value-type="string" calcext:value-type="string">
            <text:p>2/19/09 5:22</text:p>
          </table:table-cell>
          <table:table-cell office:value-type="float" office:value="58.6" calcext:value-type="float">
            <text:p>58.6</text:p>
          </table:table-cell>
          <table:table-cell office:value-type="float" office:value="16.1833333" calcext:value-type="float">
            <text:p>16.1833333</text:p>
          </table:table-cell>
        </table:table-row>
        <table:table-row table:style-name="ro1">
          <table:table-cell table:style-name="ce1" office:value-type="string" calcext:value-type="string">
            <text:p>1/21/09 11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Zumikon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3/21/06 13:30</text:p>
          </table:table-cell>
          <table:table-cell table:style-name="ce1" office:value-type="string" calcext:value-type="string">
            <text:p>2/19/09 7:05</text:p>
          </table:table-cell>
          <table:table-cell office:value-type="float" office:value="47.3333333" calcext:value-type="float">
            <text:p>47.3333333</text:p>
          </table:table-cell>
          <table:table-cell office:value-type="float" office:value="8.6166667" calcext:value-type="float">
            <text:p>8.6166667</text:p>
          </table:table-cell>
        </table:table-row>
        <table:table-row table:style-name="ro1">
          <table:table-cell table:style-name="ce1" office:value-type="string" calcext:value-type="string">
            <text:p>1/30/09 6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Balgach</text:p>
          </table:table-cell>
          <table:table-cell office:value-type="string" calcext:value-type="string">
            <text:p>St Gallen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14/06 2:40</text:p>
          </table:table-cell>
          <table:table-cell table:style-name="ce1" office:value-type="string" calcext:value-type="string">
            <text:p>2/19/09 7:10</text:p>
          </table:table-cell>
          <table:table-cell office:value-type="float" office:value="47.4166667" calcext:value-type="float">
            <text:p>47.416666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string" calcext:value-type="string">
            <text:p>1/12/09 17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lfredo A</text:p>
          </table:table-cell>
          <table:table-cell office:value-type="string" calcext:value-type="string">
            <text:p>Las Vegas <text:s text:c="18"/>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/08 14:12</text:p>
          </table:table-cell>
          <table:table-cell table:style-name="ce1" office:value-type="string" calcext:value-type="string">
            <text:p>2/19/09 8:09</text:p>
          </table:table-cell>
          <table:table-cell office:value-type="float" office:value="36.175" calcext:value-type="float">
            <text:p>36.175</text:p>
          </table:table-cell>
          <table:table-cell office:value-type="float" office:value="-115.13639" calcext:value-type="float">
            <text:p>-115.13639</text:p>
          </table:table-cell>
        </table:table-row>
        <table:table-row table:style-name="ro1">
          <table:table-cell table:style-name="ce1" office:value-type="string" calcext:value-type="string">
            <text:p>1/29/09 8:2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entral Bohemia</text:p>
          </table:table-cell>
          <table:table-cell office:value-type="string" calcext:value-type="string">
            <text:p>Czech Republic</text:p>
          </table:table-cell>
          <table:table-cell table:style-name="ce1" office:value-type="string" calcext:value-type="string">
            <text:p>1/27/09 8:53</text:p>
          </table:table-cell>
          <table:table-cell table:style-name="ce1" office:value-type="string" calcext:value-type="string">
            <text:p>2/19/09 8:41</text:p>
          </table:table-cell>
          <table:table-cell office:value-type="float" office:value="50.0833333" calcext:value-type="float">
            <text:p>50.0833333</text:p>
          </table:table-cell>
          <table:table-cell office:value-type="float" office:value="14.4666667" calcext:value-type="float">
            <text:p>14.4666667</text:p>
          </table:table-cell>
        </table:table-row>
        <table:table-row table:style-name="ro1">
          <table:table-cell table:style-name="ce1" office:value-type="string" calcext:value-type="string">
            <text:p>1/24/09 12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eko </text:p>
          </table:table-cell>
          <table:table-cell office:value-type="string" calcext:value-type="string">
            <text:p>Warwick <text:s text:c="20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/08 16:37</text:p>
          </table:table-cell>
          <table:table-cell table:style-name="ce1" office:value-type="string" calcext:value-type="string">
            <text:p>2/19/09 10:28</text:p>
          </table:table-cell>
          <table:table-cell office:value-type="float" office:value="41.25639" calcext:value-type="float">
            <text:p>41.25639</text:p>
          </table:table-cell>
          <table:table-cell office:value-type="float" office:value="-74.36028" calcext:value-type="float">
            <text:p>-74.36028</text:p>
          </table:table-cell>
        </table:table-row>
        <table:table-row table:style-name="ro1">
          <table:table-cell table:style-name="ce1" office:value-type="string" calcext:value-type="string">
            <text:p>1/7/09 10:4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IOLETA</text:p>
          </table:table-cell>
          <table:table-cell office:value-type="string" calcext:value-type="string">
            <text:p>Silver Spring <text:s text:c="14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1/08 13:09</text:p>
          </table:table-cell>
          <table:table-cell table:style-name="ce1" office:value-type="string" calcext:value-type="string">
            <text:p>2/19/09 10:43</text:p>
          </table:table-cell>
          <table:table-cell office:value-type="float" office:value="38.99056" calcext:value-type="float">
            <text:p>38.99056</text:p>
          </table:table-cell>
          <table:table-cell office:value-type="float" office:value="-77.02639" calcext:value-type="float">
            <text:p>-77.02639</text:p>
          </table:table-cell>
        </table:table-row>
        <table:table-row table:style-name="ro1">
          <table:table-cell table:style-name="ce1" office:value-type="string" calcext:value-type="string">
            <text:p>1/11/09 17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tje</text:p>
          </table:table-cell>
          <table:table-cell office:value-type="string" calcext:value-type="string">
            <text:p>Sacramento <text:s text:c="17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17/08 15:12</text:p>
          </table:table-cell>
          <table:table-cell table:style-name="ce1" office:value-type="string" calcext:value-type="string">
            <text:p>2/19/09 12:05</text:p>
          </table:table-cell>
          <table:table-cell office:value-type="float" office:value="38.58167" calcext:value-type="float">
            <text:p>38.58167</text:p>
          </table:table-cell>
          <table:table-cell office:value-type="float" office:value="-121.49333" calcext:value-type="float">
            <text:p>-121.49333</text:p>
          </table:table-cell>
        </table:table-row>
        <table:table-row table:style-name="ro1">
          <table:table-cell table:style-name="ce1" office:value-type="string" calcext:value-type="string">
            <text:p>1/30/09 6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Blarney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30/09 3:02</text:p>
          </table:table-cell>
          <table:table-cell table:style-name="ce1" office:value-type="string" calcext:value-type="string">
            <text:p>2/19/09 12:48</text:p>
          </table:table-cell>
          <table:table-cell office:value-type="float" office:value="51.9333333" calcext:value-type="float">
            <text:p>51.9333333</text:p>
          </table:table-cell>
          <table:table-cell office:value-type="float" office:value="-8.5666667" calcext:value-type="float">
            <text:p>-8.5666667</text:p>
          </table:table-cell>
        </table:table-row>
        <table:table-row table:style-name="ro1">
          <table:table-cell table:style-name="ce1" office:value-type="string" calcext:value-type="string">
            <text:p>1/7/09 10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laire </text:p>
          </table:table-cell>
          <table:table-cell office:value-type="string" calcext:value-type="string">
            <text:p>Ballyneety</text:p>
          </table:table-cell>
          <table:table-cell office:value-type="string" calcext:value-type="string">
            <text:p>Limeric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7/09 9:42</text:p>
          </table:table-cell>
          <table:table-cell table:style-name="ce1" office:value-type="string" calcext:value-type="string">
            <text:p>2/19/09 14:32</text:p>
          </table:table-cell>
          <table:table-cell office:value-type="float" office:value="52.5961111" calcext:value-type="float">
            <text:p>52.5961111</text:p>
          </table:table-cell>
          <table:table-cell office:value-type="float" office:value="-8.5469444" calcext:value-type="float">
            <text:p>-8.5469444</text:p>
          </table:table-cell>
        </table:table-row>
        <table:table-row table:style-name="ro1">
          <table:table-cell table:style-name="ce1" office:value-type="string" calcext:value-type="string">
            <text:p>1/27/09 6:2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Haymarket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1/06 12:04</text:p>
          </table:table-cell>
          <table:table-cell table:style-name="ce1" office:value-type="string" calcext:value-type="string">
            <text:p>2/19/09 16:52</text:p>
          </table:table-cell>
          <table:table-cell office:value-type="float" office:value="38.81194" calcext:value-type="float">
            <text:p>38.81194</text:p>
          </table:table-cell>
          <table:table-cell office:value-type="float" office:value="-77.63667" calcext:value-type="float">
            <text:p>-77.63667</text:p>
          </table:table-cell>
        </table:table-row>
        <table:table-row table:style-name="ro1">
          <table:table-cell table:style-name="ce1" office:value-type="string" calcext:value-type="string">
            <text:p>1/21/09 20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George Tow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yman Isls</text:p>
          </table:table-cell>
          <table:table-cell table:style-name="ce1" office:value-type="string" calcext:value-type="string">
            <text:p>1/10/09 16:09</text:p>
          </table:table-cell>
          <table:table-cell table:style-name="ce1" office:value-type="string" calcext:value-type="string">
            <text:p>2/19/09 19:19</text:p>
          </table:table-cell>
          <table:table-cell office:value-type="float" office:value="19.3" calcext:value-type="float">
            <text:p>19.3</text:p>
          </table:table-cell>
          <table:table-cell office:value-type="float" office:value="-81.3833333" calcext:value-type="float">
            <text:p>-81.3833333</text:p>
          </table:table-cell>
        </table:table-row>
        <table:table-row table:style-name="ro1">
          <table:table-cell table:style-name="ce1" office:value-type="string" calcext:value-type="string">
            <text:p>1/4/09 16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udith L.</text:p>
          </table:table-cell>
          <table:table-cell office:value-type="string" calcext:value-type="string">
            <text:p>Scottsdale <text:s text:c="17"/>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16:04</text:p>
          </table:table-cell>
          <table:table-cell table:style-name="ce1" office:value-type="string" calcext:value-type="string">
            <text:p>2/19/09 19:35</text:p>
          </table:table-cell>
          <table:table-cell office:value-type="float" office:value="33.50917" calcext:value-type="float">
            <text:p>33.50917</text:p>
          </table:table-cell>
          <table:table-cell office:value-type="float" office:value="-111.89833" calcext:value-type="float">
            <text:p>-111.89833</text:p>
          </table:table-cell>
        </table:table-row>
        <table:table-row table:style-name="ro1">
          <table:table-cell table:style-name="ce1" office:value-type="string" calcext:value-type="string">
            <text:p>1/6/09 12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udinet</text:p>
          </table:table-cell>
          <table:table-cell office:value-type="string" calcext:value-type="string">
            <text:p>Cambridge <text:s text:c="18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8:40</text:p>
          </table:table-cell>
          <table:table-cell table:style-name="ce1" office:value-type="string" calcext:value-type="string">
            <text:p>2/19/09 19:44</text:p>
          </table:table-cell>
          <table:table-cell office:value-type="float" office:value="42.375" calcext:value-type="float">
            <text:p>42.375</text:p>
          </table:table-cell>
          <table:table-cell office:value-type="float" office:value="-71.10611" calcext:value-type="float">
            <text:p>-71.10611</text:p>
          </table:table-cell>
        </table:table-row>
        <table:table-row table:style-name="ro1">
          <table:table-cell table:style-name="ce1" office:value-type="string" calcext:value-type="string">
            <text:p>1/11/09 4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alfont Saint Pe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4/26/06 10:12</text:p>
          </table:table-cell>
          <table:table-cell table:style-name="ce1" office:value-type="string" calcext:value-type="string">
            <text:p>2/19/09 21:38</text:p>
          </table:table-cell>
          <table:table-cell office:value-type="float" office:value="51.6" calcext:value-type="float">
            <text:p>51.6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table:style-name="ce1" office:value-type="string" calcext:value-type="string">
            <text:p>1/17/09 6:3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Tatjana and Martin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2/08 7:00</text:p>
          </table:table-cell>
          <table:table-cell table:style-name="ce1" office:value-type="string" calcext:value-type="string">
            <text:p>2/19/09 23:30</text:p>
          </table:table-cell>
          <table:table-cell office:value-type="float" office:value="52.4666667" calcext:value-type="float">
            <text:p>52.4666667</text:p>
          </table:table-cell>
          <table:table-cell office:value-type="float" office:value="-1.9166667" calcext:value-type="float">
            <text:p>-1.9166667</text:p>
          </table:table-cell>
        </table:table-row>
        <table:table-row table:style-name="ro1">
          <table:table-cell table:style-name="ce1" office:value-type="string" calcext:value-type="string">
            <text:p>1/4/09 3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4/05 12:43</text:p>
          </table:table-cell>
          <table:table-cell table:style-name="ce1" office:value-type="string" calcext:value-type="string">
            <text:p>2/20/09 0:24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12/09 5:50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rona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4/05 12:43</text:p>
          </table:table-cell>
          <table:table-cell table:style-name="ce1" office:value-type="string" calcext:value-type="string">
            <text:p>2/20/09 0:24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3/09 13:4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dree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0/22/06 14:59</text:p>
          </table:table-cell>
          <table:table-cell table:style-name="ce1" office:value-type="string" calcext:value-type="string">
            <text:p>2/20/09 3:18</text:p>
          </table:table-cell>
          <table:table-cell office:value-type="float" office:value="52.2166667" calcext:value-type="float">
            <text:p>52.216666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style-name="ce1" office:value-type="string" calcext:value-type="string">
            <text:p>1/11/09 6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ziz</text:p>
          </table:table-cell>
          <table:table-cell office:value-type="string" calcext:value-type="string">
            <text:p>Irpin'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Ukraine</text:p>
          </table:table-cell>
          <table:table-cell table:style-name="ce1" office:value-type="string" calcext:value-type="string">
            <text:p>1/11/09 0:00</text:p>
          </table:table-cell>
          <table:table-cell table:style-name="ce1" office:value-type="string" calcext:value-type="string">
            <text:p>2/20/09 3:46</text:p>
          </table:table-cell>
          <table:table-cell office:value-type="float" office:value="50.5166667" calcext:value-type="float">
            <text:p>50.5166667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style-name="ce1" office:value-type="string" calcext:value-type="string">
            <text:p>1/17/09 6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9/22/08 10:48</text:p>
          </table:table-cell>
          <table:table-cell table:style-name="ce1" office:value-type="string" calcext:value-type="string">
            <text:p>2/20/09 6:39</text:p>
          </table:table-cell>
          <table:table-cell office:value-type="float" office:value="42.7666667" calcext:value-type="float">
            <text:p>42.7666667</text:p>
          </table:table-cell>
          <table:table-cell office:value-type="float" office:value="11.1333333" calcext:value-type="float">
            <text:p>11.1333333</text:p>
          </table:table-cell>
        </table:table-row>
        <table:table-row table:style-name="ro1">
          <table:table-cell table:style-name="ce1" office:value-type="string" calcext:value-type="string">
            <text:p>1/26/09 18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Pembroke Pines <text:s text:c="13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6/08 4:24</text:p>
          </table:table-cell>
          <table:table-cell table:style-name="ce1" office:value-type="string" calcext:value-type="string">
            <text:p>2/20/09 8:09</text:p>
          </table:table-cell>
          <table:table-cell office:value-type="float" office:value="26.01083" calcext:value-type="float">
            <text:p>26.01083</text:p>
          </table:table-cell>
          <table:table-cell office:value-type="float" office:value="-80.14972" calcext:value-type="float">
            <text:p>-80.14972</text:p>
          </table:table-cell>
        </table:table-row>
        <table:table-row table:style-name="ro1">
          <table:table-cell table:style-name="ce1" office:value-type="string" calcext:value-type="string">
            <text:p>1/31/09 13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oern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13/08 18:12</text:p>
          </table:table-cell>
          <table:table-cell table:style-name="ce1" office:value-type="string" calcext:value-type="string">
            <text:p>2/20/09 8:27</text:p>
          </table:table-cell>
          <table:table-cell office:value-type="float" office:value="42.9333333" calcext:value-type="float">
            <text:p>42.9333333</text:p>
          </table:table-cell>
          <table:table-cell office:value-type="float" office:value="-80.2833333" calcext:value-type="float">
            <text:p>-80.2833333</text:p>
          </table:table-cell>
        </table:table-row>
        <table:table-row table:style-name="ro1">
          <table:table-cell table:style-name="ce1" office:value-type="string" calcext:value-type="string">
            <text:p>1/21/09 2:2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rouge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16/09 7:06</text:p>
          </table:table-cell>
          <table:table-cell table:style-name="ce1" office:value-type="string" calcext:value-type="string">
            <text:p>2/20/09 8:38</text:p>
          </table:table-cell>
          <table:table-cell office:value-type="float" office:value="46.1833333" calcext:value-type="float">
            <text:p>46.1833333</text:p>
          </table:table-cell>
          <table:table-cell office:value-type="float" office:value="6.1333333" calcext:value-type="float">
            <text:p>6.1333333</text:p>
          </table:table-cell>
        </table:table-row>
        <table:table-row table:style-name="ro1">
          <table:table-cell table:style-name="ce1" office:value-type="string" calcext:value-type="string">
            <text:p>1/18/09 13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hester <text:s text:c="20"/>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11:57</text:p>
          </table:table-cell>
          <table:table-cell table:style-name="ce1" office:value-type="string" calcext:value-type="string">
            <text:p>2/20/09 10:08</text:p>
          </table:table-cell>
          <table:table-cell office:value-type="float" office:value="41.40306" calcext:value-type="float">
            <text:p>41.40306</text:p>
          </table:table-cell>
          <table:table-cell office:value-type="float" office:value="-72.45139" calcext:value-type="float">
            <text:p>-72.45139</text:p>
          </table:table-cell>
        </table:table-row>
        <table:table-row table:style-name="ro1">
          <table:table-cell table:style-name="ce1" office:value-type="string" calcext:value-type="string">
            <text:p>1/18/09 18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Reston <text:s text:c="21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8 8:16</text:p>
          </table:table-cell>
          <table:table-cell table:style-name="ce1" office:value-type="string" calcext:value-type="string">
            <text:p>2/20/09 11:34</text:p>
          </table:table-cell>
          <table:table-cell office:value-type="float" office:value="38.96861" calcext:value-type="float">
            <text:p>38.96861</text:p>
          </table:table-cell>
          <table:table-cell office:value-type="float" office:value="-77.34139" calcext:value-type="float">
            <text:p>-77.34139</text:p>
          </table:table-cell>
        </table:table-row>
        <table:table-row table:style-name="ro1">
          <table:table-cell table:style-name="ce1" office:value-type="string" calcext:value-type="string">
            <text:p>1/31/09 1:5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acol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Lombard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4/11/05 2:40</text:p>
          </table:table-cell>
          <table:table-cell table:style-name="ce1" office:value-type="string" calcext:value-type="string">
            <text:p>2/20/09 11:41</text:p>
          </table:table-cell>
          <table:table-cell office:value-type="float" office:value="45.4666667" calcext:value-type="float">
            <text:p>45.466666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string" calcext:value-type="string">
            <text:p>1/25/09 16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4/09 20:12</text:p>
          </table:table-cell>
          <table:table-cell table:style-name="ce1" office:value-type="string" calcext:value-type="string">
            <text:p>2/20/09 12:47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16/09 19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lpharetta <text:s text:c="17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6/08 9:28</text:p>
          </table:table-cell>
          <table:table-cell table:style-name="ce1" office:value-type="string" calcext:value-type="string">
            <text:p>2/20/09 13:54</text:p>
          </table:table-cell>
          <table:table-cell office:value-type="float" office:value="34.07528" calcext:value-type="float">
            <text:p>34.07528</text:p>
          </table:table-cell>
          <table:table-cell office:value-type="float" office:value="-84.29417" calcext:value-type="float">
            <text:p>-84.29417</text:p>
          </table:table-cell>
        </table:table-row>
        <table:table-row table:style-name="ro1">
          <table:table-cell table:style-name="ce1" office:value-type="string" calcext:value-type="string">
            <text:p>1/31/09 15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Ringgold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8/09 9:54</text:p>
          </table:table-cell>
          <table:table-cell table:style-name="ce1" office:value-type="string" calcext:value-type="string">
            <text:p>2/20/09 15:53</text:p>
          </table:table-cell>
          <table:table-cell office:value-type="float" office:value="34.91583" calcext:value-type="float">
            <text:p>34.91583</text:p>
          </table:table-cell>
          <table:table-cell office:value-type="float" office:value="-85.10917" calcext:value-type="float">
            <text:p>-85.10917</text:p>
          </table:table-cell>
        </table:table-row>
        <table:table-row table:style-name="ro1">
          <table:table-cell table:style-name="ce1" office:value-type="string" calcext:value-type="string">
            <text:p>1/9/09 8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Debora </text:p>
          </table:table-cell>
          <table:table-cell office:value-type="string" calcext:value-type="string">
            <text:p>Wall <text:s text:c="23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1/08 10:27</text:p>
          </table:table-cell>
          <table:table-cell table:style-name="ce1" office:value-type="string" calcext:value-type="string">
            <text:p>2/20/09 16:45</text:p>
          </table:table-cell>
          <table:table-cell office:value-type="float" office:value="40.1478" calcext:value-type="float">
            <text:p>40.1478</text:p>
          </table:table-cell>
          <table:table-cell office:value-type="float" office:value="-74.2133" calcext:value-type="float">
            <text:p>-74.2133</text:p>
          </table:table-cell>
        </table:table-row>
        <table:table-row table:style-name="ro1">
          <table:table-cell table:style-name="ce1" office:value-type="string" calcext:value-type="string">
            <text:p>1/4/09 22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aroline </text:p>
          </table:table-cell>
          <table:table-cell office:value-type="string" calcext:value-type="string">
            <text:p>Powell Ri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1/27/08 16:06</text:p>
          </table:table-cell>
          <table:table-cell table:style-name="ce1" office:value-type="string" calcext:value-type="string">
            <text:p>2/20/09 21:45</text:p>
          </table:table-cell>
          <table:table-cell office:value-type="float" office:value="49.8833333" calcext:value-type="float">
            <text:p>49.8833333</text:p>
          </table:table-cell>
          <table:table-cell office:value-type="float" office:value="-124.55" calcext:value-type="float">
            <text:p>-124.55</text:p>
          </table:table-cell>
        </table:table-row>
        <table:table-row table:style-name="ro1">
          <table:table-cell table:style-name="ce1" office:value-type="string" calcext:value-type="string">
            <text:p>1/10/09 15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o </text:p>
          </table:table-cell>
          <table:table-cell office:value-type="string" calcext:value-type="string">
            <text:p>Huntington Beach <text:s text:c="11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17/07 14:56</text:p>
          </table:table-cell>
          <table:table-cell table:style-name="ce1" office:value-type="string" calcext:value-type="string">
            <text:p>2/20/09 22:24</text:p>
          </table:table-cell>
          <table:table-cell office:value-type="float" office:value="33.66028" calcext:value-type="float">
            <text:p>33.66028</text:p>
          </table:table-cell>
          <table:table-cell office:value-type="float" office:value="-117.99833" calcext:value-type="float">
            <text:p>-117.99833</text:p>
          </table:table-cell>
        </table:table-row>
        <table:table-row table:style-name="ro1">
          <table:table-cell table:style-name="ce1" office:value-type="string" calcext:value-type="string">
            <text:p>1/16/09 19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Los Gatos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3/09 20:49</text:p>
          </table:table-cell>
          <table:table-cell table:style-name="ce1" office:value-type="string" calcext:value-type="string">
            <text:p>2/20/09 23:09</text:p>
          </table:table-cell>
          <table:table-cell office:value-type="float" office:value="37.22667" calcext:value-type="float">
            <text:p>37.22667</text:p>
          </table:table-cell>
          <table:table-cell office:value-type="float" office:value="-121.97361" calcext:value-type="float">
            <text:p>-121.97361</text:p>
          </table:table-cell>
        </table:table-row>
        <table:table-row table:style-name="ro1">
          <table:table-cell table:style-name="ce1" office:value-type="string" calcext:value-type="string">
            <text:p>1/25/09 8:1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strid</text:p>
          </table:table-cell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4/22/07 2:19</text:p>
          </table:table-cell>
          <table:table-cell table:style-name="ce1" office:value-type="string" calcext:value-type="string">
            <text:p>2/20/09 23:22</text:p>
          </table:table-cell>
          <table:table-cell office:value-type="float" office:value="59.9166667" calcext:value-type="float">
            <text:p>59.916666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table:style-name="ce1" office:value-type="string" calcext:value-type="string">
            <text:p>1/25/09 8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4/5/08 13:20</text:p>
          </table:table-cell>
          <table:table-cell table:style-name="ce1" office:value-type="string" calcext:value-type="string">
            <text:p>2/21/09 1:36</text:p>
          </table:table-cell>
          <table:table-cell office:value-type="float" office:value="51.75" calcext:value-type="float">
            <text:p>51.7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table:style-name="ce1" office:value-type="string" calcext:value-type="string">
            <text:p>1/17/09 9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lexandria <text:s text:c="17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6/06 14:23</text:p>
          </table:table-cell>
          <table:table-cell table:style-name="ce1" office:value-type="string" calcext:value-type="string">
            <text:p>2/21/09 4:50</text:p>
          </table:table-cell>
          <table:table-cell office:value-type="float" office:value="38.80472" calcext:value-type="float">
            <text:p>38.80472</text:p>
          </table:table-cell>
          <table:table-cell office:value-type="float" office:value="-77.04722" calcext:value-type="float">
            <text:p>-77.04722</text:p>
          </table:table-cell>
        </table:table-row>
        <table:table-row table:style-name="ro1">
          <table:table-cell table:style-name="ce1" office:value-type="string" calcext:value-type="string">
            <text:p>1/24/09 1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upiterlina Elik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0/19/04 2:38</text:p>
          </table:table-cell>
          <table:table-cell table:style-name="ce1" office:value-type="string" calcext:value-type="string">
            <text:p>2/21/09 6:04</text:p>
          </table:table-cell>
          <table:table-cell office:value-type="float" office:value="41.9" calcext:value-type="float">
            <text:p>41.9</text:p>
          </table:table-cell>
          <table:table-cell office:value-type="float" office:value="12.4833333" calcext:value-type="float">
            <text:p>12.4833333</text:p>
          </table:table-cell>
        </table:table-row>
        <table:table-row table:style-name="ro1">
          <table:table-cell table:style-name="ce1" office:value-type="string" calcext:value-type="string">
            <text:p>1/27/09 15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niko</text:p>
          </table:table-cell>
          <table:table-cell office:value-type="string" calcext:value-type="string">
            <text:p>Random Lake <text:s text:c="16"/>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12:50</text:p>
          </table:table-cell>
          <table:table-cell table:style-name="ce1" office:value-type="string" calcext:value-type="string">
            <text:p>2/21/09 7:37</text:p>
          </table:table-cell>
          <table:table-cell office:value-type="float" office:value="43.55222" calcext:value-type="float">
            <text:p>43.55222</text:p>
          </table:table-cell>
          <table:table-cell office:value-type="float" office:value="-87.96167" calcext:value-type="float">
            <text:p>-87.96167</text:p>
          </table:table-cell>
        </table:table-row>
        <table:table-row table:style-name="ro1">
          <table:table-cell table:style-name="ce1" office:value-type="string" calcext:value-type="string">
            <text:p>1/25/09 21:4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San Francisco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1:35</text:p>
          </table:table-cell>
          <table:table-cell table:style-name="ce1" office:value-type="string" calcext:value-type="string">
            <text:p>2/21/09 9:26</text:p>
          </table:table-cell>
          <table:table-cell office:value-type="float" office:value="37.775" calcext:value-type="float">
            <text:p>37.775</text:p>
          </table:table-cell>
          <table:table-cell office:value-type="float" office:value="-122.41833" calcext:value-type="float">
            <text:p>-122.41833</text:p>
          </table:table-cell>
        </table:table-row>
        <table:table-row table:style-name="ro1">
          <table:table-cell table:style-name="ce1" office:value-type="string" calcext:value-type="string">
            <text:p>1/24/09 8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Baluan</text:p>
          </table:table-cell>
          <table:table-cell office:value-type="string" calcext:value-type="string">
            <text:p>General Santos</text:p>
          </table:table-cell>
          <table:table-cell office:value-type="string" calcext:value-type="string">
            <text:p>Philippines</text:p>
          </table:table-cell>
          <table:table-cell table:style-name="ce1" office:value-type="string" calcext:value-type="string">
            <text:p>1/19/09 11:08</text:p>
          </table:table-cell>
          <table:table-cell table:style-name="ce1" office:value-type="string" calcext:value-type="string">
            <text:p>2/21/09 10:08</text:p>
          </table:table-cell>
          <table:table-cell office:value-type="float" office:value="6.1036111" calcext:value-type="float">
            <text:p>6.1036111</text:p>
          </table:table-cell>
          <table:table-cell office:value-type="float" office:value="125.2163889" calcext:value-type="float">
            <text:p>125.2163889</text:p>
          </table:table-cell>
        </table:table-row>
        <table:table-row table:style-name="ro1">
          <table:table-cell table:style-name="ce1" office:value-type="string" calcext:value-type="string">
            <text:p>1/6/09 14:0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russels (Bruxelles)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12/18/08 7:04</text:p>
          </table:table-cell>
          <table:table-cell table:style-name="ce1" office:value-type="string" calcext:value-type="string">
            <text:p>2/21/09 10:49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4.3333333" calcext:value-type="float">
            <text:p>4.3333333</text:p>
          </table:table-cell>
        </table:table-row>
        <table:table-row table:style-name="ro1">
          <table:table-cell table:style-name="ce1" office:value-type="string" calcext:value-type="string">
            <text:p>1/17/09 14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Bedford Corners <text:s text:c="12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28/04 18:58</text:p>
          </table:table-cell>
          <table:table-cell table:style-name="ce1" office:value-type="string" calcext:value-type="string">
            <text:p>2/21/09 13:03</text:p>
          </table:table-cell>
          <table:table-cell office:value-type="float" office:value="41.20417" calcext:value-type="float">
            <text:p>41.20417</text:p>
          </table:table-cell>
          <table:table-cell office:value-type="float" office:value="-73.7275" calcext:value-type="float">
            <text:p>-73.7275</text:p>
          </table:table-cell>
        </table:table-row>
        <table:table-row table:style-name="ro1">
          <table:table-cell table:style-name="ce1" office:value-type="string" calcext:value-type="string">
            <text:p>1/21/09 12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ovy </text:p>
          </table:table-cell>
          <table:table-cell table:number-columns-repeated="2"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table:style-name="ce1" office:value-type="string" calcext:value-type="string">
            <text:p>2/5/07 12:43</text:p>
          </table:table-cell>
          <table:table-cell table:style-name="ce1" office:value-type="string" calcext:value-type="string">
            <text:p>2/21/09 13:55</text:p>
          </table:table-cell>
          <table:table-cell office:value-type="float" office:value="41.0186111" calcext:value-type="float">
            <text:p>41.0186111</text:p>
          </table:table-cell>
          <table:table-cell office:value-type="float" office:value="28.9647222" calcext:value-type="float">
            <text:p>28.9647222</text:p>
          </table:table-cell>
        </table:table-row>
        <table:table-row table:style-name="ro1">
          <table:table-cell table:style-name="ce1" office:value-type="string" calcext:value-type="string">
            <text:p>1/30/09 23:4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versum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1/30/08 11:54</text:p>
          </table:table-cell>
          <table:table-cell table:style-name="ce1" office:value-type="string" calcext:value-type="string">
            <text:p>2/21/09 14:05</text:p>
          </table:table-cell>
          <table:table-cell office:value-type="float" office:value="52.2333333" calcext:value-type="float">
            <text:p>52.2333333</text:p>
          </table:table-cell>
          <table:table-cell office:value-type="float" office:value="5.1833333" calcext:value-type="float">
            <text:p>5.1833333</text:p>
          </table:table-cell>
        </table:table-row>
        <table:table-row table:style-name="ro1">
          <table:table-cell table:style-name="ce1" office:value-type="string" calcext:value-type="string">
            <text:p>1/12/09 12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Milford <text:s text:c="20"/>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6/08 8:49</text:p>
          </table:table-cell>
          <table:table-cell table:style-name="ce1" office:value-type="string" calcext:value-type="string">
            <text:p>2/21/09 18:45</text:p>
          </table:table-cell>
          <table:table-cell office:value-type="float" office:value="44.94611" calcext:value-type="float">
            <text:p>44.94611</text:p>
          </table:table-cell>
          <table:table-cell office:value-type="float" office:value="-68.64444" calcext:value-type="float">
            <text:p>-68.64444</text:p>
          </table:table-cell>
        </table:table-row>
        <table:table-row table:style-name="ro1">
          <table:table-cell table:style-name="ce1" office:value-type="string" calcext:value-type="string">
            <text:p>1/29/09 21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6/17/08 19:23</text:p>
          </table:table-cell>
          <table:table-cell table:style-name="ce1" office:value-type="string" calcext:value-type="string">
            <text:p>2/21/09 20:32</text:p>
          </table:table-cell>
          <table:table-cell office:value-type="float" office:value="49.25" calcext:value-type="float">
            <text:p>49.25</text:p>
          </table:table-cell>
          <table:table-cell office:value-type="float" office:value="-123.1333333" calcext:value-type="float">
            <text:p>-123.1333333</text:p>
          </table:table-cell>
        </table:table-row>
        <table:table-row table:style-name="ro1">
          <table:table-cell table:style-name="ce1" office:value-type="string" calcext:value-type="string">
            <text:p>1/24/09 13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Kiddermins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22/08 3:57</text:p>
          </table:table-cell>
          <table:table-cell table:style-name="ce1" office:value-type="string" calcext:value-type="string">
            <text:p>2/22/09 0:00</text:p>
          </table:table-cell>
          <table:table-cell office:value-type="float" office:value="52.3833333" calcext:value-type="float">
            <text:p>52.3833333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table:style-name="ce1" office:value-type="string" calcext:value-type="string">
            <text:p>1/25/09 13:50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5/09 10:09</text:p>
          </table:table-cell>
          <table:table-cell table:style-name="ce1" office:value-type="string" calcext:value-type="string">
            <text:p>2/22/09 3:33</text:p>
          </table:table-cell>
          <table:table-cell office:value-type="float" office:value="46.5333333" calcext:value-type="float">
            <text:p>46.5333333</text:p>
          </table:table-cell>
          <table:table-cell office:value-type="float" office:value="6.6666667" calcext:value-type="float">
            <text:p>6.6666667</text:p>
          </table:table-cell>
        </table:table-row>
        <table:table-row table:style-name="ro1">
          <table:table-cell table:style-name="ce1" office:value-type="string" calcext:value-type="string">
            <text:p>1/12/09 13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Claygat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8/19/07 15:23</text:p>
          </table:table-cell>
          <table:table-cell table:style-name="ce1" office:value-type="string" calcext:value-type="string">
            <text:p>2/22/09 3:51</text:p>
          </table:table-cell>
          <table:table-cell office:value-type="float" office:value="51.35" calcext:value-type="float">
            <text:p>51.35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table:style-name="ce1" office:value-type="string" calcext:value-type="string">
            <text:p>1/5/09 11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Laasby</text:p>
          </table:table-cell>
          <table:table-cell office:value-type="string" calcext:value-type="string">
            <text:p>Arhus</text:p>
          </table:table-cell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11/19/08 3:55</text:p>
          </table:table-cell>
          <table:table-cell table:style-name="ce1" office:value-type="string" calcext:value-type="string">
            <text:p>2/22/09 6:15</text:p>
          </table:table-cell>
          <table:table-cell office:value-type="float" office:value="56.15" calcext:value-type="float">
            <text:p>56.15</text:p>
          </table:table-cell>
          <table:table-cell office:value-type="float" office:value="9.8166667" calcext:value-type="float">
            <text:p>9.8166667</text:p>
          </table:table-cell>
        </table:table-row>
        <table:table-row table:style-name="ro1">
          <table:table-cell table:style-name="ce1" office:value-type="string" calcext:value-type="string">
            <text:p>1/2/09 8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udaors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Hungary</text:p>
          </table:table-cell>
          <table:table-cell table:style-name="ce1" office:value-type="string" calcext:value-type="string">
            <text:p>10/23/08 8:15</text:p>
          </table:table-cell>
          <table:table-cell table:style-name="ce1" office:value-type="string" calcext:value-type="string">
            <text:p>2/22/09 7:06</text:p>
          </table:table-cell>
          <table:table-cell office:value-type="float" office:value="47.45" calcext:value-type="float">
            <text:p>47.45</text:p>
          </table:table-cell>
          <table:table-cell office:value-type="float" office:value="18.9666667" calcext:value-type="float">
            <text:p>18.9666667</text:p>
          </table:table-cell>
        </table:table-row>
        <table:table-row table:style-name="ro1">
          <table:table-cell table:style-name="ce1" office:value-type="string" calcext:value-type="string">
            <text:p>1/31/09 7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3/08 14:59</text:p>
          </table:table-cell>
          <table:table-cell table:style-name="ce1" office:value-type="string" calcext:value-type="string">
            <text:p>2/22/09 7:12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20/09 2:1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anto Domingo City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ominican Republic</text:p>
          </table:table-cell>
          <table:table-cell table:style-name="ce1" office:value-type="string" calcext:value-type="string">
            <text:p>11/9/08 1:26</text:p>
          </table:table-cell>
          <table:table-cell table:style-name="ce1" office:value-type="string" calcext:value-type="string">
            <text:p>2/22/09 11:21</text:p>
          </table:table-cell>
          <table:table-cell office:value-type="float" office:value="18.4666667" calcext:value-type="float">
            <text:p>18.4666667</text:p>
          </table:table-cell>
          <table:table-cell office:value-type="float" office:value="-69.9" calcext:value-type="float">
            <text:p>-69.9</text:p>
          </table:table-cell>
        </table:table-row>
        <table:table-row table:style-name="ro1">
          <table:table-cell table:style-name="ce1" office:value-type="string" calcext:value-type="string">
            <text:p>1/25/09 20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roton On Hudson <text:s text:c="11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22:33</text:p>
          </table:table-cell>
          <table:table-cell table:style-name="ce1" office:value-type="string" calcext:value-type="string">
            <text:p>2/22/09 11:51</text:p>
          </table:table-cell>
          <table:table-cell office:value-type="float" office:value="41.2219" calcext:value-type="float">
            <text:p>41.2219</text:p>
          </table:table-cell>
          <table:table-cell office:value-type="float" office:value="-73.887" calcext:value-type="float">
            <text:p>-73.887</text:p>
          </table:table-cell>
        </table:table-row>
        <table:table-row table:style-name="ro1">
          <table:table-cell table:style-name="ce1" office:value-type="string" calcext:value-type="string">
            <text:p>1/25/09 19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Vespasian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razil</text:p>
          </table:table-cell>
          <table:table-cell table:style-name="ce1" office:value-type="string" calcext:value-type="string">
            <text:p>1/6/05 21:17</text:p>
          </table:table-cell>
          <table:table-cell table:style-name="ce1" office:value-type="string" calcext:value-type="string">
            <text:p>2/22/09 14:24</text:p>
          </table:table-cell>
          <table:table-cell office:value-type="float" office:value="-19.6666667" calcext:value-type="float">
            <text:p>-19.6666667</text:p>
          </table:table-cell>
          <table:table-cell office:value-type="float" office:value="-43.9166667" calcext:value-type="float">
            <text:p>-43.9166667</text:p>
          </table:table-cell>
        </table:table-row>
        <table:table-row table:style-name="ro1">
          <table:table-cell table:style-name="ce1" office:value-type="string" calcext:value-type="string">
            <text:p>1/30/09 9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ashville <text:s text:c="18"/>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4/07 21:35</text:p>
          </table:table-cell>
          <table:table-cell table:style-name="ce1" office:value-type="string" calcext:value-type="string">
            <text:p>2/22/09 15:58</text:p>
          </table:table-cell>
          <table:table-cell office:value-type="float" office:value="36.16583" calcext:value-type="float">
            <text:p>36.16583</text:p>
          </table:table-cell>
          <table:table-cell office:value-type="float" office:value="-86.78444" calcext:value-type="float">
            <text:p>-86.78444</text:p>
          </table:table-cell>
        </table:table-row>
        <table:table-row table:style-name="ro1">
          <table:table-cell table:style-name="ce1" office:value-type="string" calcext:value-type="string">
            <text:p>1/7/09 19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oudon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1/2/07 20:26</text:p>
          </table:table-cell>
          <table:table-cell table:style-name="ce1" office:value-type="string" calcext:value-type="string">
            <text:p>2/22/09 16:06</text:p>
          </table:table-cell>
          <table:table-cell office:value-type="float" office:value="45.4166667" calcext:value-type="float">
            <text:p>45.4166667</text:p>
          </table:table-cell>
          <table:table-cell office:value-type="float" office:value="-75.7" calcext:value-type="float">
            <text:p>-75.7</text:p>
          </table:table-cell>
        </table:table-row>
        <table:table-row table:style-name="ro1">
          <table:table-cell table:style-name="ce1" office:value-type="string" calcext:value-type="string">
            <text:p>1/4/09 10:1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Naples <text:s text:c="21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8/08 9:42</text:p>
          </table:table-cell>
          <table:table-cell table:style-name="ce1" office:value-type="string" calcext:value-type="string">
            <text:p>2/22/09 18:36</text:p>
          </table:table-cell>
          <table:table-cell office:value-type="float" office:value="26.14167" calcext:value-type="float">
            <text:p>26.14167</text:p>
          </table:table-cell>
          <table:table-cell office:value-type="float" office:value="-81.795" calcext:value-type="float">
            <text:p>-81.795</text:p>
          </table:table-cell>
        </table:table-row>
        <table:table-row table:style-name="ro1">
          <table:table-cell table:style-name="ce1" office:value-type="string" calcext:value-type="string">
            <text:p>1/23/09 14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Bridgewater <text:s text:c="16"/>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7/29/08 12:00</text:p>
          </table:table-cell>
          <table:table-cell table:style-name="ce1" office:value-type="string" calcext:value-type="string">
            <text:p>2/22/09 18:48</text:p>
          </table:table-cell>
          <table:table-cell office:value-type="float" office:value="40.5945" calcext:value-type="float">
            <text:p>40.5945</text:p>
          </table:table-cell>
          <table:table-cell office:value-type="float" office:value="-74.6244" calcext:value-type="float">
            <text:p>-74.6244</text:p>
          </table:table-cell>
        </table:table-row>
        <table:table-row table:style-name="ro1">
          <table:table-cell table:style-name="ce1" office:value-type="string" calcext:value-type="string">
            <text:p>1/12/09 10:0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Washington <text:s text:c="17"/>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31/08 12:03</text:p>
          </table:table-cell>
          <table:table-cell table:style-name="ce1" office:value-type="string" calcext:value-type="string">
            <text:p>2/22/09 18:58</text:p>
          </table:table-cell>
          <table:table-cell office:value-type="float" office:value="38.895" calcext:value-type="float">
            <text:p>38.895</text:p>
          </table:table-cell>
          <table:table-cell office:value-type="float" office:value="-77.03667" calcext:value-type="float">
            <text:p>-77.03667</text:p>
          </table:table-cell>
        </table:table-row>
        <table:table-row table:style-name="ro1">
          <table:table-cell table:style-name="ce1" office:value-type="string" calcext:value-type="string">
            <text:p>1/19/09 4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5/21/07 7:22</text:p>
          </table:table-cell>
          <table:table-cell table:style-name="ce1" office:value-type="string" calcext:value-type="string">
            <text:p>2/22/09 22:33</text:p>
          </table:table-cell>
          <table:table-cell office:value-type="float" office:value="49.5" calcext:value-type="float">
            <text:p>49.5</text:p>
          </table:table-cell>
          <table:table-cell office:value-type="float" office:value="6.1666667" calcext:value-type="float">
            <text:p>6.1666667</text:p>
          </table:table-cell>
        </table:table-row>
        <table:table-row table:style-name="ro1">
          <table:table-cell table:style-name="ce1" office:value-type="string" calcext:value-type="string">
            <text:p>1/21/09 21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Taicheng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China</text:p>
          </table:table-cell>
          <table:table-cell table:style-name="ce1" office:value-type="string" calcext:value-type="string">
            <text:p>1/21/09 6:24</text:p>
          </table:table-cell>
          <table:table-cell table:style-name="ce1" office:value-type="string" calcext:value-type="string">
            <text:p>2/23/09 1:36</text:p>
          </table:table-cell>
          <table:table-cell office:value-type="float" office:value="22.25" calcext:value-type="float">
            <text:p>22.25</text:p>
          </table:table-cell>
          <table:table-cell office:value-type="float" office:value="112.7833333" calcext:value-type="float">
            <text:p>112.7833333</text:p>
          </table:table-cell>
        </table:table-row>
        <table:table-row table:style-name="ro1">
          <table:table-cell table:style-name="ce1" office:value-type="string" calcext:value-type="string">
            <text:p>1/25/09 4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Hilde</text:p>
          </table:table-cell>
          <table:table-cell table:number-columns-repeated="2" office:value-type="string" calcext:value-type="string">
            <text:p>Groningen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8/09 5:16</text:p>
          </table:table-cell>
          <table:table-cell table:style-name="ce1" office:value-type="string" calcext:value-type="string">
            <text:p>2/23/09 3:12</text:p>
          </table:table-cell>
          <table:table-cell office:value-type="float" office:value="53.2166667" calcext:value-type="float">
            <text:p>53.216666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table:style-name="ce1" office:value-type="string" calcext:value-type="string">
            <text:p>1/30/09 1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rja</text:p>
          </table:table-cell>
          <table:table-cell office:value-type="string" calcext:value-type="string">
            <text:p>Villars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1/30/08 4:39</text:p>
          </table:table-cell>
          <table:table-cell table:style-name="ce1" office:value-type="string" calcext:value-type="string">
            <text:p>2/23/09 3:56</text:p>
          </table:table-cell>
          <table:table-cell office:value-type="float" office:value="46.3" calcext:value-type="float">
            <text:p>46.3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table:style-name="ce1" office:value-type="string" calcext:value-type="string">
            <text:p>1/26/09 15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Huntersville <text:s text:c="15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2/08 20:09</text:p>
          </table:table-cell>
          <table:table-cell table:style-name="ce1" office:value-type="string" calcext:value-type="string">
            <text:p>2/23/09 5:14</text:p>
          </table:table-cell>
          <table:table-cell office:value-type="float" office:value="35.41056" calcext:value-type="float">
            <text:p>35.41056</text:p>
          </table:table-cell>
          <table:table-cell office:value-type="float" office:value="-80.84306" calcext:value-type="float">
            <text:p>-80.84306</text:p>
          </table:table-cell>
        </table:table-row>
        <table:table-row table:style-name="ro1">
          <table:table-cell table:style-name="ce1" office:value-type="string" calcext:value-type="string">
            <text:p>1/15/09 15:5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armain</text:p>
          </table:table-cell>
          <table:table-cell office:value-type="string" calcext:value-type="string">
            <text:p>Cartersburg <text:s text:c="16"/>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/08 10:51</text:p>
          </table:table-cell>
          <table:table-cell table:style-name="ce1" office:value-type="string" calcext:value-type="string">
            <text:p>2/23/09 6:24</text:p>
          </table:table-cell>
          <table:table-cell office:value-type="float" office:value="39.69861" calcext:value-type="float">
            <text:p>39.69861</text:p>
          </table:table-cell>
          <table:table-cell office:value-type="float" office:value="-86.46361" calcext:value-type="float">
            <text:p>-86.46361</text:p>
          </table:table-cell>
        </table:table-row>
        <table:table-row table:style-name="ro1">
          <table:table-cell table:style-name="ce1" office:value-type="string" calcext:value-type="string">
            <text:p>1/2/09 20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Flower Mound <text:s text:c="15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3/08 20:57</text:p>
          </table:table-cell>
          <table:table-cell table:style-name="ce1" office:value-type="string" calcext:value-type="string">
            <text:p>2/23/09 6:56</text:p>
          </table:table-cell>
          <table:table-cell office:value-type="float" office:value="33.01444" calcext:value-type="float">
            <text:p>33.01444</text:p>
          </table:table-cell>
          <table:table-cell office:value-type="float" office:value="-97.09667" calcext:value-type="float">
            <text:p>-97.09667</text:p>
          </table:table-cell>
        </table:table-row>
        <table:table-row table:style-name="ro1">
          <table:table-cell table:style-name="ce1" office:value-type="string" calcext:value-type="string">
            <text:p>1/25/09 9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Zaneta </text:p>
          </table:table-cell>
          <table:table-cell office:value-type="string" calcext:value-type="string">
            <text:p>Rochester <text:s text:c="18"/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10:36</text:p>
          </table:table-cell>
          <table:table-cell table:style-name="ce1" office:value-type="string" calcext:value-type="string">
            <text:p>2/23/09 6:58</text:p>
          </table:table-cell>
          <table:table-cell office:value-type="float" office:value="42.68056" calcext:value-type="float">
            <text:p>42.68056</text:p>
          </table:table-cell>
          <table:table-cell office:value-type="float" office:value="-83.13389" calcext:value-type="float">
            <text:p>-83.13389</text:p>
          </table:table-cell>
        </table:table-row>
        <table:table-row table:style-name="ro1">
          <table:table-cell table:style-name="ce1" office:value-type="string" calcext:value-type="string">
            <text:p>1/20/09 20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annett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Dubayy</text:p>
          </table:table-cell>
          <table:table-cell office:value-type="string" calcext:value-type="string">
            <text:p>United Arab Emirates</text:p>
          </table:table-cell>
          <table:table-cell table:style-name="ce1" office:value-type="string" calcext:value-type="string">
            <text:p>1/18/09 9:58</text:p>
          </table:table-cell>
          <table:table-cell table:style-name="ce1" office:value-type="string" calcext:value-type="string">
            <text:p>2/23/09 7:01</text:p>
          </table:table-cell>
          <table:table-cell office:value-type="float" office:value="25.2522222" calcext:value-type="float">
            <text:p>25.2522222</text:p>
          </table:table-cell>
          <table:table-cell office:value-type="float" office:value="55.28" calcext:value-type="float">
            <text:p>55.28</text:p>
          </table:table-cell>
        </table:table-row>
        <table:table-row table:style-name="ro1">
          <table:table-cell table:style-name="ce1" office:value-type="string" calcext:value-type="string">
            <text:p>1/8/09 11:1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Langnau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7/09 10:25</text:p>
          </table:table-cell>
          <table:table-cell table:style-name="ce1" office:value-type="string" calcext:value-type="string">
            <text:p>2/23/09 7:17</text:p>
          </table:table-cell>
          <table:table-cell office:value-type="float" office:value="47.2833333" calcext:value-type="float">
            <text:p>47.2833333</text:p>
          </table:table-cell>
          <table:table-cell office:value-type="float" office:value="8.5333333" calcext:value-type="float">
            <text:p>8.5333333</text:p>
          </table:table-cell>
        </table:table-row>
        <table:table-row table:style-name="ro1">
          <table:table-cell table:style-name="ce1" office:value-type="string" calcext:value-type="string">
            <text:p>1/6/09 20:3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6/09 9:44</text:p>
          </table:table-cell>
          <table:table-cell table:style-name="ce1" office:value-type="string" calcext:value-type="string">
            <text:p>2/23/09 8:55</text:p>
          </table:table-cell>
          <table:table-cell office:value-type="float" office:value="49.1333333" calcext:value-type="float">
            <text:p>49.1333333</text:p>
          </table:table-cell>
          <table:table-cell office:value-type="float" office:value="-122.3" calcext:value-type="float">
            <text:p>-122.3</text:p>
          </table:table-cell>
        </table:table-row>
        <table:table-row table:style-name="ro1">
          <table:table-cell table:style-name="ce1" office:value-type="string" calcext:value-type="string">
            <text:p>1/6/09 18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erie</text:p>
          </table:table-cell>
          <table:table-cell office:value-type="string" calcext:value-type="string">
            <text:p>Columbus <text:s text:c="19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2/08 14:12</text:p>
          </table:table-cell>
          <table:table-cell table:style-name="ce1" office:value-type="string" calcext:value-type="string">
            <text:p>2/23/09 11:35</text:p>
          </table:table-cell>
          <table:table-cell office:value-type="float" office:value="39.96111" calcext:value-type="float">
            <text:p>39.96111</text:p>
          </table:table-cell>
          <table:table-cell office:value-type="float" office:value="-82.99889" calcext:value-type="float">
            <text:p>-82.99889</text:p>
          </table:table-cell>
        </table:table-row>
        <table:table-row table:style-name="ro1">
          <table:table-cell table:style-name="ce1" office:value-type="string" calcext:value-type="string">
            <text:p>1/11/09 6:4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hiree</text:p>
          </table:table-cell>
          <table:table-cell office:value-type="string" calcext:value-type="string">
            <text:p>Clondalkin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8/25/07 5:48</text:p>
          </table:table-cell>
          <table:table-cell table:style-name="ce1" office:value-type="string" calcext:value-type="string">
            <text:p>2/23/09 11:56</text:p>
          </table:table-cell>
          <table:table-cell office:value-type="float" office:value="53.3244444" calcext:value-type="float">
            <text:p>53.3244444</text:p>
          </table:table-cell>
          <table:table-cell office:value-type="float" office:value="-6.3972222" calcext:value-type="float">
            <text:p>-6.3972222</text:p>
          </table:table-cell>
        </table:table-row>
        <table:table-row table:style-name="ro1">
          <table:table-cell table:style-name="ce1" office:value-type="string" calcext:value-type="string">
            <text:p>1/19/09 14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Harold's Cross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6/09 13:24</text:p>
          </table:table-cell>
          <table:table-cell table:style-name="ce1" office:value-type="string" calcext:value-type="string">
            <text:p>2/23/09 12:02</text:p>
          </table:table-cell>
          <table:table-cell office:value-type="float" office:value="53.3263889" calcext:value-type="float">
            <text:p>53.3263889</text:p>
          </table:table-cell>
          <table:table-cell office:value-type="float" office:value="-6.2947222" calcext:value-type="float">
            <text:p>-6.2947222</text:p>
          </table:table-cell>
        </table:table-row>
        <table:table-row table:style-name="ro1">
          <table:table-cell table:style-name="ce1" office:value-type="string" calcext:value-type="string">
            <text:p>1/31/09 6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cott </text:p>
          </table:table-cell>
          <table:table-cell office:value-type="string" calcext:value-type="string">
            <text:p>Sag Harbor <text:s text:c="17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27/08 4:15</text:p>
          </table:table-cell>
          <table:table-cell table:style-name="ce1" office:value-type="string" calcext:value-type="string">
            <text:p>2/23/09 13:36</text:p>
          </table:table-cell>
          <table:table-cell office:value-type="float" office:value="40.99778" calcext:value-type="float">
            <text:p>40.99778</text:p>
          </table:table-cell>
          <table:table-cell office:value-type="float" office:value="-72.29306" calcext:value-type="float">
            <text:p>-72.29306</text:p>
          </table:table-cell>
        </table:table-row>
        <table:table-row table:style-name="ro1">
          <table:table-cell table:style-name="ce1" office:value-type="string" calcext:value-type="string">
            <text:p>1/6/09 9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San Diego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4/09 3:18</text:p>
          </table:table-cell>
          <table:table-cell table:style-name="ce1" office:value-type="string" calcext:value-type="string">
            <text:p>2/23/09 15:39</text:p>
          </table:table-cell>
          <table:table-cell office:value-type="float" office:value="32.71528" calcext:value-type="float">
            <text:p>32.71528</text:p>
          </table:table-cell>
          <table:table-cell office:value-type="float" office:value="-117.15639" calcext:value-type="float">
            <text:p>-117.15639</text:p>
          </table:table-cell>
        </table:table-row>
        <table:table-row table:style-name="ro1">
          <table:table-cell table:style-name="ce1" office:value-type="string" calcext:value-type="string">
            <text:p>1/21/09 7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Wilmington <text:s text:c="17"/>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25/08 13:23</text:p>
          </table:table-cell>
          <table:table-cell table:style-name="ce1" office:value-type="string" calcext:value-type="string">
            <text:p>2/23/09 16:29</text:p>
          </table:table-cell>
          <table:table-cell office:value-type="float" office:value="39.74583" calcext:value-type="float">
            <text:p>39.74583</text:p>
          </table:table-cell>
          <table:table-cell office:value-type="float" office:value="-75.54694" calcext:value-type="float">
            <text:p>-75.54694</text:p>
          </table:table-cell>
        </table:table-row>
        <table:table-row table:style-name="ro1">
          <table:table-cell table:style-name="ce1" office:value-type="string" calcext:value-type="string">
            <text:p>1/20/09 17:2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0/08 18:01</text:p>
          </table:table-cell>
          <table:table-cell table:style-name="ce1" office:value-type="string" calcext:value-type="string">
            <text:p>2/23/09 19:35</text:p>
          </table:table-cell>
          <table:table-cell office:value-type="float" office:value="43.6666667" calcext:value-type="float">
            <text:p>43.6666667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29/09 12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Issaquah <text:s text:c="19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/07 21:25</text:p>
          </table:table-cell>
          <table:table-cell table:style-name="ce1" office:value-type="string" calcext:value-type="string">
            <text:p>2/23/09 21:58</text:p>
          </table:table-cell>
          <table:table-cell office:value-type="float" office:value="47.61056" calcext:value-type="float">
            <text:p>47.61056</text:p>
          </table:table-cell>
          <table:table-cell office:value-type="float" office:value="-122.19944" calcext:value-type="float">
            <text:p>-122.19944</text:p>
          </table:table-cell>
        </table:table-row>
        <table:table-row table:style-name="ro1">
          <table:table-cell table:style-name="ce1" office:value-type="string" calcext:value-type="string">
            <text:p>1/24/09 23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aine</text:p>
          </table:table-cell>
          <table:table-cell table:number-columns-repeated="2" office:value-type="string" calcext:value-type="string">
            <text:p>Phuket</text:p>
          </table:table-cell>
          <table:table-cell office:value-type="string" calcext:value-type="string">
            <text:p>Thailand</text:p>
          </table:table-cell>
          <table:table-cell table:style-name="ce1" office:value-type="string" calcext:value-type="string">
            <text:p>1/24/09 22:47</text:p>
          </table:table-cell>
          <table:table-cell table:style-name="ce1" office:value-type="string" calcext:value-type="string">
            <text:p>2/24/09 1:12</text:p>
          </table:table-cell>
          <table:table-cell office:value-type="float" office:value="7.8833333" calcext:value-type="float">
            <text:p>7.8833333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style-name="ce1" office:value-type="string" calcext:value-type="string">
            <text:p>1/28/09 10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evonne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Attiki</text:p>
          </table:table-cell>
          <table:table-cell office:value-type="string" calcext:value-type="string">
            <text:p>Greece</text:p>
          </table:table-cell>
          <table:table-cell table:style-name="ce1" office:value-type="string" calcext:value-type="string">
            <text:p>5/8/08 4:26</text:p>
          </table:table-cell>
          <table:table-cell table:style-name="ce1" office:value-type="string" calcext:value-type="string">
            <text:p>2/24/09 2:58</text:p>
          </table:table-cell>
          <table:table-cell office:value-type="float" office:value="37.9833333" calcext:value-type="float">
            <text:p>37.9833333</text:p>
          </table:table-cell>
          <table:table-cell office:value-type="float" office:value="23.7333333" calcext:value-type="float">
            <text:p>23.7333333</text:p>
          </table:table-cell>
        </table:table-row>
        <table:table-row table:style-name="ro1">
          <table:table-cell table:style-name="ce1" office:value-type="string" calcext:value-type="string">
            <text:p>1/30/09 14:3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nielle</text:p>
          </table:table-cell>
          <table:table-cell table:number-columns-repeated="2"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30/09 13:50</text:p>
          </table:table-cell>
          <table:table-cell table:style-name="ce1" office:value-type="string" calcext:value-type="string">
            <text:p>2/24/09 3:15</text:p>
          </table:table-cell>
          <table:table-cell office:value-type="float" office:value="46.2" calcext:value-type="float">
            <text:p>46.2</text:p>
          </table:table-cell>
          <table:table-cell office:value-type="float" office:value="6.1666667" calcext:value-type="float">
            <text:p>6.1666667</text:p>
          </table:table-cell>
        </table:table-row>
        <table:table-row table:style-name="ro1">
          <table:table-cell table:style-name="ce1" office:value-type="string" calcext:value-type="string">
            <text:p>1/21/09 2:0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roline and Jonathan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2/14/06 14:43</text:p>
          </table:table-cell>
          <table:table-cell table:style-name="ce1" office:value-type="string" calcext:value-type="string">
            <text:p>2/24/09 3:29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-0.7833333" calcext:value-type="float">
            <text:p>-0.7833333</text:p>
          </table:table-cell>
        </table:table-row>
        <table:table-row table:style-name="ro1">
          <table:table-cell table:style-name="ce1" office:value-type="string" calcext:value-type="string">
            <text:p>1/26/09 6:3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Massagno</text:p>
          </table:table-cell>
          <table:table-cell office:value-type="string" calcext:value-type="string">
            <text:p>Ticino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6/4/08 11:55</text:p>
          </table:table-cell>
          <table:table-cell table:style-name="ce1" office:value-type="string" calcext:value-type="string">
            <text:p>2/24/09 5:30</text:p>
          </table:table-cell>
          <table:table-cell office:value-type="float" office:value="46.0166667" calcext:value-type="float">
            <text:p>46.0166667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table:style-name="ce1" office:value-type="string" calcext:value-type="string">
            <text:p>1/4/09 14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2/14/05 10:47</text:p>
          </table:table-cell>
          <table:table-cell table:style-name="ce1" office:value-type="string" calcext:value-type="string">
            <text:p>2/24/09 7:30</text:p>
          </table:table-cell>
          <table:table-cell office:value-type="float" office:value="51.5" calcext:value-type="float">
            <text:p>51.5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table:style-name="ce1" office:value-type="string" calcext:value-type="string">
            <text:p>1/9/09 3:03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Ghislaine</text:p>
          </table:table-cell>
          <table:table-cell office:value-type="string" calcext:value-type="string">
            <text:p>Ferney-Voltaire</text:p>
          </table:table-cell>
          <table:table-cell office:value-type="string" calcext:value-type="string">
            <text:p>Rhone-Alpes</text:p>
          </table:table-cell>
          <table:table-cell office:value-type="string" calcext:value-type="string">
            <text:p>France</text:p>
          </table:table-cell>
          <table:table-cell table:style-name="ce1" office:value-type="string" calcext:value-type="string">
            <text:p>3/28/08 5:53</text:p>
          </table:table-cell>
          <table:table-cell table:style-name="ce1" office:value-type="string" calcext:value-type="string">
            <text:p>2/24/09 8:10</text:p>
          </table:table-cell>
          <table:table-cell office:value-type="float" office:value="46.25" calcext:value-type="float">
            <text:p>46.25</text:p>
          </table:table-cell>
          <table:table-cell office:value-type="float" office:value="6.1166667" calcext:value-type="float">
            <text:p>6.1166667</text:p>
          </table:table-cell>
        </table:table-row>
        <table:table-row table:style-name="ro1">
          <table:table-cell table:style-name="ce1" office:value-type="string" calcext:value-type="string">
            <text:p>1/8/09 19:2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ableton <text:s text:c="19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30/07 10:44</text:p>
          </table:table-cell>
          <table:table-cell table:style-name="ce1" office:value-type="string" calcext:value-type="string">
            <text:p>2/24/09 8:22</text:p>
          </table:table-cell>
          <table:table-cell office:value-type="float" office:value="33.81861" calcext:value-type="float">
            <text:p>33.81861</text:p>
          </table:table-cell>
          <table:table-cell office:value-type="float" office:value="-84.5825" calcext:value-type="float">
            <text:p>-84.5825</text:p>
          </table:table-cell>
        </table:table-row>
        <table:table-row table:style-name="ro1">
          <table:table-cell table:style-name="ce1" office:value-type="string" calcext:value-type="string">
            <text:p>1/10/09 16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ollie</text:p>
          </table:table-cell>
          <table:table-cell office:value-type="string" calcext:value-type="string">
            <text:p>San Diego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12/07 13:03</text:p>
          </table:table-cell>
          <table:table-cell table:style-name="ce1" office:value-type="string" calcext:value-type="string">
            <text:p>2/24/09 8:32</text:p>
          </table:table-cell>
          <table:table-cell office:value-type="float" office:value="32.71528" calcext:value-type="float">
            <text:p>32.71528</text:p>
          </table:table-cell>
          <table:table-cell office:value-type="float" office:value="-117.15639" calcext:value-type="float">
            <text:p>-117.15639</text:p>
          </table:table-cell>
        </table:table-row>
        <table:table-row table:style-name="ro1">
          <table:table-cell table:style-name="ce1" office:value-type="string" calcext:value-type="string">
            <text:p>1/6/09 6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a Louviere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1/3/09 5:24</text:p>
          </table:table-cell>
          <table:table-cell table:style-name="ce1" office:value-type="string" calcext:value-type="string">
            <text:p>2/24/09 8:32</text:p>
          </table:table-cell>
          <table:table-cell office:value-type="float" office:value="50.4666667" calcext:value-type="float">
            <text:p>50.4666667</text:p>
          </table:table-cell>
          <table:table-cell office:value-type="float" office:value="4.1833333" calcext:value-type="float">
            <text:p>4.1833333</text:p>
          </table:table-cell>
        </table:table-row>
        <table:table-row table:style-name="ro1">
          <table:table-cell table:style-name="ce1" office:value-type="string" calcext:value-type="string">
            <text:p>1/23/09 13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lahat</text:p>
          </table:table-cell>
          <table:table-cell office:value-type="string" calcext:value-type="string">
            <text:p>Minneapolis <text:s text:c="16"/>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3/07 12:56</text:p>
          </table:table-cell>
          <table:table-cell table:style-name="ce1" office:value-type="string" calcext:value-type="string">
            <text:p>2/24/09 8:46</text:p>
          </table:table-cell>
          <table:table-cell office:value-type="float" office:value="44.98" calcext:value-type="float">
            <text:p>44.98</text:p>
          </table:table-cell>
          <table:table-cell office:value-type="float" office:value="-93.26361" calcext:value-type="float">
            <text:p>-93.26361</text:p>
          </table:table-cell>
        </table:table-row>
        <table:table-row table:style-name="ro1">
          <table:table-cell table:style-name="ce1" office:value-type="string" calcext:value-type="string">
            <text:p>1/18/09 17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razil</text:p>
          </table:table-cell>
          <table:table-cell table:style-name="ce1" office:value-type="string" calcext:value-type="string">
            <text:p>3/9/08 9:39</text:p>
          </table:table-cell>
          <table:table-cell table:style-name="ce1" office:value-type="string" calcext:value-type="string">
            <text:p>2/24/09 10:09</text:p>
          </table:table-cell>
          <table:table-cell office:value-type="float" office:value="-26.1180556" calcext:value-type="float">
            <text:p>-26.1180556</text:p>
          </table:table-cell>
          <table:table-cell office:value-type="float" office:value="-49.8016667" calcext:value-type="float">
            <text:p>-49.8016667</text:p>
          </table:table-cell>
        </table:table-row>
        <table:table-row table:style-name="ro1">
          <table:table-cell table:style-name="ce1" office:value-type="string" calcext:value-type="string">
            <text:p>1/5/09 15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8/18/05 2:04</text:p>
          </table:table-cell>
          <table:table-cell table:style-name="ce1" office:value-type="string" calcext:value-type="string">
            <text:p>2/24/09 10:35</text:p>
          </table:table-cell>
          <table:table-cell office:value-type="float" office:value="51.1333333" calcext:value-type="float">
            <text:p>51.1333333</text:p>
          </table:table-cell>
          <table:table-cell office:value-type="float" office:value="0.8833333" calcext:value-type="float">
            <text:p>0.8833333</text:p>
          </table:table-cell>
        </table:table-row>
        <table:table-row table:style-name="ro1">
          <table:table-cell table:style-name="ce1" office:value-type="string" calcext:value-type="string">
            <text:p>1/2/09 10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Brandi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2/24/08 15:23</text:p>
          </table:table-cell>
          <table:table-cell table:style-name="ce1" office:value-type="string" calcext:value-type="string">
            <text:p>2/24/09 12:08</text:p>
          </table:table-cell>
          <table:table-cell office:value-type="float" office:value="53.55" calcext:value-type="float">
            <text:p>53.55</text:p>
          </table:table-cell>
          <table:table-cell office:value-type="float" office:value="-113.5" calcext:value-type="float">
            <text:p>-113.5</text:p>
          </table:table-cell>
        </table:table-row>
        <table:table-row table:style-name="ro1">
          <table:table-cell table:style-name="ce1" office:value-type="string" calcext:value-type="string">
            <text:p>1/25/09 9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9/4/06 14:35</text:p>
          </table:table-cell>
          <table:table-cell table:style-name="ce1" office:value-type="string" calcext:value-type="string">
            <text:p>2/24/09 13:37</text:p>
          </table:table-cell>
          <table:table-cell office:value-type="float" office:value="51.52721" calcext:value-type="float">
            <text:p>51.52721</text:p>
          </table:table-cell>
          <table:table-cell office:value-type="float" office:value="0.14559" calcext:value-type="float">
            <text:p>0.14559</text:p>
          </table:table-cell>
        </table:table-row>
        <table:table-row table:style-name="ro1">
          <table:table-cell table:style-name="ce1" office:value-type="string" calcext:value-type="string">
            <text:p>1/5/09 6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4/09 6:19</text:p>
          </table:table-cell>
          <table:table-cell table:style-name="ce1" office:value-type="string" calcext:value-type="string">
            <text:p>2/24/09 13:56</text:p>
          </table:table-cell>
          <table:table-cell office:value-type="float" office:value="43.8333333" calcext:value-type="float">
            <text:p>43.8333333</text:p>
          </table:table-cell>
          <table:table-cell office:value-type="float" office:value="10.4833333" calcext:value-type="float">
            <text:p>10.4833333</text:p>
          </table:table-cell>
        </table:table-row>
        <table:table-row table:style-name="ro1">
          <table:table-cell table:style-name="ce1" office:value-type="string" calcext:value-type="string">
            <text:p>1/6/09 2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olyxene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1/20/05 23:46</text:p>
          </table:table-cell>
          <table:table-cell table:style-name="ce1" office:value-type="string" calcext:value-type="string">
            <text:p>2/24/09 16:04</text:p>
          </table:table-cell>
          <table:table-cell office:value-type="float" office:value="-31.9333333" calcext:value-type="float">
            <text:p>-31.9333333</text:p>
          </table:table-cell>
          <table:table-cell office:value-type="float" office:value="115.8333333" calcext:value-type="float">
            <text:p>115.8333333</text:p>
          </table:table-cell>
        </table:table-row>
        <table:table-row table:style-name="ro1">
          <table:table-cell table:style-name="ce1" office:value-type="string" calcext:value-type="string">
            <text:p>1/27/09 14:4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rlington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1:01</text:p>
          </table:table-cell>
          <table:table-cell table:style-name="ce1" office:value-type="string" calcext:value-type="string">
            <text:p>2/24/09 16:38</text:p>
          </table:table-cell>
          <table:table-cell office:value-type="float" office:value="38.89028" calcext:value-type="float">
            <text:p>38.89028</text:p>
          </table:table-cell>
          <table:table-cell office:value-type="float" office:value="-77.08444" calcext:value-type="float">
            <text:p>-77.08444</text:p>
          </table:table-cell>
        </table:table-row>
        <table:table-row table:style-name="ro1">
          <table:table-cell table:style-name="ce1" office:value-type="string" calcext:value-type="string">
            <text:p>1/8/09 12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8/13/08 15:58</text:p>
          </table:table-cell>
          <table:table-cell table:style-name="ce1" office:value-type="string" calcext:value-type="string">
            <text:p>2/24/09 17:41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29/09 12:1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hiefland <text:s text:c="18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7/09 15:56</text:p>
          </table:table-cell>
          <table:table-cell table:style-name="ce1" office:value-type="string" calcext:value-type="string">
            <text:p>2/24/09 18:29</text:p>
          </table:table-cell>
          <table:table-cell office:value-type="float" office:value="29.47472" calcext:value-type="float">
            <text:p>29.47472</text:p>
          </table:table-cell>
          <table:table-cell office:value-type="float" office:value="-82.86" calcext:value-type="float">
            <text:p>-82.86</text:p>
          </table:table-cell>
        </table:table-row>
        <table:table-row table:style-name="ro1">
          <table:table-cell table:style-name="ce1" office:value-type="string" calcext:value-type="string">
            <text:p>1/19/09 10:4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tavenger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13/09 13:53</text:p>
          </table:table-cell>
          <table:table-cell table:style-name="ce1" office:value-type="string" calcext:value-type="string">
            <text:p>2/25/09 0:40</text:p>
          </table:table-cell>
          <table:table-cell office:value-type="float" office:value="58.9666667" calcext:value-type="float">
            <text:p>58.966666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table:style-name="ce1" office:value-type="string" calcext:value-type="string">
            <text:p>1/8/09 2:4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Begnins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7/09 4:14</text:p>
          </table:table-cell>
          <table:table-cell table:style-name="ce1" office:value-type="string" calcext:value-type="string">
            <text:p>2/25/09 1:37</text:p>
          </table:table-cell>
          <table:table-cell office:value-type="float" office:value="46.4333333" calcext:value-type="float">
            <text:p>46.433333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table:style-name="ce1" office:value-type="string" calcext:value-type="string">
            <text:p>1/19/09 17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iche Lou</text:p>
          </table:table-cell>
          <table:table-cell office:value-type="string" calcext:value-type="string">
            <text:p>Newton <text:s text:c="21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12/07 7:21</text:p>
          </table:table-cell>
          <table:table-cell table:style-name="ce1" office:value-type="string" calcext:value-type="string">
            <text:p>2/25/09 2:28</text:p>
          </table:table-cell>
          <table:table-cell office:value-type="float" office:value="42.33694" calcext:value-type="float">
            <text:p>42.33694</text:p>
          </table:table-cell>
          <table:table-cell office:value-type="float" office:value="-71.20972" calcext:value-type="float">
            <text:p>-71.20972</text:p>
          </table:table-cell>
        </table:table-row>
        <table:table-row table:style-name="ro1">
          <table:table-cell table:style-name="ce1" office:value-type="string" calcext:value-type="string">
            <text:p>1/11/09 0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5/7/07 4:07</text:p>
          </table:table-cell>
          <table:table-cell table:style-name="ce1" office:value-type="string" calcext:value-type="string">
            <text:p>2/25/09 4:04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1/16/09 5:1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Ber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0/19/07 12:31</text:p>
          </table:table-cell>
          <table:table-cell table:style-name="ce1" office:value-type="string" calcext:value-type="string">
            <text:p>2/25/09 5:12</text:p>
          </table:table-cell>
          <table:table-cell office:value-type="float" office:value="47.35" calcext:value-type="float">
            <text:p>47.35</text:p>
          </table:table-cell>
          <table:table-cell office:value-type="float" office:value="8.3833333" calcext:value-type="float">
            <text:p>8.3833333</text:p>
          </table:table-cell>
        </table:table-row>
        <table:table-row table:style-name="ro1">
          <table:table-cell table:style-name="ce1" office:value-type="string" calcext:value-type="string">
            <text:p>1/19/09 6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Santa Barbaraa</text:p>
          </table:table-cell>
          <table:table-cell office:value-type="string" calcext:value-type="string">
            <text:p>Heredia</text:p>
          </table:table-cell>
          <table:table-cell office:value-type="string" calcext:value-type="string">
            <text:p>Costa Rica</text:p>
          </table:table-cell>
          <table:table-cell table:style-name="ce1" office:value-type="string" calcext:value-type="string">
            <text:p>1/19/09 6:45</text:p>
          </table:table-cell>
          <table:table-cell table:style-name="ce1" office:value-type="string" calcext:value-type="string">
            <text:p>2/25/09 5:44</text:p>
          </table:table-cell>
          <table:table-cell office:value-type="float" office:value="10.0333333" calcext:value-type="float">
            <text:p>10.0333333</text:p>
          </table:table-cell>
          <table:table-cell office:value-type="float" office:value="-84.15" calcext:value-type="float">
            <text:p>-84.15</text:p>
          </table:table-cell>
        </table:table-row>
        <table:table-row table:style-name="ro1">
          <table:table-cell table:style-name="ce1" office:value-type="string" calcext:value-type="string">
            <text:p>1/26/09 1:1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Churr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1/23/09 1:57</text:p>
          </table:table-cell>
          <table:table-cell table:style-name="ce1" office:value-type="string" calcext:value-type="string">
            <text:p>2/25/09 5:47</text:p>
          </table:table-cell>
          <table:table-cell office:value-type="float" office:value="38.0166667" calcext:value-type="float">
            <text:p>38.0166667</text:p>
          </table:table-cell>
          <table:table-cell office:value-type="float" office:value="-1.1333333" calcext:value-type="float">
            <text:p>-1.1333333</text:p>
          </table:table-cell>
        </table:table-row>
        <table:table-row table:style-name="ro1">
          <table:table-cell table:style-name="ce1" office:value-type="string" calcext:value-type="string">
            <text:p>1/30/09 10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orna</text:p>
          </table:table-cell>
          <table:table-cell office:value-type="string" calcext:value-type="string">
            <text:p>Castle Rock <text:s text:c="16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6/08 16:31</text:p>
          </table:table-cell>
          <table:table-cell table:style-name="ce1" office:value-type="string" calcext:value-type="string">
            <text:p>2/25/09 7:42</text:p>
          </table:table-cell>
          <table:table-cell office:value-type="float" office:value="39.37222" calcext:value-type="float">
            <text:p>39.37222</text:p>
          </table:table-cell>
          <table:table-cell office:value-type="float" office:value="-104.85556" calcext:value-type="float">
            <text:p>-104.85556</text:p>
          </table:table-cell>
        </table:table-row>
        <table:table-row table:style-name="ro1">
          <table:table-cell table:style-name="ce1" office:value-type="string" calcext:value-type="string">
            <text:p>1/23/09 5:5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Tary</text:p>
          </table:table-cell>
          <table:table-cell table:number-columns-repeated="2" office:value-type="string" calcext:value-type="string">
            <text:p>Zug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3/09 1:22</text:p>
          </table:table-cell>
          <table:table-cell table:style-name="ce1" office:value-type="string" calcext:value-type="string">
            <text:p>2/25/09 9:40</text:p>
          </table:table-cell>
          <table:table-cell office:value-type="float" office:value="47.1666667" calcext:value-type="float">
            <text:p>47.1666667</text:p>
          </table:table-cell>
          <table:table-cell office:value-type="float" office:value="8.5166667" calcext:value-type="float">
            <text:p>8.5166667</text:p>
          </table:table-cell>
        </table:table-row>
        <table:table-row table:style-name="ro1">
          <table:table-cell table:style-name="ce1" office:value-type="string" calcext:value-type="string">
            <text:p>1/7/09 9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ulie 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7/09 9:17</text:p>
          </table:table-cell>
          <table:table-cell table:style-name="ce1" office:value-type="string" calcext:value-type="string">
            <text:p>2/25/09 10:18</text:p>
          </table:table-cell>
          <table:table-cell office:value-type="float" office:value="51.1" calcext:value-type="float">
            <text:p>51.1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table:style-name="ce1" office:value-type="string" calcext:value-type="string">
            <text:p>1/1/09 16:4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ulie </text:p>
          </table:table-cell>
          <table:table-cell office:value-type="string" calcext:value-type="string">
            <text:p>Rockville <text:s text:c="18"/>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12/08 10:36</text:p>
          </table:table-cell>
          <table:table-cell table:style-name="ce1" office:value-type="string" calcext:value-type="string">
            <text:p>2/25/09 10:48</text:p>
          </table:table-cell>
          <table:table-cell office:value-type="float" office:value="39.08389" calcext:value-type="float">
            <text:p>39.08389</text:p>
          </table:table-cell>
          <table:table-cell office:value-type="float" office:value="-77.15306" calcext:value-type="float">
            <text:p>-77.15306</text:p>
          </table:table-cell>
        </table:table-row>
        <table:table-row table:style-name="ro1">
          <table:table-cell table:style-name="ce1" office:value-type="string" calcext:value-type="string">
            <text:p>1/23/09 9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2/19/08 2:01</text:p>
          </table:table-cell>
          <table:table-cell table:style-name="ce1" office:value-type="string" calcext:value-type="string">
            <text:p>2/25/09 11:38</text:p>
          </table:table-cell>
          <table:table-cell office:value-type="float" office:value="40.4" calcext:value-type="float">
            <text:p>40.4</text:p>
          </table:table-cell>
          <table:table-cell office:value-type="float" office:value="-3.6833333" calcext:value-type="float">
            <text:p>-3.6833333</text:p>
          </table:table-cell>
        </table:table-row>
        <table:table-row table:style-name="ro1">
          <table:table-cell table:style-name="ce1" office:value-type="string" calcext:value-type="string">
            <text:p>1/22/09 12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leh</text:p>
          </table:table-cell>
          <table:table-cell office:value-type="string" calcext:value-type="string">
            <text:p>Aasgaardstrand</text:p>
          </table:table-cell>
          <table:table-cell office:value-type="string" calcext:value-type="string">
            <text:p>Vestfol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1/20/09 13:13</text:p>
          </table:table-cell>
          <table:table-cell table:style-name="ce1" office:value-type="string" calcext:value-type="string">
            <text:p>2/25/09 12:03</text:p>
          </table:table-cell>
          <table:table-cell office:value-type="float" office:value="59.3488889" calcext:value-type="float">
            <text:p>59.3488889</text:p>
          </table:table-cell>
          <table:table-cell office:value-type="float" office:value="10.4675" calcext:value-type="float">
            <text:p>10.4675</text:p>
          </table:table-cell>
        </table:table-row>
        <table:table-row table:style-name="ro1">
          <table:table-cell table:style-name="ce1" office:value-type="string" calcext:value-type="string">
            <text:p>1/16/09 13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Lombardy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16/09 12:43</text:p>
          </table:table-cell>
          <table:table-cell table:style-name="ce1" office:value-type="string" calcext:value-type="string">
            <text:p>2/25/09 13:59</text:p>
          </table:table-cell>
          <table:table-cell office:value-type="float" office:value="45.4666667" calcext:value-type="float">
            <text:p>45.466666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string" calcext:value-type="string">
            <text:p>1/13/09 9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Anieres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/24/06 13:15</text:p>
          </table:table-cell>
          <table:table-cell table:style-name="ce1" office:value-type="string" calcext:value-type="string">
            <text:p>2/25/09 14:05</text:p>
          </table:table-cell>
          <table:table-cell office:value-type="float" office:value="46.2833333" calcext:value-type="float">
            <text:p>46.2833333</text:p>
          </table:table-cell>
          <table:table-cell office:value-type="float" office:value="6.2166667" calcext:value-type="float">
            <text:p>6.2166667</text:p>
          </table:table-cell>
        </table:table-row>
        <table:table-row table:style-name="ro1">
          <table:table-cell table:style-name="ce1" office:value-type="string" calcext:value-type="string">
            <text:p>1/25/09 11:35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Fresno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9:24</text:p>
          </table:table-cell>
          <table:table-cell table:style-name="ce1" office:value-type="string" calcext:value-type="string">
            <text:p>2/25/09 14:22</text:p>
          </table:table-cell>
          <table:table-cell office:value-type="float" office:value="29.53861" calcext:value-type="float">
            <text:p>29.53861</text:p>
          </table:table-cell>
          <table:table-cell office:value-type="float" office:value="-95.44722" calcext:value-type="float">
            <text:p>-95.44722</text:p>
          </table:table-cell>
        </table:table-row>
        <table:table-row table:style-name="ro1">
          <table:table-cell table:style-name="ce1" office:value-type="string" calcext:value-type="string">
            <text:p>1/26/09 14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Fresno <text:s text:c="21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9:24</text:p>
          </table:table-cell>
          <table:table-cell table:style-name="ce1" office:value-type="string" calcext:value-type="string">
            <text:p>2/25/09 14:22</text:p>
          </table:table-cell>
          <table:table-cell office:value-type="float" office:value="29.53861" calcext:value-type="float">
            <text:p>29.53861</text:p>
          </table:table-cell>
          <table:table-cell office:value-type="float" office:value="-95.44722" calcext:value-type="float">
            <text:p>-95.44722</text:p>
          </table:table-cell>
        </table:table-row>
        <table:table-row table:style-name="ro1">
          <table:table-cell table:style-name="ce1" office:value-type="string" calcext:value-type="string">
            <text:p>1/7/09 13:2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7/27/03 13:18</text:p>
          </table:table-cell>
          <table:table-cell table:style-name="ce1" office:value-type="string" calcext:value-type="string">
            <text:p>2/25/09 15:16</text:p>
          </table:table-cell>
          <table:table-cell office:value-type="float" office:value="45.95" calcext:value-type="float">
            <text:p>45.95</text:p>
          </table:table-cell>
          <table:table-cell office:value-type="float" office:value="-71.9833333" calcext:value-type="float">
            <text:p>-71.9833333</text:p>
          </table:table-cell>
        </table:table-row>
        <table:table-row table:style-name="ro1">
          <table:table-cell table:style-name="ce1" office:value-type="string" calcext:value-type="string">
            <text:p>1/15/09 11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9/4/08 3:01</text:p>
          </table:table-cell>
          <table:table-cell table:style-name="ce1" office:value-type="string" calcext:value-type="string">
            <text:p>2/25/09 15:21</text:p>
          </table:table-cell>
          <table:table-cell office:value-type="float" office:value="51.6666667" calcext:value-type="float">
            <text:p>51.6666667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1" office:value-type="string" calcext:value-type="string">
            <text:p>1/27/09 12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ackie</text:p>
          </table:table-cell>
          <table:table-cell table:number-columns-repeated="2" office:value-type="string" calcext:value-type="string">
            <text:p>Waterford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3/10/08 13:51</text:p>
          </table:table-cell>
          <table:table-cell table:style-name="ce1" office:value-type="string" calcext:value-type="string">
            <text:p>2/25/09 15:41</text:p>
          </table:table-cell>
          <table:table-cell office:value-type="float" office:value="52.2583333" calcext:value-type="float">
            <text:p>52.2583333</text:p>
          </table:table-cell>
          <table:table-cell office:value-type="float" office:value="-7.1119444" calcext:value-type="float">
            <text:p>-7.1119444</text:p>
          </table:table-cell>
        </table:table-row>
        <table:table-row table:style-name="ro1">
          <table:table-cell table:style-name="ce1" office:value-type="string" calcext:value-type="string">
            <text:p>1/28/09 14:0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iovanna</text:p>
          </table:table-cell>
          <table:table-cell office:value-type="string" calcext:value-type="string">
            <text:p>Pruszkow</text:p>
          </table:table-cell>
          <table:table-cell office:value-type="string" calcext:value-type="string">
            <text:p>Mazowieckie</text:p>
          </table:table-cell>
          <table:table-cell office:value-type="string" calcext:value-type="string">
            <text:p>Poland</text:p>
          </table:table-cell>
          <table:table-cell table:style-name="ce1" office:value-type="string" calcext:value-type="string">
            <text:p>1/28/09 13:40</text:p>
          </table:table-cell>
          <table:table-cell table:style-name="ce1" office:value-type="string" calcext:value-type="string">
            <text:p>2/25/09 16:19</text:p>
          </table:table-cell>
          <table:table-cell office:value-type="float" office:value="52.1666667" calcext:value-type="float">
            <text:p>52.1666667</text:p>
          </table:table-cell>
          <table:table-cell office:value-type="float" office:value="20.8333333" calcext:value-type="float">
            <text:p>20.8333333</text:p>
          </table:table-cell>
        </table:table-row>
        <table:table-row table:style-name="ro1">
          <table:table-cell table:style-name="ce1" office:value-type="string" calcext:value-type="string">
            <text:p>1/23/09 7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Hamilton</text:p>
          </table:table-cell>
          <table:table-cell office:value-type="string" calcext:value-type="string">
            <text:p>Bermuda</text:p>
          </table:table-cell>
          <table:table-cell table:style-name="ce1" office:value-type="string" calcext:value-type="string">
            <text:p>1/19/09 6:03</text:p>
          </table:table-cell>
          <table:table-cell table:style-name="ce1" office:value-type="string" calcext:value-type="string">
            <text:p>2/25/09 16:20</text:p>
          </table:table-cell>
          <table:table-cell office:value-type="float" office:value="32.2941667" calcext:value-type="float">
            <text:p>32.2941667</text:p>
          </table:table-cell>
          <table:table-cell office:value-type="float" office:value="-64.7838889" calcext:value-type="float">
            <text:p>-64.7838889</text:p>
          </table:table-cell>
        </table:table-row>
        <table:table-row table:style-name="ro1">
          <table:table-cell table:style-name="ce1" office:value-type="string" calcext:value-type="string">
            <text:p>1/22/09 15:5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21/09 9:28</text:p>
          </table:table-cell>
          <table:table-cell table:style-name="ce1" office:value-type="string" calcext:value-type="string">
            <text:p>2/25/09 17:15</text:p>
          </table:table-cell>
          <table:table-cell office:value-type="float" office:value="45.4166667" calcext:value-type="float">
            <text:p>45.4166667</text:p>
          </table:table-cell>
          <table:table-cell office:value-type="float" office:value="-75.7" calcext:value-type="float">
            <text:p>-75.7</text:p>
          </table:table-cell>
        </table:table-row>
        <table:table-row table:style-name="ro1">
          <table:table-cell table:style-name="ce1" office:value-type="string" calcext:value-type="string">
            <text:p>1/16/09 10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Maki</text:p>
          </table:table-cell>
          <table:table-cell office:value-type="string" calcext:value-type="string">
            <text:p>Montgomery <text:s text:c="17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5/09 8:52</text:p>
          </table:table-cell>
          <table:table-cell table:style-name="ce1" office:value-type="string" calcext:value-type="string">
            <text:p>2/25/09 17:24</text:p>
          </table:table-cell>
          <table:table-cell office:value-type="float" office:value="30.38806" calcext:value-type="float">
            <text:p>30.38806</text:p>
          </table:table-cell>
          <table:table-cell office:value-type="float" office:value="-95.69611" calcext:value-type="float">
            <text:p>-95.69611</text:p>
          </table:table-cell>
        </table:table-row>
        <table:table-row table:style-name="ro1">
          <table:table-cell table:style-name="ce1" office:value-type="string" calcext:value-type="string">
            <text:p>1/26/09 22:4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nj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table:style-name="ce1" office:value-type="string" calcext:value-type="string">
            <text:p>5/15/08 19:33</text:p>
          </table:table-cell>
          <table:table-cell table:style-name="ce1" office:value-type="string" calcext:value-type="string">
            <text:p>2/25/09 17:34</text:p>
          </table:table-cell>
          <table:table-cell office:value-type="float" office:value="35.685" calcext:value-type="float">
            <text:p>35.685</text:p>
          </table:table-cell>
          <table:table-cell office:value-type="float" office:value="139.7513889" calcext:value-type="float">
            <text:p>139.7513889</text:p>
          </table:table-cell>
        </table:table-row>
        <table:table-row table:style-name="ro1">
          <table:table-cell table:style-name="ce1" office:value-type="string" calcext:value-type="string">
            <text:p>1/25/09 18:3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Manteno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5:56</text:p>
          </table:table-cell>
          <table:table-cell table:style-name="ce1" office:value-type="string" calcext:value-type="string">
            <text:p>2/25/09 19:27</text:p>
          </table:table-cell>
          <table:table-cell office:value-type="float" office:value="41.25056" calcext:value-type="float">
            <text:p>41.25056</text:p>
          </table:table-cell>
          <table:table-cell office:value-type="float" office:value="-87.83139" calcext:value-type="float">
            <text:p>-87.83139</text:p>
          </table:table-cell>
        </table:table-row>
        <table:table-row table:style-name="ro1">
          <table:table-cell table:style-name="ce1" office:value-type="string" calcext:value-type="string">
            <text:p>1/16/09 6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Niamh</text:p>
          </table:table-cell>
          <table:table-cell office:value-type="string" calcext:value-type="string">
            <text:p>Benoni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South Africa</text:p>
          </table:table-cell>
          <table:table-cell table:style-name="ce1" office:value-type="string" calcext:value-type="string">
            <text:p>1/16/09 5:22</text:p>
          </table:table-cell>
          <table:table-cell table:style-name="ce1" office:value-type="string" calcext:value-type="string">
            <text:p>2/25/09 23:19</text:p>
          </table:table-cell>
          <table:table-cell office:value-type="float" office:value="-26.1833333" calcext:value-type="float">
            <text:p>-26.1833333</text:p>
          </table:table-cell>
          <table:table-cell office:value-type="float" office:value="28.3166667" calcext:value-type="float">
            <text:p>28.3166667</text:p>
          </table:table-cell>
        </table:table-row>
        <table:table-row table:style-name="ro1">
          <table:table-cell table:style-name="ce1" office:value-type="string" calcext:value-type="string">
            <text:p>1/12/09 17:1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elizabeth r</text:p>
          </table:table-cell>
          <table:table-cell office:value-type="string" calcext:value-type="string">
            <text:p>Winter Haven <text:s text:c="15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2/09 16:18</text:p>
          </table:table-cell>
          <table:table-cell table:style-name="ce1" office:value-type="string" calcext:value-type="string">
            <text:p>2/26/09 0:42</text:p>
          </table:table-cell>
          <table:table-cell office:value-type="float" office:value="28.02194" calcext:value-type="float">
            <text:p>28.02194</text:p>
          </table:table-cell>
          <table:table-cell office:value-type="float" office:value="-81.73306" calcext:value-type="float">
            <text:p>-81.73306</text:p>
          </table:table-cell>
        </table:table-row>
        <table:table-row table:style-name="ro1">
          <table:table-cell table:style-name="ce1" office:value-type="string" calcext:value-type="string">
            <text:p>1/2/09 4:2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Tranby</text:p>
          </table:table-cell>
          <table:table-cell office:value-type="string" calcext:value-type="string">
            <text:p>Buskeru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7/30/07 11:42</text:p>
          </table:table-cell>
          <table:table-cell table:style-name="ce1" office:value-type="string" calcext:value-type="string">
            <text:p>2/26/09 3:18</text:p>
          </table:table-cell>
          <table:table-cell office:value-type="float" office:value="59.8166667" calcext:value-type="float">
            <text:p>59.8166667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table:style-name="ce1" office:value-type="string" calcext:value-type="string">
            <text:p>1/5/09 3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Cork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5/21/08 7:50</text:p>
          </table:table-cell>
          <table:table-cell table:style-name="ce1" office:value-type="string" calcext:value-type="string">
            <text:p>2/26/09 4:05</text:p>
          </table:table-cell>
          <table:table-cell office:value-type="float" office:value="51.8986111" calcext:value-type="float">
            <text:p>51.8986111</text:p>
          </table:table-cell>
          <table:table-cell office:value-type="float" office:value="-8.4958333" calcext:value-type="float">
            <text:p>-8.4958333</text:p>
          </table:table-cell>
        </table:table-row>
        <table:table-row table:style-name="ro1">
          <table:table-cell table:style-name="ce1" office:value-type="string" calcext:value-type="string">
            <text:p>1/15/09 15:2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Fort Lauderdale <text:s text:c="12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6/09 18:19</text:p>
          </table:table-cell>
          <table:table-cell table:style-name="ce1" office:value-type="string" calcext:value-type="string">
            <text:p>2/26/09 5:52</text:p>
          </table:table-cell>
          <table:table-cell office:value-type="float" office:value="26.12194" calcext:value-type="float">
            <text:p>26.12194</text:p>
          </table:table-cell>
          <table:table-cell office:value-type="float" office:value="-80.14361" calcext:value-type="float">
            <text:p>-80.14361</text:p>
          </table:table-cell>
        </table:table-row>
        <table:table-row table:style-name="ro1">
          <table:table-cell table:style-name="ce1" office:value-type="string" calcext:value-type="string">
            <text:p>1/26/09 5:3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Tulin</text:p>
          </table:table-cell>
          <table:table-cell office:value-type="string" calcext:value-type="string">
            <text:p>Cranberry Twp <text:s text:c="14"/>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9/28/08 19:40</text:p>
          </table:table-cell>
          <table:table-cell table:style-name="ce1" office:value-type="string" calcext:value-type="string">
            <text:p>2/26/09 6:04</text:p>
          </table:table-cell>
          <table:table-cell office:value-type="float" office:value="40.69472" calcext:value-type="float">
            <text:p>40.69472</text:p>
          </table:table-cell>
          <table:table-cell office:value-type="float" office:value="-80.13111" calcext:value-type="float">
            <text:p>-80.13111</text:p>
          </table:table-cell>
        </table:table-row>
        <table:table-row table:style-name="ro1">
          <table:table-cell table:style-name="ce1" office:value-type="string" calcext:value-type="string">
            <text:p>1/24/09 10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Arlington <text:s text:c="18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9:27</text:p>
          </table:table-cell>
          <table:table-cell table:style-name="ce1" office:value-type="string" calcext:value-type="string">
            <text:p>2/26/09 6:08</text:p>
          </table:table-cell>
          <table:table-cell office:value-type="float" office:value="38.89028" calcext:value-type="float">
            <text:p>38.89028</text:p>
          </table:table-cell>
          <table:table-cell office:value-type="float" office:value="-77.08444" calcext:value-type="float">
            <text:p>-77.08444</text:p>
          </table:table-cell>
        </table:table-row>
        <table:table-row table:style-name="ro1">
          <table:table-cell table:style-name="ce1" office:value-type="string" calcext:value-type="string">
            <text:p>1/2/09 7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Lake Ronkonkom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0/27/08 0:00</text:p>
          </table:table-cell>
          <table:table-cell table:style-name="ce1" office:value-type="string" calcext:value-type="string">
            <text:p>2/26/09 6:14</text:p>
          </table:table-cell>
          <table:table-cell office:value-type="float" office:value="40.835" calcext:value-type="float">
            <text:p>40.835</text:p>
          </table:table-cell>
          <table:table-cell office:value-type="float" office:value="-73.13167" calcext:value-type="float">
            <text:p>-73.13167</text:p>
          </table:table-cell>
        </table:table-row>
        <table:table-row table:style-name="ro1">
          <table:table-cell table:style-name="ce1" office:value-type="string" calcext:value-type="string">
            <text:p>1/26/09 6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Alexandria <text:s text:c="17"/>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0:13</text:p>
          </table:table-cell>
          <table:table-cell table:style-name="ce1" office:value-type="string" calcext:value-type="string">
            <text:p>2/26/09 7:16</text:p>
          </table:table-cell>
          <table:table-cell office:value-type="float" office:value="38.80472" calcext:value-type="float">
            <text:p>38.80472</text:p>
          </table:table-cell>
          <table:table-cell office:value-type="float" office:value="-77.04722" calcext:value-type="float">
            <text:p>-77.04722</text:p>
          </table:table-cell>
        </table:table-row>
        <table:table-row table:style-name="ro1">
          <table:table-cell table:style-name="ce1" office:value-type="string" calcext:value-type="string">
            <text:p>1/17/09 7:56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17/09 7:25</text:p>
          </table:table-cell>
          <table:table-cell table:style-name="ce1" office:value-type="string" calcext:value-type="string">
            <text:p>2/26/09 7:32</text:p>
          </table:table-cell>
          <table:table-cell office:value-type="float" office:value="38.4666667" calcext:value-type="float">
            <text:p>38.4666667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table:style-name="ce1" office:value-type="string" calcext:value-type="string">
            <text:p>1/17/09 7:58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17/09 7:25</text:p>
          </table:table-cell>
          <table:table-cell table:style-name="ce1" office:value-type="string" calcext:value-type="string">
            <text:p>2/26/09 7:32</text:p>
          </table:table-cell>
          <table:table-cell office:value-type="float" office:value="38.4666667" calcext:value-type="float">
            <text:p>38.4666667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table:style-name="ce1" office:value-type="string" calcext:value-type="string">
            <text:p>1/18/09 4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Lipar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Italy</text:p>
          </table:table-cell>
          <table:table-cell table:style-name="ce1" office:value-type="string" calcext:value-type="string">
            <text:p>1/17/09 7:25</text:p>
          </table:table-cell>
          <table:table-cell table:style-name="ce1" office:value-type="string" calcext:value-type="string">
            <text:p>2/26/09 7:32</text:p>
          </table:table-cell>
          <table:table-cell office:value-type="float" office:value="38.4666667" calcext:value-type="float">
            <text:p>38.4666667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table:style-name="ce1" office:value-type="string" calcext:value-type="string">
            <text:p>1/26/09 8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Bluffton <text:s text:c="19"/>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3/09 11:12</text:p>
          </table:table-cell>
          <table:table-cell table:style-name="ce1" office:value-type="string" calcext:value-type="string">
            <text:p>2/26/09 7:49</text:p>
          </table:table-cell>
          <table:table-cell office:value-type="float" office:value="32.23694" calcext:value-type="float">
            <text:p>32.23694</text:p>
          </table:table-cell>
          <table:table-cell office:value-type="float" office:value="-80.86056" calcext:value-type="float">
            <text:p>-80.86056</text:p>
          </table:table-cell>
        </table:table-row>
        <table:table-row table:style-name="ro1">
          <table:table-cell table:style-name="ce1" office:value-type="string" calcext:value-type="string">
            <text:p>1/11/09 8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uliann</text:p>
          </table:table-cell>
          <table:table-cell office:value-type="string" calcext:value-type="string">
            <text:p>Winter Spgs <text:s text:c="16"/>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8 7:24</text:p>
          </table:table-cell>
          <table:table-cell table:style-name="ce1" office:value-type="string" calcext:value-type="string">
            <text:p>2/26/09 8:17</text:p>
          </table:table-cell>
          <table:table-cell office:value-type="float" office:value="28.69861" calcext:value-type="float">
            <text:p>28.69861</text:p>
          </table:table-cell>
          <table:table-cell office:value-type="float" office:value="-81.30833" calcext:value-type="float">
            <text:p>-81.30833</text:p>
          </table:table-cell>
        </table:table-row>
        <table:table-row table:style-name="ro1">
          <table:table-cell table:style-name="ce1" office:value-type="string" calcext:value-type="string">
            <text:p>1/21/09 10:3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Julie </text:p>
          </table:table-cell>
          <table:table-cell office:value-type="string" calcext:value-type="string">
            <text:p>Chelmsford <text:s text:c="17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23/07 11:55</text:p>
          </table:table-cell>
          <table:table-cell table:style-name="ce1" office:value-type="string" calcext:value-type="string">
            <text:p>2/26/09 8:38</text:p>
          </table:table-cell>
          <table:table-cell office:value-type="float" office:value="42.59972" calcext:value-type="float">
            <text:p>42.59972</text:p>
          </table:table-cell>
          <table:table-cell office:value-type="float" office:value="-71.36778" calcext:value-type="float">
            <text:p>-71.36778</text:p>
          </table:table-cell>
        </table:table-row>
        <table:table-row table:style-name="ro1">
          <table:table-cell table:style-name="ce1" office:value-type="string" calcext:value-type="string">
            <text:p>1/29/09 12:2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hilippa katherine</text:p>
          </table:table-cell>
          <table:table-cell office:value-type="string" calcext:value-type="string">
            <text:p>Cabinteely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1/8/06 4:50</text:p>
          </table:table-cell>
          <table:table-cell table:style-name="ce1" office:value-type="string" calcext:value-type="string">
            <text:p>2/26/09 10:09</text:p>
          </table:table-cell>
          <table:table-cell office:value-type="float" office:value="53.2594444" calcext:value-type="float">
            <text:p>53.2594444</text:p>
          </table:table-cell>
          <table:table-cell office:value-type="float" office:value="-6.1447222" calcext:value-type="float">
            <text:p>-6.1447222</text:p>
          </table:table-cell>
        </table:table-row>
        <table:table-row table:style-name="ro1">
          <table:table-cell table:style-name="ce1" office:value-type="string" calcext:value-type="string">
            <text:p>1/13/09 13:1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3/16/06 19:11</text:p>
          </table:table-cell>
          <table:table-cell table:style-name="ce1" office:value-type="string" calcext:value-type="string">
            <text:p>2/26/09 11:19</text:p>
          </table:table-cell>
          <table:table-cell office:value-type="float" office:value="43.6666667" calcext:value-type="float">
            <text:p>43.6666667</text:p>
          </table:table-cell>
          <table:table-cell office:value-type="float" office:value="-79.4166667" calcext:value-type="float">
            <text:p>-79.4166667</text:p>
          </table:table-cell>
        </table:table-row>
        <table:table-row table:style-name="ro1">
          <table:table-cell table:style-name="ce1" office:value-type="string" calcext:value-type="string">
            <text:p>1/31/09 18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incinnati <text:s text:c="17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4/2/06 11:49</text:p>
          </table:table-cell>
          <table:table-cell table:style-name="ce1" office:value-type="string" calcext:value-type="string">
            <text:p>2/26/09 12:03</text:p>
          </table:table-cell>
          <table:table-cell office:value-type="float" office:value="39.16194" calcext:value-type="float">
            <text:p>39.16194</text:p>
          </table:table-cell>
          <table:table-cell office:value-type="float" office:value="-84.45694" calcext:value-type="float">
            <text:p>-84.45694</text:p>
          </table:table-cell>
        </table:table-row>
        <table:table-row table:style-name="ro1">
          <table:table-cell table:style-name="ce1" office:value-type="string" calcext:value-type="string">
            <text:p>1/22/09 15:3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uston <text:s text:c="20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2/24/08 16:57</text:p>
          </table:table-cell>
          <table:table-cell table:style-name="ce1" office:value-type="string" calcext:value-type="string">
            <text:p>2/26/09 12:06</text:p>
          </table:table-cell>
          <table:table-cell office:value-type="float" office:value="29.76306" calcext:value-type="float">
            <text:p>29.76306</text:p>
          </table:table-cell>
          <table:table-cell office:value-type="float" office:value="-95.36306" calcext:value-type="float">
            <text:p>-95.36306</text:p>
          </table:table-cell>
        </table:table-row>
        <table:table-row table:style-name="ro1">
          <table:table-cell table:style-name="ce1" office:value-type="string" calcext:value-type="string">
            <text:p>1/5/09 11:2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Rodeo <text:s text:c="22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8 16:50</text:p>
          </table:table-cell>
          <table:table-cell table:style-name="ce1" office:value-type="string" calcext:value-type="string">
            <text:p>2/26/09 12:15</text:p>
          </table:table-cell>
          <table:table-cell office:value-type="float" office:value="38.01722" calcext:value-type="float">
            <text:p>38.01722</text:p>
          </table:table-cell>
          <table:table-cell office:value-type="float" office:value="-122.2875" calcext:value-type="float">
            <text:p>-122.2875</text:p>
          </table:table-cell>
        </table:table-row>
        <table:table-row table:style-name="ro1">
          <table:table-cell table:style-name="ce1" office:value-type="string" calcext:value-type="string">
            <text:p>1/23/09 11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Poughkeepsie <text:s text:c="15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8/26/08 9:37</text:p>
          </table:table-cell>
          <table:table-cell table:style-name="ce1" office:value-type="string" calcext:value-type="string">
            <text:p>2/26/09 12:17</text:p>
          </table:table-cell>
          <table:table-cell office:value-type="float" office:value="41.70028" calcext:value-type="float">
            <text:p>41.70028</text:p>
          </table:table-cell>
          <table:table-cell office:value-type="float" office:value="-73.92139" calcext:value-type="float">
            <text:p>-73.92139</text:p>
          </table:table-cell>
        </table:table-row>
        <table:table-row table:style-name="ro1">
          <table:table-cell table:style-name="ce1" office:value-type="string" calcext:value-type="string">
            <text:p>1/7/09 20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Cincinnati <text:s text:c="17"/>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7/09 20:25</text:p>
          </table:table-cell>
          <table:table-cell table:style-name="ce1" office:value-type="string" calcext:value-type="string">
            <text:p>2/26/09 12:24</text:p>
          </table:table-cell>
          <table:table-cell office:value-type="float" office:value="39.16194" calcext:value-type="float">
            <text:p>39.16194</text:p>
          </table:table-cell>
          <table:table-cell office:value-type="float" office:value="-84.45694" calcext:value-type="float">
            <text:p>-84.45694</text:p>
          </table:table-cell>
        </table:table-row>
        <table:table-row table:style-name="ro1">
          <table:table-cell table:style-name="ce1" office:value-type="string" calcext:value-type="string">
            <text:p>1/13/09 9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orth Eastham <text:s text:c="14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6/05 19:09</text:p>
          </table:table-cell>
          <table:table-cell table:style-name="ce1" office:value-type="string" calcext:value-type="string">
            <text:p>2/26/09 12:45</text:p>
          </table:table-cell>
          <table:table-cell office:value-type="float" office:value="41.865" calcext:value-type="float">
            <text:p>41.865</text:p>
          </table:table-cell>
          <table:table-cell office:value-type="float" office:value="-69.99167" calcext:value-type="float">
            <text:p>-69.99167</text:p>
          </table:table-cell>
        </table:table-row>
        <table:table-row table:style-name="ro1">
          <table:table-cell table:style-name="ce1" office:value-type="string" calcext:value-type="string">
            <text:p>1/25/09 15:1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Sitka <text:s text:c="22"/>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2/08 15:27</text:p>
          </table:table-cell>
          <table:table-cell table:style-name="ce1" office:value-type="string" calcext:value-type="string">
            <text:p>2/26/09 12:58</text:p>
          </table:table-cell>
          <table:table-cell office:value-type="float" office:value="57.05306" calcext:value-type="float">
            <text:p>57.05306</text:p>
          </table:table-cell>
          <table:table-cell office:value-type="float" office:value="-135.33" calcext:value-type="float">
            <text:p>-135.33</text:p>
          </table:table-cell>
        </table:table-row>
        <table:table-row table:style-name="ro1">
          <table:table-cell table:style-name="ce1" office:value-type="string" calcext:value-type="string">
            <text:p>1/30/09 20:5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Carcross</text:p>
          </table:table-cell>
          <table:table-cell office:value-type="string" calcext:value-type="string">
            <text:p>Yukon Territory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30/09 14:05</text:p>
          </table:table-cell>
          <table:table-cell table:style-name="ce1" office:value-type="string" calcext:value-type="string">
            <text:p>2/26/09 13:06</text:p>
          </table:table-cell>
          <table:table-cell office:value-type="float" office:value="60.1833333" calcext:value-type="float">
            <text:p>60.1833333</text:p>
          </table:table-cell>
          <table:table-cell office:value-type="float" office:value="-134.7166667" calcext:value-type="float">
            <text:p>-134.7166667</text:p>
          </table:table-cell>
        </table:table-row>
        <table:table-row table:style-name="ro1">
          <table:table-cell table:style-name="ce1" office:value-type="string" calcext:value-type="string">
            <text:p>1/31/09 4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Detlev</text:p>
          </table:table-cell>
          <table:table-cell office:value-type="string" calcext:value-type="string">
            <text:p>Taby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/12/09 1:03</text:p>
          </table:table-cell>
          <table:table-cell table:style-name="ce1" office:value-type="string" calcext:value-type="string">
            <text:p>2/26/09 13:12</text:p>
          </table:table-cell>
          <table:table-cell office:value-type="float" office:value="59.5" calcext:value-type="float">
            <text:p>59.5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table:style-name="ce1" office:value-type="string" calcext:value-type="string">
            <text:p>1/20/09 10:05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/9/09 10:36</text:p>
          </table:table-cell>
          <table:table-cell table:style-name="ce1" office:value-type="string" calcext:value-type="string">
            <text:p>2/26/09 13:28</text:p>
          </table:table-cell>
          <table:table-cell office:value-type="float" office:value="51.0833333" calcext:value-type="float">
            <text:p>51.0833333</text:p>
          </table:table-cell>
          <table:table-cell office:value-type="float" office:value="-114.0833333" calcext:value-type="float">
            <text:p>-114.0833333</text:p>
          </table:table-cell>
        </table:table-row>
        <table:table-row table:style-name="ro1">
          <table:table-cell table:style-name="ce1" office:value-type="string" calcext:value-type="string">
            <text:p>1/9/09 5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lcobendas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9/9/08 9:08</text:p>
          </table:table-cell>
          <table:table-cell table:style-name="ce1" office:value-type="string" calcext:value-type="string">
            <text:p>2/26/09 14:24</text:p>
          </table:table-cell>
          <table:table-cell office:value-type="float" office:value="40.5333333" calcext:value-type="float">
            <text:p>40.5333333</text:p>
          </table:table-cell>
          <table:table-cell office:value-type="float" office:value="-3.6333333" calcext:value-type="float">
            <text:p>-3.6333333</text:p>
          </table:table-cell>
        </table:table-row>
        <table:table-row table:style-name="ro1">
          <table:table-cell table:style-name="ce1" office:value-type="string" calcext:value-type="string">
            <text:p>1/13/09 7:09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icago <text:s text:c="20"/>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8/09 13:49</text:p>
          </table:table-cell>
          <table:table-cell table:style-name="ce1" office:value-type="string" calcext:value-type="string">
            <text:p>2/26/09 15:14</text:p>
          </table:table-cell>
          <table:table-cell office:value-type="float" office:value="41.85" calcext:value-type="float">
            <text:p>41.85</text:p>
          </table:table-cell>
          <table:table-cell office:value-type="float" office:value="-87.65" calcext:value-type="float">
            <text:p>-87.65</text:p>
          </table:table-cell>
        </table:table-row>
        <table:table-row table:style-name="ro1">
          <table:table-cell table:style-name="ce1" office:value-type="string" calcext:value-type="string">
            <text:p>1/3/09 11:0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Sammamish <text:s text:c="18"/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/09 22:43</text:p>
          </table:table-cell>
          <table:table-cell table:style-name="ce1" office:value-type="string" calcext:value-type="string">
            <text:p>2/26/09 15:30</text:p>
          </table:table-cell>
          <table:table-cell office:value-type="float" office:value="47.64194" calcext:value-type="float">
            <text:p>47.64194</text:p>
          </table:table-cell>
          <table:table-cell office:value-type="float" office:value="-122.07917" calcext:value-type="float">
            <text:p>-122.07917</text:p>
          </table:table-cell>
        </table:table-row>
        <table:table-row table:style-name="ro1">
          <table:table-cell table:style-name="ce1" office:value-type="string" calcext:value-type="string">
            <text:p>1/17/09 20:5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table:style-name="ce1" office:value-type="string" calcext:value-type="string">
            <text:p>1/6/09 21:52</text:p>
          </table:table-cell>
          <table:table-cell table:style-name="ce1" office:value-type="string" calcext:value-type="string">
            <text:p>2/26/09 16:19</text:p>
          </table:table-cell>
          <table:table-cell office:value-type="float" office:value="-37.1333333" calcext:value-type="float">
            <text:p>-37.1333333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table:style-name="ce1" office:value-type="string" calcext:value-type="string">
            <text:p>1/5/09 7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Ewa Beach <text:s text:c="18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1/08 7:40</text:p>
          </table:table-cell>
          <table:table-cell table:style-name="ce1" office:value-type="string" calcext:value-type="string">
            <text:p>2/26/09 17:47</text:p>
          </table:table-cell>
          <table:table-cell office:value-type="float" office:value="21.31556" calcext:value-type="float">
            <text:p>21.31556</text:p>
          </table:table-cell>
          <table:table-cell office:value-type="float" office:value="-158.00722" calcext:value-type="float">
            <text:p>-158.00722</text:p>
          </table:table-cell>
        </table:table-row>
        <table:table-row table:style-name="ro1">
          <table:table-cell table:style-name="ce1" office:value-type="string" calcext:value-type="string">
            <text:p>1/25/09 14:4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tatesville <text:s text:c="16"/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5/09 13:52</text:p>
          </table:table-cell>
          <table:table-cell table:style-name="ce1" office:value-type="string" calcext:value-type="string">
            <text:p>2/26/09 18:38</text:p>
          </table:table-cell>
          <table:table-cell office:value-type="float" office:value="35.7825" calcext:value-type="float">
            <text:p>35.7825</text:p>
          </table:table-cell>
          <table:table-cell office:value-type="float" office:value="-80.8875" calcext:value-type="float">
            <text:p>-80.8875</text:p>
          </table:table-cell>
        </table:table-row>
        <table:table-row table:style-name="ro1">
          <table:table-cell table:style-name="ce1" office:value-type="string" calcext:value-type="string">
            <text:p>1/25/09 17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apaa <text:s text:c="22"/>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4/09 12:18</text:p>
          </table:table-cell>
          <table:table-cell table:style-name="ce1" office:value-type="string" calcext:value-type="string">
            <text:p>2/26/09 20:21</text:p>
          </table:table-cell>
          <table:table-cell office:value-type="float" office:value="22.07833" calcext:value-type="float">
            <text:p>22.07833</text:p>
          </table:table-cell>
          <table:table-cell office:value-type="float" office:value="-159.32194" calcext:value-type="float">
            <text:p>-159.32194</text:p>
          </table:table-cell>
        </table:table-row>
        <table:table-row table:style-name="ro1">
          <table:table-cell table:style-name="ce1" office:value-type="string" calcext:value-type="string">
            <text:p>1/3/09 12:5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Burbank <text:s text:c="20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30/08 8:39</text:p>
          </table:table-cell>
          <table:table-cell table:style-name="ce1" office:value-type="string" calcext:value-type="string">
            <text:p>2/26/09 20:22</text:p>
          </table:table-cell>
          <table:table-cell office:value-type="float" office:value="34.18083" calcext:value-type="float">
            <text:p>34.18083</text:p>
          </table:table-cell>
          <table:table-cell office:value-type="float" office:value="-118.30806" calcext:value-type="float">
            <text:p>-118.30806</text:p>
          </table:table-cell>
        </table:table-row>
        <table:table-row table:style-name="ro1">
          <table:table-cell table:style-name="ce1" office:value-type="string" calcext:value-type="string">
            <text:p>1/22/09 3:57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Parth</text:p>
          </table:table-cell>
          <table:table-cell office:value-type="string" calcext:value-type="string">
            <text:p>Oegstgeest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Netherlands</text:p>
          </table:table-cell>
          <table:table-cell table:style-name="ce1" office:value-type="string" calcext:value-type="string">
            <text:p>1/20/09 14:36</text:p>
          </table:table-cell>
          <table:table-cell table:style-name="ce1" office:value-type="string" calcext:value-type="string">
            <text:p>2/27/09 1:59</text:p>
          </table:table-cell>
          <table:table-cell office:value-type="float" office:value="52.1833333" calcext:value-type="float">
            <text:p>52.1833333</text:p>
          </table:table-cell>
          <table:table-cell office:value-type="float" office:value="4.4666667" calcext:value-type="float">
            <text:p>4.4666667</text:p>
          </table:table-cell>
        </table:table-row>
        <table:table-row table:style-name="ro1">
          <table:table-cell table:style-name="ce1" office:value-type="string" calcext:value-type="string">
            <text:p>1/23/09 5:1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Blackrock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7/15/08 7:20</text:p>
          </table:table-cell>
          <table:table-cell table:style-name="ce1" office:value-type="string" calcext:value-type="string">
            <text:p>2/27/09 4:00</text:p>
          </table:table-cell>
          <table:table-cell office:value-type="float" office:value="53.3030556" calcext:value-type="float">
            <text:p>53.3030556</text:p>
          </table:table-cell>
          <table:table-cell office:value-type="float" office:value="-6.1830556" calcext:value-type="float">
            <text:p>-6.1830556</text:p>
          </table:table-cell>
        </table:table-row>
        <table:table-row table:style-name="ro1">
          <table:table-cell table:style-name="ce1" office:value-type="string" calcext:value-type="string">
            <text:p>1/25/09 11:5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Gloria Gail </text:p>
          </table:table-cell>
          <table:table-cell office:value-type="string" calcext:value-type="string">
            <text:p>WalcProduct3ee</text:p>
          </table:table-cell>
          <table:table-cell office:value-type="string" calcext:value-type="string">
            <text:p>Tyrol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1/25/09 5:03</text:p>
          </table:table-cell>
          <table:table-cell table:style-name="ce1" office:value-type="string" calcext:value-type="string">
            <text:p>2/27/09 5:37</text:p>
          </table:table-cell>
          <table:table-cell office:value-type="float" office:value="47.65" calcext:value-type="float">
            <text:p>47.65</text:p>
          </table:table-cell>
          <table:table-cell office:value-type="float" office:value="12.3166667" calcext:value-type="float">
            <text:p>12.3166667</text:p>
          </table:table-cell>
        </table:table-row>
        <table:table-row table:style-name="ro1">
          <table:table-cell table:style-name="ce1" office:value-type="string" calcext:value-type="string">
            <text:p>1/10/09 4:1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loria Gail </text:p>
          </table:table-cell>
          <table:table-cell office:value-type="string" calcext:value-type="string">
            <text:p>Foxrock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1/7/09 7:39</text:p>
          </table:table-cell>
          <table:table-cell table:style-name="ce1" office:value-type="string" calcext:value-type="string">
            <text:p>2/27/09 6:33</text:p>
          </table:table-cell>
          <table:table-cell office:value-type="float" office:value="53.2666667" calcext:value-type="float">
            <text:p>53.2666667</text:p>
          </table:table-cell>
          <table:table-cell office:value-type="float" office:value="-6.1741667" calcext:value-type="float">
            <text:p>-6.1741667</text:p>
          </table:table-cell>
        </table:table-row>
        <table:table-row table:style-name="ro1">
          <table:table-cell table:style-name="ce1" office:value-type="string" calcext:value-type="string">
            <text:p>1/10/09 9:3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Hilton Head <text:s text:c="16"/>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10/05 21:39</text:p>
          </table:table-cell>
          <table:table-cell table:style-name="ce1" office:value-type="string" calcext:value-type="string">
            <text:p>2/27/09 7:33</text:p>
          </table:table-cell>
          <table:table-cell office:value-type="float" office:value="32.21611" calcext:value-type="float">
            <text:p>32.21611</text:p>
          </table:table-cell>
          <table:table-cell office:value-type="float" office:value="-80.75278" calcext:value-type="float">
            <text:p>-80.75278</text:p>
          </table:table-cell>
        </table:table-row>
        <table:table-row table:style-name="ro1">
          <table:table-cell table:style-name="ce1" office:value-type="string" calcext:value-type="string">
            <text:p>1/22/09 12:45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rank and Christelle</text:p>
          </table:table-cell>
          <table:table-cell office:value-type="string" calcext:value-type="string">
            <text:p>Valley Center <text:s text:c="14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22/09 10:25</text:p>
          </table:table-cell>
          <table:table-cell table:style-name="ce1" office:value-type="string" calcext:value-type="string">
            <text:p>2/27/09 10:49</text:p>
          </table:table-cell>
          <table:table-cell office:value-type="float" office:value="33.21833" calcext:value-type="float">
            <text:p>33.21833</text:p>
          </table:table-cell>
          <table:table-cell office:value-type="float" office:value="-117.03333" calcext:value-type="float">
            <text:p>-117.03333</text:p>
          </table:table-cell>
        </table:table-row>
        <table:table-row table:style-name="ro1">
          <table:table-cell table:style-name="ce1" office:value-type="string" calcext:value-type="string">
            <text:p>1/6/09 18:11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riona</text:p>
          </table:table-cell>
          <table:table-cell office:value-type="string" calcext:value-type="string">
            <text:p>Swampscott <text:s text:c="17"/>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9/06 8:57</text:p>
          </table:table-cell>
          <table:table-cell table:style-name="ce1" office:value-type="string" calcext:value-type="string">
            <text:p>2/27/09 13:00</text:p>
          </table:table-cell>
          <table:table-cell office:value-type="float" office:value="42.47083" calcext:value-type="float">
            <text:p>42.47083</text:p>
          </table:table-cell>
          <table:table-cell office:value-type="float" office:value="-70.91806" calcext:value-type="float">
            <text:p>-70.91806</text:p>
          </table:table-cell>
        </table:table-row>
        <table:table-row table:style-name="ro1">
          <table:table-cell table:style-name="ce1" office:value-type="string" calcext:value-type="string">
            <text:p>1/19/09 5:5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7/27/08 11:58</text:p>
          </table:table-cell>
          <table:table-cell table:style-name="ce1" office:value-type="string" calcext:value-type="string">
            <text:p>2/27/09 14:35</text:p>
          </table:table-cell>
          <table:table-cell office:value-type="float" office:value="55.95" calcext:value-type="float">
            <text:p>55.95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table:style-name="ce1" office:value-type="string" calcext:value-type="string">
            <text:p>1/25/09 10:5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San Antonio <text:s text:c="16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29/08 19:51</text:p>
          </table:table-cell>
          <table:table-cell table:style-name="ce1" office:value-type="string" calcext:value-type="string">
            <text:p>2/27/09 14:44</text:p>
          </table:table-cell>
          <table:table-cell office:value-type="float" office:value="29.42389" calcext:value-type="float">
            <text:p>29.42389</text:p>
          </table:table-cell>
          <table:table-cell office:value-type="float" office:value="-98.49333" calcext:value-type="float">
            <text:p>-98.49333</text:p>
          </table:table-cell>
        </table:table-row>
        <table:table-row table:style-name="ro1">
          <table:table-cell table:style-name="ce1" office:value-type="string" calcext:value-type="string">
            <text:p>1/14/09 8:3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ingyan</text:p>
          </table:table-cell>
          <table:table-cell office:value-type="string" calcext:value-type="string">
            <text:p>Bristol <text:s text:c="20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3/12/07 15:14</text:p>
          </table:table-cell>
          <table:table-cell table:style-name="ce1" office:value-type="string" calcext:value-type="string">
            <text:p>2/27/09 17:13</text:p>
          </table:table-cell>
          <table:table-cell office:value-type="float" office:value="41.67694" calcext:value-type="float">
            <text:p>41.67694</text:p>
          </table:table-cell>
          <table:table-cell office:value-type="float" office:value="-71.26667" calcext:value-type="float">
            <text:p>-71.26667</text:p>
          </table:table-cell>
        </table:table-row>
        <table:table-row table:style-name="ro1">
          <table:table-cell table:style-name="ce1" office:value-type="string" calcext:value-type="string">
            <text:p>1/2/09 17:24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/1/09 21:20</text:p>
          </table:table-cell>
          <table:table-cell table:style-name="ce1" office:value-type="string" calcext:value-type="string">
            <text:p>2/27/09 18:43</text:p>
          </table:table-cell>
          <table:table-cell office:value-type="float" office:value="-31.9333333" calcext:value-type="float">
            <text:p>-31.9333333</text:p>
          </table:table-cell>
          <table:table-cell office:value-type="float" office:value="115.8333333" calcext:value-type="float">
            <text:p>115.8333333</text:p>
          </table:table-cell>
        </table:table-row>
        <table:table-row table:style-name="ro1">
          <table:table-cell table:style-name="ce1" office:value-type="string" calcext:value-type="string">
            <text:p>1/7/09 18:1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Greenville <text:s text:c="17"/>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/5/09 18:16</text:p>
          </table:table-cell>
          <table:table-cell table:style-name="ce1" office:value-type="string" calcext:value-type="string">
            <text:p>2/27/09 19:07</text:p>
          </table:table-cell>
          <table:table-cell office:value-type="float" office:value="33.13833" calcext:value-type="float">
            <text:p>33.13833</text:p>
          </table:table-cell>
          <table:table-cell office:value-type="float" office:value="-96.11056" calcext:value-type="float">
            <text:p>-96.11056</text:p>
          </table:table-cell>
        </table:table-row>
        <table:table-row table:style-name="ro1">
          <table:table-cell table:style-name="ce1" office:value-type="string" calcext:value-type="string">
            <text:p>1/3/09 21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oug and Tina</text:p>
          </table:table-cell>
          <table:table-cell office:value-type="string" calcext:value-type="string">
            <text:p>Pls Vrds Est <text:s text:c="15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4/07 22:59</text:p>
          </table:table-cell>
          <table:table-cell table:style-name="ce1" office:value-type="string" calcext:value-type="string">
            <text:p>2/27/09 21:40</text:p>
          </table:table-cell>
          <table:table-cell office:value-type="float" office:value="33.80056" calcext:value-type="float">
            <text:p>33.80056</text:p>
          </table:table-cell>
          <table:table-cell office:value-type="float" office:value="-118.38917" calcext:value-type="float">
            <text:p>-118.38917</text:p>
          </table:table-cell>
        </table:table-row>
        <table:table-row table:style-name="ro1">
          <table:table-cell table:style-name="ce1" office:value-type="string" calcext:value-type="string">
            <text:p>1/4/09 5:1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Hradec Kralove</text:p>
          </table:table-cell>
          <table:table-cell office:value-type="string" calcext:value-type="string">
            <text:p>East Bohemia</text:p>
          </table:table-cell>
          <table:table-cell office:value-type="string" calcext:value-type="string">
            <text:p>Czech Republic</text:p>
          </table:table-cell>
          <table:table-cell table:style-name="ce1" office:value-type="string" calcext:value-type="string">
            <text:p>3/5/06 0:51</text:p>
          </table:table-cell>
          <table:table-cell table:style-name="ce1" office:value-type="string" calcext:value-type="string">
            <text:p>2/27/09 23:30</text:p>
          </table:table-cell>
          <table:table-cell office:value-type="float" office:value="50.2116667" calcext:value-type="float">
            <text:p>50.2116667</text:p>
          </table:table-cell>
          <table:table-cell office:value-type="float" office:value="15.8441667" calcext:value-type="float">
            <text:p>15.8441667</text:p>
          </table:table-cell>
        </table:table-row>
        <table:table-row table:style-name="ro1">
          <table:table-cell table:style-name="ce1" office:value-type="string" calcext:value-type="string">
            <text:p>1/4/09 9:2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7/18/05 14:17</text:p>
          </table:table-cell>
          <table:table-cell table:style-name="ce1" office:value-type="string" calcext:value-type="string">
            <text:p>2/28/09 2:28</text:p>
          </table:table-cell>
          <table:table-cell office:value-type="float" office:value="51.2666667" calcext:value-type="float">
            <text:p>51.2666667</text:p>
          </table:table-cell>
          <table:table-cell office:value-type="float" office:value="0.5166667" calcext:value-type="float">
            <text:p>0.5166667</text:p>
          </table:table-cell>
        </table:table-row>
        <table:table-row table:style-name="ro1">
          <table:table-cell table:style-name="ce1" office:value-type="string" calcext:value-type="string">
            <text:p>1/2/09 4:3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10/06 4:20</text:p>
          </table:table-cell>
          <table:table-cell table:style-name="ce1" office:value-type="string" calcext:value-type="string">
            <text:p>2/28/09 3:43</text:p>
          </table:table-cell>
          <table:table-cell office:value-type="float" office:value="51.75" calcext:value-type="float">
            <text:p>51.75</text:p>
          </table:table-cell>
          <table:table-cell office:value-type="float" office:value="-0.3333333" calcext:value-type="float">
            <text:p>-0.3333333</text:p>
          </table:table-cell>
        </table:table-row>
        <table:table-row table:style-name="ro1">
          <table:table-cell table:style-name="ce1" office:value-type="string" calcext:value-type="string">
            <text:p>1/22/09 11:1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Voluntari</text:p>
          </table:table-cell>
          <table:table-cell office:value-type="string" calcext:value-type="string">
            <text:p>Bucuresti</text:p>
          </table:table-cell>
          <table:table-cell office:value-type="string" calcext:value-type="string">
            <text:p>Romania</text:p>
          </table:table-cell>
          <table:table-cell table:style-name="ce1" office:value-type="string" calcext:value-type="string">
            <text:p>7/28/08 11:12</text:p>
          </table:table-cell>
          <table:table-cell table:style-name="ce1" office:value-type="string" calcext:value-type="string">
            <text:p>2/28/09 7:52</text:p>
          </table:table-cell>
          <table:table-cell office:value-type="float" office:value="44.4666667" calcext:value-type="float">
            <text:p>44.4666667</text:p>
          </table:table-cell>
          <table:table-cell office:value-type="float" office:value="26.1333333" calcext:value-type="float">
            <text:p>26.1333333</text:p>
          </table:table-cell>
        </table:table-row>
        <table:table-row table:style-name="ro1">
          <table:table-cell table:style-name="ce1" office:value-type="string" calcext:value-type="string">
            <text:p>1/7/09 12:06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Nadu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ta</text:p>
          </table:table-cell>
          <table:table-cell table:style-name="ce1" office:value-type="string" calcext:value-type="string">
            <text:p>3/30/06 2:02</text:p>
          </table:table-cell>
          <table:table-cell table:style-name="ce1" office:value-type="string" calcext:value-type="string">
            <text:p>2/28/09 7:59</text:p>
          </table:table-cell>
          <table:table-cell office:value-type="float" office:value="36.0377778" calcext:value-type="float">
            <text:p>36.0377778</text:p>
          </table:table-cell>
          <table:table-cell office:value-type="float" office:value="14.2941667" calcext:value-type="float">
            <text:p>14.2941667</text:p>
          </table:table-cell>
        </table:table-row>
        <table:table-row table:style-name="ro1">
          <table:table-cell table:style-name="ce1" office:value-type="string" calcext:value-type="string">
            <text:p>1/29/09 13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Morrison <text:s text:c="19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3/05 18:14</text:p>
          </table:table-cell>
          <table:table-cell table:style-name="ce1" office:value-type="string" calcext:value-type="string">
            <text:p>2/28/09 8:27</text:p>
          </table:table-cell>
          <table:table-cell office:value-type="float" office:value="39.65361" calcext:value-type="float">
            <text:p>39.65361</text:p>
          </table:table-cell>
          <table:table-cell office:value-type="float" office:value="-105.19056" calcext:value-type="float">
            <text:p>-105.19056</text:p>
          </table:table-cell>
        </table:table-row>
        <table:table-row table:style-name="ro1">
          <table:table-cell table:style-name="ce1" office:value-type="string" calcext:value-type="string">
            <text:p>1/27/09 2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Cobham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7/09 2:50</text:p>
          </table:table-cell>
          <table:table-cell table:style-name="ce1" office:value-type="string" calcext:value-type="string">
            <text:p>2/28/09 9:22</text:p>
          </table:table-cell>
          <table:table-cell office:value-type="float" office:value="51.3833333" calcext:value-type="float">
            <text:p>51.38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1/7/09 13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rian</text:p>
          </table:table-cell>
          <table:table-cell table:number-columns-repeated="2" office:value-type="string" calcext:value-type="string">
            <text:p>Izmir</text:p>
          </table:table-cell>
          <table:table-cell office:value-type="string" calcext:value-type="string">
            <text:p>Turkey</text:p>
          </table:table-cell>
          <table:table-cell table:style-name="ce1" office:value-type="string" calcext:value-type="string">
            <text:p>8/26/08 7:33</text:p>
          </table:table-cell>
          <table:table-cell table:style-name="ce1" office:value-type="string" calcext:value-type="string">
            <text:p>2/28/09 9:54</text:p>
          </table:table-cell>
          <table:table-cell office:value-type="float" office:value="38.4072222" calcext:value-type="float">
            <text:p>38.4072222</text:p>
          </table:table-cell>
          <table:table-cell office:value-type="float" office:value="27.1502778" calcext:value-type="float">
            <text:p>27.1502778</text:p>
          </table:table-cell>
        </table:table-row>
        <table:table-row table:style-name="ro1">
          <table:table-cell table:style-name="ce1" office:value-type="string" calcext:value-type="string">
            <text:p>1/23/09 10:04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Hollywood <text:s text:c="18"/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5/30/06 20:25</text:p>
          </table:table-cell>
          <table:table-cell table:style-name="ce1" office:value-type="string" calcext:value-type="string">
            <text:p>2/28/09 9:59</text:p>
          </table:table-cell>
          <table:table-cell office:value-type="float" office:value="34.09833" calcext:value-type="float">
            <text:p>34.09833</text:p>
          </table:table-cell>
          <table:table-cell office:value-type="float" office:value="-118.32583" calcext:value-type="float">
            <text:p>-118.32583</text:p>
          </table:table-cell>
        </table:table-row>
        <table:table-row table:style-name="ro1">
          <table:table-cell table:style-name="ce1" office:value-type="string" calcext:value-type="string">
            <text:p>1/19/09 4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2/19/08 9:27</text:p>
          </table:table-cell>
          <table:table-cell table:style-name="ce1" office:value-type="string" calcext:value-type="string">
            <text:p>2/28/09 10:06</text:p>
          </table:table-cell>
          <table:table-cell office:value-type="float" office:value="50.8333333" calcext:value-type="float">
            <text:p>50.833333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table:style-name="ce1" office:value-type="string" calcext:value-type="string">
            <text:p>1/28/09 22:02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New Zealand</text:p>
          </table:table-cell>
          <table:table-cell table:style-name="ce1" office:value-type="string" calcext:value-type="string">
            <text:p>1/23/09 22:31</text:p>
          </table:table-cell>
          <table:table-cell table:style-name="ce1" office:value-type="string" calcext:value-type="string">
            <text:p>2/28/09 12:43</text:p>
          </table:table-cell>
          <table:table-cell office:value-type="float" office:value="-39.5916667" calcext:value-type="float">
            <text:p>-39.5916667</text:p>
          </table:table-cell>
          <table:table-cell office:value-type="float" office:value="174.2833333" calcext:value-type="float">
            <text:p>174.2833333</text:p>
          </table:table-cell>
        </table:table-row>
        <table:table-row table:style-name="ro1">
          <table:table-cell table:style-name="ce1" office:value-type="string" calcext:value-type="string">
            <text:p>1/4/09 18:57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KELI</text:p>
          </table:table-cell>
          <table:table-cell office:value-type="string" calcext:value-type="string">
            <text:p>Worongary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12/23/08 15:17</text:p>
          </table:table-cell>
          <table:table-cell table:style-name="ce1" office:value-type="string" calcext:value-type="string">
            <text:p>2/28/09 14:00</text:p>
          </table:table-cell>
          <table:table-cell office:value-type="float" office:value="-28.05" calcext:value-type="float">
            <text:p>-28.05</text:p>
          </table:table-cell>
          <table:table-cell office:value-type="float" office:value="153.35" calcext:value-type="float">
            <text:p>153.35</text:p>
          </table:table-cell>
        </table:table-row>
        <table:table-row table:style-name="ro1">
          <table:table-cell table:style-name="ce1" office:value-type="string" calcext:value-type="string">
            <text:p>1/12/09 20:3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Atlantida</text:p>
          </table:table-cell>
          <table:table-cell table:number-columns-repeated="2" office:value-type="string" calcext:value-type="string">
            <text:p>Guatemala</text:p>
          </table:table-cell>
          <table:table-cell table:style-name="ce1" office:value-type="string" calcext:value-type="string">
            <text:p>1/6/09 16:53</text:p>
          </table:table-cell>
          <table:table-cell table:style-name="ce1" office:value-type="string" calcext:value-type="string">
            <text:p>2/28/09 14:39</text:p>
          </table:table-cell>
          <table:table-cell office:value-type="float" office:value="14.65" calcext:value-type="float">
            <text:p>14.65</text:p>
          </table:table-cell>
          <table:table-cell office:value-type="float" office:value="-90.4833333" calcext:value-type="float">
            <text:p>-90.4833333</text:p>
          </table:table-cell>
        </table:table-row>
        <table:table-row table:style-name="ro1">
          <table:table-cell table:style-name="ce1" office:value-type="string" calcext:value-type="string">
            <text:p>1/24/09 12:0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l Escorial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table:style-name="ce1" office:value-type="string" calcext:value-type="string">
            <text:p>12/30/08 15:19</text:p>
          </table:table-cell>
          <table:table-cell table:style-name="ce1" office:value-type="string" calcext:value-type="string">
            <text:p>2/28/09 15:17</text:p>
          </table:table-cell>
          <table:table-cell office:value-type="float" office:value="40.5833333" calcext:value-type="float">
            <text:p>40.5833333</text:p>
          </table:table-cell>
          <table:table-cell office:value-type="float" office:value="-4.1166667" calcext:value-type="float">
            <text:p>-4.1166667</text:p>
          </table:table-cell>
        </table:table-row>
        <table:table-row table:style-name="ro1">
          <table:table-cell table:style-name="ce1" office:value-type="string" calcext:value-type="string">
            <text:p>1/28/09 11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al</text:p>
          </table:table-cell>
          <table:table-cell office:value-type="string" calcext:value-type="string">
            <text:p>Morrison <text:s text:c="19"/>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20/04 17:16</text:p>
          </table:table-cell>
          <table:table-cell table:style-name="ce1" office:value-type="string" calcext:value-type="string">
            <text:p>2/28/09 17:18</text:p>
          </table:table-cell>
          <table:table-cell office:value-type="float" office:value="39.65361" calcext:value-type="float">
            <text:p>39.65361</text:p>
          </table:table-cell>
          <table:table-cell office:value-type="float" office:value="-105.19056" calcext:value-type="float">
            <text:p>-105.19056</text:p>
          </table:table-cell>
        </table:table-row>
        <table:table-row table:style-name="ro1">
          <table:table-cell table:style-name="ce1" office:value-type="string" calcext:value-type="string">
            <text:p>1/7/09 17:48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gusta <text:s text:c="20"/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6/10/05 20:25</text:p>
          </table:table-cell>
          <table:table-cell table:style-name="ce1" office:value-type="string" calcext:value-type="string">
            <text:p>2/28/09 19:57</text:p>
          </table:table-cell>
          <table:table-cell office:value-type="float" office:value="33.51722" calcext:value-type="float">
            <text:p>33.51722</text:p>
          </table:table-cell>
          <table:table-cell office:value-type="float" office:value="-82.07583" calcext:value-type="float">
            <text:p>-82.07583</text:p>
          </table:table-cell>
        </table:table-row>
        <table:table-row table:style-name="ro1">
          <table:table-cell table:style-name="ce1" office:value-type="string" calcext:value-type="string">
            <text:p>1/23/09 12:4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Anke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3/3/08 17:38</text:p>
          </table:table-cell>
          <table:table-cell table:style-name="ce1" office:value-type="string" calcext:value-type="string">
            <text:p>2/28/09 22:26</text:p>
          </table:table-cell>
          <table:table-cell office:value-type="float" office:value="-33.6333333" calcext:value-type="float">
            <text:p>-33.6333333</text:p>
          </table:table-cell>
          <table:table-cell office:value-type="float" office:value="151.3333333" calcext:value-type="float">
            <text:p>151.3333333</text:p>
          </table:table-cell>
        </table:table-row>
        <table:table-row table:style-name="ro1">
          <table:table-cell table:style-name="ce1" office:value-type="string" calcext:value-type="string">
            <text:p>1/7/09 19:48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RIC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9/21/08 20:49</text:p>
          </table:table-cell>
          <table:table-cell table:style-name="ce1" office:value-type="string" calcext:value-type="string">
            <text:p>3/1/09 0:14</text:p>
          </table:table-cell>
          <table:table-cell office:value-type="float" office:value="-33.8833333" calcext:value-type="float">
            <text:p>-33.8833333</text:p>
          </table:table-cell>
          <table:table-cell office:value-type="float" office:value="151.2166667" calcext:value-type="float">
            <text:p>151.2166667</text:p>
          </table:table-cell>
        </table:table-row>
        <table:table-row table:style-name="ro1">
          <table:table-cell table:style-name="ce1" office:value-type="string" calcext:value-type="string">
            <text:p>1/26/09 11:19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Lahti</text:p>
          </table:table-cell>
          <table:table-cell office:value-type="string" calcext:value-type="string">
            <text:p>Etela-Suomen Laani</text:p>
          </table:table-cell>
          <table:table-cell office:value-type="string" calcext:value-type="string">
            <text:p>Finland</text:p>
          </table:table-cell>
          <table:table-cell table:style-name="ce1" office:value-type="string" calcext:value-type="string">
            <text:p>1/4/09 5:25</text:p>
          </table:table-cell>
          <table:table-cell table:style-name="ce1" office:value-type="string" calcext:value-type="string">
            <text:p>3/1/09 0:39</text:p>
          </table:table-cell>
          <table:table-cell office:value-type="float" office:value="60.9666667" calcext:value-type="float">
            <text:p>60.9666667</text:p>
          </table:table-cell>
          <table:table-cell office:value-type="float" office:value="25.6666667" calcext:value-type="float">
            <text:p>25.6666667</text:p>
          </table:table-cell>
        </table:table-row>
        <table:table-row table:style-name="ro1">
          <table:table-cell table:style-name="ce1" office:value-type="string" calcext:value-type="string">
            <text:p>1/5/09 13:23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acy</text:p>
          </table:table-cell>
          <table:table-cell office:value-type="string" calcext:value-type="string">
            <text:p>Inner City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table:style-name="ce1" office:value-type="string" calcext:value-type="string">
            <text:p>1/5/09 11:28</text:p>
          </table:table-cell>
          <table:table-cell table:style-name="ce1" office:value-type="string" calcext:value-type="string">
            <text:p>3/1/09 2:28</text:p>
          </table:table-cell>
          <table:table-cell office:value-type="float" office:value="48.2166667" calcext:value-type="float">
            <text:p>48.2166667</text:p>
          </table:table-cell>
          <table:table-cell office:value-type="float" office:value="16.3666667" calcext:value-type="float">
            <text:p>16.3666667</text:p>
          </table:table-cell>
        </table:table-row>
        <table:table-row table:style-name="ro1">
          <table:table-cell table:style-name="ce1" office:value-type="string" calcext:value-type="string">
            <text:p>1/26/09 13:41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Lesleigh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Switzerland</text:p>
          </table:table-cell>
          <table:table-cell table:style-name="ce1" office:value-type="string" calcext:value-type="string">
            <text:p>10/23/05 9:23</text:p>
          </table:table-cell>
          <table:table-cell table:style-name="ce1" office:value-type="string" calcext:value-type="string">
            <text:p>3/1/09 3:11</text:p>
          </table:table-cell>
          <table:table-cell office:value-type="float" office:value="47.4666667" calcext:value-type="float">
            <text:p>47.466666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style-name="ce1" office:value-type="string" calcext:value-type="string">
            <text:p>1/20/09 10:42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/20/09 9:15</text:p>
          </table:table-cell>
          <table:table-cell table:style-name="ce1" office:value-type="string" calcext:value-type="string">
            <text:p>3/1/09 3:29</text:p>
          </table:table-cell>
          <table:table-cell office:value-type="float" office:value="53.65" calcext:value-type="float">
            <text:p>53.65</text:p>
          </table:table-cell>
          <table:table-cell office:value-type="float" office:value="-1.7833333" calcext:value-type="float">
            <text:p>-1.7833333</text:p>
          </table:table-cell>
        </table:table-row>
        <table:table-row table:style-name="ro1">
          <table:table-cell table:style-name="ce1" office:value-type="string" calcext:value-type="string">
            <text:p>1/22/09 14:2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ns-Joerg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10/08 12:15</text:p>
          </table:table-cell>
          <table:table-cell table:style-name="ce1" office:value-type="string" calcext:value-type="string">
            <text:p>3/1/09 3:37</text:p>
          </table:table-cell>
          <table:table-cell office:value-type="float" office:value="54.5833333" calcext:value-type="float">
            <text:p>54.5833333</text:p>
          </table:table-cell>
          <table:table-cell office:value-type="float" office:value="-5.9333333" calcext:value-type="float">
            <text:p>-5.9333333</text:p>
          </table:table-cell>
        </table:table-row>
        <table:table-row table:style-name="ro1">
          <table:table-cell table:style-name="ce1" office:value-type="string" calcext:value-type="string">
            <text:p>1/28/09 5:36</text:p>
          </table:table-cell>
          <table:table-cell office:value-type="string" calcext:value-type="string">
            <text:p>Product2</text:p>
          </table:table-cell>
          <table:table-cell office:value-type="float" office:value="3600" calcext:value-type="float">
            <text:p>3,6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Christiane</text:p>
          </table:table-cell>
          <table:table-cell table:number-columns-repeated="2" office:value-type="string" calcext:value-type="string">
            <text:p>Black River</text:p>
          </table:table-cell>
          <table:table-cell office:value-type="string" calcext:value-type="string">
            <text:p>Mauritius</text:p>
          </table:table-cell>
          <table:table-cell table:style-name="ce1" office:value-type="string" calcext:value-type="string">
            <text:p>1/9/09 8:10</text:p>
          </table:table-cell>
          <table:table-cell table:style-name="ce1" office:value-type="string" calcext:value-type="string">
            <text:p>3/1/09 4:40</text:p>
          </table:table-cell>
          <table:table-cell office:value-type="float" office:value="-20.3602778" calcext:value-type="float">
            <text:p>-20.3602778</text:p>
          </table:table-cell>
          <table:table-cell office:value-type="float" office:value="57.3661111" calcext:value-type="float">
            <text:p>57.3661111</text:p>
          </table:table-cell>
        </table:table-row>
        <table:table-row table:style-name="ro1">
          <table:table-cell table:style-name="ce1" office:value-type="string" calcext:value-type="string">
            <text:p>1/1/09 4:24</text:p>
          </table:table-cell>
          <table:table-cell office:value-type="string" calcext:value-type="string">
            <text:p>Product3</text:p>
          </table:table-cell>
          <table:table-cell office:value-type="float" office:value="7500" calcext:value-type="float">
            <text:p>7,50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Skaneateles <text:s text:c="16"/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2/28/08 17:28</text:p>
          </table:table-cell>
          <table:table-cell table:style-name="ce1" office:value-type="string" calcext:value-type="string">
            <text:p>3/1/09 7:21</text:p>
          </table:table-cell>
          <table:table-cell office:value-type="float" office:value="42.94694" calcext:value-type="float">
            <text:p>42.94694</text:p>
          </table:table-cell>
          <table:table-cell office:value-type="float" office:value="-76.42944" calcext:value-type="float">
            <text:p>-76.42944</text:p>
          </table:table-cell>
        </table:table-row>
        <table:table-row table:style-name="ro1">
          <table:table-cell table:style-name="ce1" office:value-type="string" calcext:value-type="string">
            <text:p>1/8/09 11:55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Diner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 table:style-name="ce1" office:value-type="string" calcext:value-type="string">
            <text:p>11/29/06 13:31</text:p>
          </table:table-cell>
          <table:table-cell table:style-name="ce1" office:value-type="string" calcext:value-type="string">
            <text:p>3/1/09 7:28</text:p>
          </table:table-cell>
          <table:table-cell office:value-type="float" office:value="52.0833333" calcext:value-type="float">
            <text:p>52.0833333</text:p>
          </table:table-cell>
          <table:table-cell office:value-type="float" office:value="0.4333333" calcext:value-type="float">
            <text:p>0.4333333</text:p>
          </table:table-cell>
        </table:table-row>
        <table:table-row table:style-name="ro1">
          <table:table-cell table:style-name="ce1" office:value-type="string" calcext:value-type="string">
            <text:p>1/12/09 21:30</text:p>
          </table:table-cell>
          <table:table-cell office:value-type="string" calcext:value-type="string">
            <text:p>Product1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Madison <text:s text:c="20"/>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nited States</text:p>
          </table:table-cell>
          <table:table-cell table:style-name="ce1" office:value-type="string" calcext:value-type="string">
            <text:p>11/17/08 22:24</text:p>
          </table:table-cell>
          <table:table-cell table:style-name="ce1" office:value-type="string" calcext:value-type="string">
            <text:p>3/1/09 10:14</text:p>
          </table:table-cell>
          <table:table-cell office:value-type="float" office:value="43.07306" calcext:value-type="float">
            <text:p>43.07306</text:p>
          </table:table-cell>
          <table:table-cell office:value-type="float" office:value="-89.40111" calcext:value-type="float">
            <text:p>-89.40111</text:p>
          </table:table-cell>
        </table:table-row>
        <table:table-row table:style-name="ro1" table:number-rows-repeated="104757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1T19:00:25.362295963</dc:date>
    <meta:editing-duration>PT20H38M50S</meta:editing-duration>
    <meta:editing-cycles>3</meta:editing-cycles>
    <meta:generator>LibreOffice/5.1.4.2$Linux_X86_64 LibreOffice_project/10m0$Build-2</meta:generator>
    <meta:document-statistic meta:table-count="1" meta:cell-count="11987" meta:object-count="0"/>
  </office:meta>
</office:document-meta>
</file>